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0.2pt"/>
    </style:style>
    <style:style style:name="co2" style:family="table-column">
      <style:table-column-properties fo:break-before="auto" style:column-width="48.84pt"/>
    </style:style>
    <style:style style:name="co3" style:family="table-column">
      <style:table-column-properties fo:break-before="auto" style:column-width="54.26pt"/>
    </style:style>
    <style:style style:name="co4" style:family="table-column">
      <style:table-column-properties fo:break-before="auto" style:column-width="82.8pt"/>
    </style:style>
    <style:style style:name="co5" style:family="table-column">
      <style:table-column-properties fo:break-before="auto" style:column-width="63.5pt"/>
    </style:style>
    <style:style style:name="co6" style:family="table-column">
      <style:table-column-properties fo:break-before="auto" style:column-width="129.91pt"/>
    </style:style>
    <style:style style:name="co7" style:family="table-column">
      <style:table-column-properties fo:break-before="auto" style:column-width="98.25pt"/>
    </style:style>
    <style:style style:name="co8" style:family="table-column">
      <style:table-column-properties fo:break-before="auto" style:column-width="92.1pt"/>
    </style:style>
    <style:style style:name="co9" style:family="table-column">
      <style:table-column-properties fo:break-before="auto" style:column-width="51.96pt"/>
    </style:style>
    <style:style style:name="co10" style:family="table-column">
      <style:table-column-properties fo:break-before="auto" style:column-width="62.76pt"/>
    </style:style>
    <style:style style:name="co11" style:family="table-column">
      <style:table-column-properties fo:break-before="auto" style:column-width="51.11pt"/>
    </style:style>
    <style:style style:name="co12" style:family="table-column">
      <style:table-column-properties fo:break-before="auto" style:column-width="57.09pt"/>
    </style:style>
    <style:style style:name="co13" style:family="table-column">
      <style:table-column-properties fo:break-before="auto" style:column-width="46.6pt"/>
    </style:style>
    <style:style style:name="co14" style:family="table-column">
      <style:table-column-properties fo:break-before="auto" style:column-width="31.86pt"/>
    </style:style>
    <style:style style:name="co15" style:family="table-column">
      <style:table-column-properties fo:break-before="auto" style:column-width="32.66pt"/>
    </style:style>
    <style:style style:name="co16" style:family="table-column">
      <style:table-column-properties fo:break-before="auto" style:column-width="38.81pt"/>
    </style:style>
    <style:style style:name="co17" style:family="table-column">
      <style:table-column-properties fo:break-before="auto" style:column-width="45.75pt"/>
    </style:style>
    <style:style style:name="co18" style:family="table-column">
      <style:table-column-properties fo:break-before="auto" style:column-width="82.06pt"/>
    </style:style>
    <style:style style:name="co19" style:family="table-column">
      <style:table-column-properties fo:break-before="auto" style:column-width="49.66pt"/>
    </style:style>
    <style:style style:name="co20" style:family="table-column">
      <style:table-column-properties fo:break-before="auto" style:column-width="58.11pt"/>
    </style:style>
    <style:style style:name="co21" style:family="table-column">
      <style:table-column-properties fo:break-before="auto" style:column-width="99.81pt"/>
    </style:style>
    <style:style style:name="co22" style:family="table-column">
      <style:table-column-properties fo:break-before="auto" style:column-width="41.9pt"/>
    </style:style>
    <style:style style:name="co23" style:family="table-column">
      <style:table-column-properties fo:break-before="auto" style:column-width="87.45pt"/>
    </style:style>
    <style:style style:name="co24" style:family="table-column">
      <style:table-column-properties fo:break-before="auto" style:column-width="59.64pt"/>
    </style:style>
    <style:style style:name="co25" style:family="table-column">
      <style:table-column-properties fo:break-before="auto" style:column-width="103.66pt"/>
    </style:style>
    <style:style style:name="co26" style:family="table-column">
      <style:table-column-properties fo:break-before="auto" style:column-width="78.21pt"/>
    </style:style>
    <style:style style:name="co27" style:family="table-column">
      <style:table-column-properties fo:break-before="auto" style:column-width="219.46pt"/>
    </style:style>
    <style:style style:name="co28" style:family="table-column">
      <style:table-column-properties fo:break-before="auto" style:column-width="253.45pt"/>
    </style:style>
    <style:style style:name="co29" style:family="table-column">
      <style:table-column-properties fo:break-before="auto" style:column-width="102.1pt"/>
    </style:style>
    <style:style style:name="co30" style:family="table-column">
      <style:table-column-properties fo:break-before="auto" style:column-width="64.01pt"/>
    </style:style>
    <style:style style:name="co31" style:family="table-column">
      <style:table-column-properties fo:break-before="auto" style:column-width="46.91pt"/>
    </style:style>
    <style:style style:name="co32" style:family="table-column">
      <style:table-column-properties fo:break-before="auto" style:column-width="191.79pt"/>
    </style:style>
    <style:style style:name="co33" style:family="table-column">
      <style:table-column-properties fo:break-before="auto" style:column-width="264.25pt"/>
    </style:style>
    <style:style style:name="co34" style:family="table-column">
      <style:table-column-properties fo:break-before="auto" style:column-width="82.2pt"/>
    </style:style>
    <style:style style:name="co35" style:family="table-column">
      <style:table-column-properties fo:break-before="auto" style:column-width="147.15pt"/>
    </style:style>
    <style:style style:name="co36" style:family="table-column">
      <style:table-column-properties fo:break-before="auto" style:column-width="246.61pt"/>
    </style:style>
    <style:style style:name="co37" style:family="table-column">
      <style:table-column-properties fo:break-before="auto" style:column-width="113.05pt"/>
    </style:style>
    <style:style style:name="co38" style:family="table-column">
      <style:table-column-properties fo:break-before="auto" style:column-width="111.15pt"/>
    </style:style>
    <style:style style:name="co39" style:family="table-column">
      <style:table-column-properties fo:break-before="auto" style:column-width="100.2pt"/>
    </style:style>
    <style:style style:name="co40" style:family="table-column">
      <style:table-column-properties fo:break-before="auto" style:column-width="129.15pt"/>
    </style:style>
    <style:style style:name="co41" style:family="table-column">
      <style:table-column-properties fo:break-before="auto" style:column-width="93.09pt"/>
    </style:style>
    <style:style style:name="co42" style:family="table-column">
      <style:table-column-properties fo:break-before="auto" style:column-width="52.61pt"/>
    </style:style>
    <style:style style:name="co43" style:family="table-column">
      <style:table-column-properties fo:break-before="auto" style:column-width="392.26pt"/>
    </style:style>
    <style:style style:name="co44" style:family="table-column">
      <style:table-column-properties fo:break-before="auto" style:column-width="688.79pt"/>
    </style:style>
    <style:style style:name="co45" style:family="table-column">
      <style:table-column-properties fo:break-before="auto" style:column-width="83.59pt"/>
    </style:style>
    <style:style style:name="co46" style:family="table-column">
      <style:table-column-properties fo:break-before="auto" style:column-width="50.14pt"/>
    </style:style>
    <style:style style:name="co47" style:family="table-column">
      <style:table-column-properties fo:break-before="auto" style:column-width="151.09pt"/>
    </style:style>
    <style:style style:name="co48" style:family="table-column">
      <style:table-column-properties fo:break-before="auto" style:column-width="40.71pt"/>
    </style:style>
    <style:style style:name="co49" style:family="table-column">
      <style:table-column-properties fo:break-before="auto" style:column-width="49.86pt"/>
    </style:style>
    <style:style style:name="co50" style:family="table-column">
      <style:table-column-properties fo:break-before="auto" style:column-width="97.6pt"/>
    </style:style>
    <style:style style:name="co51" style:family="table-column">
      <style:table-column-properties fo:break-before="auto" style:column-width="49.35pt"/>
    </style:style>
    <style:style style:name="co52" style:family="table-column">
      <style:table-column-properties fo:break-before="auto" style:column-width="56.86pt"/>
    </style:style>
    <style:style style:name="co53" style:family="table-column">
      <style:table-column-properties fo:break-before="auto" style:column-width="204.24pt"/>
    </style:style>
    <style:style style:name="co54" style:family="table-column">
      <style:table-column-properties fo:break-before="auto" style:column-width="31.35pt"/>
    </style:style>
    <style:style style:name="co55" style:family="table-column">
      <style:table-column-properties fo:break-before="auto" style:column-width="39.71pt"/>
    </style:style>
    <style:style style:name="co56" style:family="table-column">
      <style:table-column-properties fo:break-before="auto" style:column-width="38.44pt"/>
    </style:style>
    <style:style style:name="co57" style:family="table-column">
      <style:table-column-properties fo:break-before="auto" style:column-width="216.45pt"/>
    </style:style>
    <style:style style:name="co58" style:family="table-column">
      <style:table-column-properties fo:break-before="auto" style:column-width="54.91pt"/>
    </style:style>
    <style:style style:name="co59" style:family="table-column">
      <style:table-column-properties fo:break-before="auto" style:column-width="82.26pt"/>
    </style:style>
    <style:style style:name="co60" style:family="table-column">
      <style:table-column-properties fo:break-before="auto" style:column-width="44.19pt"/>
    </style:style>
    <style:style style:name="co61" style:family="table-column">
      <style:table-column-properties fo:break-before="auto" style:column-width="98.84pt"/>
    </style:style>
    <style:style style:name="co62" style:family="table-column">
      <style:table-column-properties fo:break-before="auto" style:column-width="122.06pt"/>
    </style:style>
    <style:style style:name="co63" style:family="table-column">
      <style:table-column-properties fo:break-before="auto" style:column-width="120.84pt"/>
    </style:style>
    <style:style style:name="co64" style:family="table-column">
      <style:table-column-properties fo:break-before="auto" style:column-width="145.76pt"/>
    </style:style>
    <style:style style:name="co65" style:family="table-column">
      <style:table-column-properties fo:break-before="auto" style:column-width="134.31pt"/>
    </style:style>
    <style:style style:name="co66" style:family="table-column">
      <style:table-column-properties fo:break-before="auto" style:column-width="138.6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6.11pt" fo:break-before="auto" style:use-optimal-row-height="true"/>
    </style:style>
    <style:style style:name="ro3" style:family="table-row">
      <style:table-row-properties style:row-height="23.7pt" fo:break-before="auto" style:use-optimal-row-height="true"/>
    </style:style>
    <style:style style:name="ro4" style:family="table-row">
      <style:table-row-properties style:row-height="57.46pt" fo:break-before="auto" style:use-optimal-row-height="true"/>
    </style:style>
    <style:style style:name="ro5" style:family="table-row">
      <style:table-row-properties style:row-height="24.49pt" fo:break-before="auto" style:use-optimal-row-height="true"/>
    </style:style>
    <style:style style:name="ro6" style:family="table-row">
      <style:table-row-properties style:row-height="35.04pt" fo:break-before="auto" style:use-optimal-row-height="true"/>
    </style:style>
    <style:style style:name="ro7" style:family="table-row">
      <style:table-row-properties style:row-height="34.95pt" fo:break-before="auto" style:use-optimal-row-height="true"/>
    </style:style>
    <style:style style:name="ro8" style:family="table-row">
      <style:table-row-properties style:row-height="59.3pt" fo:break-before="auto" style:use-optimal-row-height="true"/>
    </style:style>
    <style:style style:name="ro9" style:family="table-row">
      <style:table-row-properties style:row-height="47.71pt" fo:break-before="auto" style:use-optimal-row-height="true"/>
    </style:style>
    <style:style style:name="ro10" style:family="table-row">
      <style:table-row-properties style:row-height="46.2pt" fo:break-before="auto" style:use-optimal-row-height="true"/>
    </style:style>
    <style:style style:name="ro11" style:family="table-row">
      <style:table-row-properties style:row-height="68.7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able-cell-properties fo:background-color="#00ffff"/>
    </style:style>
    <style:style style:name="ce2" style:family="table-cell" style:parent-style-name="Default" style:data-style-name="N11">
      <style:table-cell-properties fo:background-color="#00ffff"/>
    </style:style>
    <style:style style:name="ce3" style:family="table-cell" style:parent-style-name="Default" style:data-style-name="N11"/>
    <style:style style:name="ce4" style:family="table-cell" style:parent-style-name="Default" style:data-style-name="N104">
      <style:table-cell-properties fo:background-color="#00ffff"/>
    </style:style>
    <style:style style:name="ce5" style:family="table-cell" style:parent-style-name="Default" style:data-style-name="N104"/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66ff66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8" style:family="table-cell" style:parent-style-name="Default">
      <style:table-cell-properties style:rotation-align="none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66ff66"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ackground-color="#66ff66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7" style:family="table-cell" style:parent-style-name="Default">
      <style:table-cell-properties style:vertical-align="top"/>
    </style:style>
    <style:style style:name="ce18" style:family="table-cell" style:parent-style-name="Default" style:data-style-name="N103"/>
    <style:style style:name="ce19" style:family="table-cell" style:parent-style-name="Default" style:data-style-name="N103">
      <style:table-cell-properties style:rotation-align="none"/>
    </style:style>
    <style:style style:name="ce20" style:family="table-cell" style:parent-style-name="Default" style:data-style-name="N103">
      <style:table-cell-properties style:text-align-source="fix" style:repeat-content="false" fo:background-color="transparent"/>
      <style:paragraph-properties fo:text-align="end" fo:margin-left="0pt"/>
    </style:style>
    <style:style style:name="ce21" style:family="table-cell" style:parent-style-name="Default" style:data-style-name="N3"/>
    <style:style style:name="ce22" style:family="table-cell" style:parent-style-name="Default" style:data-style-name="N3">
      <style:table-cell-properties style:rotation-align="none"/>
    </style:style>
    <style:style style:name="ce23" style:family="table-cell" style:parent-style-name="Default" style:data-style-name="N103">
      <style:table-cell-properties fo:background-color="transparent"/>
    </style:style>
    <style:style style:name="ce24" style:family="table-cell" style:parent-style-name="Default">
      <style:table-cell-properties fo:background-color="#ffff00"/>
    </style:style>
    <style:style style:name="ce25" style:family="table-cell" style:parent-style-name="Default" style:data-style-name="N103">
      <style:table-cell-properties fo:background-color="#ffff00"/>
    </style:style>
    <style:style style:name="ce26" style:family="table-cell" style:parent-style-name="Default" style:data-style-name="N10"/>
    <style:style style:name="ce27" style:family="table-cell" style:parent-style-name="Default" style:data-style-name="N10">
      <style:table-cell-properties fo:background-color="transparent"/>
    </style:style>
    <style:style style:name="ce28" style:family="table-cell" style:parent-style-name="Default" style:data-style-name="N10">
      <style:table-cell-properties fo:background-color="#ffff00"/>
    </style:style>
    <style:style style:name="ce29" style:family="table-cell" style:parent-style-name="Default" style:data-style-name="N124"/>
    <style:style style:name="ce30" style:family="table-cell" style:parent-style-name="Default" style:data-style-name="N124">
      <style:table-cell-properties fo:background-color="transparent"/>
    </style:style>
    <style:style style:name="ce31" style:family="table-cell" style:parent-style-name="Default" style:data-style-name="N124">
      <style:table-cell-properties fo:background-color="#ffff00"/>
    </style:style>
    <style:style style:name="ce32" style:family="table-cell" style:parent-style-name="Default" style:data-style-name="N130"/>
    <style:style style:name="ce33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34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dddddd"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dddddd"/>
    </style:style>
    <style:style style:name="ce37" style:family="table-cell" style:parent-style-name="Default" style:data-style-name="N4"/>
    <style:style style:name="ce38" style:family="table-cell" style:parent-style-name="Default" style:data-style-name="N4">
      <style:table-cell-properties style:rotation-align="none"/>
    </style:style>
    <style:style style:name="ce39" style:family="table-cell" style:parent-style-name="Default" style:data-style-name="N130">
      <style:table-cell-properties style:rotation-align="none"/>
    </style:style>
    <style:style style:name="ce40" style:family="table-cell" style:parent-style-name="Default" style:data-style-name="N130">
      <style:table-cell-properties style:text-align-source="fix" style:repeat-content="false"/>
      <style:paragraph-properties fo:text-align="end" fo:margin-left="0pt"/>
    </style:style>
    <style:style style:name="ce41" style:family="table-cell" style:parent-style-name="Default" style:data-style-name="N130">
      <style:table-cell-properties fo:background-color="transparent"/>
    </style:style>
    <style:style style:name="ce4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3" style:family="table-cell" style:parent-style-name="Default" style:data-style-name="N1">
      <style:table-cell-properties style:text-align-source="fix" style:repeat-content="false"/>
      <style:paragraph-properties fo:text-align="end" fo:margin-left="0pt"/>
    </style:style>
    <style:style style:name="ce44" style:family="table-cell" style:parent-style-name="Default" style:data-style-name="N10">
      <style:table-cell-properties style:rotation-align="none"/>
    </style:style>
    <style:style style:name="ce45" style:family="table-cell" style:parent-style-name="Default" style:data-style-name="N10">
      <style:table-cell-properties style:text-align-source="fix" style:repeat-content="false"/>
      <style:paragraph-properties fo:text-align="end" fo:margin-left="0pt"/>
    </style:style>
    <style:style style:name="ce46" style:family="table-cell" style:parent-style-name="Default" style:data-style-name="N129">
      <style:table-cell-properties style:text-align-source="fix" style:repeat-content="false"/>
      <style:paragraph-properties fo:text-align="end" fo:margin-left="0pt"/>
    </style:style>
    <style:style style:name="ce47" style:family="table-cell" style:parent-style-name="Default" style:data-style-name="N129"/>
    <style:style style:name="ce48" style:family="table-cell" style:parent-style-name="Default" style:data-style-name="N124">
      <style:table-cell-properties style:rotation-align="none"/>
    </style:style>
    <style:style style:name="ce49" style:family="table-cell" style:parent-style-name="Default" style:data-style-name="N124">
      <style:table-cell-properties style:text-align-source="fix" style:repeat-content="false"/>
      <style:paragraph-properties fo:text-align="end" fo:margin-left="0pt"/>
    </style:style>
    <style:style style:name="ce50" style:family="table-cell" style:parent-style-name="Default" style:data-style-name="N3">
      <style:table-cell-properties style:text-align-source="fix" style:repeat-content="false"/>
      <style:paragraph-properties fo:text-align="end" fo:margin-left="0pt"/>
    </style:style>
    <style:style style:name="ce51" style:family="table-cell" style:parent-style-name="Default" style:data-style-name="N3">
      <style:table-cell-properties fo:background-color="transparent"/>
    </style:style>
    <style:style style:name="ce52" style:family="table-cell" style:parent-style-name="Default" style:data-style-name="N124">
      <style:table-cell-properties style:text-align-source="fix" style:repeat-content="false"/>
      <style:paragraph-properties fo:text-align="start" fo:margin-left="0pt"/>
    </style:style>
    <style:style style:name="ce53" style:family="table-cell" style:parent-style-name="Default" style:data-style-name="N3">
      <style:table-cell-properties style:text-align-source="fix" style:repeat-content="false"/>
      <style:paragraph-properties fo:text-align="start" fo:margin-left="0pt"/>
    </style:style>
    <style:style style:name="ce54" style:family="table-cell" style:parent-style-name="Default" style:data-style-name="N1"/>
    <style:style style:name="ce55" style:family="table-cell" style:parent-style-name="Default" style:data-style-name="N1">
      <style:table-cell-properties style:rotation-align="none"/>
    </style:style>
    <style:style style:name="ce56" style:family="table-cell" style:parent-style-name="Default" style:data-style-name="N1">
      <style:table-cell-properties style:text-align-source="fix" style:repeat-content="false" fo:background-color="transparent"/>
      <style:paragraph-properties fo:text-align="end" fo:margin-left="0pt"/>
    </style:style>
    <style:style style:name="ce57" style:family="table-cell" style:parent-style-name="Default" style:data-style-name="N3">
      <style:table-cell-properties style:text-align-source="fix" style:repeat-content="false" fo:background-color="transparent"/>
      <style:paragraph-properties fo:text-align="end" fo:margin-left="0pt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zip_code_data_tx_travis_williamson_hays_combin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ce5"/>
        <table:table-column table:style-name="co7" table:default-cell-style-name="ce5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Default"/>
        <table:table-column table:style-name="co13" table:default-cell-style-name="ce3"/>
        <table:table-column table:style-name="co15" table:default-cell-style-name="Default"/>
        <table:table-column table:style-name="co16" table:default-cell-style-name="ce3"/>
        <table:table-column table:style-name="co17" table:default-cell-style-name="Default"/>
        <table:table-column table:style-name="co16" table:default-cell-style-name="ce3"/>
        <table:table-column table:style-name="co15" table:default-cell-style-name="Default"/>
        <table:table-column table:style-name="co16" table:default-cell-style-name="ce3"/>
        <table:table-column table:style-name="co18" table:default-cell-style-name="Default"/>
        <table:table-column table:style-name="co16" table:default-cell-style-name="ce3"/>
        <table:table-column table:style-name="co19" table:default-cell-style-name="ce3"/>
        <table:table-column table:style-name="co20" table:default-cell-style-name="ce3"/>
        <table:table-column table:style-name="co21" table:default-cell-style-name="Default"/>
        <table:table-column table:style-name="co22" table:default-cell-style-name="ce3"/>
        <table:table-column table:style-name="co23" table:default-cell-style-name="ce3"/>
        <table:table-column table:style-name="co4" table:default-cell-style-name="ce3"/>
        <table:table-column table:style-name="co24" table:default-cell-style-name="ce3"/>
        <table:table-column table:style-name="co25" table:default-cell-style-name="Default"/>
        <table:table-column table:style-name="co26" table:default-cell-style-name="Default"/>
        <table:table-column table:style-name="co27" table:default-cell-style-name="ce3"/>
        <table:table-column table:style-name="co28" table:default-cell-style-name="ce3"/>
        <table:table-column table:style-name="co29" table:default-cell-style-name="ce3"/>
        <table:table-column table:style-name="co30" table:number-columns-repeated="989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zip_code</text:p>
          </table:table-cell>
          <table:table-cell office:value-type="string" calcext:value-type="string">
            <text:p>population</text:p>
          </table:table-cell>
          <table:table-cell table:style-name="Default" office:value-type="string" calcext:value-type="string">
            <text:p>foreign_born_pct</text:p>
          </table:table-cell>
          <table:table-cell office:value-type="string" calcext:value-type="string">
            <text:p>foreign_born</text:p>
          </table:table-cell>
          <table:table-cell table:style-name="Default" office:value-type="string" calcext:value-type="string">
            <text:p>median_household_income</text:p>
          </table:table-cell>
          <table:table-cell table:style-name="Default" office:value-type="string" calcext:value-type="string">
            <text:p>median_home_price</text:p>
          </table:table-cell>
          <table:table-cell office:value-type="string" calcext:value-type="string">
            <text:p>population_density</text:p>
          </table:table-cell>
          <table:table-cell office:value-type="string" calcext:value-type="string">
            <text:p>land_area</text:p>
          </table:table-cell>
          <table:table-cell office:value-type="string" calcext:value-type="string">
            <text:p>median_age</text:p>
          </table:table-cell>
          <table:table-cell table:style-name="Default" office:value-type="string" calcext:value-type="string">
            <text:p>h/fb</text:p>
          </table:table-cell>
          <table:table-cell table:style-name="Default" office:value-type="string" calcext:value-type="string">
            <text:p>w+h/fb</text:p>
          </table:table-cell>
          <table:table-cell table:style-name="Default" office:value-type="string" calcext:value-type="string">
            <text:p>w+h</text:p>
          </table:table-cell>
          <table:table-cell office:value-type="string" calcext:value-type="string">
            <text:p>white</text:p>
          </table:table-cell>
          <table:table-cell table:style-name="Default" office:value-type="string" calcext:value-type="string">
            <text:p>w_pct</text:p>
          </table:table-cell>
          <table:table-cell office:value-type="string" calcext:value-type="string">
            <text:p>black</text:p>
          </table:table-cell>
          <table:table-cell table:style-name="Default" office:value-type="string" calcext:value-type="string">
            <text:p>b_pct</text:p>
          </table:table-cell>
          <table:table-cell office:value-type="string" calcext:value-type="string">
            <text:p>hispanic</text:p>
          </table:table-cell>
          <table:table-cell table:style-name="Default" office:value-type="string" calcext:value-type="string">
            <text:p>h_pct</text:p>
          </table:table-cell>
          <table:table-cell office:value-type="string" calcext:value-type="string">
            <text:p>asian</text:p>
          </table:table-cell>
          <table:table-cell table:style-name="Default" office:value-type="string" calcext:value-type="string">
            <text:p>a_pct</text:p>
          </table:table-cell>
          <table:table-cell office:value-type="string" calcext:value-type="string">
            <text:p>native_american</text:p>
          </table:table-cell>
          <table:table-cell table:style-name="Default" office:value-type="string" calcext:value-type="string">
            <text:p>na_pct</text:p>
          </table:table-cell>
          <table:table-cell table:style-name="Default" office:value-type="string" calcext:value-type="string">
            <text:p>male_pct</text:p>
          </table:table-cell>
          <table:table-cell table:style-name="Default" office:value-type="string" calcext:value-type="string">
            <text:p>female_pct</text:p>
          </table:table-cell>
          <table:table-cell office:value-type="string" calcext:value-type="string">
            <text:p>cost_of_living_index</text:p>
          </table:table-cell>
          <table:table-cell table:style-name="Default" office:value-type="string" calcext:value-type="string">
            <text:p>poverty</text:p>
          </table:table-cell>
          <table:table-cell table:style-name="Default" office:value-type="string" calcext:value-type="string">
            <text:p>bachelors_degree</text:p>
          </table:table-cell>
          <table:table-cell table:style-name="Default" office:value-type="string" calcext:value-type="string">
            <text:p>graduate_degree</text:p>
          </table:table-cell>
          <table:table-cell table:style-name="Default" office:value-type="string" calcext:value-type="string">
            <text:p>hs_diploma</text:p>
          </table:table-cell>
          <table:table-cell office:value-type="string" calcext:value-type="string">
            <text:p>mean_travel_to_work</text:p>
          </table:table-cell>
          <table:table-cell office:value-type="string" calcext:value-type="string">
            <text:p>household_size</text:p>
          </table:table-cell>
          <table:table-cell table:style-name="Default" office:value-type="string" calcext:value-type="string">
            <text:p>transport_carpool</text:p>
          </table:table-cell>
          <table:table-cell table:style-name="Default" office:value-type="string" calcext:value-type="string">
            <text:p>transport_bus_trolley</text:p>
          </table:table-cell>
          <table:table-cell table:style-name="Default" office:value-type="string" calcext:value-type="string">
            <text:p>transport_auto_alone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Steiner Ranch, Comanche Village</text:p>
          </table:table-cell>
          <table:table-cell table:style-name="ce1" office:value-type="float" office:value="78732" calcext:value-type="float">
            <text:p>78732</text:p>
          </table:table-cell>
          <table:table-cell table:style-name="ce1" office:value-type="float" office:value="17092" calcext:value-type="float">
            <text:p>17092</text:p>
          </table:table-cell>
          <table:table-cell table:style-name="ce2" office:value-type="percentage" office:value="0.144" calcext:value-type="percentage">
            <text:p>14.40%</text:p>
          </table:table-cell>
          <table:table-cell table:style-name="ce1" office:value-type="float" office:value="2465" calcext:value-type="float">
            <text:p>2465</text:p>
          </table:table-cell>
          <table:table-cell table:style-name="ce4" office:value-type="currency" office:currency="USD" office:value="144489" calcext:value-type="currency">
            <text:p>$144,489.00</text:p>
          </table:table-cell>
          <table:table-cell table:style-name="ce4" office:value-type="currency" office:currency="USD" office:value="537306" calcext:value-type="currency">
            <text:p>$537,306.00</text:p>
          </table:table-cell>
          <table:table-cell table:style-name="ce1" office:value-type="float" office:value="1290" calcext:value-type="float">
            <text:p>1290</text:p>
          </table:table-cell>
          <table:table-cell table:style-name="ce1" office:value-type="float" office:value="13.3" calcext:value-type="float">
            <text:p>13.3</text:p>
          </table:table-cell>
          <table:table-cell table:style-name="ce1" office:value-type="float" office:value="39.5" calcext:value-type="float">
            <text:p>39.5</text:p>
          </table:table-cell>
          <table:table-cell table:style-name="ce2" office:value-type="percentage" office:value="0.5118" calcext:value-type="percentage">
            <text:p>51.18%</text:p>
          </table:table-cell>
          <table:table-cell table:style-name="ce2" office:value-type="percentage" office:value="4.922" calcext:value-type="percentage">
            <text:p>492.20%</text:p>
          </table:table-cell>
          <table:table-cell table:style-name="ce2" office:value-type="percentage" office:value="0.7088" calcext:value-type="percentage">
            <text:p>70.88%</text:p>
          </table:table-cell>
          <table:table-cell table:style-name="ce1" office:value-type="float" office:value="10856" calcext:value-type="float">
            <text:p>10856</text:p>
          </table:table-cell>
          <table:table-cell table:style-name="ce2" office:value-type="percentage" office:value="0.6352" calcext:value-type="percentage">
            <text:p>63.52%</text:p>
          </table:table-cell>
          <table:table-cell table:style-name="ce1" office:value-type="float" office:value="230" calcext:value-type="float">
            <text:p>230</text:p>
          </table:table-cell>
          <table:table-cell table:style-name="ce2" office:value-type="percentage" office:value="0.0135" calcext:value-type="percentage">
            <text:p>1.35%</text:p>
          </table:table-cell>
          <table:table-cell table:style-name="ce1" office:value-type="float" office:value="1259" calcext:value-type="float">
            <text:p>1259</text:p>
          </table:table-cell>
          <table:table-cell table:style-name="ce2" office:value-type="percentage" office:value="0.0737" calcext:value-type="percentage">
            <text:p>7.37%</text:p>
          </table:table-cell>
          <table:table-cell table:style-name="ce1" office:value-type="float" office:value="1361" calcext:value-type="float">
            <text:p>1361</text:p>
          </table:table-cell>
          <table:table-cell table:style-name="ce2" office:value-type="percentage" office:value="0.0796" calcext:value-type="percentage">
            <text:p>7.96%</text:p>
          </table:table-cell>
          <table:table-cell table:style-name="ce1" office:value-type="float" office:value="34" calcext:value-type="float">
            <text:p>34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1" office:value-type="float" office:value="95.7" calcext:value-type="float">
            <text:p>95.7</text:p>
          </table:table-cell>
          <table:table-cell table:style-name="ce2" office:value-type="percentage" office:value="0.01" calcext:value-type="percentage">
            <text:p>1.00%</text:p>
          </table:table-cell>
          <table:table-cell table:style-name="ce2" office:value-type="percentage" office:value="0.739" calcext:value-type="percentage">
            <text:p>73.90%</text:p>
          </table:table-cell>
          <table:table-cell table:style-name="ce2" office:value-type="percentage" office:value="0.283" calcext:value-type="percentage">
            <text:p>28.30%</text:p>
          </table:table-cell>
          <table:table-cell table:style-name="ce2" office:value-type="percentage" office:value="0.993" calcext:value-type="percentage">
            <text:p>99.30%</text:p>
          </table:table-cell>
          <table:table-cell table:style-name="ce1" office:value-type="float" office:value="35.3" calcext:value-type="float">
            <text:p>35.3</text:p>
          </table:table-cell>
          <table:table-cell table:style-name="ce1" office:value-type="float" office:value="3.2" calcext:value-type="float">
            <text:p>3.2</text:p>
          </table:table-cell>
          <table:table-cell table:style-name="ce2" office:value-type="percentage" office:value="0.067" calcext:value-type="percentage">
            <text:p>6.7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27" calcext:value-type="percentage">
            <text:p>72.7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9" calcext:value-type="float">
            <text:p>78739</text:p>
          </table:table-cell>
          <table:table-cell office:value-type="float" office:value="19844" calcext:value-type="float">
            <text:p>19844</text:p>
          </table:table-cell>
          <table:table-cell office:value-type="percentage" office:value="0.113" calcext:value-type="percentage">
            <text:p>11.30%</text:p>
          </table:table-cell>
          <table:table-cell office:value-type="float" office:value="2244" calcext:value-type="float">
            <text:p>2244</text:p>
          </table:table-cell>
          <table:table-cell office:value-type="currency" office:currency="USD" office:value="139885" calcext:value-type="currency">
            <text:p>$139,885.00</text:p>
          </table:table-cell>
          <table:table-cell office:value-type="currency" office:currency="USD" office:value="437970" calcext:value-type="currency">
            <text:p>$437,970.00</text:p>
          </table:table-cell>
          <table:table-cell office:value-type="float" office:value="1735" calcext:value-type="float">
            <text:p>1735</text:p>
          </table:table-cell>
          <table:table-cell office:value-type="float" office:value="11.4" calcext:value-type="float">
            <text:p>11.4</text:p>
          </table:table-cell>
          <table:table-cell office:value-type="float" office:value="39" calcext:value-type="float">
            <text:p>39</text:p>
          </table:table-cell>
          <table:table-cell office:value-type="percentage" office:value="0.9699" calcext:value-type="percentage">
            <text:p>96.99%</text:p>
          </table:table-cell>
          <table:table-cell office:value-type="percentage" office:value="6.439" calcext:value-type="percentage">
            <text:p>643.90%</text:p>
          </table:table-cell>
          <table:table-cell office:value-type="percentage" office:value="0.7276" calcext:value-type="percentage">
            <text:p>72.76%</text:p>
          </table:table-cell>
          <table:table-cell office:value-type="float" office:value="12264" calcext:value-type="float">
            <text:p>12264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323" calcext:value-type="float">
            <text:p>323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2174" calcext:value-type="float">
            <text:p>2174</text:p>
          </table:table-cell>
          <table:table-cell office:value-type="percentage" office:value="0.1096" calcext:value-type="percentage">
            <text:p>10.96%</text:p>
          </table:table-cell>
          <table:table-cell office:value-type="float" office:value="1619" calcext:value-type="float">
            <text:p>1619</text:p>
          </table:table-cell>
          <table:table-cell office:value-type="percentage" office:value="0.0816" calcext:value-type="percentage">
            <text:p>8.16%</text:p>
          </table:table-cell>
          <table:table-cell office:value-type="float" office:value="40" calcext:value-type="float">
            <text:p>40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8.8" calcext:value-type="float">
            <text:p>98.8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39" calcext:value-type="percentage">
            <text:p>73.90%</text:p>
          </table:table-cell>
          <table:table-cell office:value-type="percentage" office:value="0.287" calcext:value-type="percentage">
            <text:p>28.7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8.5" calcext:value-type="float">
            <text:p>28.5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Westlake Hills, Rollingwood, Lost Creek</text:p>
          </table:table-cell>
          <table:table-cell table:style-name="ce1" office:value-type="float" office:value="78746" calcext:value-type="float">
            <text:p>78746</text:p>
          </table:table-cell>
          <table:table-cell table:style-name="ce1" office:value-type="float" office:value="28372" calcext:value-type="float">
            <text:p>28372</text:p>
          </table:table-cell>
          <table:table-cell table:style-name="ce2" office:value-type="percentage" office:value="0.111" calcext:value-type="percentage">
            <text:p>11.10%</text:p>
          </table:table-cell>
          <table:table-cell table:style-name="ce1" office:value-type="float" office:value="3137" calcext:value-type="float">
            <text:p>3137</text:p>
          </table:table-cell>
          <table:table-cell table:style-name="ce4" office:value-type="currency" office:currency="USD" office:value="138050" calcext:value-type="currency">
            <text:p>$138,050.00</text:p>
          </table:table-cell>
          <table:table-cell table:style-name="ce4" office:value-type="currency" office:currency="USD" office:value="831321" calcext:value-type="currency">
            <text:p>$831,321.00</text:p>
          </table:table-cell>
          <table:table-cell table:style-name="ce1" office:value-type="float" office:value="1261" calcext:value-type="float">
            <text:p>1261</text:p>
          </table:table-cell>
          <table:table-cell table:style-name="ce1" office:value-type="float" office:value="22.5" calcext:value-type="float">
            <text:p>22.5</text:p>
          </table:table-cell>
          <table:table-cell table:style-name="ce1" office:value-type="float" office:value="41.9" calcext:value-type="float">
            <text:p>41.9</text:p>
          </table:table-cell>
          <table:table-cell table:style-name="ce2" office:value-type="percentage" office:value="0.6604" calcext:value-type="percentage">
            <text:p>66.04%</text:p>
          </table:table-cell>
          <table:table-cell table:style-name="ce2" office:value-type="percentage" office:value="7.75" calcext:value-type="percentage">
            <text:p>775.00%</text:p>
          </table:table-cell>
          <table:table-cell table:style-name="ce2" office:value-type="percentage" office:value="0.8602" calcext:value-type="percentage">
            <text:p>86.02%</text:p>
          </table:table-cell>
          <table:table-cell table:style-name="ce1" office:value-type="float" office:value="22324" calcext:value-type="float">
            <text:p>22324</text:p>
          </table:table-cell>
          <table:table-cell table:style-name="ce2" office:value-type="percentage" office:value="0.7868" calcext:value-type="percentage">
            <text:p>78.68%</text:p>
          </table:table-cell>
          <table:table-cell table:style-name="ce1" office:value-type="float" office:value="200" calcext:value-type="float">
            <text:p>200</text:p>
          </table:table-cell>
          <table:table-cell table:style-name="ce2" office:value-type="percentage" office:value="0.007" calcext:value-type="percentage">
            <text:p>0.70%</text:p>
          </table:table-cell>
          <table:table-cell table:style-name="ce1" office:value-type="float" office:value="2081" calcext:value-type="float">
            <text:p>2081</text:p>
          </table:table-cell>
          <table:table-cell table:style-name="ce2" office:value-type="percentage" office:value="0.0733" calcext:value-type="percentage">
            <text:p>7.33%</text:p>
          </table:table-cell>
          <table:table-cell table:style-name="ce1" office:value-type="float" office:value="1778" calcext:value-type="float">
            <text:p>1778</text:p>
          </table:table-cell>
          <table:table-cell table:style-name="ce2" office:value-type="percentage" office:value="0.0627" calcext:value-type="percentage">
            <text:p>6.27%</text:p>
          </table:table-cell>
          <table:table-cell table:style-name="ce1" office:value-type="float" office:value="63" calcext:value-type="float">
            <text:p>63</text:p>
          </table:table-cell>
          <table:table-cell table:style-name="ce2" office:value-type="percentage" office:value="0.0022" calcext:value-type="percentage">
            <text:p>0.22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1" office:value-type="float" office:value="98.3" calcext:value-type="float">
            <text:p>98.3</text:p>
          </table:table-cell>
          <table:table-cell table:style-name="ce2" office:value-type="percentage" office:value="0.042" calcext:value-type="percentage">
            <text:p>4.20%</text:p>
          </table:table-cell>
          <table:table-cell table:style-name="ce2" office:value-type="percentage" office:value="0.818" calcext:value-type="percentage">
            <text:p>81.80%</text:p>
          </table:table-cell>
          <table:table-cell table:style-name="ce2" office:value-type="percentage" office:value="0.371" calcext:value-type="percentage">
            <text:p>37.10%</text:p>
          </table:table-cell>
          <table:table-cell table:style-name="ce2" office:value-type="percentage" office:value="1.015" calcext:value-type="percentage">
            <text:p>101.50%</text:p>
          </table:table-cell>
          <table:table-cell table:style-name="ce1" office:value-type="float" office:value="20.7" calcext:value-type="float">
            <text:p>20.7</text:p>
          </table:table-cell>
          <table:table-cell table:style-name="ce1" office:value-type="float" office:value="2.6" calcext:value-type="float">
            <text:p>2.6</text:p>
          </table:table-cell>
          <table:table-cell table:style-name="ce2" office:value-type="percentage" office:value="0.039" calcext:value-type="percentage">
            <text:p>3.90%</text:p>
          </table:table-cell>
          <table:table-cell table:style-name="ce2" office:value-type="percentage" office:value="0.005" calcext:value-type="percentage">
            <text:p>0.50%</text:p>
          </table:table-cell>
          <table:table-cell table:style-name="ce2" office:value-type="percentage" office:value="0.773" calcext:value-type="percentage">
            <text:p>77.3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3" calcext:value-type="float">
            <text:p>78733</text:p>
          </table:table-cell>
          <table:table-cell office:value-type="float" office:value="9013" calcext:value-type="float">
            <text:p>9013</text:p>
          </table:table-cell>
          <table:table-cell office:value-type="percentage" office:value="0.143" calcext:value-type="percentage">
            <text:p>14.30%</text:p>
          </table:table-cell>
          <table:table-cell office:value-type="float" office:value="1289" calcext:value-type="float">
            <text:p>1289</text:p>
          </table:table-cell>
          <table:table-cell office:value-type="currency" office:currency="USD" office:value="135263" calcext:value-type="currency">
            <text:p>$135,263.00</text:p>
          </table:table-cell>
          <table:table-cell office:value-type="currency" office:currency="USD" office:value="586142" calcext:value-type="currency">
            <text:p>$586,142.00</text:p>
          </table:table-cell>
          <table:table-cell office:value-type="float" office:value="787" calcext:value-type="float">
            <text:p>787</text:p>
          </table:table-cell>
          <table:table-cell office:value-type="float" office:value="11.5" calcext:value-type="float">
            <text:p>11.5</text:p>
          </table:table-cell>
          <table:table-cell office:value-type="float" office:value="40.5" calcext:value-type="float">
            <text:p>40.5</text:p>
          </table:table-cell>
          <table:table-cell office:value-type="percentage" office:value="0.6007" calcext:value-type="percentage">
            <text:p>60.07%</text:p>
          </table:table-cell>
          <table:table-cell office:value-type="percentage" office:value="5.954" calcext:value-type="percentage">
            <text:p>595.40%</text:p>
          </table:table-cell>
          <table:table-cell office:value-type="percentage" office:value="0.8514" calcext:value-type="percentage">
            <text:p>85.14%</text:p>
          </table:table-cell>
          <table:table-cell office:value-type="float" office:value="6900" calcext:value-type="float">
            <text:p>6900</text:p>
          </table:table-cell>
          <table:table-cell office:value-type="percentage" office:value="0.7656" calcext:value-type="percentage">
            <text:p>76.56%</text:p>
          </table:table-cell>
          <table:table-cell office:value-type="float" office:value="50" calcext:value-type="float">
            <text:p>50</text:p>
          </table:table-cell>
          <table:table-cell office:value-type="percentage" office:value="0.0055" calcext:value-type="percentage">
            <text:p>0.55%</text:p>
          </table:table-cell>
          <table:table-cell office:value-type="float" office:value="774" calcext:value-type="float">
            <text:p>774</text:p>
          </table:table-cell>
          <table:table-cell office:value-type="percentage" office:value="0.0859" calcext:value-type="percentage">
            <text:p>8.59%</text:p>
          </table:table-cell>
          <table:table-cell office:value-type="float" office:value="822" calcext:value-type="float">
            <text:p>822</text:p>
          </table:table-cell>
          <table:table-cell office:value-type="percentage" office:value="0.0912" calcext:value-type="percentage">
            <text:p>9.12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9" calcext:value-type="percentage">
            <text:p>48.90%</text:p>
          </table:table-cell>
          <table:table-cell office:value-type="percentage" office:value="0.511" calcext:value-type="percentage">
            <text:p>51.10%</text:p>
          </table:table-cell>
          <table:table-cell office:value-type="float" office:value="97" calcext:value-type="float">
            <text:p>97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783" calcext:value-type="percentage">
            <text:p>78.30%</text:p>
          </table:table-cell>
          <table:table-cell office:value-type="percentage" office:value="0.364" calcext:value-type="percentage">
            <text:p>36.4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7.3" calcext:value-type="float">
            <text:p>27.3</text:p>
          </table:table-cell>
          <table:table-cell office:value-type="float" office:value="3" calcext:value-type="float">
            <text:p>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56" calcext:value-type="percentage">
            <text:p>75.6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elterra, Cedar Valley, Bear Creek, Oak Run West</text:p>
          </table:table-cell>
          <table:table-cell table:style-name="ce1" office:value-type="float" office:value="78737" calcext:value-type="float">
            <text:p>78737</text:p>
          </table:table-cell>
          <table:table-cell table:style-name="ce1" office:value-type="float" office:value="14942" calcext:value-type="float">
            <text:p>14942</text:p>
          </table:table-cell>
          <table:table-cell table:style-name="ce2" office:value-type="percentage" office:value="0.095" calcext:value-type="percentage">
            <text:p>9.50%</text:p>
          </table:table-cell>
          <table:table-cell table:style-name="ce1" office:value-type="float" office:value="1424" calcext:value-type="float">
            <text:p>1424</text:p>
          </table:table-cell>
          <table:table-cell table:style-name="ce4" office:value-type="currency" office:currency="USD" office:value="128428" calcext:value-type="currency">
            <text:p>$128,428.00</text:p>
          </table:table-cell>
          <table:table-cell table:style-name="ce4" office:value-type="currency" office:currency="USD" office:value="411554" calcext:value-type="currency">
            <text:p>$411,554.00</text:p>
          </table:table-cell>
          <table:table-cell table:style-name="ce1" office:value-type="float" office:value="391" calcext:value-type="float">
            <text:p>391</text:p>
          </table:table-cell>
          <table:table-cell table:style-name="ce1" office:value-type="float" office:value="38.2" calcext:value-type="float">
            <text:p>38.2</text:p>
          </table:table-cell>
          <table:table-cell table:style-name="ce1" office:value-type="float" office:value="42.6" calcext:value-type="float">
            <text:p>42.6</text:p>
          </table:table-cell>
          <table:table-cell table:style-name="ce2" office:value-type="percentage" office:value="0.9853" calcext:value-type="percentage">
            <text:p>98.53%</text:p>
          </table:table-cell>
          <table:table-cell table:style-name="ce2" office:value-type="percentage" office:value="8" calcext:value-type="percentage">
            <text:p>800.00%</text:p>
          </table:table-cell>
          <table:table-cell table:style-name="ce2" office:value-type="percentage" office:value="0.76" calcext:value-type="percentage">
            <text:p>76.00%</text:p>
          </table:table-cell>
          <table:table-cell table:style-name="ce1" office:value-type="float" office:value="9957" calcext:value-type="float">
            <text:p>9957</text:p>
          </table:table-cell>
          <table:table-cell table:style-name="ce2" office:value-type="percentage" office:value="0.6664" calcext:value-type="percentage">
            <text:p>66.64%</text:p>
          </table:table-cell>
          <table:table-cell table:style-name="ce1" office:value-type="float" office:value="139" calcext:value-type="float">
            <text:p>139</text:p>
          </table:table-cell>
          <table:table-cell table:style-name="ce2" office:value-type="percentage" office:value="0.0093" calcext:value-type="percentage">
            <text:p>0.93%</text:p>
          </table:table-cell>
          <table:table-cell table:style-name="ce1" office:value-type="float" office:value="1399" calcext:value-type="float">
            <text:p>1399</text:p>
          </table:table-cell>
          <table:table-cell table:style-name="ce2" office:value-type="percentage" office:value="0.0936" calcext:value-type="percentage">
            <text:p>9.36%</text:p>
          </table:table-cell>
          <table:table-cell table:style-name="ce1" office:value-type="float" office:value="299" calcext:value-type="float">
            <text:p>299</text:p>
          </table:table-cell>
          <table:table-cell table:style-name="ce2" office:value-type="percentage" office:value="0.02" calcext:value-type="percentage">
            <text:p>2.00%</text:p>
          </table:table-cell>
          <table:table-cell table:style-name="ce1" office:value-type="float" office:value="30" calcext:value-type="float">
            <text:p>30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514" calcext:value-type="percentage">
            <text:p>51.40%</text:p>
          </table:table-cell>
          <table:table-cell table:style-name="ce2" office:value-type="percentage" office:value="0.486" calcext:value-type="percentage">
            <text:p>48.60%</text:p>
          </table:table-cell>
          <table:table-cell table:style-name="ce1" office:value-type="float" office:value="86.7" calcext:value-type="float">
            <text:p>86.7</text:p>
          </table:table-cell>
          <table:table-cell table:style-name="ce2" office:value-type="percentage" office:value="0.025" calcext:value-type="percentage">
            <text:p>2.50%</text:p>
          </table:table-cell>
          <table:table-cell table:style-name="ce2" office:value-type="percentage" office:value="0.624" calcext:value-type="percentage">
            <text:p>62.40%</text:p>
          </table:table-cell>
          <table:table-cell table:style-name="ce2" office:value-type="percentage" office:value="0.228" calcext:value-type="percentage">
            <text:p>22.80%</text:p>
          </table:table-cell>
          <table:table-cell table:style-name="ce2" office:value-type="percentage" office:value="0.989" calcext:value-type="percentage">
            <text:p>98.90%</text:p>
          </table:table-cell>
          <table:table-cell table:style-name="ce1" office:value-type="float" office:value="36.5" calcext:value-type="float">
            <text:p>36.5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percentage" office:value="0.052" calcext:value-type="percentage">
            <text:p>5.2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46" calcext:value-type="percentage">
            <text:p>74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8" calcext:value-type="float">
            <text:p>78738</text:p>
          </table:table-cell>
          <table:table-cell office:value-type="float" office:value="15184" calcext:value-type="float">
            <text:p>15184</text:p>
          </table:table-cell>
          <table:table-cell office:value-type="percentage" office:value="0.133" calcext:value-type="percentage">
            <text:p>13.30%</text:p>
          </table:table-cell>
          <table:table-cell office:value-type="float" office:value="2014" calcext:value-type="float">
            <text:p>2014</text:p>
          </table:table-cell>
          <table:table-cell office:value-type="currency" office:currency="USD" office:value="126546" calcext:value-type="currency">
            <text:p>$126,546.00</text:p>
          </table:table-cell>
          <table:table-cell office:value-type="currency" office:currency="USD" office:value="539415" calcext:value-type="currency">
            <text:p>$539,415.00</text:p>
          </table:table-cell>
          <table:table-cell office:value-type="float" office:value="894" calcext:value-type="float">
            <text:p>894</text:p>
          </table:table-cell>
          <table:table-cell office:value-type="float" office:value="17" calcext:value-type="float">
            <text:p>17</text:p>
          </table:table-cell>
          <table:table-cell office:value-type="float" office:value="41.7" calcext:value-type="float">
            <text:p>41.7</text:p>
          </table:table-cell>
          <table:table-cell office:value-type="percentage" office:value="0.5068" calcext:value-type="percentage">
            <text:p>50.68%</text:p>
          </table:table-cell>
          <table:table-cell office:value-type="percentage" office:value="5.455" calcext:value-type="percentage">
            <text:p>545.50%</text:p>
          </table:table-cell>
          <table:table-cell office:value-type="percentage" office:value="0.7255" calcext:value-type="percentage">
            <text:p>72.55%</text:p>
          </table:table-cell>
          <table:table-cell office:value-type="float" office:value="9992" calcext:value-type="float">
            <text:p>9992</text:p>
          </table:table-cell>
          <table:table-cell office:value-type="percentage" office:value="0.6581" calcext:value-type="percentage">
            <text:p>65.81%</text:p>
          </table:table-cell>
          <table:table-cell office:value-type="float" office:value="142" calcext:value-type="float">
            <text:p>142</text:p>
          </table:table-cell>
          <table:table-cell office:value-type="percentage" office:value="0.0094" calcext:value-type="percentage">
            <text:p>0.94%</text:p>
          </table:table-cell>
          <table:table-cell office:value-type="float" office:value="1024" calcext:value-type="float">
            <text:p>1024</text:p>
          </table:table-cell>
          <table:table-cell office:value-type="percentage" office:value="0.0674" calcext:value-type="percentage">
            <text:p>6.74%</text:p>
          </table:table-cell>
          <table:table-cell office:value-type="float" office:value="712" calcext:value-type="float">
            <text:p>712</text:p>
          </table:table-cell>
          <table:table-cell office:value-type="percentage" office:value="0.0469" calcext:value-type="percentage">
            <text:p>4.6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487" calcext:value-type="percentage">
            <text:p>48.70%</text:p>
          </table:table-cell>
          <table:table-cell office:value-type="percentage" office:value="0.513" calcext:value-type="percentage">
            <text:p>51.3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23" calcext:value-type="percentage">
            <text:p>2.30%</text:p>
          </table:table-cell>
          <table:table-cell office:value-type="percentage" office:value="0.724" calcext:value-type="percentage">
            <text:p>72.40%</text:p>
          </table:table-cell>
          <table:table-cell office:value-type="percentage" office:value="0.254" calcext:value-type="percentage">
            <text:p>25.40%</text:p>
          </table:table-cell>
          <table:table-cell office:value-type="percentage" office:value="1.011" calcext:value-type="percentage">
            <text:p>101.10%</text:p>
          </table:table-cell>
          <table:table-cell office:value-type="float" office:value="27.3" calcext:value-type="float">
            <text:p>27.3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32" calcext:value-type="percentage">
            <text:p>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08" calcext:value-type="percentage">
            <text:p>70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Driftwood</text:p>
          </table:table-cell>
          <table:table-cell table:style-name="ce1" office:value-type="float" office:value="78619" calcext:value-type="float">
            <text:p>78619</text:p>
          </table:table-cell>
          <table:table-cell table:style-name="ce1" office:value-type="float" office:value="3636" calcext:value-type="float">
            <text:p>3636</text:p>
          </table:table-cell>
          <table:table-cell table:style-name="ce2" office:value-type="percentage" office:value="0.063" calcext:value-type="percentage">
            <text:p>6.30%</text:p>
          </table:table-cell>
          <table:table-cell table:style-name="ce1" office:value-type="float" office:value="230" calcext:value-type="float">
            <text:p>230</text:p>
          </table:table-cell>
          <table:table-cell table:style-name="ce4" office:value-type="currency" office:currency="USD" office:value="116588" calcext:value-type="currency">
            <text:p>$116,588.00</text:p>
          </table:table-cell>
          <table:table-cell table:style-name="ce4" office:value-type="currency" office:currency="USD" office:value="470934" calcext:value-type="currency">
            <text:p>$470,934.00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38.3" calcext:value-type="float">
            <text:p>38.3</text:p>
          </table:table-cell>
          <table:table-cell table:style-name="ce1" office:value-type="float" office:value="44.6" calcext:value-type="float">
            <text:p>44.6</text:p>
          </table:table-cell>
          <table:table-cell table:style-name="ce2" office:value-type="percentage" office:value="1.5492" calcext:value-type="percentage">
            <text:p>154.92%</text:p>
          </table:table-cell>
          <table:table-cell table:style-name="ce2" office:value-type="percentage" office:value="12.8524" calcext:value-type="percentage">
            <text:p>1285.24%</text:p>
          </table:table-cell>
          <table:table-cell table:style-name="ce2" office:value-type="percentage" office:value="0.8097" calcext:value-type="percentage">
            <text:p>80.97%</text:p>
          </table:table-cell>
          <table:table-cell table:style-name="ce1" office:value-type="float" office:value="2589" calcext:value-type="float">
            <text:p>2589</text:p>
          </table:table-cell>
          <table:table-cell table:style-name="ce2" office:value-type="percentage" office:value="0.712" calcext:value-type="percentage">
            <text:p>71.20%</text:p>
          </table:table-cell>
          <table:table-cell table:style-name="ce1" office:value-type="float" office:value="27" calcext:value-type="float">
            <text:p>27</text:p>
          </table:table-cell>
          <table:table-cell table:style-name="ce2" office:value-type="percentage" office:value="0.0074" calcext:value-type="percentage">
            <text:p>0.74%</text:p>
          </table:table-cell>
          <table:table-cell table:style-name="ce1" office:value-type="float" office:value="355" calcext:value-type="float">
            <text:p>355</text:p>
          </table:table-cell>
          <table:table-cell table:style-name="ce2" office:value-type="percentage" office:value="0.0976" calcext:value-type="percentage">
            <text:p>9.76%</text:p>
          </table:table-cell>
          <table:table-cell table:style-name="ce1" office:value-type="float" office:value="13" calcext:value-type="float">
            <text:p>13</text:p>
          </table:table-cell>
          <table:table-cell table:style-name="ce2" office:value-type="percentage" office:value="0.0036" calcext:value-type="percentage">
            <text:p>0.36%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percentage" office:value="0.003" calcext:value-type="percentage">
            <text:p>0.3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1" office:value-type="float" office:value="82.5" calcext:value-type="float">
            <text:p>82.5</text:p>
          </table:table-cell>
          <table:table-cell table:style-name="ce2" office:value-type="percentage" office:value="0.052" calcext:value-type="percentage">
            <text:p>5.20%</text:p>
          </table:table-cell>
          <table:table-cell table:style-name="ce2" office:value-type="percentage" office:value="0.545" calcext:value-type="percentage">
            <text:p>54.50%</text:p>
          </table:table-cell>
          <table:table-cell table:style-name="ce2" office:value-type="percentage" office:value="0.203" calcext:value-type="percentage">
            <text:p>20.30%</text:p>
          </table:table-cell>
          <table:table-cell table:style-name="ce2" office:value-type="percentage" office:value="0.953" calcext:value-type="percentage">
            <text:p>95.30%</text:p>
          </table:table-cell>
          <table:table-cell table:style-name="ce1" office:value-type="float" office:value="36.8" calcext:value-type="float">
            <text:p>36.8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149" calcext:value-type="percentage">
            <text:p>14.9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645" calcext:value-type="percentage">
            <text:p>64.5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Riverplace, Westminster Glen</text:p>
          </table:table-cell>
          <table:table-cell table:style-name="ce1" office:value-type="float" office:value="78730" calcext:value-type="float">
            <text:p>78730</text:p>
          </table:table-cell>
          <table:table-cell table:style-name="ce1" office:value-type="float" office:value="9167" calcext:value-type="float">
            <text:p>9167</text:p>
          </table:table-cell>
          <table:table-cell table:style-name="ce2" office:value-type="percentage" office:value="0.114" calcext:value-type="percentage">
            <text:p>11.40%</text:p>
          </table:table-cell>
          <table:table-cell table:style-name="ce1" office:value-type="float" office:value="1041" calcext:value-type="float">
            <text:p>1041</text:p>
          </table:table-cell>
          <table:table-cell table:style-name="ce4" office:value-type="currency" office:currency="USD" office:value="109445" calcext:value-type="currency">
            <text:p>$109,445.00</text:p>
          </table:table-cell>
          <table:table-cell table:style-name="ce4" office:value-type="currency" office:currency="USD" office:value="711673" calcext:value-type="currency">
            <text:p>$711,673.00</text:p>
          </table:table-cell>
          <table:table-cell table:style-name="ce1" office:value-type="float" office:value="637" calcext:value-type="float">
            <text:p>637</text:p>
          </table:table-cell>
          <table:table-cell table:style-name="ce1" office:value-type="float" office:value="14.4" calcext:value-type="float">
            <text:p>14.4</text:p>
          </table:table-cell>
          <table:table-cell table:style-name="ce1" office:value-type="float" office:value="40.3" calcext:value-type="float">
            <text:p>40.3</text:p>
          </table:table-cell>
          <table:table-cell table:style-name="ce2" office:value-type="percentage" office:value="0.6518" calcext:value-type="percentage">
            <text:p>65.18%</text:p>
          </table:table-cell>
          <table:table-cell table:style-name="ce2" office:value-type="percentage" office:value="6.815" calcext:value-type="percentage">
            <text:p>681.50%</text:p>
          </table:table-cell>
          <table:table-cell table:style-name="ce2" office:value-type="percentage" office:value="0.7769" calcext:value-type="percentage">
            <text:p>77.69%</text:p>
          </table:table-cell>
          <table:table-cell table:style-name="ce1" office:value-type="float" office:value="6441" calcext:value-type="float">
            <text:p>6441</text:p>
          </table:table-cell>
          <table:table-cell table:style-name="ce2" office:value-type="percentage" office:value="0.7026" calcext:value-type="percentage">
            <text:p>70.26%</text:p>
          </table:table-cell>
          <table:table-cell table:style-name="ce1" office:value-type="float" office:value="167" calcext:value-type="float">
            <text:p>167</text:p>
          </table:table-cell>
          <table:table-cell table:style-name="ce2" office:value-type="percentage" office:value="0.0182" calcext:value-type="percentage">
            <text:p>1.82%</text:p>
          </table:table-cell>
          <table:table-cell table:style-name="ce1" office:value-type="float" office:value="681" calcext:value-type="float">
            <text:p>681</text:p>
          </table:table-cell>
          <table:table-cell table:style-name="ce2" office:value-type="percentage" office:value="0.0743" calcext:value-type="percentage">
            <text:p>7.43%</text:p>
          </table:table-cell>
          <table:table-cell table:style-name="ce1" office:value-type="float" office:value="485" calcext:value-type="float">
            <text:p>485</text:p>
          </table:table-cell>
          <table:table-cell table:style-name="ce2" office:value-type="percentage" office:value="0.0529" calcext:value-type="percentage">
            <text:p>5.29%</text:p>
          </table:table-cell>
          <table:table-cell table:style-name="ce1" office:value-type="float" office:value="19" calcext:value-type="float">
            <text:p>19</text:p>
          </table:table-cell>
          <table:table-cell table:style-name="ce2" office:value-type="percentage" office:value="0.0021" calcext:value-type="percentage">
            <text:p>0.21%</text:p>
          </table:table-cell>
          <table:table-cell table:number-columns-repeated="2" table:style-name="ce2" office:value-type="percentage" office:value="0.5" calcext:value-type="percentage">
            <text:p>50.00%</text:p>
          </table:table-cell>
          <table:table-cell table:style-name="ce1" office:value-type="float" office:value="97.8" calcext:value-type="float">
            <text:p>97.8</text:p>
          </table:table-cell>
          <table:table-cell table:style-name="ce2" office:value-type="percentage" office:value="0.037" calcext:value-type="percentage">
            <text:p>3.70%</text:p>
          </table:table-cell>
          <table:table-cell table:style-name="ce2" office:value-type="percentage" office:value="0.72" calcext:value-type="percentage">
            <text:p>72.00%</text:p>
          </table:table-cell>
          <table:table-cell table:style-name="ce2" office:value-type="percentage" office:value="0.305" calcext:value-type="percentage">
            <text:p>30.50%</text:p>
          </table:table-cell>
          <table:table-cell table:style-name="ce2" office:value-type="percentage" office:value="1.001" calcext:value-type="percentage">
            <text:p>100.10%</text:p>
          </table:table-cell>
          <table:table-cell table:style-name="ce1" office:value-type="float" office:value="25.6" calcext:value-type="float">
            <text:p>25.6</text:p>
          </table:table-cell>
          <table:table-cell table:style-name="ce1" office:value-type="float" office:value="2.4" calcext:value-type="float">
            <text:p>2.4</text:p>
          </table:table-cell>
          <table:table-cell table:style-name="ce2" office:value-type="percentage" office:value="0.036" calcext:value-type="percentage">
            <text:p>3.6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78" calcext:value-type="percentage">
            <text:p>77.8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17" calcext:value-type="float">
            <text:p>78717</text:p>
          </table:table-cell>
          <table:table-cell office:value-type="float" office:value="27489" calcext:value-type="float">
            <text:p>27489</text:p>
          </table:table-cell>
          <table:table-cell office:value-type="percentage" office:value="0.203" calcext:value-type="percentage">
            <text:p>20.30%</text:p>
          </table:table-cell>
          <table:table-cell office:value-type="float" office:value="5590" calcext:value-type="float">
            <text:p>5590</text:p>
          </table:table-cell>
          <table:table-cell office:value-type="currency" office:currency="USD" office:value="107893" calcext:value-type="currency">
            <text:p>$107,893.00</text:p>
          </table:table-cell>
          <table:table-cell office:value-type="currency" office:currency="USD" office:value="317878" calcext:value-type="currency">
            <text:p>$317,878.00</text:p>
          </table:table-cell>
          <table:table-cell office:value-type="float" office:value="2129" calcext:value-type="float">
            <text:p>2129</text:p>
          </table:table-cell>
          <table:table-cell office:value-type="float" office:value="12.9" calcext:value-type="float">
            <text:p>12.9</text:p>
          </table:table-cell>
          <table:table-cell office:value-type="float" office:value="35.3" calcext:value-type="float">
            <text:p>35.3</text:p>
          </table:table-cell>
          <table:table-cell office:value-type="percentage" office:value="0.5409" calcext:value-type="percentage">
            <text:p>54.09%</text:p>
          </table:table-cell>
          <table:table-cell office:value-type="percentage" office:value="3.0862" calcext:value-type="percentage">
            <text:p>308.62%</text:p>
          </table:table-cell>
          <table:table-cell office:value-type="percentage" office:value="0.6265" calcext:value-type="percentage">
            <text:p>62.65%</text:p>
          </table:table-cell>
          <table:table-cell office:value-type="float" office:value="14204" calcext:value-type="float">
            <text:p>14204</text:p>
          </table:table-cell>
          <table:table-cell office:value-type="percentage" office:value="0.5167" calcext:value-type="percentage">
            <text:p>51.67%</text:p>
          </table:table-cell>
          <table:table-cell office:value-type="float" office:value="866" calcext:value-type="float">
            <text:p>866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017" calcext:value-type="float">
            <text:p>3017</text:p>
          </table:table-cell>
          <table:table-cell office:value-type="percentage" office:value="0.1098" calcext:value-type="percentage">
            <text:p>10.98%</text:p>
          </table:table-cell>
          <table:table-cell office:value-type="float" office:value="3782" calcext:value-type="float">
            <text:p>3782</text:p>
          </table:table-cell>
          <table:table-cell office:value-type="percentage" office:value="0.1376" calcext:value-type="percentage">
            <text:p>13.76%</text:p>
          </table:table-cell>
          <table:table-cell office:value-type="float" office:value="51" calcext:value-type="float">
            <text:p>51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639" calcext:value-type="percentage">
            <text:p>63.90%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.999" calcext:value-type="percentage">
            <text:p>99.90%</text:p>
          </table:table-cell>
          <table:table-cell office:value-type="float" office:value="27.5" calcext:value-type="float">
            <text:p>27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8" calcext:value-type="percentage">
            <text:p>7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1" calcext:value-type="float">
            <text:p>78701</text:p>
          </table:table-cell>
          <table:table-cell office:value-type="float" office:value="7507" calcext:value-type="float">
            <text:p>7507</text:p>
          </table:table-cell>
          <table:table-cell office:value-type="percentage" office:value="0.145" calcext:value-type="percentage">
            <text:p>14.50%</text:p>
          </table:table-cell>
          <table:table-cell office:value-type="float" office:value="1087" calcext:value-type="float">
            <text:p>1087</text:p>
          </table:table-cell>
          <table:table-cell office:value-type="currency" office:currency="USD" office:value="106348" calcext:value-type="currency">
            <text:p>$106,348.00</text:p>
          </table:table-cell>
          <table:table-cell office:value-type="currency" office:currency="USD" office:value="496240" calcext:value-type="currency">
            <text:p>$496,240.00</text:p>
          </table:table-cell>
          <table:table-cell office:value-type="float" office:value="4609" calcext:value-type="float">
            <text:p>4609</text:p>
          </table:table-cell>
          <table:table-cell office:value-type="float" office:value="1.6" calcext:value-type="float">
            <text:p>1.6</text:p>
          </table:table-cell>
          <table:table-cell office:value-type="float" office:value="36.7" calcext:value-type="float">
            <text:p>36.7</text:p>
          </table:table-cell>
          <table:table-cell office:value-type="percentage" office:value="0.9207" calcext:value-type="percentage">
            <text:p>92.07%</text:p>
          </table:table-cell>
          <table:table-cell office:value-type="percentage" office:value="5.297" calcext:value-type="percentage">
            <text:p>529.70%</text:p>
          </table:table-cell>
          <table:table-cell office:value-type="percentage" office:value="0.7681" calcext:value-type="percentage">
            <text:p>76.81%</text:p>
          </table:table-cell>
          <table:table-cell office:value-type="float" office:value="4764" calcext:value-type="float">
            <text:p>4764</text:p>
          </table:table-cell>
          <table:table-cell office:value-type="percentage" office:value="0.6346" calcext:value-type="percentage">
            <text:p>63.46%</text:p>
          </table:table-cell>
          <table:table-cell office:value-type="float" office:value="512" calcext:value-type="float">
            <text:p>512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1002" calcext:value-type="float">
            <text:p>1002</text:p>
          </table:table-cell>
          <table:table-cell office:value-type="percentage" office:value="0.1335" calcext:value-type="percentage">
            <text:p>13.35%</text:p>
          </table:table-cell>
          <table:table-cell office:value-type="float" office:value="405" calcext:value-type="float">
            <text:p>405</text:p>
          </table:table-cell>
          <table:table-cell office:value-type="percentage" office:value="0.0539" calcext:value-type="percentage">
            <text:p>5.3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94" calcext:value-type="percentage">
            <text:p>59.40%</text:p>
          </table:table-cell>
          <table:table-cell office:value-type="percentage" office:value="0.406" calcext:value-type="percentage">
            <text:p>40.60%</text:p>
          </table:table-cell>
          <table:table-cell office:value-type="float" office:value="98" calcext:value-type="float">
            <text:p>98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776" calcext:value-type="percentage">
            <text:p>77.60%</text:p>
          </table:table-cell>
          <table:table-cell office:value-type="percentage" office:value="0.366" calcext:value-type="percentage">
            <text:p>36.60%</text:p>
          </table:table-cell>
          <table:table-cell office:value-type="percentage" office:value="0.98" calcext:value-type="percentage">
            <text:p>98.00%</text:p>
          </table:table-cell>
          <table:table-cell office:value-type="float" office:value="19.1" calcext:value-type="float">
            <text:p>19.1</text:p>
          </table:table-cell>
          <table:table-cell office:value-type="float" office:value="1.5" calcext:value-type="float">
            <text:p>1.5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11" calcext:value-type="percentage">
            <text:p>1.10%</text:p>
          </table:table-cell>
          <table:table-cell office:value-type="percentage" office:value="0.608" calcext:value-type="percentage">
            <text:p>60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rushy Creek, Round Rock West</text:p>
          </table:table-cell>
          <table:table-cell table:style-name="ce1" office:value-type="float" office:value="78681" calcext:value-type="float">
            <text:p>78681</text:p>
          </table:table-cell>
          <table:table-cell table:style-name="ce1" office:value-type="float" office:value="56890" calcext:value-type="float">
            <text:p>56890</text:p>
          </table:table-cell>
          <table:table-cell table:style-name="ce2" office:value-type="percentage" office:value="0.113" calcext:value-type="percentage">
            <text:p>11.30%</text:p>
          </table:table-cell>
          <table:table-cell table:style-name="ce1" office:value-type="float" office:value="6448" calcext:value-type="float">
            <text:p>6448</text:p>
          </table:table-cell>
          <table:table-cell table:style-name="ce4" office:value-type="currency" office:currency="USD" office:value="102528" calcext:value-type="currency">
            <text:p>$102,528.00</text:p>
          </table:table-cell>
          <table:table-cell table:style-name="ce4" office:value-type="currency" office:currency="USD" office:value="265712" calcext:value-type="currency">
            <text:p>$265,712.00</text:p>
          </table:table-cell>
          <table:table-cell table:style-name="ce1" office:value-type="float" office:value="2618" calcext:value-type="float">
            <text:p>2618</text:p>
          </table:table-cell>
          <table:table-cell table:style-name="ce1" office:value-type="float" office:value="21.7" calcext:value-type="float">
            <text:p>21.7</text:p>
          </table:table-cell>
          <table:table-cell table:style-name="ce1" office:value-type="float" office:value="35.9" calcext:value-type="float">
            <text:p>35.9</text:p>
          </table:table-cell>
          <table:table-cell table:style-name="ce2" office:value-type="percentage" office:value="1.4832" calcext:value-type="percentage">
            <text:p>148.32%</text:p>
          </table:table-cell>
          <table:table-cell table:style-name="ce2" office:value-type="percentage" office:value="6.6929" calcext:value-type="percentage">
            <text:p>669.29%</text:p>
          </table:table-cell>
          <table:table-cell table:style-name="ce2" office:value-type="percentage" office:value="0.7563" calcext:value-type="percentage">
            <text:p>75.63%</text:p>
          </table:table-cell>
          <table:table-cell table:style-name="ce1" office:value-type="float" office:value="33489" calcext:value-type="float">
            <text:p>33489</text:p>
          </table:table-cell>
          <table:table-cell table:style-name="ce2" office:value-type="percentage" office:value="0.5887" calcext:value-type="percentage">
            <text:p>58.87%</text:p>
          </table:table-cell>
          <table:table-cell table:style-name="ce1" office:value-type="float" office:value="2488" calcext:value-type="float">
            <text:p>2488</text:p>
          </table:table-cell>
          <table:table-cell table:style-name="ce2" office:value-type="percentage" office:value="0.0437" calcext:value-type="percentage">
            <text:p>4.37%</text:p>
          </table:table-cell>
          <table:table-cell table:style-name="ce1" office:value-type="float" office:value="9534" calcext:value-type="float">
            <text:p>9534</text:p>
          </table:table-cell>
          <table:table-cell table:style-name="ce2" office:value-type="percentage" office:value="0.1676" calcext:value-type="percentage">
            <text:p>16.76%</text:p>
          </table:table-cell>
          <table:table-cell table:style-name="ce1" office:value-type="float" office:value="3868" calcext:value-type="float">
            <text:p>3868</text:p>
          </table:table-cell>
          <table:table-cell table:style-name="ce2" office:value-type="percentage" office:value="0.068" calcext:value-type="percentage">
            <text:p>6.80%</text:p>
          </table:table-cell>
          <table:table-cell table:style-name="ce1" office:value-type="float" office:value="184" calcext:value-type="float">
            <text:p>184</text:p>
          </table:table-cell>
          <table:table-cell table:style-name="ce2" office:value-type="percentage" office:value="0.0032" calcext:value-type="percentage">
            <text:p>0.32%</text:p>
          </table:table-cell>
          <table:table-cell table:style-name="ce2" office:value-type="percentage" office:value="0.511" calcext:value-type="percentage">
            <text:p>51.10%</text:p>
          </table:table-cell>
          <table:table-cell table:style-name="ce2" office:value-type="percentage" office:value="0.489" calcext:value-type="percentage">
            <text:p>48.90%</text:p>
          </table:table-cell>
          <table:table-cell table:style-name="ce1" office:value-type="float" office:value="92.8" calcext:value-type="float">
            <text:p>92.8</text:p>
          </table:table-cell>
          <table:table-cell table:style-name="ce2" office:value-type="percentage" office:value="0.055" calcext:value-type="percentage">
            <text:p>5.50%</text:p>
          </table:table-cell>
          <table:table-cell table:style-name="ce2" office:value-type="percentage" office:value="0.521" calcext:value-type="percentage">
            <text:p>52.10%</text:p>
          </table:table-cell>
          <table:table-cell table:style-name="ce2" office:value-type="percentage" office:value="0.167" calcext:value-type="percentage">
            <text:p>16.70%</text:p>
          </table:table-cell>
          <table:table-cell table:style-name="ce2" office:value-type="percentage" office:value="0.957" calcext:value-type="percentage">
            <text:p>95.70%</text:p>
          </table:table-cell>
          <table:table-cell table:style-name="ce1" office:value-type="float" office:value="27.3" calcext:value-type="float">
            <text:p>27.3</text:p>
          </table:table-cell>
          <table:table-cell table:style-name="ce1" office:value-type="float" office:value="3.2" calcext:value-type="float">
            <text:p>3.2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006" calcext:value-type="percentage">
            <text:p>0.60%</text:p>
          </table:table-cell>
          <table:table-cell table:style-name="ce2" office:value-type="percentage" office:value="0.796" calcext:value-type="percentage">
            <text:p>79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4" calcext:value-type="float">
            <text:p>78734</text:p>
          </table:table-cell>
          <table:table-cell office:value-type="float" office:value="19269" calcext:value-type="float">
            <text:p>19269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2598" calcext:value-type="float">
            <text:p>2598</text:p>
          </table:table-cell>
          <table:table-cell office:value-type="currency" office:currency="USD" office:value="102085" calcext:value-type="currency">
            <text:p>$102,085.00</text:p>
          </table:table-cell>
          <table:table-cell office:value-type="currency" office:currency="USD" office:value="391021" calcext:value-type="currency">
            <text:p>$391,021.00</text:p>
          </table:table-cell>
          <table:table-cell office:value-type="float" office:value="961" calcext:value-type="float">
            <text:p>961</text:p>
          </table:table-cell>
          <table:table-cell office:value-type="float" office:value="20" calcext:value-type="float">
            <text:p>20</text:p>
          </table:table-cell>
          <table:table-cell office:value-type="float" office:value="44.7" calcext:value-type="float">
            <text:p>44.7</text:p>
          </table:table-cell>
          <table:table-cell office:value-type="percentage" office:value="1.0274" calcext:value-type="percentage">
            <text:p>102.74%</text:p>
          </table:table-cell>
          <table:table-cell office:value-type="percentage" office:value="6.51" calcext:value-type="percentage">
            <text:p>651.00%</text:p>
          </table:table-cell>
          <table:table-cell office:value-type="percentage" office:value="0.8789" calcext:value-type="percentage">
            <text:p>87.89%</text:p>
          </table:table-cell>
          <table:table-cell office:value-type="float" office:value="14262" calcext:value-type="float">
            <text:p>14262</text:p>
          </table:table-cell>
          <table:table-cell office:value-type="percentage" office:value="0.7402" calcext:value-type="percentage">
            <text:p>74.02%</text:p>
          </table:table-cell>
          <table:table-cell office:value-type="float" office:value="136" calcext:value-type="float">
            <text:p>136</text:p>
          </table:table-cell>
          <table:table-cell office:value-type="percentage" office:value="0.0071" calcext:value-type="percentage">
            <text:p>0.71%</text:p>
          </table:table-cell>
          <table:table-cell office:value-type="float" office:value="2673" calcext:value-type="float">
            <text:p>2673</text:p>
          </table:table-cell>
          <table:table-cell office:value-type="percentage" office:value="0.1387" calcext:value-type="percentage">
            <text:p>13.87%</text:p>
          </table:table-cell>
          <table:table-cell office:value-type="float" office:value="283" calcext:value-type="float">
            <text:p>283</text:p>
          </table:table-cell>
          <table:table-cell office:value-type="percentage" office:value="0.0147" calcext:value-type="percentage">
            <text:p>1.47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2" calcext:value-type="percentage">
            <text:p>48.20%</text:p>
          </table:table-cell>
          <table:table-cell office:value-type="percentage" office:value="0.518" calcext:value-type="percentage">
            <text:p>51.8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43" calcext:value-type="percentage">
            <text:p>54.3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952" calcext:value-type="percentage">
            <text:p>95.20%</text:p>
          </table:table-cell>
          <table:table-cell office:value-type="float" office:value="31.8" calcext:value-type="float">
            <text:p>31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721" calcext:value-type="percentage">
            <text:p>72.1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Oak Hill, Cedar Valley</text:p>
          </table:table-cell>
          <table:table-cell table:style-name="ce1" office:value-type="float" office:value="78736" calcext:value-type="float">
            <text:p>78736</text:p>
          </table:table-cell>
          <table:table-cell table:style-name="ce1" office:value-type="float" office:value="8065" calcext:value-type="float">
            <text:p>8065</text:p>
          </table:table-cell>
          <table:table-cell table:style-name="ce2" office:value-type="percentage" office:value="0.104" calcext:value-type="percentage">
            <text:p>10.40%</text:p>
          </table:table-cell>
          <table:table-cell table:style-name="ce1" office:value-type="float" office:value="835" calcext:value-type="float">
            <text:p>835</text:p>
          </table:table-cell>
          <table:table-cell table:style-name="ce4" office:value-type="currency" office:currency="USD" office:value="101075" calcext:value-type="currency">
            <text:p>$101,075.00</text:p>
          </table:table-cell>
          <table:table-cell table:style-name="ce4" office:value-type="currency" office:currency="USD" office:value="322095" calcext:value-type="currency">
            <text:p>$322,095.00</text:p>
          </table:table-cell>
          <table:table-cell table:style-name="ce1" office:value-type="float" office:value="278" calcext:value-type="float">
            <text:p>27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43.1" calcext:value-type="float">
            <text:p>43.1</text:p>
          </table:table-cell>
          <table:table-cell table:style-name="ce2" office:value-type="percentage" office:value="1.2558" calcext:value-type="percentage">
            <text:p>125.58%</text:p>
          </table:table-cell>
          <table:table-cell table:style-name="ce2" office:value-type="percentage" office:value="7.692" calcext:value-type="percentage">
            <text:p>769.20%</text:p>
          </table:table-cell>
          <table:table-cell table:style-name="ce2" office:value-type="percentage" office:value="0.8" calcext:value-type="percentage">
            <text:p>80.00%</text:p>
          </table:table-cell>
          <table:table-cell table:style-name="ce1" office:value-type="float" office:value="5399" calcext:value-type="float">
            <text:p>5399</text:p>
          </table:table-cell>
          <table:table-cell table:style-name="ce2" office:value-type="percentage" office:value="0.6694" calcext:value-type="percentage">
            <text:p>66.94%</text:p>
          </table:table-cell>
          <table:table-cell table:style-name="ce1" office:value-type="float" office:value="80" calcext:value-type="float">
            <text:p>80</text:p>
          </table:table-cell>
          <table:table-cell table:style-name="ce2" office:value-type="percentage" office:value="0.0099" calcext:value-type="percentage">
            <text:p>0.99%</text:p>
          </table:table-cell>
          <table:table-cell table:style-name="ce1" office:value-type="float" office:value="1053" calcext:value-type="float">
            <text:p>1053</text:p>
          </table:table-cell>
          <table:table-cell table:style-name="ce2" office:value-type="percentage" office:value="0.1306" calcext:value-type="percentage">
            <text:p>13.06%</text:p>
          </table:table-cell>
          <table:table-cell table:style-name="ce1" office:value-type="float" office:value="243" calcext:value-type="float">
            <text:p>243</text:p>
          </table:table-cell>
          <table:table-cell table:style-name="ce2" office:value-type="percentage" office:value="0.0301" calcext:value-type="percentage">
            <text:p>3.01%</text:p>
          </table:table-cell>
          <table:table-cell table:style-name="ce1" office:value-type="float" office:value="20" calcext:value-type="float">
            <text:p>20</text:p>
          </table:table-cell>
          <table:table-cell table:style-name="ce2" office:value-type="percentage" office:value="0.0025" calcext:value-type="percentage">
            <text:p>0.25%</text:p>
          </table:table-cell>
          <table:table-cell table:style-name="ce2" office:value-type="percentage" office:value="0.468" calcext:value-type="percentage">
            <text:p>46.80%</text:p>
          </table:table-cell>
          <table:table-cell table:style-name="ce2" office:value-type="percentage" office:value="0.532" calcext:value-type="percentage">
            <text:p>53.20%</text:p>
          </table:table-cell>
          <table:table-cell table:style-name="ce1" office:value-type="float" office:value="93.9" calcext:value-type="float">
            <text:p>93.9</text:p>
          </table:table-cell>
          <table:table-cell table:style-name="ce2" office:value-type="percentage" office:value="0.02" calcext:value-type="percentage">
            <text:p>2.00%</text:p>
          </table:table-cell>
          <table:table-cell table:style-name="ce2" office:value-type="percentage" office:value="0.565" calcext:value-type="percentage">
            <text:p>56.50%</text:p>
          </table:table-cell>
          <table:table-cell table:style-name="ce2" office:value-type="percentage" office:value="0.183" calcext:value-type="percentage">
            <text:p>18.30%</text:p>
          </table:table-cell>
          <table:table-cell table:style-name="ce2" office:value-type="percentage" office:value="0.988" calcext:value-type="percentage">
            <text:p>98.80%</text:p>
          </table:table-cell>
          <table:table-cell table:style-name="ce1" office:value-type="float" office:value="28.6" calcext:value-type="float">
            <text:p>28.6</text:p>
          </table:table-cell>
          <table:table-cell table:style-name="ce1" office:value-type="float" office:value="2.6" calcext:value-type="float">
            <text:p>2.6</text:p>
          </table:table-cell>
          <table:table-cell table:style-name="ce2" office:value-type="percentage" office:value="0.026" calcext:value-type="percentage">
            <text:p>2.60%</text:p>
          </table:table-cell>
          <table:table-cell table:style-name="ce2" office:value-type="percentage" office:value="0.007" calcext:value-type="percentage">
            <text:p>0.70%</text:p>
          </table:table-cell>
          <table:table-cell table:style-name="ce2" office:value-type="percentage" office:value="0.809" calcext:value-type="percentage">
            <text:p>80.9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26" calcext:value-type="float">
            <text:p>78726</text:p>
          </table:table-cell>
          <table:table-cell office:value-type="float" office:value="14124" calcext:value-type="float">
            <text:p>14124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2763" calcext:value-type="float">
            <text:p>2763</text:p>
          </table:table-cell>
          <table:table-cell office:value-type="currency" office:currency="USD" office:value="99614" calcext:value-type="currency">
            <text:p>$99,614.00</text:p>
          </table:table-cell>
          <table:table-cell office:value-type="currency" office:currency="USD" office:value="419767" calcext:value-type="currency">
            <text:p>$419,767.00</text:p>
          </table:table-cell>
          <table:table-cell office:value-type="float" office:value="1300" calcext:value-type="float">
            <text:p>1300</text:p>
          </table:table-cell>
          <table:table-cell office:value-type="float" office:value="10.9" calcext:value-type="float">
            <text:p>10.9</text:p>
          </table:table-cell>
          <table:table-cell office:value-type="float" office:value="30.8" calcext:value-type="float">
            <text:p>30.8</text:p>
          </table:table-cell>
          <table:table-cell office:value-type="percentage" office:value="0.6148" calcext:value-type="percentage">
            <text:p>61.48%</text:p>
          </table:table-cell>
          <table:table-cell office:value-type="percentage" office:value="3.808" calcext:value-type="percentage">
            <text:p>380.80%</text:p>
          </table:table-cell>
          <table:table-cell office:value-type="percentage" office:value="0.7464" calcext:value-type="percentage">
            <text:p>74.64%</text:p>
          </table:table-cell>
          <table:table-cell office:value-type="float" office:value="8840" calcext:value-type="float">
            <text:p>8840</text:p>
          </table:table-cell>
          <table:table-cell office:value-type="percentage" office:value="0.6259" calcext:value-type="percentage">
            <text:p>62.59%</text:p>
          </table:table-cell>
          <table:table-cell office:value-type="float" office:value="447" calcext:value-type="float">
            <text:p>447</text:p>
          </table:table-cell>
          <table:table-cell office:value-type="percentage" office:value="0.0316" calcext:value-type="percentage">
            <text:p>3.16%</text:p>
          </table:table-cell>
          <table:table-cell office:value-type="float" office:value="1702" calcext:value-type="float">
            <text:p>1702</text:p>
          </table:table-cell>
          <table:table-cell office:value-type="percentage" office:value="0.1205" calcext:value-type="percentage">
            <text:p>12.05%</text:p>
          </table:table-cell>
          <table:table-cell office:value-type="float" office:value="1691" calcext:value-type="float">
            <text:p>1691</text:p>
          </table:table-cell>
          <table:table-cell office:value-type="percentage" office:value="0.1197" calcext:value-type="percentage">
            <text:p>11.97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73" calcext:value-type="percentage">
            <text:p>7.30%</text:p>
          </table:table-cell>
          <table:table-cell office:value-type="percentage" office:value="0.712" calcext:value-type="percentage">
            <text:p>71.20%</text:p>
          </table:table-cell>
          <table:table-cell office:value-type="percentage" office:value="0.273" calcext:value-type="percentage">
            <text:p>27.3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6.5" calcext:value-type="float">
            <text:p>26.5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5" calcext:value-type="percentage">
            <text:p>74.5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arton Creek</text:p>
          </table:table-cell>
          <table:table-cell table:style-name="ce1" office:value-type="float" office:value="78735" calcext:value-type="float">
            <text:p>78735</text:p>
          </table:table-cell>
          <table:table-cell table:style-name="ce1" office:value-type="float" office:value="17191" calcext:value-type="float">
            <text:p>17191</text:p>
          </table:table-cell>
          <table:table-cell table:style-name="ce2" office:value-type="percentage" office:value="0.123" calcext:value-type="percentage">
            <text:p>12.30%</text:p>
          </table:table-cell>
          <table:table-cell table:style-name="ce1" office:value-type="float" office:value="2106" calcext:value-type="float">
            <text:p>2106</text:p>
          </table:table-cell>
          <table:table-cell table:style-name="ce4" office:value-type="currency" office:currency="USD" office:value="98290" calcext:value-type="currency">
            <text:p>$98,290.00</text:p>
          </table:table-cell>
          <table:table-cell table:style-name="ce4" office:value-type="currency" office:currency="USD" office:value="473376" calcext:value-type="currency">
            <text:p>$473,376.00</text:p>
          </table:table-cell>
          <table:table-cell table:style-name="ce1" office:value-type="float" office:value="837" calcext:value-type="float">
            <text:p>837</text:p>
          </table:table-cell>
          <table:table-cell table:style-name="ce1" office:value-type="float" office:value="20.5" calcext:value-type="float">
            <text:p>20.5</text:p>
          </table:table-cell>
          <table:table-cell table:style-name="ce1" office:value-type="float" office:value="38.7" calcext:value-type="float">
            <text:p>38.7</text:p>
          </table:table-cell>
          <table:table-cell table:style-name="ce2" office:value-type="percentage" office:value="1.2805" calcext:value-type="percentage">
            <text:p>128.05%</text:p>
          </table:table-cell>
          <table:table-cell table:style-name="ce2" office:value-type="percentage" office:value="6.921" calcext:value-type="percentage">
            <text:p>692.10%</text:p>
          </table:table-cell>
          <table:table-cell table:style-name="ce2" office:value-type="percentage" office:value="0.8513" calcext:value-type="percentage">
            <text:p>85.13%</text:p>
          </table:table-cell>
          <table:table-cell table:style-name="ce1" office:value-type="float" office:value="11927" calcext:value-type="float">
            <text:p>11927</text:p>
          </table:table-cell>
          <table:table-cell table:style-name="ce2" office:value-type="percentage" office:value="0.6938" calcext:value-type="percentage">
            <text:p>69.38%</text:p>
          </table:table-cell>
          <table:table-cell table:style-name="ce1" office:value-type="float" office:value="235" calcext:value-type="float">
            <text:p>235</text:p>
          </table:table-cell>
          <table:table-cell table:style-name="ce2" office:value-type="percentage" office:value="0.0137" calcext:value-type="percentage">
            <text:p>1.37%</text:p>
          </table:table-cell>
          <table:table-cell table:style-name="ce1" office:value-type="float" office:value="2708" calcext:value-type="float">
            <text:p>2708</text:p>
          </table:table-cell>
          <table:table-cell table:style-name="ce2" office:value-type="percentage" office:value="0.1575" calcext:value-type="percentage">
            <text:p>15.75%</text:p>
          </table:table-cell>
          <table:table-cell table:style-name="ce1" office:value-type="float" office:value="909" calcext:value-type="float">
            <text:p>909</text:p>
          </table:table-cell>
          <table:table-cell table:style-name="ce2" office:value-type="percentage" office:value="0.0529" calcext:value-type="percentage">
            <text:p>5.29%</text:p>
          </table:table-cell>
          <table:table-cell table:style-name="ce1" office:value-type="float" office:value="53" calcext:value-type="float">
            <text:p>53</text:p>
          </table:table-cell>
          <table:table-cell table:style-name="ce2" office:value-type="percentage" office:value="0.0031" calcext:value-type="percentage">
            <text:p>0.31%</text:p>
          </table:table-cell>
          <table:table-cell table:style-name="ce2" office:value-type="percentage" office:value="0.482" calcext:value-type="percentage">
            <text:p>48.20%</text:p>
          </table:table-cell>
          <table:table-cell table:style-name="ce2" office:value-type="percentage" office:value="0.518" calcext:value-type="percentage">
            <text:p>51.80%</text:p>
          </table:table-cell>
          <table:table-cell table:style-name="ce1" office:value-type="float" office:value="96.2" calcext:value-type="float">
            <text:p>96.2</text:p>
          </table:table-cell>
          <table:table-cell table:style-name="ce2" office:value-type="percentage" office:value="0.074" calcext:value-type="percentage">
            <text:p>7.40%</text:p>
          </table:table-cell>
          <table:table-cell table:style-name="ce2" office:value-type="percentage" office:value="0.665" calcext:value-type="percentage">
            <text:p>66.50%</text:p>
          </table:table-cell>
          <table:table-cell table:style-name="ce2" office:value-type="percentage" office:value="0.273" calcext:value-type="percentage">
            <text:p>27.30%</text:p>
          </table:table-cell>
          <table:table-cell table:style-name="ce2" office:value-type="percentage" office:value="0.973" calcext:value-type="percentage">
            <text:p>97.30%</text:p>
          </table:table-cell>
          <table:table-cell table:style-name="ce1" office:value-type="float" office:value="23.3" calcext:value-type="float">
            <text:p>23.3</text:p>
          </table:table-cell>
          <table:table-cell table:style-name="ce1" office:value-type="float" office:value="2.4" calcext:value-type="float">
            <text:p>2.4</text:p>
          </table:table-cell>
          <table:table-cell table:style-name="ce2" office:value-type="percentage" office:value="0.048" calcext:value-type="percentage">
            <text:p>4.8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829" calcext:value-type="percentage">
            <text:p>82.9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Dripping Springs</text:p>
          </table:table-cell>
          <table:table-cell table:style-name="ce1" office:value-type="float" office:value="78620" calcext:value-type="float">
            <text:p>78620</text:p>
          </table:table-cell>
          <table:table-cell table:style-name="ce1" office:value-type="float" office:value="15357" calcext:value-type="float">
            <text:p>15357</text:p>
          </table:table-cell>
          <table:table-cell table:style-name="ce2" office:value-type="percentage" office:value="0.062" calcext:value-type="percentage">
            <text:p>6.20%</text:p>
          </table:table-cell>
          <table:table-cell table:style-name="ce1" office:value-type="float" office:value="958" calcext:value-type="float">
            <text:p>958</text:p>
          </table:table-cell>
          <table:table-cell table:style-name="ce4" office:value-type="currency" office:currency="USD" office:value="98170" calcext:value-type="currency">
            <text:p>$98,170.00</text:p>
          </table:table-cell>
          <table:table-cell table:style-name="ce4" office:value-type="currency" office:currency="USD" office:value="374261" calcext:value-type="currency">
            <text:p>$374,261.0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float" office:value="43.5" calcext:value-type="float">
            <text:p>43.5</text:p>
          </table:table-cell>
          <table:table-cell table:style-name="ce2" office:value-type="percentage" office:value="1.9548" calcext:value-type="percentage">
            <text:p>195.48%</text:p>
          </table:table-cell>
          <table:table-cell table:style-name="ce2" office:value-type="percentage" office:value="14.5452" calcext:value-type="percentage">
            <text:p>1454.52%</text:p>
          </table:table-cell>
          <table:table-cell table:style-name="ce2" office:value-type="percentage" office:value="0.9018" calcext:value-type="percentage">
            <text:p>90.18%</text:p>
          </table:table-cell>
          <table:table-cell table:style-name="ce1" office:value-type="float" office:value="11987" calcext:value-type="float">
            <text:p>11987</text:p>
          </table:table-cell>
          <table:table-cell table:style-name="ce2" office:value-type="percentage" office:value="0.7806" calcext:value-type="percentage">
            <text:p>78.06%</text:p>
          </table:table-cell>
          <table:table-cell table:style-name="ce1" office:value-type="float" office:value="82" calcext:value-type="float">
            <text:p>82</text:p>
          </table:table-cell>
          <table:table-cell table:style-name="ce2" office:value-type="percentage" office:value="0.0053" calcext:value-type="percentage">
            <text:p>0.53%</text:p>
          </table:table-cell>
          <table:table-cell table:style-name="ce1" office:value-type="float" office:value="1862" calcext:value-type="float">
            <text:p>1862</text:p>
          </table:table-cell>
          <table:table-cell table:style-name="ce2" office:value-type="percentage" office:value="0.1212" calcext:value-type="percentage">
            <text:p>12.12%</text:p>
          </table:table-cell>
          <table:table-cell table:style-name="ce1" office:value-type="float" office:value="117" calcext:value-type="float">
            <text:p>117</text:p>
          </table:table-cell>
          <table:table-cell table:style-name="ce2" office:value-type="percentage" office:value="0.0076" calcext:value-type="percentage">
            <text:p>0.76%</text:p>
          </table:table-cell>
          <table:table-cell table:style-name="ce1" office:value-type="float" office:value="56" calcext:value-type="float">
            <text:p>56</text:p>
          </table:table-cell>
          <table:table-cell table:style-name="ce2" office:value-type="percentage" office:value="0.0036" calcext:value-type="percentage">
            <text:p>0.36%</text:p>
          </table:table-cell>
          <table:table-cell table:style-name="ce2" office:value-type="percentage" office:value="0.497" calcext:value-type="percentage">
            <text:p>49.70%</text:p>
          </table:table-cell>
          <table:table-cell table:style-name="ce2" office:value-type="percentage" office:value="0.503" calcext:value-type="percentage">
            <text:p>50.30%</text:p>
          </table:table-cell>
          <table:table-cell table:style-name="ce1" office:value-type="float" office:value="82.6" calcext:value-type="float">
            <text:p>82.6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498" calcext:value-type="percentage">
            <text:p>49.80%</text:p>
          </table:table-cell>
          <table:table-cell table:style-name="ce2" office:value-type="percentage" office:value="0.16" calcext:value-type="percentage">
            <text:p>16.00%</text:p>
          </table:table-cell>
          <table:table-cell table:style-name="ce2" office:value-type="percentage" office:value="0.944" calcext:value-type="percentage">
            <text:p>94.40%</text:p>
          </table:table-cell>
          <table:table-cell table:style-name="ce1" office:value-type="float" office:value="37.2" calcext:value-type="float">
            <text:p>37.2</text:p>
          </table:table-cell>
          <table:table-cell table:style-name="ce1" office:value-type="float" office:value="2.8" calcext:value-type="float">
            <text:p>2.8</text:p>
          </table:table-cell>
          <table:table-cell table:style-name="ce2" office:value-type="percentage" office:value="0.102" calcext:value-type="percentage">
            <text:p>10.20%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753" calcext:value-type="percentage">
            <text:p>75.3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Spicewood, Briarcliff</text:p>
          </table:table-cell>
          <table:table-cell table:style-name="ce1" office:value-type="float" office:value="78669" calcext:value-type="float">
            <text:p>78669</text:p>
          </table:table-cell>
          <table:table-cell table:style-name="ce1" office:value-type="float" office:value="10887" calcext:value-type="float">
            <text:p>10887</text:p>
          </table:table-cell>
          <table:table-cell table:style-name="ce2" office:value-type="percentage" office:value="0.043" calcext:value-type="percentage">
            <text:p>4.30%</text:p>
          </table:table-cell>
          <table:table-cell table:style-name="ce1" office:value-type="float" office:value="464" calcext:value-type="float">
            <text:p>464</text:p>
          </table:table-cell>
          <table:table-cell table:style-name="ce4" office:value-type="currency" office:currency="USD" office:value="96728" calcext:value-type="currency">
            <text:p>$96,728.00</text:p>
          </table:table-cell>
          <table:table-cell table:style-name="ce4" office:value-type="currency" office:currency="USD" office:value="421987" calcext:value-type="currency">
            <text:p>$421,987.00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139.8" calcext:value-type="float">
            <text:p>139.8</text:p>
          </table:table-cell>
          <table:table-cell table:style-name="ce1" office:value-type="float" office:value="47.7" calcext:value-type="float">
            <text:p>47.7</text:p>
          </table:table-cell>
          <table:table-cell table:style-name="ce2" office:value-type="percentage" office:value="1.8256" calcext:value-type="percentage">
            <text:p>182.56%</text:p>
          </table:table-cell>
          <table:table-cell table:style-name="ce2" office:value-type="percentage" office:value="18.04" calcext:value-type="percentage">
            <text:p>1804.00%</text:p>
          </table:table-cell>
          <table:table-cell table:style-name="ce2" office:value-type="percentage" office:value="0.7757" calcext:value-type="percentage">
            <text:p>77.57%</text:p>
          </table:table-cell>
          <table:table-cell table:style-name="ce1" office:value-type="float" office:value="7590" calcext:value-type="float">
            <text:p>7590</text:p>
          </table:table-cell>
          <table:table-cell table:style-name="ce2" office:value-type="percentage" office:value="0.6972" calcext:value-type="percentage">
            <text:p>69.72%</text:p>
          </table:table-cell>
          <table:table-cell table:style-name="ce1" office:value-type="float" office:value="45" calcext:value-type="float">
            <text:p>45</text:p>
          </table:table-cell>
          <table:table-cell table:style-name="ce2" office:value-type="percentage" office:value="0.0041" calcext:value-type="percentage">
            <text:p>0.41%</text:p>
          </table:table-cell>
          <table:table-cell table:style-name="ce1" office:value-type="float" office:value="855" calcext:value-type="float">
            <text:p>855</text:p>
          </table:table-cell>
          <table:table-cell table:style-name="ce2" office:value-type="percentage" office:value="0.0785" calcext:value-type="percentage">
            <text:p>7.85%</text:p>
          </table:table-cell>
          <table:table-cell table:style-name="ce1" office:value-type="float" office:value="80" calcext:value-type="float">
            <text:p>80</text:p>
          </table:table-cell>
          <table:table-cell table:style-name="ce2" office:value-type="percentage" office:value="0.0073" calcext:value-type="percentage">
            <text:p>0.73%</text:p>
          </table:table-cell>
          <table:table-cell table:style-name="ce1" office:value-type="float" office:value="35" calcext:value-type="float">
            <text:p>35</text:p>
          </table:table-cell>
          <table:table-cell table:style-name="ce2" office:value-type="percentage" office:value="0.0032" calcext:value-type="percentage">
            <text:p>0.32%</text:p>
          </table:table-cell>
          <table:table-cell table:style-name="ce2" office:value-type="percentage" office:value="0.462" calcext:value-type="percentage">
            <text:p>46.20%</text:p>
          </table:table-cell>
          <table:table-cell table:style-name="ce2" office:value-type="percentage" office:value="0.538" calcext:value-type="percentage">
            <text:p>53.80%</text:p>
          </table:table-cell>
          <table:table-cell table:style-name="ce1" office:value-type="float" office:value="84.3" calcext:value-type="float">
            <text:p>84.3</text:p>
          </table:table-cell>
          <table:table-cell table:style-name="ce2" office:value-type="percentage" office:value="0.08" calcext:value-type="percentage">
            <text:p>8.00%</text:p>
          </table:table-cell>
          <table:table-cell table:style-name="ce2" office:value-type="percentage" office:value="0.446" calcext:value-type="percentage">
            <text:p>44.60%</text:p>
          </table:table-cell>
          <table:table-cell table:style-name="ce2" office:value-type="percentage" office:value="0.161" calcext:value-type="percentage">
            <text:p>16.10%</text:p>
          </table:table-cell>
          <table:table-cell table:style-name="ce2" office:value-type="percentage" office:value="0.982" calcext:value-type="percentage">
            <text:p>98.20%</text:p>
          </table:table-cell>
          <table:table-cell table:style-name="ce1" office:value-type="float" office:value="39.6" calcext:value-type="float">
            <text:p>39.6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086" calcext:value-type="percentage">
            <text:p>8.6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08" calcext:value-type="percentage">
            <text:p>70.80%</text:p>
          </table:table-cell>
          <table:table-cell table:style-name="ce1" table:number-columns-repeated="989"/>
        </table:table-row>
        <table:table-row table:style-name="ro1">
          <table:table-cell office:value-type="string" calcext:value-type="string">
            <text:p>Tarrytown, Old West Austin, West of Downtown</text:p>
          </table:table-cell>
          <table:table-cell office:value-type="float" office:value="78703" calcext:value-type="float">
            <text:p>78703</text:p>
          </table:table-cell>
          <table:table-cell office:value-type="float" office:value="21113" calcext:value-type="float">
            <text:p>21113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2196" calcext:value-type="float">
            <text:p>2196</text:p>
          </table:table-cell>
          <table:table-cell office:value-type="currency" office:currency="USD" office:value="96594" calcext:value-type="currency">
            <text:p>$96,594.00</text:p>
          </table:table-cell>
          <table:table-cell office:value-type="currency" office:currency="USD" office:value="815782" calcext:value-type="currency">
            <text:p>$815,782.00</text:p>
          </table:table-cell>
          <table:table-cell office:value-type="float" office:value="3782" calcext:value-type="float">
            <text:p>3782</text:p>
          </table:table-cell>
          <table:table-cell office:value-type="float" office:value="5.6" calcext:value-type="float">
            <text:p>5.6</text:p>
          </table:table-cell>
          <table:table-cell office:value-type="float" office:value="36.6" calcext:value-type="float">
            <text:p>36.6</text:p>
          </table:table-cell>
          <table:table-cell office:value-type="percentage" office:value="0.726" calcext:value-type="percentage">
            <text:p>72.60%</text:p>
          </table:table-cell>
          <table:table-cell office:value-type="percentage" office:value="8.153" calcext:value-type="percentage">
            <text:p>815.30%</text:p>
          </table:table-cell>
          <table:table-cell office:value-type="percentage" office:value="0.8479" calcext:value-type="percentage">
            <text:p>84.79%</text:p>
          </table:table-cell>
          <table:table-cell office:value-type="float" office:value="16307" calcext:value-type="float">
            <text:p>16307</text:p>
          </table:table-cell>
          <table:table-cell office:value-type="percentage" office:value="0.7724" calcext:value-type="percentage">
            <text:p>77.24%</text:p>
          </table:table-cell>
          <table:table-cell office:value-type="float" office:value="248" calcext:value-type="float">
            <text:p>248</text:p>
          </table:table-cell>
          <table:table-cell office:value-type="percentage" office:value="0.0117" calcext:value-type="percentage">
            <text:p>1.17%</text:p>
          </table:table-cell>
          <table:table-cell office:value-type="float" office:value="1595" calcext:value-type="float">
            <text:p>1595</text:p>
          </table:table-cell>
          <table:table-cell office:value-type="percentage" office:value="0.0755" calcext:value-type="percentage">
            <text:p>7.55%</text:p>
          </table:table-cell>
          <table:table-cell office:value-type="float" office:value="1154" calcext:value-type="float">
            <text:p>1154</text:p>
          </table:table-cell>
          <table:table-cell office:value-type="percentage" office:value="0.0547" calcext:value-type="percentage">
            <text:p>5.4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100.7" calcext:value-type="float">
            <text:p>100.7</text:p>
          </table:table-cell>
          <table:table-cell office:value-type="percentage" office:value="0.068" calcext:value-type="percentage">
            <text:p>6.80%</text:p>
          </table:table-cell>
          <table:table-cell office:value-type="percentage" office:value="0.873" calcext:value-type="percentage">
            <text:p>87.3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1.01" calcext:value-type="percentage">
            <text:p>101.00%</text:p>
          </table:table-cell>
          <table:table-cell office:value-type="float" office:value="19.3" calcext:value-type="float">
            <text:p>19.3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28" calcext:value-type="percentage">
            <text:p>2.8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728" calcext:value-type="percentage">
            <text:p>72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3" calcext:value-type="float">
            <text:p>78613</text:p>
          </table:table-cell>
          <table:table-cell office:value-type="float" office:value="76358" calcext:value-type="float">
            <text:p>76358</text:p>
          </table:table-cell>
          <table:table-cell office:value-type="percentage" office:value="0.129" calcext:value-type="percentage">
            <text:p>12.90%</text:p>
          </table:table-cell>
          <table:table-cell office:value-type="float" office:value="9839" calcext:value-type="float">
            <text:p>9839</text:p>
          </table:table-cell>
          <table:table-cell office:value-type="currency" office:currency="USD" office:value="94809" calcext:value-type="currency">
            <text:p>$94,809.00</text:p>
          </table:table-cell>
          <table:table-cell office:value-type="currency" office:currency="USD" office:value="261605" calcext:value-type="currency">
            <text:p>$261,605.00</text:p>
          </table:table-cell>
          <table:table-cell office:value-type="float" office:value="2715" calcext:value-type="float">
            <text:p>2715</text:p>
          </table:table-cell>
          <table:table-cell office:value-type="float" office:value="28.1" calcext:value-type="float">
            <text:p>28.1</text:p>
          </table:table-cell>
          <table:table-cell office:value-type="float" office:value="34.8" calcext:value-type="float">
            <text:p>34.8</text:p>
          </table:table-cell>
          <table:table-cell office:value-type="percentage" office:value="1.1488" calcext:value-type="percentage">
            <text:p>114.88%</text:p>
          </table:table-cell>
          <table:table-cell office:value-type="percentage" office:value="5.8457" calcext:value-type="percentage">
            <text:p>584.57%</text:p>
          </table:table-cell>
          <table:table-cell office:value-type="percentage" office:value="0.7541" calcext:value-type="percentage">
            <text:p>75.41%</text:p>
          </table:table-cell>
          <table:table-cell office:value-type="float" office:value="46266" calcext:value-type="float">
            <text:p>46266</text:p>
          </table:table-cell>
          <table:table-cell office:value-type="percentage" office:value="0.6059" calcext:value-type="percentage">
            <text:p>60.59%</text:p>
          </table:table-cell>
          <table:table-cell office:value-type="float" office:value="2325" calcext:value-type="float">
            <text:p>2325</text:p>
          </table:table-cell>
          <table:table-cell office:value-type="percentage" office:value="0.0304" calcext:value-type="percentage">
            <text:p>3.04%</text:p>
          </table:table-cell>
          <table:table-cell office:value-type="float" office:value="11317" calcext:value-type="float">
            <text:p>11317</text:p>
          </table:table-cell>
          <table:table-cell office:value-type="percentage" office:value="0.1482" calcext:value-type="percentage">
            <text:p>14.82%</text:p>
          </table:table-cell>
          <table:table-cell office:value-type="float" office:value="3486" calcext:value-type="float">
            <text:p>3486</text:p>
          </table:table-cell>
          <table:table-cell office:value-type="percentage" office:value="0.0457" calcext:value-type="percentage">
            <text:p>4.57%</text:p>
          </table:table-cell>
          <table:table-cell office:value-type="float" office:value="201" calcext:value-type="float">
            <text:p>201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479" calcext:value-type="percentage">
            <text:p>47.90%</text:p>
          </table:table-cell>
          <table:table-cell office:value-type="percentage" office:value="0.154" calcext:value-type="percentage">
            <text:p>15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27.7" calcext:value-type="float">
            <text:p>27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72" calcext:value-type="percentage">
            <text:p>7.2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1" calcext:value-type="percentage">
            <text:p>81.10%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osanky, Jeddo</text:p>
          </table:table-cell>
          <table:table-cell office:value-type="float" office:value="78953" calcext:value-type="float">
            <text:p>78953</text:p>
          </table:table-cell>
          <table:table-cell office:value-type="float" office:value="659" calcext:value-type="float">
            <text:p>659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93896" calcext:value-type="currency">
            <text:p>$93,896.00</text:p>
          </table:table-cell>
          <table:table-cell office:value-type="currency" office:currency="USD" office:value="135298" calcext:value-type="currency">
            <text:p>$135,298.00</text:p>
          </table:table-cell>
          <table:table-cell office:value-type="float" office:value="7" calcext:value-type="float">
            <text:p>7</text:p>
          </table:table-cell>
          <table:table-cell office:value-type="float" office:value="91.5" calcext:value-type="float">
            <text:p>91.5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percentage" office:value="100" calcext:value-type="percentage">
            <text:p>10000.00%</text:p>
          </table:table-cell>
          <table:table-cell table:formula="of:=[.O21]+[.S21]" office:value-type="percentage" office:value="1.36722306525038" calcext:value-type="percentage">
            <text:p>136.72%</text:p>
          </table:table-cell>
          <table:table-cell office:value-type="float" office:value="777" calcext:value-type="float">
            <text:p>777</text:p>
          </table:table-cell>
          <table:table-cell table:formula="of:=[.N21]/[.C21]" office:value-type="percentage" office:value="1.17905918057663" calcext:value-type="percentage">
            <text:p>117.91%</text:p>
          </table:table-cell>
          <table:table-cell office:value-type="float" office:value="18" calcext:value-type="float">
            <text:p>18</text:p>
          </table:table-cell>
          <table:table-cell table:formula="of:=[.P21]/[.C21]" office:value-type="percentage" office:value="0.0273141122913505" calcext:value-type="percentage">
            <text:p>2.73%</text:p>
          </table:table-cell>
          <table:table-cell office:value-type="float" office:value="124" calcext:value-type="float">
            <text:p>124</text:p>
          </table:table-cell>
          <table:table-cell table:formula="of:=[.R21]/[.C21]" office:value-type="percentage" office:value="0.188163884673748" calcext:value-type="percentage">
            <text:p>18.82%</text:p>
          </table:table-cell>
          <table:table-cell office:value-type="float" office:value="1" calcext:value-type="float">
            <text:p>1</text:p>
          </table:table-cell>
          <table:table-cell table:formula="of:=[.T21]/[.C21]" office:value-type="percentage" office:value="0.00151745068285281" calcext:value-type="percentage">
            <text:p>0.15%</text:p>
          </table:table-cell>
          <table:table-cell office:value-type="float" office:value="5" calcext:value-type="float">
            <text:p>5</text:p>
          </table:table-cell>
          <table:table-cell table:formula="of:=[.V21]/[.C21]" office:value-type="percentage" office:value="0.00758725341426404" calcext:value-type="percentage">
            <text:p>0.76%</text:p>
          </table:table-cell>
          <table:table-cell office:value-type="percentage" office:value="0.412" calcext:value-type="percentage">
            <text:p>41.20%</text:p>
          </table:table-cell>
          <table:table-cell office:value-type="percentage" office:value="0.588" calcext:value-type="percentage">
            <text:p>58.80%</text:p>
          </table:table-cell>
          <table:table-cell office:value-type="float" office:value="80.1" calcext:value-type="float">
            <text:p>80.1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133" calcext:value-type="percentage">
            <text:p>13.30%</text:p>
          </table:table-cell>
          <table:table-cell office:value-type="percentage" office:value="0.043" calcext:value-type="percentage">
            <text:p>4.30%</text:p>
          </table:table-cell>
          <table:table-cell office:value-type="percentage" office:value="0.907" calcext:value-type="percentage">
            <text:p>90.70%</text:p>
          </table:table-cell>
          <table:table-cell office:value-type="float" office:value="33.3" calcext:value-type="float">
            <text:p>33.3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8" calcext:value-type="percentage">
            <text:p>12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8" calcext:value-type="percentage">
            <text:p>71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5" calcext:value-type="float">
            <text:p>78665</text:p>
          </table:table-cell>
          <table:table-cell office:value-type="float" office:value="44342" calcext:value-type="float">
            <text:p>44342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5468" calcext:value-type="float">
            <text:p>5468</text:p>
          </table:table-cell>
          <table:table-cell office:value-type="currency" office:currency="USD" office:value="92588" calcext:value-type="currency">
            <text:p>$92,588.00</text:p>
          </table:table-cell>
          <table:table-cell office:value-type="currency" office:currency="USD" office:value="238852" calcext:value-type="currency">
            <text:p>$238,852.00</text:p>
          </table:table-cell>
          <table:table-cell office:value-type="float" office:value="2364" calcext:value-type="float">
            <text:p>2364</text:p>
          </table:table-cell>
          <table:table-cell office:value-type="float" office:value="18.8" calcext:value-type="float">
            <text:p>18.8</text:p>
          </table:table-cell>
          <table:table-cell office:value-type="float" office:value="33.1" calcext:value-type="float">
            <text:p>33.1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82.5" calcext:value-type="float">
            <text:p>82.5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448" calcext:value-type="percentage">
            <text:p>44.80%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961" calcext:value-type="percentage">
            <text:p>96.10%</text:p>
          </table:table-cell>
          <table:table-cell office:value-type="float" office:value="28.8" calcext:value-type="float">
            <text:p>28.8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9" calcext:value-type="float">
            <text:p>78749</text:p>
          </table:table-cell>
          <table:table-cell office:value-type="float" office:value="37001" calcext:value-type="float">
            <text:p>37001</text:p>
          </table:table-cell>
          <table:table-cell office:value-type="percentage" office:value="0.126" calcext:value-type="percentage">
            <text:p>12.60%</text:p>
          </table:table-cell>
          <table:table-cell office:value-type="float" office:value="4662" calcext:value-type="float">
            <text:p>4662</text:p>
          </table:table-cell>
          <table:table-cell office:value-type="currency" office:currency="USD" office:value="91048" calcext:value-type="currency">
            <text:p>$91,048.00</text:p>
          </table:table-cell>
          <table:table-cell office:value-type="currency" office:currency="USD" office:value="305891" calcext:value-type="currency">
            <text:p>$305,891.00</text:p>
          </table:table-cell>
          <table:table-cell office:value-type="float" office:value="3674" calcext:value-type="float">
            <text:p>3674</text:p>
          </table:table-cell>
          <table:table-cell office:value-type="float" office:value="10.1" calcext:value-type="float">
            <text:p>10.1</text:p>
          </table:table-cell>
          <table:table-cell office:value-type="float" office:value="36.9" calcext:value-type="float">
            <text:p>36.9</text:p>
          </table:table-cell>
          <table:table-cell office:value-type="percentage" office:value="1.4643" calcext:value-type="percentage">
            <text:p>146.43%</text:p>
          </table:table-cell>
          <table:table-cell office:value-type="percentage" office:value="6.406" calcext:value-type="percentage">
            <text:p>640.60%</text:p>
          </table:table-cell>
          <table:table-cell office:value-type="percentage" office:value="0.8071" calcext:value-type="percentage">
            <text:p>80.71%</text:p>
          </table:table-cell>
          <table:table-cell office:value-type="float" office:value="23035" calcext:value-type="float">
            <text:p>23035</text:p>
          </table:table-cell>
          <table:table-cell office:value-type="percentage" office:value="0.6226" calcext:value-type="percentage">
            <text:p>62.26%</text:p>
          </table:table-cell>
          <table:table-cell office:value-type="float" office:value="1051" calcext:value-type="float">
            <text:p>1051</text:p>
          </table:table-cell>
          <table:table-cell office:value-type="percentage" office:value="0.0284" calcext:value-type="percentage">
            <text:p>2.84%</text:p>
          </table:table-cell>
          <table:table-cell office:value-type="float" office:value="6827" calcext:value-type="float">
            <text:p>6827</text:p>
          </table:table-cell>
          <table:table-cell office:value-type="percentage" office:value="0.1845" calcext:value-type="percentage">
            <text:p>18.45%</text:p>
          </table:table-cell>
          <table:table-cell office:value-type="float" office:value="2677" calcext:value-type="float">
            <text:p>2677</text:p>
          </table:table-cell>
          <table:table-cell office:value-type="percentage" office:value="0.0723" calcext:value-type="percentage">
            <text:p>7.23%</text:p>
          </table:table-cell>
          <table:table-cell office:value-type="float" office:value="99" calcext:value-type="float">
            <text:p>99</text:p>
          </table:table-cell>
          <table:table-cell office:value-type="percentage" office:value="0.0027" calcext:value-type="percentage">
            <text:p>0.27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642" calcext:value-type="percentage">
            <text:p>64.20%</text:p>
          </table:table-cell>
          <table:table-cell office:value-type="percentage" office:value="0.234" calcext:value-type="percentage">
            <text:p>23.4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5.4" calcext:value-type="float">
            <text:p>2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3" calcext:value-type="percentage">
            <text:p>6.30%</text:p>
          </table:table-cell>
          <table:table-cell office:value-type="percentage" office:value="0.006" calcext:value-type="percentage">
            <text:p>0.60%</text:p>
          </table:table-cell>
          <table:table-cell office:value-type="percentage" office:value="0.817" calcext:value-type="percentage">
            <text:p>81.7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Leander, Nameless, Volente</text:p>
          </table:table-cell>
          <table:table-cell table:style-name="ce1" office:value-type="float" office:value="78641" calcext:value-type="float">
            <text:p>78641</text:p>
          </table:table-cell>
          <table:table-cell table:style-name="ce1" office:value-type="float" office:value="56735" calcext:value-type="float">
            <text:p>56735</text:p>
          </table:table-cell>
          <table:table-cell table:style-name="ce2" office:value-type="percentage" office:value="0.084" calcext:value-type="percentage">
            <text:p>8.40%</text:p>
          </table:table-cell>
          <table:table-cell table:style-name="ce1" office:value-type="float" office:value="4749" calcext:value-type="float">
            <text:p>4749</text:p>
          </table:table-cell>
          <table:table-cell table:style-name="ce4" office:value-type="currency" office:currency="USD" office:value="86991" calcext:value-type="currency">
            <text:p>$86,991.00</text:p>
          </table:table-cell>
          <table:table-cell table:style-name="ce4" office:value-type="currency" office:currency="USD" office:value="206554" calcext:value-type="currency">
            <text:p>$206,554.00</text:p>
          </table:table-cell>
          <table:table-cell table:style-name="ce1" office:value-type="float" office:value="449" calcext:value-type="float">
            <text:p>449</text:p>
          </table:table-cell>
          <table:table-cell table:style-name="ce1" office:value-type="float" office:value="126.4" calcext:value-type="float">
            <text:p>126.4</text:p>
          </table:table-cell>
          <table:table-cell table:style-name="ce1" office:value-type="float" office:value="35" calcext:value-type="float">
            <text:p>35</text:p>
          </table:table-cell>
          <table:table-cell table:style-name="ce2" office:value-type="percentage" office:value="2" calcext:value-type="percentage">
            <text:p>200.00%</text:p>
          </table:table-cell>
          <table:table-cell table:style-name="ce2" office:value-type="percentage" office:value="8.5167" calcext:value-type="percentage">
            <text:p>851.67%</text:p>
          </table:table-cell>
          <table:table-cell table:style-name="ce2" office:value-type="percentage" office:value="0.7154" calcext:value-type="percentage">
            <text:p>71.54%</text:p>
          </table:table-cell>
          <table:table-cell table:style-name="ce1" office:value-type="float" office:value="31059" calcext:value-type="float">
            <text:p>31059</text:p>
          </table:table-cell>
          <table:table-cell table:style-name="ce2" office:value-type="percentage" office:value="0.5474" calcext:value-type="percentage">
            <text:p>54.74%</text:p>
          </table:table-cell>
          <table:table-cell table:style-name="ce1" office:value-type="float" office:value="1634" calcext:value-type="float">
            <text:p>1634</text:p>
          </table:table-cell>
          <table:table-cell table:style-name="ce2" office:value-type="percentage" office:value="0.0288" calcext:value-type="percentage">
            <text:p>2.88%</text:p>
          </table:table-cell>
          <table:table-cell table:style-name="ce1" office:value-type="float" office:value="9534" calcext:value-type="float">
            <text:p>9534</text:p>
          </table:table-cell>
          <table:table-cell table:style-name="ce2" office:value-type="percentage" office:value="0.168" calcext:value-type="percentage">
            <text:p>16.80%</text:p>
          </table:table-cell>
          <table:table-cell table:style-name="ce1" office:value-type="float" office:value="825" calcext:value-type="float">
            <text:p>825</text:p>
          </table:table-cell>
          <table:table-cell table:style-name="ce2" office:value-type="percentage" office:value="0.0145" calcext:value-type="percentage">
            <text:p>1.45%</text:p>
          </table:table-cell>
          <table:table-cell table:style-name="ce1" office:value-type="float" office:value="188" calcext:value-type="float">
            <text:p>188</text:p>
          </table:table-cell>
          <table:table-cell table:style-name="ce2" office:value-type="percentage" office:value="0.0033" calcext:value-type="percentage">
            <text:p>0.33%</text:p>
          </table:table-cell>
          <table:table-cell table:style-name="ce2" office:value-type="percentage" office:value="0.502" calcext:value-type="percentage">
            <text:p>50.20%</text:p>
          </table:table-cell>
          <table:table-cell table:style-name="ce2" office:value-type="percentage" office:value="0.498" calcext:value-type="percentage">
            <text:p>49.80%</text:p>
          </table:table-cell>
          <table:table-cell table:style-name="ce1" office:value-type="float" office:value="93.6" calcext:value-type="float">
            <text:p>93.6</text:p>
          </table:table-cell>
          <table:table-cell table:style-name="ce2" office:value-type="percentage" office:value="0.055" calcext:value-type="percentage">
            <text:p>5.50%</text:p>
          </table:table-cell>
          <table:table-cell table:style-name="ce2" office:value-type="percentage" office:value="0.377" calcext:value-type="percentage">
            <text:p>37.70%</text:p>
          </table:table-cell>
          <table:table-cell table:style-name="ce2" office:value-type="percentage" office:value="0.117" calcext:value-type="percentage">
            <text:p>11.70%</text:p>
          </table:table-cell>
          <table:table-cell table:style-name="ce2" office:value-type="percentage" office:value="0.931" calcext:value-type="percentage">
            <text:p>93.10%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.3" calcext:value-type="float">
            <text:p>3.3</text:p>
          </table:table-cell>
          <table:table-cell table:style-name="ce2" office:value-type="percentage" office:value="0.089" calcext:value-type="percentage">
            <text:p>8.90%</text:p>
          </table:table-cell>
          <table:table-cell table:style-name="ce2" office:value-type="percentage" office:value="0.006" calcext:value-type="percentage">
            <text:p>0.60%</text:p>
          </table:table-cell>
          <table:table-cell table:style-name="ce2"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31" calcext:value-type="float">
            <text:p>78731</text:p>
          </table:table-cell>
          <table:table-cell office:value-type="float" office:value="27794" calcext:value-type="float">
            <text:p>27794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442" calcext:value-type="float">
            <text:p>3442</text:p>
          </table:table-cell>
          <table:table-cell office:value-type="currency" office:currency="USD" office:value="86899" calcext:value-type="currency">
            <text:p>$86,899.00</text:p>
          </table:table-cell>
          <table:table-cell office:value-type="currency" office:currency="USD" office:value="565609" calcext:value-type="currency">
            <text:p>$565,609.00</text:p>
          </table:table-cell>
          <table:table-cell office:value-type="float" office:value="3235" calcext:value-type="float">
            <text:p>3235</text:p>
          </table:table-cell>
          <table:table-cell office:value-type="float" office:value="8.6" calcext:value-type="float">
            <text:p>8.6</text:p>
          </table:table-cell>
          <table:table-cell office:value-type="float" office:value="38.5" calcext:value-type="float">
            <text:p>38.5</text:p>
          </table:table-cell>
          <table:table-cell office:value-type="percentage" office:value="0.6395" calcext:value-type="percentage">
            <text:p>63.95%</text:p>
          </table:table-cell>
          <table:table-cell office:value-type="percentage" office:value="6.348" calcext:value-type="percentage">
            <text:p>634.80%</text:p>
          </table:table-cell>
          <table:table-cell office:value-type="percentage" office:value="0.7871" calcext:value-type="percentage">
            <text:p>78.71%</text:p>
          </table:table-cell>
          <table:table-cell office:value-type="float" office:value="19673" calcext:value-type="float">
            <text:p>19673</text:p>
          </table:table-cell>
          <table:table-cell office:value-type="percentage" office:value="0.7078" calcext:value-type="percentage">
            <text:p>70.78%</text:p>
          </table:table-cell>
          <table:table-cell office:value-type="float" office:value="312" calcext:value-type="float">
            <text:p>312</text:p>
          </table:table-cell>
          <table:table-cell office:value-type="percentage" office:value="0.0112" calcext:value-type="percentage">
            <text:p>1.12%</text:p>
          </table:table-cell>
          <table:table-cell office:value-type="float" office:value="2203" calcext:value-type="float">
            <text:p>2203</text:p>
          </table:table-cell>
          <table:table-cell office:value-type="percentage" office:value="0.0793" calcext:value-type="percentage">
            <text:p>7.93%</text:p>
          </table:table-cell>
          <table:table-cell office:value-type="float" office:value="1915" calcext:value-type="float">
            <text:p>1915</text:p>
          </table:table-cell>
          <table:table-cell office:value-type="percentage" office:value="0.0689" calcext:value-type="percentage">
            <text:p>6.89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69" calcext:value-type="percentage">
            <text:p>46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97.7" calcext:value-type="float">
            <text:p>97.7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777" calcext:value-type="percentage">
            <text:p>77.70%</text:p>
          </table:table-cell>
          <table:table-cell office:value-type="percentage" office:value="0.372" calcext:value-type="percentage">
            <text:p>37.20%</text:p>
          </table:table-cell>
          <table:table-cell office:value-type="percentage" office:value="1.002" calcext:value-type="percentage">
            <text:p>100.20%</text:p>
          </table:table-cell>
          <table:table-cell office:value-type="float" office:value="19.8" calcext:value-type="float">
            <text:p>19.8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62" calcext:value-type="percentage">
            <text:p>76.2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Georgetown West, Cimmarron Hills</text:p>
          </table:table-cell>
          <table:table-cell table:style-name="ce1" office:value-type="float" office:value="78628" calcext:value-type="float">
            <text:p>78628</text:p>
          </table:table-cell>
          <table:table-cell table:style-name="ce1" office:value-type="float" office:value="28033" calcext:value-type="float">
            <text:p>28033</text:p>
          </table:table-cell>
          <table:table-cell table:style-name="ce2" office:value-type="percentage" office:value="0.064" calcext:value-type="percentage">
            <text:p>6.40%</text:p>
          </table:table-cell>
          <table:table-cell table:style-name="ce1" office:value-type="float" office:value="1781" calcext:value-type="float">
            <text:p>1781</text:p>
          </table:table-cell>
          <table:table-cell table:style-name="ce4" office:value-type="currency" office:currency="USD" office:value="85219" calcext:value-type="currency">
            <text:p>$85,219.00</text:p>
          </table:table-cell>
          <table:table-cell table:style-name="ce4" office:value-type="currency" office:currency="USD" office:value="271040" calcext:value-type="currency">
            <text:p>$271,040.00</text:p>
          </table:table-cell>
          <table:table-cell table:style-name="ce1" office:value-type="float" office:value="382" calcext:value-type="float">
            <text:p>382</text:p>
          </table:table-cell>
          <table:table-cell table:style-name="ce1" office:value-type="float" office:value="73.4" calcext:value-type="float">
            <text:p>73.4</text:p>
          </table:table-cell>
          <table:table-cell table:style-name="ce1" office:value-type="float" office:value="44.6" calcext:value-type="float">
            <text:p>44.6</text:p>
          </table:table-cell>
          <table:table-cell table:style-name="ce2" office:value-type="percentage" office:value="2.1672" calcext:value-type="percentage">
            <text:p>216.72%</text:p>
          </table:table-cell>
          <table:table-cell table:style-name="ce2" office:value-type="percentage" office:value="12.5828" calcext:value-type="percentage">
            <text:p>1258.28%</text:p>
          </table:table-cell>
          <table:table-cell table:style-name="ce2" office:value-type="percentage" office:value="0.8053" calcext:value-type="percentage">
            <text:p>80.53%</text:p>
          </table:table-cell>
          <table:table-cell table:style-name="ce1" office:value-type="float" office:value="18686" calcext:value-type="float">
            <text:p>18686</text:p>
          </table:table-cell>
          <table:table-cell table:style-name="ce2" office:value-type="percentage" office:value="0.6666" calcext:value-type="percentage">
            <text:p>66.66%</text:p>
          </table:table-cell>
          <table:table-cell table:style-name="ce1" office:value-type="float" office:value="470" calcext:value-type="float">
            <text:p>470</text:p>
          </table:table-cell>
          <table:table-cell table:style-name="ce2" office:value-type="percentage" office:value="0.0168" calcext:value-type="percentage">
            <text:p>1.68%</text:p>
          </table:table-cell>
          <table:table-cell table:style-name="ce1" office:value-type="float" office:value="3889" calcext:value-type="float">
            <text:p>3889</text:p>
          </table:table-cell>
          <table:table-cell table:style-name="ce2" office:value-type="percentage" office:value="0.1387" calcext:value-type="percentage">
            <text:p>13.87%</text:p>
          </table:table-cell>
          <table:table-cell table:style-name="ce1" office:value-type="float" office:value="248" calcext:value-type="float">
            <text:p>248</text:p>
          </table:table-cell>
          <table:table-cell table:style-name="ce2" office:value-type="percentage" office:value="0.0088" calcext:value-type="percentage">
            <text:p>0.88%</text:p>
          </table:table-cell>
          <table:table-cell table:style-name="ce1" office:value-type="float" office:value="63" calcext:value-type="float">
            <text:p>63</text:p>
          </table:table-cell>
          <table:table-cell table:style-name="ce2" office:value-type="percentage" office:value="0.0022" calcext:value-type="percentage">
            <text:p>0.22%</text:p>
          </table:table-cell>
          <table:table-cell table:style-name="ce2" office:value-type="percentage" office:value="0.488" calcext:value-type="percentage">
            <text:p>48.80%</text:p>
          </table:table-cell>
          <table:table-cell table:style-name="ce2" office:value-type="percentage" office:value="0.512" calcext:value-type="percentage">
            <text:p>51.20%</text:p>
          </table:table-cell>
          <table:table-cell table:style-name="ce1" office:value-type="float" office:value="93" calcext:value-type="float">
            <text:p>93</text:p>
          </table:table-cell>
          <table:table-cell table:style-name="ce2" office:value-type="percentage" office:value="0.065" calcext:value-type="percentage">
            <text:p>6.50%</text:p>
          </table:table-cell>
          <table:table-cell table:style-name="ce2" office:value-type="percentage" office:value="0.448" calcext:value-type="percentage">
            <text:p>44.80%</text:p>
          </table:table-cell>
          <table:table-cell table:style-name="ce2" office:value-type="percentage" office:value="0.161" calcext:value-type="percentage">
            <text:p>16.10%</text:p>
          </table:table-cell>
          <table:table-cell table:style-name="ce2" office:value-type="percentage" office:value="0.959" calcext:value-type="percentage">
            <text:p>95.90%</text:p>
          </table:table-cell>
          <table:table-cell table:style-name="ce1" office:value-type="float" office:value="29.3" calcext:value-type="float">
            <text:p>29.3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061" calcext:value-type="percentage">
            <text:p>6.10%</text:p>
          </table:table-cell>
          <table:table-cell table:style-name="ce2" office:value-type="percentage" office:value="0.003" calcext:value-type="percentage">
            <text:p>0.30%</text:p>
          </table:table-cell>
          <table:table-cell table:style-name="ce2"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0" calcext:value-type="float">
            <text:p>78750</text:p>
          </table:table-cell>
          <table:table-cell office:value-type="float" office:value="30421" calcext:value-type="float">
            <text:p>30421</text:p>
          </table:table-cell>
          <table:table-cell office:value-type="percentage" office:value="0.17" calcext:value-type="percentage">
            <text:p>17.00%</text:p>
          </table:table-cell>
          <table:table-cell office:value-type="float" office:value="5163" calcext:value-type="float">
            <text:p>5163</text:p>
          </table:table-cell>
          <table:table-cell office:value-type="currency" office:currency="USD" office:value="82515" calcext:value-type="currency">
            <text:p>$82,515.00</text:p>
          </table:table-cell>
          <table:table-cell office:value-type="currency" office:currency="USD" office:value="366825" calcext:value-type="currency">
            <text:p>$366,825.00</text:p>
          </table:table-cell>
          <table:table-cell office:value-type="float" office:value="2269" calcext:value-type="float">
            <text:p>2269</text:p>
          </table:table-cell>
          <table:table-cell office:value-type="float" office:value="13.4" calcext:value-type="float">
            <text:p>13.4</text:p>
          </table:table-cell>
          <table:table-cell office:value-type="float" office:value="38.9" calcext:value-type="float">
            <text:p>38.9</text:p>
          </table:table-cell>
          <table:table-cell office:value-type="percentage" office:value="0.7106" calcext:value-type="percentage">
            <text:p>71.06%</text:p>
          </table:table-cell>
          <table:table-cell office:value-type="percentage" office:value="4.215" calcext:value-type="percentage">
            <text:p>421.50%</text:p>
          </table:table-cell>
          <table:table-cell office:value-type="percentage" office:value="0.7166" calcext:value-type="percentage">
            <text:p>71.66%</text:p>
          </table:table-cell>
          <table:table-cell office:value-type="float" office:value="18126" calcext:value-type="float">
            <text:p>18126</text:p>
          </table:table-cell>
          <table:table-cell office:value-type="percentage" office:value="0.5958" calcext:value-type="percentage">
            <text:p>59.58%</text:p>
          </table:table-cell>
          <table:table-cell office:value-type="float" office:value="959" calcext:value-type="float">
            <text:p>959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675" calcext:value-type="float">
            <text:p>3675</text:p>
          </table:table-cell>
          <table:table-cell office:value-type="percentage" office:value="0.1208" calcext:value-type="percentage">
            <text:p>12.08%</text:p>
          </table:table-cell>
          <table:table-cell office:value-type="float" office:value="3392" calcext:value-type="float">
            <text:p>3392</text:p>
          </table:table-cell>
          <table:table-cell office:value-type="percentage" office:value="0.1115" calcext:value-type="percentage">
            <text:p>11.15%</text:p>
          </table:table-cell>
          <table:table-cell office:value-type="float" office:value="67" calcext:value-type="float">
            <text:p>67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2" calcext:value-type="percentage">
            <text:p>52.00%</text:p>
          </table:table-cell>
          <table:table-cell office:value-type="float" office:value="95.4" calcext:value-type="float">
            <text:p>95.4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88" calcext:value-type="percentage">
            <text:p>58.8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973" calcext:value-type="percentage">
            <text:p>97.30%</text:p>
          </table:table-cell>
          <table:table-cell office:value-type="float" office:value="26.7" calcext:value-type="float">
            <text:p>26.7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02" calcext:value-type="percentage">
            <text:p>80.2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Manchaca South</text:p>
          </table:table-cell>
          <table:table-cell table:style-name="ce1" office:value-type="float" office:value="78652" calcext:value-type="float">
            <text:p>78652</text:p>
          </table:table-cell>
          <table:table-cell table:style-name="ce1" office:value-type="float" office:value="4989" calcext:value-type="float">
            <text:p>4989</text:p>
          </table:table-cell>
          <table:table-cell table:style-name="ce2" office:value-type="percentage" office:value="0.121" calcext:value-type="percentage">
            <text:p>12.10%</text:p>
          </table:table-cell>
          <table:table-cell table:style-name="ce1" office:value-type="float" office:value="605" calcext:value-type="float">
            <text:p>605</text:p>
          </table:table-cell>
          <table:table-cell table:style-name="ce4" office:value-type="currency" office:currency="USD" office:value="81854" calcext:value-type="currency">
            <text:p>$81,854.00</text:p>
          </table:table-cell>
          <table:table-cell table:style-name="ce4" office:value-type="currency" office:currency="USD" office:value="240295" calcext:value-type="currency">
            <text:p>$240,295.00</text:p>
          </table:table-cell>
          <table:table-cell table:style-name="ce1" office:value-type="float" office:value="289" calcext:value-type="float">
            <text:p>289</text:p>
          </table:table-cell>
          <table:table-cell table:style-name="ce1" office:value-type="float" office:value="17.3" calcext:value-type="float">
            <text:p>17.3</text:p>
          </table:table-cell>
          <table:table-cell table:style-name="ce1" office:value-type="float" office:value="40.3" calcext:value-type="float">
            <text:p>40.3</text:p>
          </table:table-cell>
          <table:table-cell table:style-name="ce2" office:value-type="percentage" office:value="1.8256" calcext:value-type="percentage">
            <text:p>182.56%</text:p>
          </table:table-cell>
          <table:table-cell table:style-name="ce2" office:value-type="percentage" office:value="7.034" calcext:value-type="percentage">
            <text:p>703.40%</text:p>
          </table:table-cell>
          <table:table-cell table:style-name="ce2" office:value-type="percentage" office:value="0.8511" calcext:value-type="percentage">
            <text:p>85.11%</text:p>
          </table:table-cell>
          <table:table-cell table:style-name="ce1" office:value-type="float" office:value="3144" calcext:value-type="float">
            <text:p>3144</text:p>
          </table:table-cell>
          <table:table-cell table:style-name="ce2" office:value-type="percentage" office:value="0.6302" calcext:value-type="percentage">
            <text:p>63.02%</text:p>
          </table:table-cell>
          <table:table-cell table:style-name="ce1" office:value-type="float" office:value="107" calcext:value-type="float">
            <text:p>107</text:p>
          </table:table-cell>
          <table:table-cell table:style-name="ce2" office:value-type="percentage" office:value="0.0214" calcext:value-type="percentage">
            <text:p>2.14%</text:p>
          </table:table-cell>
          <table:table-cell table:style-name="ce1" office:value-type="float" office:value="1102" calcext:value-type="float">
            <text:p>1102</text:p>
          </table:table-cell>
          <table:table-cell table:style-name="ce2" office:value-type="percentage" office:value="0.2209" calcext:value-type="percentage">
            <text:p>22.09%</text:p>
          </table:table-cell>
          <table:table-cell table:style-name="ce1" office:value-type="float" office:value="47" calcext:value-type="float">
            <text:p>47</text:p>
          </table:table-cell>
          <table:table-cell table:style-name="ce2" office:value-type="percentage" office:value="0.0094" calcext:value-type="percentage">
            <text:p>0.94%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455" calcext:value-type="percentage">
            <text:p>45.50%</text:p>
          </table:table-cell>
          <table:table-cell table:style-name="ce2" office:value-type="percentage" office:value="0.545" calcext:value-type="percentage">
            <text:p>54.50%</text:p>
          </table:table-cell>
          <table:table-cell table:style-name="ce1" office:value-type="float" office:value="93.2" calcext:value-type="float">
            <text:p>93.2</text:p>
          </table:table-cell>
          <table:table-cell table:style-name="ce2" office:value-type="percentage" office:value="0.047" calcext:value-type="percentage">
            <text:p>4.70%</text:p>
          </table:table-cell>
          <table:table-cell table:style-name="ce2" office:value-type="percentage" office:value="0.411" calcext:value-type="percentage">
            <text:p>41.10%</text:p>
          </table:table-cell>
          <table:table-cell table:style-name="ce2" office:value-type="percentage" office:value="0.127" calcext:value-type="percentage">
            <text:p>12.70%</text:p>
          </table:table-cell>
          <table:table-cell table:style-name="ce2" office:value-type="percentage" office:value="0.904" calcext:value-type="percentage">
            <text:p>90.40%</text:p>
          </table:table-cell>
          <table:table-cell table:style-name="ce1" office:value-type="float" office:value="33.3" calcext:value-type="float">
            <text:p>33.3</text:p>
          </table:table-cell>
          <table:table-cell table:style-name="ce1" office:value-type="float" office:value="2.5" calcext:value-type="float">
            <text:p>2.5</text:p>
          </table:table-cell>
          <table:table-cell table:style-name="ce2" office:value-type="percentage" office:value="0.089" calcext:value-type="percentage">
            <text:p>8.90%</text:p>
          </table:table-cell>
          <table:table-cell table:style-name="ce2" office:value-type="percentage" office:value="0.011" calcext:value-type="percentage">
            <text:p>1.10%</text:p>
          </table:table-cell>
          <table:table-cell table:style-name="ce2"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0" calcext:value-type="float">
            <text:p>78660</text:p>
          </table:table-cell>
          <table:table-cell office:value-type="float" office:value="82869" calcext:value-type="float">
            <text:p>82869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14423" calcext:value-type="float">
            <text:p>14423</text:p>
          </table:table-cell>
          <table:table-cell office:value-type="currency" office:currency="USD" office:value="81387" calcext:value-type="currency">
            <text:p>$81,387.00</text:p>
          </table:table-cell>
          <table:table-cell office:value-type="currency" office:currency="USD" office:value="200671" calcext:value-type="currency">
            <text:p>$200,671.00</text:p>
          </table:table-cell>
          <table:table-cell office:value-type="float" office:value="1828" calcext:value-type="float">
            <text:p>1828</text:p>
          </table:table-cell>
          <table:table-cell office:value-type="float" office:value="45.3" calcext:value-type="float">
            <text:p>45.3</text:p>
          </table:table-cell>
          <table:table-cell office:value-type="float" office:value="34" calcext:value-type="float">
            <text:p>34</text:p>
          </table:table-cell>
          <table:table-cell office:value-type="percentage" office:value="1.4293" calcext:value-type="percentage">
            <text:p>142.93%</text:p>
          </table:table-cell>
          <table:table-cell office:value-type="percentage" office:value="3.537" calcext:value-type="percentage">
            <text:p>353.70%</text:p>
          </table:table-cell>
          <table:table-cell office:value-type="percentage" office:value="0.6154" calcext:value-type="percentage">
            <text:p>61.54%</text:p>
          </table:table-cell>
          <table:table-cell office:value-type="float" office:value="30392" calcext:value-type="float">
            <text:p>30392</text:p>
          </table:table-cell>
          <table:table-cell office:value-type="percentage" office:value="0.3667" calcext:value-type="percentage">
            <text:p>36.67%</text:p>
          </table:table-cell>
          <table:table-cell office:value-type="float" office:value="10349" calcext:value-type="float">
            <text:p>10349</text:p>
          </table:table-cell>
          <table:table-cell office:value-type="percentage" office:value="0.1249" calcext:value-type="percentage">
            <text:p>12.49%</text:p>
          </table:table-cell>
          <table:table-cell office:value-type="float" office:value="20609" calcext:value-type="float">
            <text:p>20609</text:p>
          </table:table-cell>
          <table:table-cell office:value-type="percentage" office:value="0.2487" calcext:value-type="percentage">
            <text:p>24.87%</text:p>
          </table:table-cell>
          <table:table-cell office:value-type="float" office:value="5625" calcext:value-type="float">
            <text:p>5625</text:p>
          </table:table-cell>
          <table:table-cell office:value-type="percentage" office:value="0.0679" calcext:value-type="percentage">
            <text:p>6.79%</text:p>
          </table:table-cell>
          <table:table-cell office:value-type="float" office:value="179" calcext:value-type="float">
            <text:p>17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4" calcext:value-type="percentage">
            <text:p>48.40%</text:p>
          </table:table-cell>
          <table:table-cell office:value-type="percentage" office:value="0.516" calcext:value-type="percentage">
            <text:p>51.60%</text:p>
          </table:table-cell>
          <table:table-cell office:value-type="float" office:value="93" calcext:value-type="float">
            <text:p>93</text:p>
          </table:table-cell>
          <table:table-cell office:value-type="percentage" office:value="0.071" calcext:value-type="percentage">
            <text:p>7.10%</text:p>
          </table:table-cell>
          <table:table-cell office:value-type="percentage" office:value="0.384" calcext:value-type="percentage">
            <text:p>38.40%</text:p>
          </table:table-cell>
          <table:table-cell office:value-type="percentage" office:value="0.115" calcext:value-type="percentage">
            <text:p>11.50%</text:p>
          </table:table-cell>
          <table:table-cell office:value-type="percentage" office:value="0.919" calcext:value-type="percentage">
            <text:p>91.90%</text:p>
          </table:table-cell>
          <table:table-cell office:value-type="float" office:value="26.4" calcext:value-type="float">
            <text:p>26.4</text:p>
          </table:table-cell>
          <table:table-cell office:value-type="float" office:value="3" calcext:value-type="float">
            <text:p>3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21" calcext:value-type="percentage">
            <text:p>82.10%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ed Rock, Bateman, Pettytown</text:p>
          </table:table-cell>
          <table:table-cell office:value-type="float" office:value="78662" calcext:value-type="float">
            <text:p>78662</text:p>
          </table:table-cell>
          <table:table-cell office:value-type="float" office:value="2453" calcext:value-type="float">
            <text:p>2453</text:p>
          </table:table-cell>
          <table:table-cell office:value-type="percentage" office:value="0.013" calcext:value-type="percentage">
            <text:p>1.30%</text:p>
          </table:table-cell>
          <table:table-cell office:value-type="float" office:value="30" calcext:value-type="float">
            <text:p>30</text:p>
          </table:table-cell>
          <table:table-cell office:value-type="currency" office:currency="USD" office:value="81035" calcext:value-type="currency">
            <text:p>$81,035.00</text:p>
          </table:table-cell>
          <table:table-cell office:value-type="currency" office:currency="USD" office:value="150171" calcext:value-type="currency">
            <text:p>$150,171.00</text:p>
          </table:table-cell>
          <table:table-cell office:value-type="float" office:value="31" calcext:value-type="float">
            <text:p>31</text:p>
          </table:table-cell>
          <table:table-cell office:value-type="float" office:value="79.8" calcext:value-type="float">
            <text:p>79.8</text:p>
          </table:table-cell>
          <table:table-cell office:value-type="float" office:value="44.2" calcext:value-type="float">
            <text:p>44.2</text:p>
          </table:table-cell>
          <table:table-cell table:formula="of:=[.S30]/[.D30]" office:value-type="percentage" office:value="11.0382890651949" calcext:value-type="percentage">
            <text:p>1103.83%</text:p>
          </table:table-cell>
          <table:table-cell table:formula="of:=[.M30]/[.D30]" office:value-type="percentage" office:value="68.1426197121264" calcext:value-type="percentage">
            <text:p>6814.26%</text:p>
          </table:table-cell>
          <table:table-cell table:formula="of:=[.O30]+[.S30]" office:value-type="percentage" office:value="0.885854056257644" calcext:value-type="percentage">
            <text:p>88.59%</text:p>
          </table:table-cell>
          <table:table-cell office:value-type="float" office:value="1821" calcext:value-type="float">
            <text:p>1821</text:p>
          </table:table-cell>
          <table:table-cell table:formula="of:=[.N30]/[.C30]" office:value-type="percentage" office:value="0.74235629841011" calcext:value-type="percentage">
            <text:p>74.24%</text:p>
          </table:table-cell>
          <table:table-cell office:value-type="float" office:value="44" calcext:value-type="float">
            <text:p>44</text:p>
          </table:table-cell>
          <table:table-cell table:formula="of:=[.P30]/[.C30]" office:value-type="percentage" office:value="0.0179372197309417" calcext:value-type="percentage">
            <text:p>1.79%</text:p>
          </table:table-cell>
          <table:table-cell office:value-type="float" office:value="352" calcext:value-type="float">
            <text:p>352</text:p>
          </table:table-cell>
          <table:table-cell table:formula="of:=[.R30]/[.C30]" office:value-type="percentage" office:value="0.143497757847534" calcext:value-type="percentage">
            <text:p>14.35%</text:p>
          </table:table-cell>
          <table:table-cell office:value-type="float" office:value="7" calcext:value-type="float">
            <text:p>7</text:p>
          </table:table-cell>
          <table:table-cell table:formula="of:=[.T30]/[.C30]" office:value-type="percentage" office:value="0.00285364859355891" calcext:value-type="percentage">
            <text:p>0.29%</text:p>
          </table:table-cell>
          <table:table-cell office:value-type="float" office:value="12" calcext:value-type="float">
            <text:p>12</text:p>
          </table:table-cell>
          <table:table-cell table:formula="of:=[.V30]/[.C30]" office:value-type="percentage" office:value="0.00489196901752956" calcext:value-type="percentage">
            <text:p>0.49%</text:p>
          </table:table-cell>
          <table:table-cell office:value-type="percentage" office:value="0.473" calcext:value-type="percentage">
            <text:p>47.30%</text:p>
          </table:table-cell>
          <table:table-cell office:value-type="percentage" office:value="0.527" calcext:value-type="percentage">
            <text:p>52.70%</text:p>
          </table:table-cell>
          <table:table-cell office:value-type="float" office:value="79.8" calcext:value-type="float">
            <text:p>79.8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119" calcext:value-type="percentage">
            <text:p>11.90%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876" calcext:value-type="percentage">
            <text:p>87.60%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percentage" office:value="0.136" calcext:value-type="percentage">
            <text:p>13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26" calcext:value-type="percentage">
            <text:p>82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47" calcext:value-type="float">
            <text:p>78747</text:p>
          </table:table-cell>
          <table:table-cell office:value-type="float" office:value="20161" calcext:value-type="float">
            <text:p>20161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3515" calcext:value-type="float">
            <text:p>3515</text:p>
          </table:table-cell>
          <table:table-cell office:value-type="currency" office:currency="USD" office:value="78838" calcext:value-type="currency">
            <text:p>$78,838.00</text:p>
          </table:table-cell>
          <table:table-cell office:value-type="currency" office:currency="USD" office:value="197120" calcext:value-type="currency">
            <text:p>$197,120.00</text:p>
          </table:table-cell>
          <table:table-cell office:value-type="float" office:value="848" calcext:value-type="float">
            <text:p>848</text:p>
          </table:table-cell>
          <table:table-cell office:value-type="float" office:value="23.8" calcext:value-type="float">
            <text:p>23.8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427" calcext:value-type="percentage">
            <text:p>242.70%</text:p>
          </table:table-cell>
          <table:table-cell office:value-type="percentage" office:value="3.79" calcext:value-type="percentage">
            <text:p>379.00%</text:p>
          </table:table-cell>
          <table:table-cell office:value-type="percentage" office:value="0.6595" calcext:value-type="percentage">
            <text:p>65.95%</text:p>
          </table:table-cell>
          <table:table-cell office:value-type="float" office:value="4782" calcext:value-type="float">
            <text:p>4782</text:p>
          </table:table-cell>
          <table:table-cell office:value-type="percentage" office:value="0.2372" calcext:value-type="percentage">
            <text:p>23.72%</text:p>
          </table:table-cell>
          <table:table-cell office:value-type="float" office:value="957" calcext:value-type="float">
            <text:p>957</text:p>
          </table:table-cell>
          <table:table-cell office:value-type="percentage" office:value="0.0475" calcext:value-type="percentage">
            <text:p>4.75%</text:p>
          </table:table-cell>
          <table:table-cell office:value-type="float" office:value="8514" calcext:value-type="float">
            <text:p>8514</text:p>
          </table:table-cell>
          <table:table-cell office:value-type="percentage" office:value="0.4223" calcext:value-type="percentage">
            <text:p>42.23%</text:p>
          </table:table-cell>
          <table:table-cell office:value-type="float" office:value="332" calcext:value-type="float">
            <text:p>332</text:p>
          </table:table-cell>
          <table:table-cell office:value-type="percentage" office:value="0.0165" calcext:value-type="percentage">
            <text:p>1.65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72" calcext:value-type="percentage">
            <text:p>47.20%</text:p>
          </table:table-cell>
          <table:table-cell office:value-type="percentage" office:value="0.528" calcext:value-type="percentage">
            <text:p>52.8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319" calcext:value-type="percentage">
            <text:p>31.9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863" calcext:value-type="percentage">
            <text:p>86.30%</text:p>
          </table:table-cell>
          <table:table-cell office:value-type="float" office:value="33.1" calcext:value-type="float">
            <text:p>33.1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uda, Hays</text:p>
          </table:table-cell>
          <table:table-cell table:style-name="ce1" office:value-type="float" office:value="78610" calcext:value-type="float">
            <text:p>78610</text:p>
          </table:table-cell>
          <table:table-cell table:style-name="ce1" office:value-type="float" office:value="30888" calcext:value-type="float">
            <text:p>30888</text:p>
          </table:table-cell>
          <table:table-cell table:style-name="ce2" office:value-type="percentage" office:value="0.081" calcext:value-type="percentage">
            <text:p>8.10%</text:p>
          </table:table-cell>
          <table:table-cell table:style-name="ce1" office:value-type="float" office:value="2501" calcext:value-type="float">
            <text:p>2501</text:p>
          </table:table-cell>
          <table:table-cell table:style-name="ce4" office:value-type="currency" office:currency="USD" office:value="78583" calcext:value-type="currency">
            <text:p>$78,583.00</text:p>
          </table:table-cell>
          <table:table-cell table:style-name="ce4" office:value-type="currency" office:currency="USD" office:value="231305" calcext:value-type="currency">
            <text:p>$231,305.00</text:p>
          </table:table-cell>
          <table:table-cell table:style-name="ce1" office:value-type="float" office:value="334" calcext:value-type="float">
            <text:p>334</text:p>
          </table:table-cell>
          <table:table-cell table:style-name="ce1" office:value-type="float" office:value="92.4" calcext:value-type="float">
            <text:p>92.4</text:p>
          </table:table-cell>
          <table:table-cell table:style-name="ce1" office:value-type="float" office:value="34.9" calcext:value-type="float">
            <text:p>34.9</text:p>
          </table:table-cell>
          <table:table-cell table:style-name="ce2" office:value-type="percentage" office:value="3.8543" calcext:value-type="percentage">
            <text:p>385.43%</text:p>
          </table:table-cell>
          <table:table-cell table:style-name="ce2" office:value-type="percentage" office:value="8.8901" calcext:value-type="percentage">
            <text:p>889.01%</text:p>
          </table:table-cell>
          <table:table-cell table:style-name="ce2" office:value-type="percentage" office:value="0.7201" calcext:value-type="percentage">
            <text:p>72.01%</text:p>
          </table:table-cell>
          <table:table-cell table:style-name="ce1" office:value-type="float" office:value="12600" calcext:value-type="float">
            <text:p>12600</text:p>
          </table:table-cell>
          <table:table-cell table:style-name="ce2" office:value-type="percentage" office:value="0.4079" calcext:value-type="percentage">
            <text:p>40.79%</text:p>
          </table:table-cell>
          <table:table-cell table:style-name="ce1" office:value-type="float" office:value="637" calcext:value-type="float">
            <text:p>637</text:p>
          </table:table-cell>
          <table:table-cell table:style-name="ce2" office:value-type="percentage" office:value="0.0206" calcext:value-type="percentage">
            <text:p>2.06%</text:p>
          </table:table-cell>
          <table:table-cell table:style-name="ce1" office:value-type="float" office:value="9642" calcext:value-type="float">
            <text:p>9642</text:p>
          </table:table-cell>
          <table:table-cell table:style-name="ce2" office:value-type="percentage" office:value="0.3122" calcext:value-type="percentage">
            <text:p>31.22%</text:p>
          </table:table-cell>
          <table:table-cell table:style-name="ce1" office:value-type="float" office:value="211" calcext:value-type="float">
            <text:p>211</text:p>
          </table:table-cell>
          <table:table-cell table:style-name="ce2" office:value-type="percentage" office:value="0.0068" calcext:value-type="percentage">
            <text:p>0.68%</text:p>
          </table:table-cell>
          <table:table-cell table:style-name="ce1" office:value-type="float" office:value="52" calcext:value-type="float">
            <text:p>52</text:p>
          </table:table-cell>
          <table:table-cell table:style-name="ce2" office:value-type="percentage" office:value="0.0017" calcext:value-type="percentage">
            <text:p>0.17%</text:p>
          </table:table-cell>
          <table:table-cell table:style-name="ce2" office:value-type="percentage" office:value="0.496" calcext:value-type="percentage">
            <text:p>49.60%</text:p>
          </table:table-cell>
          <table:table-cell table:style-name="ce2" office:value-type="percentage" office:value="0.504" calcext:value-type="percentage">
            <text:p>50.40%</text:p>
          </table:table-cell>
          <table:table-cell table:style-name="ce1" office:value-type="float" office:value="92.9" calcext:value-type="float">
            <text:p>92.9</text:p>
          </table:table-cell>
          <table:table-cell table:style-name="ce2" office:value-type="percentage" office:value="0.085" calcext:value-type="percentage">
            <text:p>8.50%</text:p>
          </table:table-cell>
          <table:table-cell table:style-name="ce2" office:value-type="percentage" office:value="0.373" calcext:value-type="percentage">
            <text:p>37.30%</text:p>
          </table:table-cell>
          <table:table-cell table:style-name="ce2" office:value-type="percentage" office:value="0.108" calcext:value-type="percentage">
            <text:p>10.80%</text:p>
          </table:table-cell>
          <table:table-cell table:style-name="ce2" office:value-type="percentage" office:value="0.906" calcext:value-type="percentage">
            <text:p>90.60%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004" calcext:value-type="percentage">
            <text:p>0.40%</text:p>
          </table:table-cell>
          <table:table-cell table:style-name="ce2" office:value-type="percentage" office:value="0.829" calcext:value-type="percentage">
            <text:p>82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4" calcext:value-type="float">
            <text:p>78634</text:p>
          </table:table-cell>
          <table:table-cell office:value-type="float" office:value="28887" calcext:value-type="float">
            <text:p>28887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2688" calcext:value-type="float">
            <text:p>2688</text:p>
          </table:table-cell>
          <table:table-cell office:value-type="currency" office:currency="USD" office:value="77478" calcext:value-type="currency">
            <text:p>$77,478.00</text:p>
          </table:table-cell>
          <table:table-cell office:value-type="currency" office:currency="USD" office:value="177696" calcext:value-type="currency">
            <text:p>$177,696.00</text:p>
          </table:table-cell>
          <table:table-cell office:value-type="float" office:value="454" calcext:value-type="float">
            <text:p>454</text:p>
          </table:table-cell>
          <table:table-cell office:value-type="float" office:value="63.7" calcext:value-type="float">
            <text:p>63.7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5871" calcext:value-type="percentage">
            <text:p>258.71%</text:p>
          </table:table-cell>
          <table:table-cell office:value-type="percentage" office:value="7.2247" calcext:value-type="percentage">
            <text:p>722.47%</text:p>
          </table:table-cell>
          <table:table-cell office:value-type="percentage" office:value="0.6719" calcext:value-type="percentage">
            <text:p>67.19%</text:p>
          </table:table-cell>
          <table:table-cell office:value-type="float" office:value="12459" calcext:value-type="float">
            <text:p>12459</text:p>
          </table:table-cell>
          <table:table-cell office:value-type="percentage" office:value="0.4313" calcext:value-type="percentage">
            <text:p>43.13%</text:p>
          </table:table-cell>
          <table:table-cell office:value-type="float" office:value="2527" calcext:value-type="float">
            <text:p>2527</text:p>
          </table:table-cell>
          <table:table-cell office:value-type="percentage" office:value="0.0875" calcext:value-type="percentage">
            <text:p>8.75%</text:p>
          </table:table-cell>
          <table:table-cell office:value-type="float" office:value="6950" calcext:value-type="float">
            <text:p>6950</text:p>
          </table:table-cell>
          <table:table-cell office:value-type="percentage" office:value="0.2406" calcext:value-type="percentage">
            <text:p>24.06%</text:p>
          </table:table-cell>
          <table:table-cell office:value-type="float" office:value="276" calcext:value-type="float">
            <text:p>276</text:p>
          </table:table-cell>
          <table:table-cell office:value-type="percentage" office:value="0.0096" calcext:value-type="percentage">
            <text:p>0.96%</text:p>
          </table:table-cell>
          <table:table-cell office:value-type="float" office:value="70" calcext:value-type="float">
            <text:p>70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928" calcext:value-type="percentage">
            <text:p>92.80%</text:p>
          </table:table-cell>
          <table:table-cell office:value-type="float" office:value="32" calcext:value-type="float">
            <text:p>32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06" calcext:value-type="percentage">
            <text:p>10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9" calcext:value-type="float">
            <text:p>78759</text:p>
          </table:table-cell>
          <table:table-cell office:value-type="float" office:value="42009" calcext:value-type="float">
            <text:p>42009</text:p>
          </table:table-cell>
          <table:table-cell office:value-type="percentage" office:value="0.153" calcext:value-type="percentage">
            <text:p>15.30%</text:p>
          </table:table-cell>
          <table:table-cell office:value-type="float" office:value="6447" calcext:value-type="float">
            <text:p>6447</text:p>
          </table:table-cell>
          <table:table-cell office:value-type="currency" office:currency="USD" office:value="77465" calcext:value-type="currency">
            <text:p>$77,465.00</text:p>
          </table:table-cell>
          <table:table-cell office:value-type="currency" office:currency="USD" office:value="408002" calcext:value-type="currency">
            <text:p>$408,002.00</text:p>
          </table:table-cell>
          <table:table-cell office:value-type="float" office:value="3018" calcext:value-type="float">
            <text:p>3018</text:p>
          </table:table-cell>
          <table:table-cell office:value-type="float" office:value="13.9" calcext:value-type="float">
            <text:p>13.9</text:p>
          </table:table-cell>
          <table:table-cell office:value-type="float" office:value="39.6" calcext:value-type="float">
            <text:p>39.6</text:p>
          </table:table-cell>
          <table:table-cell office:value-type="percentage" office:value="0.7373" calcext:value-type="percentage">
            <text:p>73.73%</text:p>
          </table:table-cell>
          <table:table-cell office:value-type="percentage" office:value="5.094" calcext:value-type="percentage">
            <text:p>509.40%</text:p>
          </table:table-cell>
          <table:table-cell office:value-type="percentage" office:value="0.7794" calcext:value-type="percentage">
            <text:p>77.94%</text:p>
          </table:table-cell>
          <table:table-cell office:value-type="float" office:value="28002" calcext:value-type="float">
            <text:p>28002</text:p>
          </table:table-cell>
          <table:table-cell office:value-type="percentage" office:value="0.6666" calcext:value-type="percentage">
            <text:p>66.66%</text:p>
          </table:table-cell>
          <table:table-cell office:value-type="float" office:value="1157" calcext:value-type="float">
            <text:p>1157</text:p>
          </table:table-cell>
          <table:table-cell office:value-type="percentage" office:value="0.0275" calcext:value-type="percentage">
            <text:p>2.75%</text:p>
          </table:table-cell>
          <table:table-cell office:value-type="float" office:value="4738" calcext:value-type="float">
            <text:p>4738</text:p>
          </table:table-cell>
          <table:table-cell office:value-type="percentage" office:value="0.1128" calcext:value-type="percentage">
            <text:p>11.28%</text:p>
          </table:table-cell>
          <table:table-cell office:value-type="float" office:value="4076" calcext:value-type="float">
            <text:p>4076</text:p>
          </table:table-cell>
          <table:table-cell office:value-type="percentage" office:value="0.097" calcext:value-type="percentage">
            <text:p>9.70%</text:p>
          </table:table-cell>
          <table:table-cell office:value-type="float" office:value="85" calcext:value-type="float">
            <text:p>8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9" calcext:value-type="percentage">
            <text:p>49.0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678" calcext:value-type="percentage">
            <text:p>67.80%</text:p>
          </table:table-cell>
          <table:table-cell office:value-type="percentage" office:value="0.292" calcext:value-type="percentage">
            <text:p>29.20%</text:p>
          </table:table-cell>
          <table:table-cell office:value-type="percentage" office:value="0.994" calcext:value-type="percentage">
            <text:p>99.40%</text:p>
          </table:table-cell>
          <table:table-cell office:value-type="float" office:value="21.8" calcext:value-type="float">
            <text:p>21.8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6" calcext:value-type="percentage">
            <text:p>6.0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2" calcext:value-type="float">
            <text:p>78642</text:p>
          </table:table-cell>
          <table:table-cell office:value-type="float" office:value="10565" calcext:value-type="float">
            <text:p>10565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343" calcext:value-type="float">
            <text:p>343</text:p>
          </table:table-cell>
          <table:table-cell office:value-type="currency" office:currency="USD" office:value="77083" calcext:value-type="currency">
            <text:p>$77,083.00</text:p>
          </table:table-cell>
          <table:table-cell office:value-type="currency" office:currency="USD" office:value="253947" calcext:value-type="currency">
            <text:p>$253,947.00</text:p>
          </table:table-cell>
          <table:table-cell office:value-type="float" office:value="106" calcext:value-type="float">
            <text:p>106</text:p>
          </table:table-cell>
          <table:table-cell office:value-type="float" office:value="100.1" calcext:value-type="float">
            <text:p>100.1</text:p>
          </table:table-cell>
          <table:table-cell office:value-type="float" office:value="37.1" calcext:value-type="float">
            <text:p>37.1</text:p>
          </table:table-cell>
          <table:table-cell office:value-type="percentage" office:value="3.8242" calcext:value-type="percentage">
            <text:p>382.42%</text:p>
          </table:table-cell>
          <table:table-cell office:value-type="percentage" office:value="26.2212" calcext:value-type="percentage">
            <text:p>2622.12%</text:p>
          </table:table-cell>
          <table:table-cell office:value-type="percentage" office:value="0.8653" calcext:value-type="percentage">
            <text:p>86.53%</text:p>
          </table:table-cell>
          <table:table-cell office:value-type="float" office:value="7809" calcext:value-type="float">
            <text:p>7809</text:p>
          </table:table-cell>
          <table:table-cell office:value-type="percentage" office:value="0.7391" calcext:value-type="percentage">
            <text:p>73.91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99" calcext:value-type="percentage">
            <text:p>0.99%</text:p>
          </table:table-cell>
          <table:table-cell office:value-type="float" office:value="1333" calcext:value-type="float">
            <text:p>1333</text:p>
          </table:table-cell>
          <table:table-cell office:value-type="percentage" office:value="0.1262" calcext:value-type="percentage">
            <text:p>12.62%</text:p>
          </table:table-cell>
          <table:table-cell office:value-type="float" office:value="39" calcext:value-type="float">
            <text:p>39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55" calcext:value-type="float">
            <text:p>55</text:p>
          </table:table-cell>
          <table:table-cell office:value-type="percentage" office:value="0.0052" calcext:value-type="percentage">
            <text:p>0.52%</text:p>
          </table:table-cell>
          <table:table-cell office:value-type="percentage" office:value="0.481" calcext:value-type="percentage">
            <text:p>48.10%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81.5" calcext:value-type="float">
            <text:p>81.5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239" calcext:value-type="percentage">
            <text:p>23.90%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912" calcext:value-type="percentage">
            <text:p>91.20%</text:p>
          </table:table-cell>
          <table:table-cell office:value-type="float" office:value="37.3" calcext:value-type="float">
            <text:p>37.3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2" calcext:value-type="percentage">
            <text:p>80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8" calcext:value-type="float">
            <text:p>78748</text:p>
          </table:table-cell>
          <table:table-cell office:value-type="float" office:value="48654" calcext:value-type="float">
            <text:p>48654</text:p>
          </table:table-cell>
          <table:table-cell office:value-type="percentage" office:value="0.125" calcext:value-type="percentage">
            <text:p>12.50%</text:p>
          </table:table-cell>
          <table:table-cell office:value-type="float" office:value="6070" calcext:value-type="float">
            <text:p>6070</text:p>
          </table:table-cell>
          <table:table-cell office:value-type="currency" office:currency="USD" office:value="75933" calcext:value-type="currency">
            <text:p>$75,933.00</text:p>
          </table:table-cell>
          <table:table-cell office:value-type="currency" office:currency="USD" office:value="245290" calcext:value-type="currency">
            <text:p>$245,290.00</text:p>
          </table:table-cell>
          <table:table-cell office:value-type="float" office:value="3839" calcext:value-type="float">
            <text:p>3839</text:p>
          </table:table-cell>
          <table:table-cell office:value-type="float" office:value="12.7" calcext:value-type="float">
            <text:p>12.7</text:p>
          </table:table-cell>
          <table:table-cell office:value-type="float" office:value="33.9" calcext:value-type="float">
            <text:p>33.9</text:p>
          </table:table-cell>
          <table:table-cell office:value-type="percentage" office:value="2.4208" calcext:value-type="percentage">
            <text:p>242.08%</text:p>
          </table:table-cell>
          <table:table-cell office:value-type="percentage" office:value="5.95" calcext:value-type="percentage">
            <text:p>595.00%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21461" calcext:value-type="float">
            <text:p>21461</text:p>
          </table:table-cell>
          <table:table-cell office:value-type="percentage" office:value="0.4411" calcext:value-type="percentage">
            <text:p>44.11%</text:p>
          </table:table-cell>
          <table:table-cell office:value-type="float" office:value="1956" calcext:value-type="float">
            <text:p>1956</text:p>
          </table:table-cell>
          <table:table-cell office:value-type="percentage" office:value="0.0402" calcext:value-type="percentage">
            <text:p>4.02%</text:p>
          </table:table-cell>
          <table:table-cell office:value-type="float" office:value="14723" calcext:value-type="float">
            <text:p>14723</text:p>
          </table:table-cell>
          <table:table-cell office:value-type="percentage" office:value="0.3026" calcext:value-type="percentage">
            <text:p>30.26%</text:p>
          </table:table-cell>
          <table:table-cell office:value-type="float" office:value="1584" calcext:value-type="float">
            <text:p>1584</text:p>
          </table:table-cell>
          <table:table-cell office:value-type="percentage" office:value="0.0326" calcext:value-type="percentage">
            <text:p>3.26%</text:p>
          </table:table-cell>
          <table:table-cell office:value-type="float" office:value="109" calcext:value-type="float">
            <text:p>10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4" calcext:value-type="float">
            <text:p>94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444" calcext:value-type="percentage">
            <text:p>44.40%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939" calcext:value-type="percentage">
            <text:p>93.90%</text:p>
          </table:table-cell>
          <table:table-cell office:value-type="float" office:value="29.8" calcext:value-type="float">
            <text:p>29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75" calcext:value-type="percentage">
            <text:p>7.50%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7" calcext:value-type="float">
            <text:p>78727</text:p>
          </table:table-cell>
          <table:table-cell office:value-type="float" office:value="29502" calcext:value-type="float">
            <text:p>29502</text:p>
          </table:table-cell>
          <table:table-cell office:value-type="percentage" office:value="0.215" calcext:value-type="percentage">
            <text:p>21.50%</text:p>
          </table:table-cell>
          <table:table-cell office:value-type="float" office:value="6338" calcext:value-type="float">
            <text:p>6338</text:p>
          </table:table-cell>
          <table:table-cell office:value-type="currency" office:currency="USD" office:value="75544" calcext:value-type="currency">
            <text:p>$75,544.00</text:p>
          </table:table-cell>
          <table:table-cell office:value-type="currency" office:currency="USD" office:value="251172" calcext:value-type="currency">
            <text:p>$251,172.00</text:p>
          </table:table-cell>
          <table:table-cell office:value-type="float" office:value="3440" calcext:value-type="float">
            <text:p>3440</text:p>
          </table:table-cell>
          <table:table-cell office:value-type="float" office:value="8.6" calcext:value-type="float">
            <text:p>8.6</text:p>
          </table:table-cell>
          <table:table-cell office:value-type="float" office:value="36.4" calcext:value-type="float">
            <text:p>36.4</text:p>
          </table:table-cell>
          <table:table-cell office:value-type="percentage" office:value="0.7791" calcext:value-type="percentage">
            <text:p>77.91%</text:p>
          </table:table-cell>
          <table:table-cell office:value-type="percentage" office:value="3.2" calcext:value-type="percentage">
            <text:p>320.00%</text:p>
          </table:table-cell>
          <table:table-cell office:value-type="percentage" office:value="0.6881" calcext:value-type="percentage">
            <text:p>68.81%</text:p>
          </table:table-cell>
          <table:table-cell office:value-type="float" office:value="15357" calcext:value-type="float">
            <text:p>15357</text:p>
          </table:table-cell>
          <table:table-cell office:value-type="percentage" office:value="0.5205" calcext:value-type="percentage">
            <text:p>52.05%</text:p>
          </table:table-cell>
          <table:table-cell office:value-type="float" office:value="2023" calcext:value-type="float">
            <text:p>2023</text:p>
          </table:table-cell>
          <table:table-cell office:value-type="percentage" office:value="0.0686" calcext:value-type="percentage">
            <text:p>6.86%</text:p>
          </table:table-cell>
          <table:table-cell office:value-type="float" office:value="4943" calcext:value-type="float">
            <text:p>4943</text:p>
          </table:table-cell>
          <table:table-cell office:value-type="percentage" office:value="0.1675" calcext:value-type="percentage">
            <text:p>16.75%</text:p>
          </table:table-cell>
          <table:table-cell office:value-type="float" office:value="3627" calcext:value-type="float">
            <text:p>3627</text:p>
          </table:table-cell>
          <table:table-cell office:value-type="percentage" office:value="0.1229" calcext:value-type="percentage">
            <text:p>12.29%</text:p>
          </table:table-cell>
          <table:table-cell office:value-type="float" office:value="76" calcext:value-type="float">
            <text:p>76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12" calcext:value-type="percentage">
            <text:p>51.20%</text:p>
          </table:table-cell>
          <table:table-cell office:value-type="percentage" office:value="0.488" calcext:value-type="percentage">
            <text:p>48.80%</text:p>
          </table:table-cell>
          <table:table-cell office:value-type="float" office:value="93.9" calcext:value-type="float">
            <text:p>93.9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66" calcext:value-type="percentage">
            <text:p>56.60%</text:p>
          </table:table-cell>
          <table:table-cell office:value-type="percentage" office:value="0.187" calcext:value-type="percentage">
            <text:p>18.70%</text:p>
          </table:table-cell>
          <table:table-cell office:value-type="percentage" office:value="0.956" calcext:value-type="percentage">
            <text:p>95.60%</text:p>
          </table:table-cell>
          <table:table-cell office:value-type="float" office:value="24.1" calcext:value-type="float">
            <text:p>24.1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3" calcext:value-type="float">
            <text:p>78633</text:p>
          </table:table-cell>
          <table:table-cell office:value-type="float" office:value="23704" calcext:value-type="float">
            <text:p>23704</text:p>
          </table:table-cell>
          <table:table-cell office:value-type="percentage" office:value="0.061" calcext:value-type="percentage">
            <text:p>6.10%</text:p>
          </table:table-cell>
          <table:table-cell office:value-type="float" office:value="1447" calcext:value-type="float">
            <text:p>1447</text:p>
          </table:table-cell>
          <table:table-cell office:value-type="currency" office:currency="USD" office:value="74584" calcext:value-type="currency">
            <text:p>$74,584.00</text:p>
          </table:table-cell>
          <table:table-cell office:value-type="currency" office:currency="USD" office:value="294459" calcext:value-type="currency">
            <text:p>$294,459.00</text:p>
          </table:table-cell>
          <table:table-cell office:value-type="float" office:value="288" calcext:value-type="float">
            <text:p>288</text:p>
          </table:table-cell>
          <table:table-cell office:value-type="float" office:value="82.3" calcext:value-type="float">
            <text:p>82.3</text:p>
          </table:table-cell>
          <table:table-cell office:value-type="float" office:value="65.9" calcext:value-type="float">
            <text:p>65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54" calcext:value-type="percentage">
            <text:p>54.00%</text:p>
          </table:table-cell>
          <table:table-cell office:value-type="float" office:value="85.6" calcext:value-type="float">
            <text:p>85.6</text:p>
          </table:table-cell>
          <table:table-cell office:value-type="percentage" office:value="0.033" calcext:value-type="percentage">
            <text:p>3.30%</text:p>
          </table:table-cell>
          <table:table-cell office:value-type="percentage" office:value="0.511" calcext:value-type="percentage">
            <text:p>51.10%</text:p>
          </table:table-cell>
          <table:table-cell office:value-type="percentage" office:value="0.218" calcext:value-type="percentage">
            <text:p>21.8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9.2" calcext:value-type="float">
            <text:p>29.2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96" calcext:value-type="percentage">
            <text:p>9.6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5" calcext:value-type="float">
            <text:p>78645</text:p>
          </table:table-cell>
          <table:table-cell office:value-type="float" office:value="10437" calcext:value-type="float">
            <text:p>10437</text:p>
          </table:table-cell>
          <table:table-cell office:value-type="percentage" office:value="0.084" calcext:value-type="percentage">
            <text:p>8.40%</text:p>
          </table:table-cell>
          <table:table-cell office:value-type="float" office:value="876" calcext:value-type="float">
            <text:p>876</text:p>
          </table:table-cell>
          <table:table-cell office:value-type="currency" office:currency="USD" office:value="73316" calcext:value-type="currency">
            <text:p>$73,316.00</text:p>
          </table:table-cell>
          <table:table-cell office:value-type="currency" office:currency="USD" office:value="225977" calcext:value-type="currency">
            <text:p>$225,977.00</text:p>
          </table:table-cell>
          <table:table-cell office:value-type="float" office:value="330" calcext:value-type="float">
            <text:p>330</text:p>
          </table:table-cell>
          <table:table-cell office:value-type="float" office:value="31.6" calcext:value-type="float">
            <text:p>31.6</text:p>
          </table:table-cell>
          <table:table-cell office:value-type="float" office:value="52.2" calcext:value-type="float">
            <text:p>52.2</text:p>
          </table:table-cell>
          <table:table-cell office:value-type="percentage" office:value="1.3845" calcext:value-type="percentage">
            <text:p>138.45%</text:p>
          </table:table-cell>
          <table:table-cell office:value-type="percentage" office:value="10.74" calcext:value-type="percentage">
            <text:p>1074.00%</text:p>
          </table:table-cell>
          <table:table-cell office:value-type="percentage" office:value="0.9022" calcext:value-type="percentage">
            <text:p>90.22%</text:p>
          </table:table-cell>
          <table:table-cell office:value-type="float" office:value="8202" calcext:value-type="float">
            <text:p>8202</text:p>
          </table:table-cell>
          <table:table-cell office:value-type="percentage" office:value="0.7859" calcext:value-type="percentage">
            <text:p>78.59%</text:p>
          </table:table-cell>
          <table:table-cell office:value-type="float" office:value="91" calcext:value-type="float">
            <text:p>91</text:p>
          </table:table-cell>
          <table:table-cell office:value-type="percentage" office:value="0.0087" calcext:value-type="percentage">
            <text:p>0.87%</text:p>
          </table:table-cell>
          <table:table-cell office:value-type="float" office:value="1214" calcext:value-type="float">
            <text:p>1214</text:p>
          </table:table-cell>
          <table:table-cell office:value-type="percentage" office:value="0.1163" calcext:value-type="percentage">
            <text:p>11.6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82" calcext:value-type="percentage">
            <text:p>0.82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2.9" calcext:value-type="float">
            <text:p>92.9</text:p>
          </table:table-cell>
          <table:table-cell office:value-type="percentage" office:value="0.082" calcext:value-type="percentage">
            <text:p>8.2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92" calcext:value-type="percentage">
            <text:p>92.00%</text:p>
          </table:table-cell>
          <table:table-cell office:value-type="float" office:value="39.3" calcext:value-type="float">
            <text:p>39.3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18" calcext:value-type="percentage">
            <text:p>11.8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722" calcext:value-type="percentage">
            <text:p>72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9" calcext:value-type="float">
            <text:p>78729</text:p>
          </table:table-cell>
          <table:table-cell office:value-type="float" office:value="30583" calcext:value-type="float">
            <text:p>30583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786" calcext:value-type="float">
            <text:p>3786</text:p>
          </table:table-cell>
          <table:table-cell office:value-type="currency" office:currency="USD" office:value="73075" calcext:value-type="currency">
            <text:p>$73,075.00</text:p>
          </table:table-cell>
          <table:table-cell office:value-type="currency" office:currency="USD" office:value="242626" calcext:value-type="currency">
            <text:p>$242,626.00</text:p>
          </table:table-cell>
          <table:table-cell office:value-type="float" office:value="3330" calcext:value-type="float">
            <text:p>3330</text:p>
          </table:table-cell>
          <table:table-cell office:value-type="float" office:value="9.2" calcext:value-type="float">
            <text:p>9.2</text:p>
          </table:table-cell>
          <table:table-cell office:value-type="float" office:value="34.1" calcext:value-type="float">
            <text:p>34.1</text:p>
          </table:table-cell>
          <table:table-cell office:value-type="percentage" office:value="1.3081" calcext:value-type="percentage">
            <text:p>130.81%</text:p>
          </table:table-cell>
          <table:table-cell office:value-type="percentage" office:value="5.8847" calcext:value-type="percentage">
            <text:p>588.47%</text:p>
          </table:table-cell>
          <table:table-cell office:value-type="percentage" office:value="0.7297" calcext:value-type="percentage">
            <text:p>72.97%</text:p>
          </table:table-cell>
          <table:table-cell office:value-type="float" office:value="17357" calcext:value-type="float">
            <text:p>17357</text:p>
          </table:table-cell>
          <table:table-cell office:value-type="percentage" office:value="0.5675" calcext:value-type="percentage">
            <text:p>56.75%</text:p>
          </table:table-cell>
          <table:table-cell office:value-type="float" office:value="1727" calcext:value-type="float">
            <text:p>1727</text:p>
          </table:table-cell>
          <table:table-cell office:value-type="percentage" office:value="0.0565" calcext:value-type="percentage">
            <text:p>5.65%</text:p>
          </table:table-cell>
          <table:table-cell office:value-type="float" office:value="4962" calcext:value-type="float">
            <text:p>4962</text:p>
          </table:table-cell>
          <table:table-cell office:value-type="percentage" office:value="0.1622" calcext:value-type="percentage">
            <text:p>16.22%</text:p>
          </table:table-cell>
          <table:table-cell office:value-type="float" office:value="2207" calcext:value-type="float">
            <text:p>2207</text:p>
          </table:table-cell>
          <table:table-cell office:value-type="percentage" office:value="0.0722" calcext:value-type="percentage">
            <text:p>7.22%</text:p>
          </table:table-cell>
          <table:table-cell office:value-type="float" office:value="104" calcext:value-type="float">
            <text:p>10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158" calcext:value-type="percentage">
            <text:p>15.80%</text:p>
          </table:table-cell>
          <table:table-cell office:value-type="percentage" office:value="0.967" calcext:value-type="percentage">
            <text:p>96.70%</text:p>
          </table:table-cell>
          <table:table-cell office:value-type="float" office:value="24" calcext:value-type="float">
            <text:p>24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4" calcext:value-type="percentage">
            <text:p>78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6" calcext:value-type="float">
            <text:p>78756</text:p>
          </table:table-cell>
          <table:table-cell office:value-type="float" office:value="8924" calcext:value-type="float">
            <text:p>8924</text:p>
          </table:table-cell>
          <table:table-cell office:value-type="percentage" office:value="0.075" calcext:value-type="percentage">
            <text:p>7.50%</text:p>
          </table:table-cell>
          <table:table-cell office:value-type="float" office:value="665" calcext:value-type="float">
            <text:p>665</text:p>
          </table:table-cell>
          <table:table-cell office:value-type="currency" office:currency="USD" office:value="72470" calcext:value-type="currency">
            <text:p>$72,470.00</text:p>
          </table:table-cell>
          <table:table-cell office:value-type="currency" office:currency="USD" office:value="504231" calcext:value-type="currency">
            <text:p>$504,231.00</text:p>
          </table:table-cell>
          <table:table-cell office:value-type="float" office:value="5338" calcext:value-type="float">
            <text:p>5338</text:p>
          </table:table-cell>
          <table:table-cell office:value-type="float" office:value="1.7" calcext:value-type="float">
            <text:p>1.7</text:p>
          </table:table-cell>
          <table:table-cell office:value-type="float" office:value="34.9" calcext:value-type="float">
            <text:p>34.9</text:p>
          </table:table-cell>
          <table:table-cell office:value-type="percentage" office:value="1.324" calcext:value-type="percentage">
            <text:p>132.40%</text:p>
          </table:table-cell>
          <table:table-cell office:value-type="percentage" office:value="9.891" calcext:value-type="percentage">
            <text:p>989.10%</text:p>
          </table:table-cell>
          <table:table-cell office:value-type="percentage" office:value="0.7418" calcext:value-type="percentage">
            <text:p>74.18%</text:p>
          </table:table-cell>
          <table:table-cell office:value-type="float" office:value="5734" calcext:value-type="float">
            <text:p>5734</text:p>
          </table:table-cell>
          <table:table-cell office:value-type="percentage" office:value="0.6425" calcext:value-type="percentage">
            <text:p>64.25%</text:p>
          </table:table-cell>
          <table:table-cell office:value-type="float" office:value="177" calcext:value-type="float">
            <text:p>177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886" calcext:value-type="float">
            <text:p>886</text:p>
          </table:table-cell>
          <table:table-cell office:value-type="percentage" office:value="0.0993" calcext:value-type="percentage">
            <text:p>9.93%</text:p>
          </table:table-cell>
          <table:table-cell office:value-type="float" office:value="191" calcext:value-type="float">
            <text:p>191</text:p>
          </table:table-cell>
          <table:table-cell office:value-type="percentage" office:value="0.0214" calcext:value-type="percentage">
            <text:p>2.14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29" calcext:value-type="percentage">
            <text:p>52.90%</text:p>
          </table:table-cell>
          <table:table-cell office:value-type="percentage" office:value="0.471" calcext:value-type="percentage">
            <text:p>47.10%</text:p>
          </table:table-cell>
          <table:table-cell office:value-type="float" office:value="98.1" calcext:value-type="float">
            <text:p>98.1</text:p>
          </table:table-cell>
          <table:table-cell office:value-type="percentage" office:value="0.092" calcext:value-type="percentage">
            <text:p>9.20%</text:p>
          </table:table-cell>
          <table:table-cell office:value-type="percentage" office:value="0.753" calcext:value-type="percentage">
            <text:p>75.30%</text:p>
          </table:table-cell>
          <table:table-cell office:value-type="percentage" office:value="0.312" calcext:value-type="percentage">
            <text:p>31.2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0.1" calcext:value-type="float">
            <text:p>20.1</text:p>
          </table:table-cell>
          <table:table-cell office:value-type="float" office:value="2" calcext:value-type="float">
            <text:p>2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677" calcext:value-type="percentage">
            <text:p>6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76" calcext:value-type="float">
            <text:p>78676</text:p>
          </table:table-cell>
          <table:table-cell office:value-type="float" office:value="13391" calcext:value-type="float">
            <text:p>13391</text:p>
          </table:table-cell>
          <table:table-cell office:value-type="percentage" office:value="0.041" calcext:value-type="percentage">
            <text:p>4.10%</text:p>
          </table:table-cell>
          <table:table-cell office:value-type="float" office:value="546" calcext:value-type="float">
            <text:p>546</text:p>
          </table:table-cell>
          <table:table-cell office:value-type="currency" office:currency="USD" office:value="71281" calcext:value-type="currency">
            <text:p>$71,281.00</text:p>
          </table:table-cell>
          <table:table-cell office:value-type="currency" office:currency="USD" office:value="267488" calcext:value-type="currency">
            <text:p>$267,488.00</text:p>
          </table:table-cell>
          <table:table-cell office:value-type="float" office:value="79" calcext:value-type="float">
            <text:p>79</text:p>
          </table:table-cell>
          <table:table-cell office:value-type="float" office:value="169" calcext:value-type="float">
            <text:p>169</text:p>
          </table:table-cell>
          <table:table-cell office:value-type="float" office:value="53" calcext:value-type="float">
            <text:p>53</text:p>
          </table:table-cell>
          <table:table-cell office:value-type="percentage" office:value="2.5341" calcext:value-type="percentage">
            <text:p>253.41%</text:p>
          </table:table-cell>
          <table:table-cell office:value-type="percentage" office:value="22.422" calcext:value-type="percentage">
            <text:p>2242.20%</text:p>
          </table:table-cell>
          <table:table-cell office:value-type="percentage" office:value="0.9193" calcext:value-type="percentage">
            <text:p>91.93%</text:p>
          </table:table-cell>
          <table:table-cell office:value-type="float" office:value="10919" calcext:value-type="float">
            <text:p>10919</text:p>
          </table:table-cell>
          <table:table-cell office:value-type="percentage" office:value="0.8154" calcext:value-type="percentage">
            <text:p>81.54%</text:p>
          </table:table-cell>
          <table:table-cell office:value-type="float" office:value="46" calcext:value-type="float">
            <text:p>4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391" calcext:value-type="float">
            <text:p>1391</text:p>
          </table:table-cell>
          <table:table-cell office:value-type="percentage" office:value="0.1039" calcext:value-type="percentage">
            <text:p>10.39%</text:p>
          </table:table-cell>
          <table:table-cell office:value-type="float" office:value="35" calcext:value-type="float">
            <text:p>35</text:p>
          </table:table-cell>
          <table:table-cell office:value-type="percentage" office:value="0.0026" calcext:value-type="percentage">
            <text:p>0.26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56" calcext:value-type="percentage">
            <text:p>0.56%</text:p>
          </table:table-cell>
          <table:table-cell office:value-type="percentage" office:value="0.507" calcext:value-type="percentage">
            <text:p>50.70%</text:p>
          </table:table-cell>
          <table:table-cell office:value-type="percentage" office:value="0.493" calcext:value-type="percentage">
            <text:p>49.30%</text:p>
          </table:table-cell>
          <table:table-cell office:value-type="float" office:value="83.3" calcext:value-type="float">
            <text:p>83.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458" calcext:value-type="percentage">
            <text:p>45.80%</text:p>
          </table:table-cell>
          <table:table-cell office:value-type="percentage" office:value="0.182" calcext:value-type="percentage">
            <text:p>18.2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34.2" calcext:value-type="float">
            <text:p>34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24" calcext:value-type="percentage">
            <text:p>72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9" calcext:value-type="float">
            <text:p>78659</text:p>
          </table:table-cell>
          <table:table-cell office:value-type="float" office:value="3137" calcext:value-type="float">
            <text:p>3137</text:p>
          </table:table-cell>
          <table:table-cell office:value-type="percentage" office:value="0.026" calcext:value-type="percentage">
            <text:p>2.60%</text:p>
          </table:table-cell>
          <table:table-cell office:value-type="float" office:value="82" calcext:value-type="float">
            <text:p>82</text:p>
          </table:table-cell>
          <table:table-cell office:value-type="currency" office:currency="USD" office:value="71155" calcext:value-type="currency">
            <text:p>$71,155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28" calcext:value-type="float">
            <text:p>28</text:p>
          </table:table-cell>
          <table:table-cell office:value-type="float" office:value="113.6" calcext:value-type="float">
            <text:p>113.6</text:p>
          </table:table-cell>
          <table:table-cell office:value-type="float" office:value="40" calcext:value-type="float">
            <text:p>40</text:p>
          </table:table-cell>
          <table:table-cell table:formula="of:=[.S43]/[.D43]" office:value-type="percentage" office:value="6.4245604570756" calcext:value-type="percentage">
            <text:p>642.46%</text:p>
          </table:table-cell>
          <table:table-cell table:formula="of:=[.M43]/[.D43]" office:value-type="percentage" office:value="34.1948456389005" calcext:value-type="percentage">
            <text:p>3419.48%</text:p>
          </table:table-cell>
          <table:table-cell table:formula="of:=[.O43]+[.S43]" office:value-type="percentage" office:value="0.889065986611412" calcext:value-type="percentage">
            <text:p>88.91%</text:p>
          </table:table-cell>
          <table:table-cell office:value-type="float" office:value="2265" calcext:value-type="float">
            <text:p>2265</text:p>
          </table:table-cell>
          <table:table-cell table:formula="of:=[.N43]/[.C43]" office:value-type="percentage" office:value="0.722027414727447" calcext:value-type="percentage">
            <text:p>72.20%</text:p>
          </table:table-cell>
          <table:table-cell office:value-type="float" office:value="38" calcext:value-type="float">
            <text:p>38</text:p>
          </table:table-cell>
          <table:table-cell table:formula="of:=[.P43]/[.C43]" office:value-type="percentage" office:value="0.0121134842205929" calcext:value-type="percentage">
            <text:p>1.21%</text:p>
          </table:table-cell>
          <table:table-cell office:value-type="float" office:value="524" calcext:value-type="float">
            <text:p>524</text:p>
          </table:table-cell>
          <table:table-cell table:formula="of:=[.R43]/[.C43]" office:value-type="percentage" office:value="0.167038571883966" calcext:value-type="percentage">
            <text:p>16.70%</text:p>
          </table:table-cell>
          <table:table-cell office:value-type="float" office:value="11" calcext:value-type="float">
            <text:p>11</text:p>
          </table:table-cell>
          <table:table-cell table:formula="of:=[.T43]/[.C43]" office:value-type="percentage" office:value="0.00350653490596111" calcext:value-type="percentage">
            <text:p>0.35%</text:p>
          </table:table-cell>
          <table:table-cell office:value-type="float" office:value="18" calcext:value-type="float">
            <text:p>18</text:p>
          </table:table-cell>
          <table:table-cell table:formula="of:=[.V43]/[.C43]" office:value-type="percentage" office:value="0.00573796620975454" calcext:value-type="percentage">
            <text:p>0.57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79.5" calcext:value-type="float">
            <text:p>79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176" calcext:value-type="percentage">
            <text:p>17.6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869" calcext:value-type="percentage">
            <text:p>86.90%</text:p>
          </table:table-cell>
          <table:table-cell office:value-type="float" office:value="31.7" calcext:value-type="float">
            <text:p>31.7</text:p>
          </table:table-cell>
          <table:table-cell office:value-type="float" office:value="3.2" calcext:value-type="float">
            <text:p>3.2</text:p>
          </table:table-cell>
          <table:table-cell office:value-type="percentage" office:value="0.162" calcext:value-type="percentage">
            <text:p>16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8" calcext:value-type="percentage">
            <text:p>80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0" calcext:value-type="float">
            <text:p>78640</text:p>
          </table:table-cell>
          <table:table-cell office:value-type="float" office:value="49504" calcext:value-type="float">
            <text:p>49504</text:p>
          </table:table-cell>
          <table:table-cell office:value-type="percentage" office:value="0.118" calcext:value-type="percentage">
            <text:p>11.80%</text:p>
          </table:table-cell>
          <table:table-cell office:value-type="float" office:value="5837" calcext:value-type="float">
            <text:p>5837</text:p>
          </table:table-cell>
          <table:table-cell office:value-type="currency" office:currency="USD" office:value="70147" calcext:value-type="currency">
            <text:p>$70,147.00</text:p>
          </table:table-cell>
          <table:table-cell office:value-type="currency" office:currency="USD" office:value="169261" calcext:value-type="currency">
            <text:p>$169,261.00</text:p>
          </table:table-cell>
          <table:table-cell office:value-type="float" office:value="540" calcext:value-type="float">
            <text:p>540</text:p>
          </table:table-cell>
          <table:table-cell office:value-type="float" office:value="91.7" calcext:value-type="float">
            <text:p>91.7</text:p>
          </table:table-cell>
          <table:table-cell office:value-type="float" office:value="31.2" calcext:value-type="float">
            <text:p>31.2</text:p>
          </table:table-cell>
          <table:table-cell office:value-type="percentage" office:value="3.9042" calcext:value-type="percentage">
            <text:p>390.42%</text:p>
          </table:table-cell>
          <table:table-cell office:value-type="percentage" office:value="6.8653" calcext:value-type="percentage">
            <text:p>686.53%</text:p>
          </table:table-cell>
          <table:table-cell office:value-type="percentage" office:value="0.8101" calcext:value-type="percentage">
            <text:p>81.01%</text:p>
          </table:table-cell>
          <table:table-cell office:value-type="float" office:value="17296" calcext:value-type="float">
            <text:p>17296</text:p>
          </table:table-cell>
          <table:table-cell office:value-type="percentage" office:value="0.3494" calcext:value-type="percentage">
            <text:p>34.94%</text:p>
          </table:table-cell>
          <table:table-cell office:value-type="float" office:value="1775" calcext:value-type="float">
            <text:p>1775</text:p>
          </table:table-cell>
          <table:table-cell office:value-type="percentage" office:value="0.0359" calcext:value-type="percentage">
            <text:p>3.59%</text:p>
          </table:table-cell>
          <table:table-cell office:value-type="float" office:value="22805" calcext:value-type="float">
            <text:p>22805</text:p>
          </table:table-cell>
          <table:table-cell office:value-type="percentage" office:value="0.4607" calcext:value-type="percentage">
            <text:p>46.07%</text:p>
          </table:table-cell>
          <table:table-cell office:value-type="float" office:value="338" calcext:value-type="float">
            <text:p>338</text:p>
          </table:table-cell>
          <table:table-cell office:value-type="percentage" office:value="0.0068" calcext:value-type="percentage">
            <text:p>0.68%</text:p>
          </table:table-cell>
          <table:table-cell office:value-type="float" office:value="126" calcext:value-type="float">
            <text:p>12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7" calcext:value-type="percentage">
            <text:p>7.00%</text:p>
          </table:table-cell>
          <table:table-cell office:value-type="percentage" office:value="0.827" calcext:value-type="percentage">
            <text:p>82.70%</text:p>
          </table:table-cell>
          <table:table-cell office:value-type="float" office:value="34.6" calcext:value-type="float">
            <text:p>34.6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4" calcext:value-type="float">
            <text:p>78664</text:p>
          </table:table-cell>
          <table:table-cell office:value-type="float" office:value="61757" calcext:value-type="float">
            <text:p>61757</text:p>
          </table:table-cell>
          <table:table-cell office:value-type="percentage" office:value="0.156" calcext:value-type="percentage">
            <text:p>15.60%</text:p>
          </table:table-cell>
          <table:table-cell office:value-type="float" office:value="9611" calcext:value-type="float">
            <text:p>9611</text:p>
          </table:table-cell>
          <table:table-cell office:value-type="currency" office:currency="USD" office:value="66575" calcext:value-type="currency">
            <text:p>$66,575.00</text:p>
          </table:table-cell>
          <table:table-cell office:value-type="currency" office:currency="USD" office:value="178806" calcext:value-type="currency">
            <text:p>$178,806.00</text:p>
          </table:table-cell>
          <table:table-cell office:value-type="float" office:value="3729" calcext:value-type="float">
            <text:p>3729</text:p>
          </table:table-cell>
          <table:table-cell office:value-type="float" office:value="16.6" calcext:value-type="float">
            <text:p>16.6</text:p>
          </table:table-cell>
          <table:table-cell office:value-type="float" office:value="33" calcext:value-type="float">
            <text:p>33</text:p>
          </table:table-cell>
          <table:table-cell office:value-type="percentage" office:value="1.9308" calcext:value-type="percentage">
            <text:p>193.08%</text:p>
          </table:table-cell>
          <table:table-cell office:value-type="percentage" office:value="4.4808" calcext:value-type="percentage">
            <text:p>448.08%</text:p>
          </table:table-cell>
          <table:table-cell office:value-type="percentage" office:value="0.699" calcext:value-type="percentage">
            <text:p>69.90%</text:p>
          </table:table-cell>
          <table:table-cell office:value-type="float" office:value="24569" calcext:value-type="float">
            <text:p>24569</text:p>
          </table:table-cell>
          <table:table-cell office:value-type="percentage" office:value="0.3978" calcext:value-type="percentage">
            <text:p>39.78%</text:p>
          </table:table-cell>
          <table:table-cell office:value-type="float" office:value="6067" calcext:value-type="float">
            <text:p>6067</text:p>
          </table:table-cell>
          <table:table-cell office:value-type="percentage" office:value="0.0982" calcext:value-type="percentage">
            <text:p>9.82%</text:p>
          </table:table-cell>
          <table:table-cell office:value-type="float" office:value="18600" calcext:value-type="float">
            <text:p>18600</text:p>
          </table:table-cell>
          <table:table-cell office:value-type="percentage" office:value="0.3012" calcext:value-type="percentage">
            <text:p>30.12%</text:p>
          </table:table-cell>
          <table:table-cell office:value-type="float" office:value="2225" calcext:value-type="float">
            <text:p>2225</text:p>
          </table:table-cell>
          <table:table-cell office:value-type="percentage" office:value="0.036" calcext:value-type="percentage">
            <text:p>3.60%</text:p>
          </table:table-cell>
          <table:table-cell office:value-type="float" office:value="138" calcext:value-type="float">
            <text:p>138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2.8" calcext:value-type="float">
            <text:p>92.8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303" calcext:value-type="percentage">
            <text:p>30.30%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893" calcext:value-type="percentage">
            <text:p>89.30%</text:p>
          </table:table-cell>
          <table:table-cell office:value-type="float" office:value="25.3" calcext:value-type="float">
            <text:p>25.3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2" calcext:value-type="float">
            <text:p>78722</text:p>
          </table:table-cell>
          <table:table-cell office:value-type="float" office:value="7396" calcext:value-type="float">
            <text:p>7396</text:p>
          </table:table-cell>
          <table:table-cell office:value-type="percentage" office:value="0.078" calcext:value-type="percentage">
            <text:p>7.80%</text:p>
          </table:table-cell>
          <table:table-cell office:value-type="float" office:value="575" calcext:value-type="float">
            <text:p>575</text:p>
          </table:table-cell>
          <table:table-cell office:value-type="currency" office:currency="USD" office:value="66196" calcext:value-type="currency">
            <text:p>$66,196.00</text:p>
          </table:table-cell>
          <table:table-cell office:value-type="currency" office:currency="USD" office:value="347734" calcext:value-type="currency">
            <text:p>$347,734.00</text:p>
          </table:table-cell>
          <table:table-cell office:value-type="float" office:value="4884" calcext:value-type="float">
            <text:p>4884</text:p>
          </table:table-cell>
          <table:table-cell office:value-type="float" office:value="1.5" calcext:value-type="float">
            <text:p>1.5</text:p>
          </table:table-cell>
          <table:table-cell office:value-type="float" office:value="32.5" calcext:value-type="float">
            <text:p>32.5</text:p>
          </table:table-cell>
          <table:table-cell office:value-type="percentage" office:value="1.8769" calcext:value-type="percentage">
            <text:p>187.69%</text:p>
          </table:table-cell>
          <table:table-cell office:value-type="percentage" office:value="8.258" calcext:value-type="percentage">
            <text:p>825.80%</text:p>
          </table:table-cell>
          <table:table-cell office:value-type="percentage" office:value="0.6441" calcext:value-type="percentage">
            <text:p>64.41%</text:p>
          </table:table-cell>
          <table:table-cell office:value-type="float" office:value="3681" calcext:value-type="float">
            <text:p>3681</text:p>
          </table:table-cell>
          <table:table-cell office:value-type="percentage" office:value="0.4977" calcext:value-type="percentage">
            <text:p>49.77%</text:p>
          </table:table-cell>
          <table:table-cell office:value-type="float" office:value="795" calcext:value-type="float">
            <text:p>795</text:p>
          </table:table-cell>
          <table:table-cell office:value-type="percentage" office:value="0.1075" calcext:value-type="percentage">
            <text:p>10.75%</text:p>
          </table:table-cell>
          <table:table-cell office:value-type="float" office:value="1083" calcext:value-type="float">
            <text:p>1083</text:p>
          </table:table-cell>
          <table:table-cell office:value-type="percentage" office:value="0.1464" calcext:value-type="percentage">
            <text:p>14.64%</text:p>
          </table:table-cell>
          <table:table-cell office:value-type="float" office:value="164" calcext:value-type="float">
            <text:p>164</text:p>
          </table:table-cell>
          <table:table-cell office:value-type="percentage" office:value="0.0222" calcext:value-type="percentage">
            <text:p>2.22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54" calcext:value-type="percentage">
            <text:p>45.40%</text:p>
          </table:table-cell>
          <table:table-cell office:value-type="percentage" office:value="0.546" calcext:value-type="percentage">
            <text:p>54.60%</text:p>
          </table:table-cell>
          <table:table-cell office:value-type="float" office:value="96.1" calcext:value-type="float">
            <text:p>96.1</text:p>
          </table:table-cell>
          <table:table-cell office:value-type="percentage" office:value="0.13" calcext:value-type="percentage">
            <text:p>13.00%</text:p>
          </table:table-cell>
          <table:table-cell office:value-type="percentage" office:value="0.664" calcext:value-type="percentage">
            <text:p>66.40%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18.8" calcext:value-type="float">
            <text:p>18.8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643" calcext:value-type="percentage">
            <text:p>6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7" calcext:value-type="float">
            <text:p>78757</text:p>
          </table:table-cell>
          <table:table-cell office:value-type="float" office:value="23949" calcext:value-type="float">
            <text:p>23949</text:p>
          </table:table-cell>
          <table:table-cell office:value-type="percentage" office:value="0.108" calcext:value-type="percentage">
            <text:p>10.80%</text:p>
          </table:table-cell>
          <table:table-cell office:value-type="float" office:value="2597" calcext:value-type="float">
            <text:p>2597</text:p>
          </table:table-cell>
          <table:table-cell office:value-type="currency" office:currency="USD" office:value="65605" calcext:value-type="currency">
            <text:p>$65,605.00</text:p>
          </table:table-cell>
          <table:table-cell office:value-type="currency" office:currency="USD" office:value="356502" calcext:value-type="currency">
            <text:p>$356,502.00</text:p>
          </table:table-cell>
          <table:table-cell office:value-type="float" office:value="4872" calcext:value-type="float">
            <text:p>4872</text:p>
          </table:table-cell>
          <table:table-cell office:value-type="float" office:value="4.9" calcext:value-type="float">
            <text:p>4.9</text:p>
          </table:table-cell>
          <table:table-cell office:value-type="float" office:value="37.4" calcext:value-type="float">
            <text:p>37.4</text:p>
          </table:table-cell>
          <table:table-cell office:value-type="percentage" office:value="1.8926" calcext:value-type="percentage">
            <text:p>189.26%</text:p>
          </table:table-cell>
          <table:table-cell office:value-type="percentage" office:value="7.66" calcext:value-type="percentage">
            <text:p>766.00%</text:p>
          </table:table-cell>
          <table:table-cell office:value-type="percentage" office:value="0.8273" calcext:value-type="percentage">
            <text:p>82.73%</text:p>
          </table:table-cell>
          <table:table-cell office:value-type="float" office:value="14920" calcext:value-type="float">
            <text:p>14920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630" calcext:value-type="float">
            <text:p>630</text:p>
          </table:table-cell>
          <table:table-cell office:value-type="percentage" office:value="0.0263" calcext:value-type="percentage">
            <text:p>2.63%</text:p>
          </table:table-cell>
          <table:table-cell office:value-type="float" office:value="4894" calcext:value-type="float">
            <text:p>4894</text:p>
          </table:table-cell>
          <table:table-cell office:value-type="percentage" office:value="0.2044" calcext:value-type="percentage">
            <text:p>20.44%</text:p>
          </table:table-cell>
          <table:table-cell office:value-type="float" office:value="472" calcext:value-type="float">
            <text:p>472</text:p>
          </table:table-cell>
          <table:table-cell office:value-type="percentage" office:value="0.0197" calcext:value-type="percentage">
            <text:p>1.97%</text:p>
          </table:table-cell>
          <table:table-cell office:value-type="float" office:value="57" calcext:value-type="float">
            <text:p>57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582" calcext:value-type="percentage">
            <text:p>58.20%</text:p>
          </table:table-cell>
          <table:table-cell office:value-type="percentage" office:value="0.213" calcext:value-type="percentage">
            <text:p>21.30%</text:p>
          </table:table-cell>
          <table:table-cell office:value-type="percentage" office:value="0.942" calcext:value-type="percentage">
            <text:p>94.20%</text:p>
          </table:table-cell>
          <table:table-cell office:value-type="float" office:value="22.1" calcext:value-type="float">
            <text:p>22.1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4" calcext:value-type="float">
            <text:p>78704</text:p>
          </table:table-cell>
          <table:table-cell office:value-type="float" office:value="47140" calcext:value-type="float">
            <text:p>47140</text:p>
          </table:table-cell>
          <table:table-cell office:value-type="percentage" office:value="0.098" calcext:value-type="percentage">
            <text:p>9.80%</text:p>
          </table:table-cell>
          <table:table-cell office:value-type="float" office:value="4617" calcext:value-type="float">
            <text:p>4617</text:p>
          </table:table-cell>
          <table:table-cell office:value-type="currency" office:currency="USD" office:value="64867" calcext:value-type="currency">
            <text:p>$64,867.00</text:p>
          </table:table-cell>
          <table:table-cell office:value-type="currency" office:currency="USD" office:value="468159" calcext:value-type="currency">
            <text:p>$468,159.00</text:p>
          </table:table-cell>
          <table:table-cell office:value-type="float" office:value="5425" calcext:value-type="float">
            <text:p>5425</text:p>
          </table:table-cell>
          <table:table-cell office:value-type="float" office:value="8.7" calcext:value-type="float">
            <text:p>8.7</text:p>
          </table:table-cell>
          <table:table-cell office:value-type="float" office:value="32.4" calcext:value-type="float">
            <text:p>32.4</text:p>
          </table:table-cell>
          <table:table-cell office:value-type="percentage" office:value="2.6041" calcext:value-type="percentage">
            <text:p>260.41%</text:p>
          </table:table-cell>
          <table:table-cell office:value-type="percentage" office:value="8.418" calcext:value-type="percentage">
            <text:p>841.80%</text:p>
          </table:table-cell>
          <table:table-cell office:value-type="percentage" office:value="0.825" calcext:value-type="percentage">
            <text:p>82.50%</text:p>
          </table:table-cell>
          <table:table-cell office:value-type="float" office:value="26861" calcext:value-type="float">
            <text:p>26861</text:p>
          </table:table-cell>
          <table:table-cell office:value-type="percentage" office:value="0.5698" calcext:value-type="percentage">
            <text:p>56.98%</text:p>
          </table:table-cell>
          <table:table-cell office:value-type="float" office:value="1419" calcext:value-type="float">
            <text:p>1419</text:p>
          </table:table-cell>
          <table:table-cell office:value-type="percentage" office:value="0.0301" calcext:value-type="percentage">
            <text:p>3.01%</text:p>
          </table:table-cell>
          <table:table-cell office:value-type="float" office:value="12029" calcext:value-type="float">
            <text:p>12029</text:p>
          </table:table-cell>
          <table:table-cell office:value-type="percentage" office:value="0.2552" calcext:value-type="percentage">
            <text:p>25.52%</text:p>
          </table:table-cell>
          <table:table-cell office:value-type="float" office:value="769" calcext:value-type="float">
            <text:p>769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135" calcext:value-type="float">
            <text:p>135</text:p>
          </table:table-cell>
          <table:table-cell office:value-type="percentage" office:value="0.0029" calcext:value-type="percentage">
            <text:p>0.29%</text:p>
          </table:table-cell>
          <table:table-cell office:value-type="percentage" office:value="0.519" calcext:value-type="percentage">
            <text:p>51.90%</text:p>
          </table:table-cell>
          <table:table-cell office:value-type="percentage" office:value="0.481" calcext:value-type="percentage">
            <text:p>48.10%</text:p>
          </table:table-cell>
          <table:table-cell office:value-type="float" office:value="98.4" calcext:value-type="float">
            <text:p>98.4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643" calcext:value-type="percentage">
            <text:p>64.30%</text:p>
          </table:table-cell>
          <table:table-cell office:value-type="percentage" office:value="0.225" calcext:value-type="percentage">
            <text:p>22.5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21.8" calcext:value-type="float">
            <text:p>21.8</text:p>
          </table:table-cell>
          <table:table-cell office:value-type="float" office:value="2" calcext:value-type="float">
            <text:p>2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678" calcext:value-type="percentage">
            <text:p>6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6" calcext:value-type="float">
            <text:p>78626</text:p>
          </table:table-cell>
          <table:table-cell office:value-type="float" office:value="30595" calcext:value-type="float">
            <text:p>30595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4123" calcext:value-type="float">
            <text:p>4123</text:p>
          </table:table-cell>
          <table:table-cell office:value-type="currency" office:currency="USD" office:value="63565" calcext:value-type="currency">
            <text:p>$63,565.00</text:p>
          </table:table-cell>
          <table:table-cell office:value-type="currency" office:currency="USD" office:value="190016" calcext:value-type="currency">
            <text:p>$190,016.00</text:p>
          </table:table-cell>
          <table:table-cell office:value-type="float" office:value="329" calcext:value-type="float">
            <text:p>329</text:p>
          </table:table-cell>
          <table:table-cell office:value-type="float" office:value="93.1" calcext:value-type="float">
            <text:p>93.1</text:p>
          </table:table-cell>
          <table:table-cell office:value-type="float" office:value="34.6" calcext:value-type="float">
            <text:p>34.6</text:p>
          </table:table-cell>
          <table:table-cell office:value-type="percentage" office:value="2.1244" calcext:value-type="percentage">
            <text:p>212.44%</text:p>
          </table:table-cell>
          <table:table-cell office:value-type="percentage" office:value="5.8185" calcext:value-type="percentage">
            <text:p>581.85%</text:p>
          </table:table-cell>
          <table:table-cell office:value-type="percentage" office:value="0.7855" calcext:value-type="percentage">
            <text:p>78.55%</text:p>
          </table:table-cell>
          <table:table-cell office:value-type="float" office:value="15257" calcext:value-type="float">
            <text:p>15257</text:p>
          </table:table-cell>
          <table:table-cell office:value-type="percentage" office:value="0.4987" calcext:value-type="percentage">
            <text:p>49.87%</text:p>
          </table:table-cell>
          <table:table-cell office:value-type="float" office:value="1270" calcext:value-type="float">
            <text:p>1270</text:p>
          </table:table-cell>
          <table:table-cell office:value-type="percentage" office:value="0.0415" calcext:value-type="percentage">
            <text:p>4.15%</text:p>
          </table:table-cell>
          <table:table-cell office:value-type="float" office:value="8775" calcext:value-type="float">
            <text:p>8775</text:p>
          </table:table-cell>
          <table:table-cell office:value-type="percentage" office:value="0.2868" calcext:value-type="percentage">
            <text:p>28.68%</text:p>
          </table:table-cell>
          <table:table-cell office:value-type="float" office:value="243" calcext:value-type="float">
            <text:p>243</text:p>
          </table:table-cell>
          <table:table-cell office:value-type="percentage" office:value="0.0079" calcext:value-type="percentage">
            <text:p>0.79%</text:p>
          </table:table-cell>
          <table:table-cell office:value-type="float" office:value="65" calcext:value-type="float">
            <text:p>65</text:p>
          </table:table-cell>
          <table:table-cell office:value-type="percentage" office:value="0.0021" calcext:value-type="percentage">
            <text:p>0.21%</text:p>
          </table:table-cell>
          <table:table-cell office:value-type="percentage" office:value="0.483" calcext:value-type="percentage">
            <text:p>48.30%</text:p>
          </table:table-cell>
          <table:table-cell office:value-type="percentage" office:value="0.517" calcext:value-type="percentage">
            <text:p>51.7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289" calcext:value-type="percentage">
            <text:p>28.90%</text:p>
          </table:table-cell>
          <table:table-cell office:value-type="percentage" office:value="0.078" calcext:value-type="percentage">
            <text:p>7.80%</text:p>
          </table:table-cell>
          <table:table-cell office:value-type="percentage" office:value="0.848" calcext:value-type="percentage">
            <text:p>84.80%</text:p>
          </table:table-cell>
          <table:table-cell office:value-type="float" office:value="26.6" calcext:value-type="float">
            <text:p>26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01" calcext:value-type="percentage">
            <text:p>10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7" calcext:value-type="percentage">
            <text:p>80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7" calcext:value-type="float">
            <text:p>76537</text:p>
          </table:table-cell>
          <table:table-cell office:value-type="float" office:value="4842" calcext:value-type="float">
            <text:p>4842</text:p>
          </table:table-cell>
          <table:table-cell office:value-type="percentage" office:value="0.069" calcext:value-type="percentage">
            <text:p>6.90%</text:p>
          </table:table-cell>
          <table:table-cell office:value-type="float" office:value="334" calcext:value-type="float">
            <text:p>334</text:p>
          </table:table-cell>
          <table:table-cell office:value-type="currency" office:currency="USD" office:value="63483" calcext:value-type="currency">
            <text:p>$63,483.00</text:p>
          </table:table-cell>
          <table:table-cell office:value-type="currency" office:currency="USD" office:value="162158" calcext:value-type="currency">
            <text:p>$162,158.00</text:p>
          </table:table-cell>
          <table:table-cell office:value-type="float" office:value="90" calcext:value-type="float">
            <text:p>90</text:p>
          </table:table-cell>
          <table:table-cell office:value-type="float" office:value="53.8" calcext:value-type="float">
            <text:p>53.8</text:p>
          </table:table-cell>
          <table:table-cell office:value-type="float" office:value="32.4" calcext:value-type="float">
            <text:p>32.4</text:p>
          </table:table-cell>
          <table:table-cell office:value-type="percentage" office:value="3.3348" calcext:value-type="percentage">
            <text:p>333.48%</text:p>
          </table:table-cell>
          <table:table-cell office:value-type="percentage" office:value="11.0029" calcext:value-type="percentage">
            <text:p>1100.29%</text:p>
          </table:table-cell>
          <table:table-cell office:value-type="percentage" office:value="0.7592" calcext:value-type="percentage">
            <text:p>75.92%</text:p>
          </table:table-cell>
          <table:table-cell office:value-type="float" office:value="2562" calcext:value-type="float">
            <text:p>2562</text:p>
          </table:table-cell>
          <table:table-cell office:value-type="percentage" office:value="0.5291" calcext:value-type="percentage">
            <text:p>52.91%</text:p>
          </table:table-cell>
          <table:table-cell office:value-type="float" office:value="96" calcext:value-type="float">
            <text:p>96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1114" calcext:value-type="float">
            <text:p>1114</text:p>
          </table:table-cell>
          <table:table-cell office:value-type="percentage" office:value="0.2301" calcext:value-type="percentage">
            <text:p>23.01%</text:p>
          </table:table-cell>
          <table:table-cell office:value-type="float" office:value="18" calcext:value-type="float">
            <text:p>18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11" calcext:value-type="float">
            <text:p>11</text:p>
          </table:table-cell>
          <table:table-cell office:value-type="percentage" office:value="0.0023" calcext:value-type="percentage">
            <text:p>0.23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81.3" calcext:value-type="float">
            <text:p>81.3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153" calcext:value-type="percentage">
            <text:p>15.3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95" calcext:value-type="percentage">
            <text:p>89.50%</text:p>
          </table:table-cell>
          <table:table-cell office:value-type="float" office:value="29.6" calcext:value-type="float">
            <text:p>29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97" calcext:value-type="percentage">
            <text:p>9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86" calcext:value-type="percentage">
            <text:p>78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3" calcext:value-type="float">
            <text:p>78653</text:p>
          </table:table-cell>
          <table:table-cell office:value-type="float" office:value="19605" calcext:value-type="float">
            <text:p>1960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3487" calcext:value-type="float">
            <text:p>3487</text:p>
          </table:table-cell>
          <table:table-cell office:value-type="currency" office:currency="USD" office:value="63406" calcext:value-type="currency">
            <text:p>$63,406.00</text:p>
          </table:table-cell>
          <table:table-cell office:value-type="currency" office:currency="USD" office:value="169372" calcext:value-type="currency">
            <text:p>$169,372.00</text:p>
          </table:table-cell>
          <table:table-cell office:value-type="float" office:value="187" calcext:value-type="float">
            <text:p>187</text:p>
          </table:table-cell>
          <table:table-cell office:value-type="float" office:value="104.6" calcext:value-type="float">
            <text:p>104.6</text:p>
          </table:table-cell>
          <table:table-cell office:value-type="float" office:value="33" calcext:value-type="float">
            <text:p>33</text:p>
          </table:table-cell>
          <table:table-cell office:value-type="percentage" office:value="2.0719" calcext:value-type="percentage">
            <text:p>207.19%</text:p>
          </table:table-cell>
          <table:table-cell office:value-type="percentage" office:value="3.586" calcext:value-type="percentage">
            <text:p>358.60%</text:p>
          </table:table-cell>
          <table:table-cell office:value-type="percentage" office:value="0.6383" calcext:value-type="percentage">
            <text:p>63.83%</text:p>
          </table:table-cell>
          <table:table-cell office:value-type="float" office:value="5282" calcext:value-type="float">
            <text:p>5282</text:p>
          </table:table-cell>
          <table:table-cell office:value-type="percentage" office:value="0.2694" calcext:value-type="percentage">
            <text:p>26.94%</text:p>
          </table:table-cell>
          <table:table-cell office:value-type="float" office:value="3219" calcext:value-type="float">
            <text:p>3219</text:p>
          </table:table-cell>
          <table:table-cell office:value-type="percentage" office:value="0.1642" calcext:value-type="percentage">
            <text:p>16.42%</text:p>
          </table:table-cell>
          <table:table-cell office:value-type="float" office:value="7231" calcext:value-type="float">
            <text:p>7231</text:p>
          </table:table-cell>
          <table:table-cell office:value-type="percentage" office:value="0.3688" calcext:value-type="percentage">
            <text:p>36.88%</text:p>
          </table:table-cell>
          <table:table-cell office:value-type="float" office:value="284" calcext:value-type="float">
            <text:p>284</text:p>
          </table:table-cell>
          <table:table-cell office:value-type="percentage" office:value="0.0145" calcext:value-type="percentage">
            <text:p>1.45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15" calcext:value-type="percentage">
            <text:p>0.1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19" calcext:value-type="percentage">
            <text:p>81.90%</text:p>
          </table:table-cell>
          <table:table-cell office:value-type="float" office:value="33.7" calcext:value-type="float">
            <text:p>33.7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795" calcext:value-type="percentage">
            <text:p>79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0" calcext:value-type="float">
            <text:p>78650</text:p>
          </table:table-cell>
          <table:table-cell office:value-type="float" office:value="1753" calcext:value-type="float">
            <text:p>1753</text:p>
          </table:table-cell>
          <table:table-cell office:value-type="percentage" office:value="0.162" calcext:value-type="percentage">
            <text:p>16.20%</text:p>
          </table:table-cell>
          <table:table-cell office:value-type="float" office:value="283" calcext:value-type="float">
            <text:p>283</text:p>
          </table:table-cell>
          <table:table-cell office:value-type="currency" office:currency="USD" office:value="62923" calcext:value-type="currency">
            <text:p>$62,923.00</text:p>
          </table:table-cell>
          <table:table-cell office:value-type="currency" office:currency="USD" office:value="141735" calcext:value-type="currency">
            <text:p>$141,735.00</text:p>
          </table:table-cell>
          <table:table-cell office:value-type="float" office:value="26" calcext:value-type="float">
            <text:p>26</text:p>
          </table:table-cell>
          <table:table-cell office:value-type="float" office:value="66.6" calcext:value-type="float">
            <text:p>66.6</text:p>
          </table:table-cell>
          <table:table-cell office:value-type="float" office:value="37.3" calcext:value-type="float">
            <text:p>37.3</text:p>
          </table:table-cell>
          <table:table-cell table:formula="of:=[.S52]/[.D52]" office:value-type="percentage" office:value="1.42964794039143" calcext:value-type="percentage">
            <text:p>142.96%</text:p>
          </table:table-cell>
          <table:table-cell table:formula="of:=[.M52]/[.D52]" office:value-type="percentage" office:value="5.44745163493975" calcext:value-type="percentage">
            <text:p>544.75%</text:p>
          </table:table-cell>
          <table:table-cell table:formula="of:=[.O52]+[.S52]" office:value-type="percentage" office:value="0.88248716486024" calcext:value-type="percentage">
            <text:p>88.25%</text:p>
          </table:table-cell>
          <table:table-cell office:value-type="float" office:value="1141" calcext:value-type="float">
            <text:p>1141</text:p>
          </table:table-cell>
          <table:table-cell table:formula="of:=[.N52]/[.C52]" office:value-type="percentage" office:value="0.650884198516828" calcext:value-type="percentage">
            <text:p>65.09%</text:p>
          </table:table-cell>
          <table:table-cell office:value-type="float" office:value="23" calcext:value-type="float">
            <text:p>23</text:p>
          </table:table-cell>
          <table:table-cell table:formula="of:=[.P52]/[.C52]" office:value-type="percentage" office:value="0.0131203650884199" calcext:value-type="percentage">
            <text:p>1.31%</text:p>
          </table:table-cell>
          <table:table-cell office:value-type="float" office:value="406" calcext:value-type="float">
            <text:p>406</text:p>
          </table:table-cell>
          <table:table-cell table:formula="of:=[.R52]/[.C52]" office:value-type="percentage" office:value="0.231602966343411" calcext:value-type="percentage">
            <text:p>23.16%</text:p>
          </table:table-cell>
          <table:table-cell office:value-type="float" office:value="7" calcext:value-type="float">
            <text:p>7</text:p>
          </table:table-cell>
          <table:table-cell table:formula="of:=[.T52]/[.C52]" office:value-type="percentage" office:value="0.00399315459212778" calcext:value-type="percentage">
            <text:p>0.40%</text:p>
          </table:table-cell>
          <table:table-cell office:value-type="float" office:value="6" calcext:value-type="float">
            <text:p>6</text:p>
          </table:table-cell>
          <table:table-cell table:formula="of:=[.V52]/[.C52]" office:value-type="percentage" office:value="0.00342270393610953" calcext:value-type="percentage">
            <text:p>0.34%</text:p>
          </table:table-cell>
          <table:table-cell office:value-type="percentage" office:value="0.465" calcext:value-type="percentage">
            <text:p>46.50%</text:p>
          </table:table-cell>
          <table:table-cell office:value-type="percentage" office:value="0.535" calcext:value-type="percentage">
            <text:p>53.50%</text:p>
          </table:table-cell>
          <table:table-cell office:value-type="float" office:value="80.5" calcext:value-type="float">
            <text:p>80.5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193" calcext:value-type="percentage">
            <text:p>19.30%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777" calcext:value-type="percentage">
            <text:p>77.70%</text:p>
          </table:table-cell>
          <table:table-cell office:value-type="float" office:value="41.6" calcext:value-type="float">
            <text:p>41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25" calcext:value-type="percentage">
            <text:p>12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2" calcext:value-type="percentage">
            <text:p>82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5" calcext:value-type="float">
            <text:p>78655</text:p>
          </table:table-cell>
          <table:table-cell office:value-type="float" office:value="3480" calcext:value-type="float">
            <text:p>3480</text:p>
          </table:table-cell>
          <table:table-cell office:value-type="percentage" office:value="0.073" calcext:value-type="percentage">
            <text:p>7.30%</text:p>
          </table:table-cell>
          <table:table-cell office:value-type="float" office:value="254" calcext:value-type="float">
            <text:p>254</text:p>
          </table:table-cell>
          <table:table-cell office:value-type="currency" office:currency="USD" office:value="62134" calcext:value-type="currency">
            <text:p>$62,134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98" calcext:value-type="float">
            <text:p>98</text:p>
          </table:table-cell>
          <table:table-cell office:value-type="float" office:value="35.7" calcext:value-type="float">
            <text:p>35.7</text:p>
          </table:table-cell>
          <table:table-cell office:value-type="float" office:value="41.2" calcext:value-type="float">
            <text:p>41.2</text:p>
          </table:table-cell>
          <table:table-cell table:formula="of:=[.S53]/[.D53]" office:value-type="percentage" office:value="6.14076523382145" calcext:value-type="percentage">
            <text:p>614.08%</text:p>
          </table:table-cell>
          <table:table-cell table:formula="of:=[.M53]/[.D53]" office:value-type="percentage" office:value="10.4038734057629" calcext:value-type="percentage">
            <text:p>1040.39%</text:p>
          </table:table-cell>
          <table:table-cell table:formula="of:=[.O53]+[.S53]" office:value-type="percentage" office:value="0.75948275862069" calcext:value-type="percentage">
            <text:p>75.95%</text:p>
          </table:table-cell>
          <table:table-cell office:value-type="float" office:value="1083" calcext:value-type="float">
            <text:p>1083</text:p>
          </table:table-cell>
          <table:table-cell table:formula="of:=[.N53]/[.C53]" office:value-type="percentage" office:value="0.311206896551724" calcext:value-type="percentage">
            <text:p>31.12%</text:p>
          </table:table-cell>
          <table:table-cell office:value-type="float" office:value="47" calcext:value-type="float">
            <text:p>47</text:p>
          </table:table-cell>
          <table:table-cell table:formula="of:=[.P53]/[.C53]" office:value-type="percentage" office:value="0.0135057471264368" calcext:value-type="percentage">
            <text:p>1.35%</text:p>
          </table:table-cell>
          <table:table-cell office:value-type="float" office:value="1560" calcext:value-type="float">
            <text:p>1560</text:p>
          </table:table-cell>
          <table:table-cell table:formula="of:=[.R53]/[.C53]" office:value-type="percentage" office:value="0.448275862068966" calcext:value-type="percentage">
            <text:p>44.83%</text:p>
          </table:table-cell>
          <table:table-cell office:value-type="float" office:value="12" calcext:value-type="float">
            <text:p>12</text:p>
          </table:table-cell>
          <table:table-cell table:formula="of:=[.T53]/[.C53]" office:value-type="percentage" office:value="0.00344827586206897" calcext:value-type="percentage">
            <text:p>0.34%</text:p>
          </table:table-cell>
          <table:table-cell office:value-type="float" office:value="9" calcext:value-type="float">
            <text:p>9</text:p>
          </table:table-cell>
          <table:table-cell table:formula="of:=[.V53]/[.C53]" office:value-type="percentage" office:value="0.00258620689655172" calcext:value-type="percentage">
            <text:p>0.26%</text:p>
          </table:table-cell>
          <table:table-cell office:value-type="percentage" office:value="0.475" calcext:value-type="percentage">
            <text:p>47.50%</text:p>
          </table:table-cell>
          <table:table-cell office:value-type="percentage" office:value="0.525" calcext:value-type="percentage">
            <text:p>52.50%</text:p>
          </table:table-cell>
          <table:table-cell office:value-type="float" office:value="79.9" calcext:value-type="float">
            <text:p>79.9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235" calcext:value-type="percentage">
            <text:p>23.50%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734" calcext:value-type="percentage">
            <text:p>73.40%</text:p>
          </table:table-cell>
          <table:table-cell office:value-type="float" office:value="26.7" calcext:value-type="float">
            <text:p>26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39" calcext:value-type="percentage">
            <text:p>13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31" calcext:value-type="percentage">
            <text:p>83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2" calcext:value-type="float">
            <text:p>78612</text:p>
          </table:table-cell>
          <table:table-cell office:value-type="float" office:value="12546" calcext:value-type="float">
            <text:p>12546</text:p>
          </table:table-cell>
          <table:table-cell office:value-type="percentage" office:value="0.146" calcext:value-type="percentage">
            <text:p>14.60%</text:p>
          </table:table-cell>
          <table:table-cell office:value-type="float" office:value="1830" calcext:value-type="float">
            <text:p>1830</text:p>
          </table:table-cell>
          <table:table-cell office:value-type="currency" office:currency="USD" office:value="60009" calcext:value-type="currency">
            <text:p>$60,009.00</text:p>
          </table:table-cell>
          <table:table-cell office:value-type="currency" office:currency="USD" office:value="153278" calcext:value-type="currency">
            <text:p>$153,278.00</text:p>
          </table:table-cell>
          <table:table-cell office:value-type="float" office:value="134" calcext:value-type="float">
            <text:p>134</text:p>
          </table:table-cell>
          <table:table-cell office:value-type="float" office:value="93.8" calcext:value-type="float">
            <text:p>93.8</text:p>
          </table:table-cell>
          <table:table-cell office:value-type="float" office:value="36.9" calcext:value-type="float">
            <text:p>36.9</text:p>
          </table:table-cell>
          <table:table-cell table:formula="of:=[.S54]/[.D54]" office:value-type="percentage" office:value="2.30876402237028" calcext:value-type="percentage">
            <text:p>230.88%</text:p>
          </table:table-cell>
          <table:table-cell table:formula="of:=[.M54]/[.D54]" office:value-type="percentage" office:value="5.66572547272612" calcext:value-type="percentage">
            <text:p>566.57%</text:p>
          </table:table-cell>
          <table:table-cell table:formula="of:=[.O54]+[.S54]" office:value-type="percentage" office:value="0.827195919018014" calcext:value-type="percentage">
            <text:p>82.72%</text:p>
          </table:table-cell>
          <table:table-cell office:value-type="float" office:value="6149" calcext:value-type="float">
            <text:p>6149</text:p>
          </table:table-cell>
          <table:table-cell table:formula="of:=[.N54]/[.C54]" office:value-type="percentage" office:value="0.490116371751953" calcext:value-type="percentage">
            <text:p>49.01%</text:p>
          </table:table-cell>
          <table:table-cell office:value-type="float" office:value="666" calcext:value-type="float">
            <text:p>666</text:p>
          </table:table-cell>
          <table:table-cell table:formula="of:=[.P54]/[.C54]" office:value-type="percentage" office:value="0.0530846484935438" calcext:value-type="percentage">
            <text:p>5.31%</text:p>
          </table:table-cell>
          <table:table-cell office:value-type="float" office:value="4229" calcext:value-type="float">
            <text:p>4229</text:p>
          </table:table-cell>
          <table:table-cell table:formula="of:=[.R54]/[.C54]" office:value-type="percentage" office:value="0.337079547266061" calcext:value-type="percentage">
            <text:p>33.71%</text:p>
          </table:table-cell>
          <table:table-cell office:value-type="float" office:value="88" calcext:value-type="float">
            <text:p>88</text:p>
          </table:table-cell>
          <table:table-cell table:formula="of:=[.T54]/[.C54]" office:value-type="percentage" office:value="0.00701418778893671" calcext:value-type="percentage">
            <text:p>0.70%</text:p>
          </table:table-cell>
          <table:table-cell office:value-type="float" office:value="59" calcext:value-type="float">
            <text:p>59</text:p>
          </table:table-cell>
          <table:table-cell table:formula="of:=[.V54]/[.C54]" office:value-type="percentage" office:value="0.00470269408576439" calcext:value-type="percentage">
            <text:p>0.47%</text:p>
          </table:table-cell>
          <table:table-cell office:value-type="percentage" office:value="0.537" calcext:value-type="percentage">
            <text:p>53.70%</text:p>
          </table:table-cell>
          <table:table-cell office:value-type="percentage" office:value="0.463" calcext:value-type="percentage">
            <text:p>46.30%</text:p>
          </table:table-cell>
          <table:table-cell office:value-type="float" office:value="82" calcext:value-type="float">
            <text:p>82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41.3" calcext:value-type="float">
            <text:p>41.3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31" calcext:value-type="percentage">
            <text:p>13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4" calcext:value-type="percentage">
            <text:p>80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4" calcext:value-type="float">
            <text:p>78754</text:p>
          </table:table-cell>
          <table:table-cell office:value-type="float" office:value="22076" calcext:value-type="float">
            <text:p>22076</text:p>
          </table:table-cell>
          <table:table-cell office:value-type="percentage" office:value="0.309" calcext:value-type="percentage">
            <text:p>30.90%</text:p>
          </table:table-cell>
          <table:table-cell office:value-type="float" office:value="6811" calcext:value-type="float">
            <text:p>6811</text:p>
          </table:table-cell>
          <table:table-cell office:value-type="currency" office:currency="USD" office:value="59176" calcext:value-type="currency">
            <text:p>$59,176.00</text:p>
          </table:table-cell>
          <table:table-cell office:value-type="currency" office:currency="USD" office:value="187907" calcext:value-type="currency">
            <text:p>$187,907.00</text:p>
          </table:table-cell>
          <table:table-cell office:value-type="float" office:value="1666" calcext:value-type="float">
            <text:p>1666</text:p>
          </table:table-cell>
          <table:table-cell office:value-type="float" office:value="13.2" calcext:value-type="float">
            <text:p>13.2</text:p>
          </table:table-cell>
          <table:table-cell office:value-type="float" office:value="32.6" calcext:value-type="float">
            <text:p>32.6</text:p>
          </table:table-cell>
          <table:table-cell office:value-type="percentage" office:value="0.7392" calcext:value-type="percentage">
            <text:p>73.92%</text:p>
          </table:table-cell>
          <table:table-cell office:value-type="percentage" office:value="1.439" calcext:value-type="percentage">
            <text:p>143.90%</text:p>
          </table:table-cell>
          <table:table-cell office:value-type="percentage" office:value="0.4446" calcext:value-type="percentage">
            <text:p>44.46%</text:p>
          </table:table-cell>
          <table:table-cell office:value-type="float" office:value="4771" calcext:value-type="float">
            <text:p>4771</text:p>
          </table:table-cell>
          <table:table-cell office:value-type="percentage" office:value="0.2161" calcext:value-type="percentage">
            <text:p>21.61%</text:p>
          </table:table-cell>
          <table:table-cell office:value-type="float" office:value="2961" calcext:value-type="float">
            <text:p>2961</text:p>
          </table:table-cell>
          <table:table-cell office:value-type="percentage" office:value="0.1341" calcext:value-type="percentage">
            <text:p>13.41%</text:p>
          </table:table-cell>
          <table:table-cell office:value-type="float" office:value="5043" calcext:value-type="float">
            <text:p>5043</text:p>
          </table:table-cell>
          <table:table-cell office:value-type="percentage" office:value="0.2284" calcext:value-type="percentage">
            <text:p>22.84%</text:p>
          </table:table-cell>
          <table:table-cell office:value-type="float" office:value="1790" calcext:value-type="float">
            <text:p>1790</text:p>
          </table:table-cell>
          <table:table-cell office:value-type="percentage" office:value="0.0811" calcext:value-type="percentage">
            <text:p>8.11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61" calcext:value-type="percentage">
            <text:p>36.10%</text:p>
          </table:table-cell>
          <table:table-cell office:value-type="percentage" office:value="0.136" calcext:value-type="percentage">
            <text:p>13.60%</text:p>
          </table:table-cell>
          <table:table-cell office:value-type="percentage" office:value="0.883" calcext:value-type="percentage">
            <text:p>88.30%</text:p>
          </table:table-cell>
          <table:table-cell office:value-type="float" office:value="26" calcext:value-type="float">
            <text:p>2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7" calcext:value-type="percentage">
            <text:p>13.7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94" calcext:value-type="percentage">
            <text:p>79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5" calcext:value-type="float">
            <text:p>78745</text:p>
          </table:table-cell>
          <table:table-cell office:value-type="float" office:value="62196" calcext:value-type="float">
            <text:p>62196</text:p>
          </table:table-cell>
          <table:table-cell office:value-type="percentage" office:value="0.14" calcext:value-type="percentage">
            <text:p>14.00%</text:p>
          </table:table-cell>
          <table:table-cell office:value-type="float" office:value="8721" calcext:value-type="float">
            <text:p>8721</text:p>
          </table:table-cell>
          <table:table-cell office:value-type="currency" office:currency="USD" office:value="59133" calcext:value-type="currency">
            <text:p>$59,133.00</text:p>
          </table:table-cell>
          <table:table-cell office:value-type="currency" office:currency="USD" office:value="226976" calcext:value-type="currency">
            <text:p>$226,976.00</text:p>
          </table:table-cell>
          <table:table-cell office:value-type="float" office:value="4655" calcext:value-type="float">
            <text:p>4655</text:p>
          </table:table-cell>
          <table:table-cell office:value-type="float" office:value="13.4" calcext:value-type="float">
            <text:p>13.4</text:p>
          </table:table-cell>
          <table:table-cell office:value-type="float" office:value="35.7" calcext:value-type="float">
            <text:p>35.7</text:p>
          </table:table-cell>
          <table:table-cell office:value-type="percentage" office:value="2.7136" calcext:value-type="percentage">
            <text:p>271.36%</text:p>
          </table:table-cell>
          <table:table-cell office:value-type="percentage" office:value="5.851" calcext:value-type="percentage">
            <text:p>585.10%</text:p>
          </table:table-cell>
          <table:table-cell office:value-type="percentage" office:value="0.8192" calcext:value-type="percentage">
            <text:p>81.92%</text:p>
          </table:table-cell>
          <table:table-cell office:value-type="float" office:value="27321" calcext:value-type="float">
            <text:p>27321</text:p>
          </table:table-cell>
          <table:table-cell office:value-type="percentage" office:value="0.4393" calcext:value-type="percentage">
            <text:p>43.93%</text:p>
          </table:table-cell>
          <table:table-cell office:value-type="float" office:value="2334" calcext:value-type="float">
            <text:p>2334</text:p>
          </table:table-cell>
          <table:table-cell office:value-type="percentage" office:value="0.0375" calcext:value-type="percentage">
            <text:p>3.75%</text:p>
          </table:table-cell>
          <table:table-cell office:value-type="float" office:value="23628" calcext:value-type="float">
            <text:p>23628</text:p>
          </table:table-cell>
          <table:table-cell office:value-type="percentage" office:value="0.3799" calcext:value-type="percentage">
            <text:p>37.99%</text:p>
          </table:table-cell>
          <table:table-cell office:value-type="float" office:value="1068" calcext:value-type="float">
            <text:p>1068</text:p>
          </table:table-cell>
          <table:table-cell office:value-type="percentage" office:value="0.0172" calcext:value-type="percentage">
            <text:p>1.72%</text:p>
          </table:table-cell>
          <table:table-cell office:value-type="float" office:value="187" calcext:value-type="float">
            <text:p>187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497" calcext:value-type="percentage">
            <text:p>49.70%</text:p>
          </table:table-cell>
          <table:table-cell office:value-type="percentage" office:value="0.503" calcext:value-type="percentage">
            <text:p>50.30%</text:p>
          </table:table-cell>
          <table:table-cell office:value-type="float" office:value="94.3" calcext:value-type="float">
            <text:p>94.3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89" calcext:value-type="percentage">
            <text:p>38.90%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879" calcext:value-type="percentage">
            <text:p>87.90%</text:p>
          </table:table-cell>
          <table:table-cell office:value-type="float" office:value="25.9" calcext:value-type="float">
            <text:p>25.9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76" calcext:value-type="percentage">
            <text:p>76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8" calcext:value-type="float">
            <text:p>76578</text:p>
          </table:table-cell>
          <table:table-cell office:value-type="float" office:value="1503" calcext:value-type="float">
            <text:p>1503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49" calcext:value-type="float">
            <text:p>49</text:p>
          </table:table-cell>
          <table:table-cell office:value-type="currency" office:currency="USD" office:value="58421" calcext:value-type="currency">
            <text:p>$58,421.00</text:p>
          </table:table-cell>
          <table:table-cell office:value-type="currency" office:currency="USD" office:value="152612" calcext:value-type="currency">
            <text:p>$152,612.00</text:p>
          </table:table-cell>
          <table:table-cell office:value-type="float" office:value="20" calcext:value-type="float">
            <text:p>20</text:p>
          </table:table-cell>
          <table:table-cell office:value-type="float" office:value="75.1" calcext:value-type="float">
            <text:p>75.1</text:p>
          </table:table-cell>
          <table:table-cell office:value-type="float" office:value="45.2" calcext:value-type="float">
            <text:p>45.2</text:p>
          </table:table-cell>
          <table:table-cell office:value-type="percentage" office:value="8.4879" calcext:value-type="percentage">
            <text:p>848.79%</text:p>
          </table:table-cell>
          <table:table-cell office:value-type="percentage" office:value="33.7091" calcext:value-type="percentage">
            <text:p>3370.91%</text:p>
          </table:table-cell>
          <table:table-cell office:value-type="percentage" office:value="1.1124" calcext:value-type="percentage">
            <text:p>111.24%</text:p>
          </table:table-cell>
          <table:table-cell office:value-type="float" office:value="1251" calcext:value-type="float">
            <text:p>1251</text:p>
          </table:table-cell>
          <table:table-cell office:value-type="percentage" office:value="0.8323" calcext:value-type="percentage">
            <text:p>83.23%</text:p>
          </table:table-cell>
          <table:table-cell office:value-type="float" office:value="71" calcext:value-type="float">
            <text:p>71</text:p>
          </table:table-cell>
          <table:table-cell office:value-type="percentage" office:value="0.0472" calcext:value-type="percentage">
            <text:p>4.72%</text:p>
          </table:table-cell>
          <table:table-cell office:value-type="float" office:value="421" calcext:value-type="float">
            <text:p>421</text:p>
          </table:table-cell>
          <table:table-cell office:value-type="percentage" office:value="0.2801" calcext:value-type="percentage">
            <text:p>28.01%</text:p>
          </table:table-cell>
          <table:table-cell office:value-type="float" office:value="1" calcext:value-type="float">
            <text:p>1</text:p>
          </table:table-cell>
          <table:table-cell office:value-type="percentage" office:value="0.0007" calcext:value-type="percentage">
            <text:p>0.07%</text:p>
          </table:table-cell>
          <table:table-cell office:value-type="float" office:value="3" calcext:value-type="float">
            <text:p>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6" calcext:value-type="percentage">
            <text:p>51.60%</text:p>
          </table:table-cell>
          <table:table-cell office:value-type="percentage" office:value="0.484" calcext:value-type="percentage">
            <text:p>48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866" calcext:value-type="percentage">
            <text:p>86.60%</text:p>
          </table:table-cell>
          <table:table-cell office:value-type="float" office:value="30.4" calcext:value-type="float">
            <text:p>30.4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1" calcext:value-type="percentage">
            <text:p>12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8" calcext:value-type="float">
            <text:p>78728</text:p>
          </table:table-cell>
          <table:table-cell office:value-type="float" office:value="22171" calcext:value-type="float">
            <text:p>22171</text:p>
          </table:table-cell>
          <table:table-cell office:value-type="percentage" office:value="0.182" calcext:value-type="percentage">
            <text:p>18.20%</text:p>
          </table:table-cell>
          <table:table-cell office:value-type="float" office:value="4041" calcext:value-type="float">
            <text:p>4041</text:p>
          </table:table-cell>
          <table:table-cell office:value-type="currency" office:currency="USD" office:value="57926" calcext:value-type="currency">
            <text:p>$57,926.00</text:p>
          </table:table-cell>
          <table:table-cell office:value-type="currency" office:currency="USD" office:value="208774" calcext:value-type="currency">
            <text:p>$208,774.00</text:p>
          </table:table-cell>
          <table:table-cell office:value-type="float" office:value="2734" calcext:value-type="float">
            <text:p>2734</text:p>
          </table:table-cell>
          <table:table-cell office:value-type="float" office:value="8.1" calcext:value-type="float">
            <text:p>8.1</text:p>
          </table:table-cell>
          <table:table-cell office:value-type="float" office:value="33.5" calcext:value-type="float">
            <text:p>33.5</text:p>
          </table:table-cell>
          <table:table-cell office:value-type="percentage" office:value="1.35" calcext:value-type="percentage">
            <text:p>135.00%</text:p>
          </table:table-cell>
          <table:table-cell office:value-type="percentage" office:value="3.709" calcext:value-type="percentage">
            <text:p>370.90%</text:p>
          </table:table-cell>
          <table:table-cell office:value-type="percentage" office:value="0.675" calcext:value-type="percentage">
            <text:p>67.50%</text:p>
          </table:table-cell>
          <table:table-cell office:value-type="float" office:value="9518" calcext:value-type="float">
            <text:p>9518</text:p>
          </table:table-cell>
          <table:table-cell office:value-type="percentage" office:value="0.4293" calcext:value-type="percentage">
            <text:p>42.93%</text:p>
          </table:table-cell>
          <table:table-cell office:value-type="float" office:value="2731" calcext:value-type="float">
            <text:p>2731</text:p>
          </table:table-cell>
          <table:table-cell office:value-type="percentage" office:value="0.1232" calcext:value-type="percentage">
            <text:p>12.32%</text:p>
          </table:table-cell>
          <table:table-cell office:value-type="float" office:value="5447" calcext:value-type="float">
            <text:p>5447</text:p>
          </table:table-cell>
          <table:table-cell office:value-type="percentage" office:value="0.2457" calcext:value-type="percentage">
            <text:p>24.57%</text:p>
          </table:table-cell>
          <table:table-cell office:value-type="float" office:value="1943" calcext:value-type="float">
            <text:p>1943</text:p>
          </table:table-cell>
          <table:table-cell office:value-type="percentage" office:value="0.0876" calcext:value-type="percentage">
            <text:p>8.76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1" calcext:value-type="percentage">
            <text:p>51.00%</text:p>
          </table:table-cell>
          <table:table-cell office:value-type="float" office:value="93.6" calcext:value-type="float">
            <text:p>93.6</text:p>
          </table:table-cell>
          <table:table-cell office:value-type="percentage" office:value="0.079" calcext:value-type="percentage">
            <text:p>7.90%</text:p>
          </table:table-cell>
          <table:table-cell office:value-type="percentage" office:value="0.431" calcext:value-type="percentage">
            <text:p>43.10%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957" calcext:value-type="percentage">
            <text:p>95.70%</text:p>
          </table:table-cell>
          <table:table-cell office:value-type="float" office:value="24.3" calcext:value-type="float">
            <text:p>24.3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13" calcext:value-type="percentage">
            <text:p>1.30%</text:p>
          </table:table-cell>
          <table:table-cell office:value-type="percentage" office:value="0.832" calcext:value-type="percentage">
            <text:p>83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02" calcext:value-type="float">
            <text:p>78602</text:p>
          </table:table-cell>
          <table:table-cell office:value-type="float" office:value="27430" calcext:value-type="float">
            <text:p>27430</text:p>
          </table:table-cell>
          <table:table-cell office:value-type="percentage" office:value="0.085" calcext:value-type="percentage">
            <text:p>8.50%</text:p>
          </table:table-cell>
          <table:table-cell office:value-type="float" office:value="2334" calcext:value-type="float">
            <text:p>2334</text:p>
          </table:table-cell>
          <table:table-cell office:value-type="currency" office:currency="USD" office:value="57598" calcext:value-type="currency">
            <text:p>$57,598.00</text:p>
          </table:table-cell>
          <table:table-cell office:value-type="currency" office:currency="USD" office:value="174034" calcext:value-type="currency">
            <text:p>$174,034.00</text:p>
          </table:table-cell>
          <table:table-cell office:value-type="float" office:value="142" calcext:value-type="float">
            <text:p>142</text:p>
          </table:table-cell>
          <table:table-cell office:value-type="float" office:value="193.6" calcext:value-type="float">
            <text:p>193.6</text:p>
          </table:table-cell>
          <table:table-cell office:value-type="float" office:value="40.8" calcext:value-type="float">
            <text:p>40.8</text:p>
          </table:table-cell>
          <table:table-cell table:formula="of:=[.S59]/[.D59]" office:value-type="percentage" office:value="2.78612939889773" calcext:value-type="percentage">
            <text:p>278.61%</text:p>
          </table:table-cell>
          <table:table-cell table:formula="of:=[.M59]/[.D59]" office:value-type="percentage" office:value="9.47095279963972" calcext:value-type="percentage">
            <text:p>947.10%</text:p>
          </table:table-cell>
          <table:table-cell table:formula="of:=[.O59]+[.S59]" office:value-type="percentage" office:value="0.805030987969377" calcext:value-type="percentage">
            <text:p>80.50%</text:p>
          </table:table-cell>
          <table:table-cell office:value-type="float" office:value="15586" calcext:value-type="float">
            <text:p>15586</text:p>
          </table:table-cell>
          <table:table-cell table:formula="of:=[.N59]/[.C59]" office:value-type="percentage" office:value="0.56820998906307" calcext:value-type="percentage">
            <text:p>56.82%</text:p>
          </table:table-cell>
          <table:table-cell office:value-type="float" office:value="2345" calcext:value-type="float">
            <text:p>2345</text:p>
          </table:table-cell>
          <table:table-cell table:formula="of:=[.P59]/[.C59]" office:value-type="percentage" office:value="0.0854903390448414" calcext:value-type="percentage">
            <text:p>8.55%</text:p>
          </table:table-cell>
          <table:table-cell office:value-type="float" office:value="6496" calcext:value-type="float">
            <text:p>6496</text:p>
          </table:table-cell>
          <table:table-cell table:formula="of:=[.R59]/[.C59]" office:value-type="percentage" office:value="0.236820998906307" calcext:value-type="percentage">
            <text:p>23.68%</text:p>
          </table:table-cell>
          <table:table-cell office:value-type="float" office:value="198" calcext:value-type="float">
            <text:p>198</text:p>
          </table:table-cell>
          <table:table-cell table:formula="of:=[.T59]/[.C59]" office:value-type="percentage" office:value="0.00721837404301859" calcext:value-type="percentage">
            <text:p>0.72%</text:p>
          </table:table-cell>
          <table:table-cell office:value-type="float" office:value="102" calcext:value-type="float">
            <text:p>102</text:p>
          </table:table-cell>
          <table:table-cell table:formula="of:=[.V59]/[.C59]" office:value-type="percentage" office:value="0.0037185563251914" calcext:value-type="percentage">
            <text:p>0.37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1" calcext:value-type="float">
            <text:p>92.1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219" calcext:value-type="percentage">
            <text:p>21.90%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843" calcext:value-type="percentage">
            <text:p>84.30%</text:p>
          </table:table-cell>
          <table:table-cell office:value-type="float" office:value="31.4" calcext:value-type="float">
            <text:p>31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06" calcext:value-type="percentage">
            <text:p>80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5" calcext:value-type="float">
            <text:p>78725</text:p>
          </table:table-cell>
          <table:table-cell office:value-type="float" office:value="8044" calcext:value-type="float">
            <text:p>8044</text:p>
          </table:table-cell>
          <table:table-cell office:value-type="percentage" office:value="0.149" calcext:value-type="percentage">
            <text:p>14.90%</text:p>
          </table:table-cell>
          <table:table-cell office:value-type="float" office:value="1196" calcext:value-type="float">
            <text:p>1196</text:p>
          </table:table-cell>
          <table:table-cell office:value-type="currency" office:currency="USD" office:value="57406" calcext:value-type="currency">
            <text:p>$57,406.00</text:p>
          </table:table-cell>
          <table:table-cell office:value-type="currency" office:currency="USD" office:value="136852" calcext:value-type="currency">
            <text:p>$136,852.00</text:p>
          </table:table-cell>
          <table:table-cell office:value-type="float" office:value="457" calcext:value-type="float">
            <text:p>457</text:p>
          </table:table-cell>
          <table:table-cell office:value-type="float" office:value="17.6" calcext:value-type="float">
            <text:p>17.6</text:p>
          </table:table-cell>
          <table:table-cell office:value-type="float" office:value="32.3" calcext:value-type="float">
            <text:p>32.3</text:p>
          </table:table-cell>
          <table:table-cell office:value-type="percentage" office:value="2.6973" calcext:value-type="percentage">
            <text:p>269.73%</text:p>
          </table:table-cell>
          <table:table-cell office:value-type="percentage" office:value="3.474" calcext:value-type="percentage">
            <text:p>347.40%</text:p>
          </table:table-cell>
          <table:table-cell office:value-type="percentage" office:value="0.5177" calcext:value-type="percentage">
            <text:p>51.77%</text:p>
          </table:table-cell>
          <table:table-cell office:value-type="float" office:value="931" calcext:value-type="float">
            <text:p>931</text:p>
          </table:table-cell>
          <table:table-cell office:value-type="percentage" office:value="0.1157" calcext:value-type="percentage">
            <text:p>11.57%</text:p>
          </table:table-cell>
          <table:table-cell office:value-type="float" office:value="1772" calcext:value-type="float">
            <text:p>1772</text:p>
          </table:table-cell>
          <table:table-cell office:value-type="percentage" office:value="0.2203" calcext:value-type="percentage">
            <text:p>22.03%</text:p>
          </table:table-cell>
          <table:table-cell office:value-type="float" office:value="3233" calcext:value-type="float">
            <text:p>3233</text:p>
          </table:table-cell>
          <table:table-cell office:value-type="percentage" office:value="0.4019" calcext:value-type="percentage">
            <text:p>40.19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66" calcext:value-type="percentage">
            <text:p>0.66%</text:p>
          </table:table-cell>
          <table:table-cell office:value-type="float" office:value="5" calcext:value-type="float">
            <text:p>5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558" calcext:value-type="percentage">
            <text:p>55.80%</text:p>
          </table:table-cell>
          <table:table-cell office:value-type="percentage" office:value="0.442" calcext:value-type="percentage">
            <text:p>44.20%</text:p>
          </table:table-cell>
          <table:table-cell office:value-type="float" office:value="93.3" calcext:value-type="float">
            <text:p>93.3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42" calcext:value-type="percentage">
            <text:p>74.20%</text:p>
          </table:table-cell>
          <table:table-cell office:value-type="float" office:value="36.8" calcext:value-type="float">
            <text:p>36.8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98" calcext:value-type="percentage">
            <text:p>19.8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1" calcext:value-type="float">
            <text:p>78621</text:p>
          </table:table-cell>
          <table:table-cell office:value-type="float" office:value="22503" calcext:value-type="float">
            <text:p>22503</text:p>
          </table:table-cell>
          <table:table-cell office:value-type="percentage" office:value="0.139" calcext:value-type="percentage">
            <text:p>13.90%</text:p>
          </table:table-cell>
          <table:table-cell office:value-type="float" office:value="3130" calcext:value-type="float">
            <text:p>3130</text:p>
          </table:table-cell>
          <table:table-cell office:value-type="currency" office:currency="USD" office:value="57199" calcext:value-type="currency">
            <text:p>$57,199.00</text:p>
          </table:table-cell>
          <table:table-cell office:value-type="currency" office:currency="USD" office:value="136963" calcext:value-type="currency">
            <text:p>$136,963.00</text:p>
          </table:table-cell>
          <table:table-cell office:value-type="float" office:value="120" calcext:value-type="float">
            <text:p>120</text:p>
          </table:table-cell>
          <table:table-cell office:value-type="float" office:value="187" calcext:value-type="float">
            <text:p>187</text:p>
          </table:table-cell>
          <table:table-cell office:value-type="float" office:value="35.2" calcext:value-type="float">
            <text:p>35.2</text:p>
          </table:table-cell>
          <table:table-cell table:formula="of:=[.S61]/[.D61]" office:value-type="percentage" office:value="2.7321696835306" calcext:value-type="percentage">
            <text:p>273.22%</text:p>
          </table:table-cell>
          <table:table-cell table:formula="of:=[.M61]/[.D61]" office:value-type="percentage" office:value="6.00463503347435" calcext:value-type="percentage">
            <text:p>600.46%</text:p>
          </table:table-cell>
          <table:table-cell table:formula="of:=[.O61]+[.S61]" office:value-type="percentage" office:value="0.834644269652935" calcext:value-type="percentage">
            <text:p>83.46%</text:p>
          </table:table-cell>
          <table:table-cell office:value-type="float" office:value="10236" calcext:value-type="float">
            <text:p>10236</text:p>
          </table:table-cell>
          <table:table-cell table:formula="of:=[.N61]/[.C61]" office:value-type="percentage" office:value="0.454872683642181" calcext:value-type="percentage">
            <text:p>45.49%</text:p>
          </table:table-cell>
          <table:table-cell office:value-type="float" office:value="2348" calcext:value-type="float">
            <text:p>2348</text:p>
          </table:table-cell>
          <table:table-cell table:formula="of:=[.P61]/[.C61]" office:value-type="percentage" office:value="0.104341643336444" calcext:value-type="percentage">
            <text:p>10.43%</text:p>
          </table:table-cell>
          <table:table-cell office:value-type="float" office:value="8546" calcext:value-type="float">
            <text:p>8546</text:p>
          </table:table-cell>
          <table:table-cell table:formula="of:=[.R61]/[.C61]" office:value-type="percentage" office:value="0.379771586010754" calcext:value-type="percentage">
            <text:p>37.98%</text:p>
          </table:table-cell>
          <table:table-cell office:value-type="float" office:value="120" calcext:value-type="float">
            <text:p>120</text:p>
          </table:table-cell>
          <table:table-cell table:formula="of:=[.T61]/[.C61]" office:value-type="percentage" office:value="0.0053326223170244" calcext:value-type="percentage">
            <text:p>0.53%</text:p>
          </table:table-cell>
          <table:table-cell office:value-type="float" office:value="69" calcext:value-type="float">
            <text:p>69</text:p>
          </table:table-cell>
          <table:table-cell table:formula="of:=[.V61]/[.C61]" office:value-type="percentage" office:value="0.00306625783228903" calcext:value-type="percentage">
            <text:p>0.31%</text:p>
          </table:table-cell>
          <table:table-cell office:value-type="percentage" office:value="0.503" calcext:value-type="percentage">
            <text:p>50.30%</text:p>
          </table:table-cell>
          <table:table-cell office:value-type="percentage" office:value="0.497" calcext:value-type="percentage">
            <text:p>49.70%</text:p>
          </table:table-cell>
          <table:table-cell office:value-type="float" office:value="80.6" calcext:value-type="float">
            <text:p>80.6</text:p>
          </table:table-cell>
          <table:table-cell office:value-type="percentage" office:value="0.169" calcext:value-type="percentage">
            <text:p>16.90%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76" calcext:value-type="percentage">
            <text:p>77.60%</text:p>
          </table:table-cell>
          <table:table-cell office:value-type="float" office:value="35.1" calcext:value-type="float">
            <text:p>35.1</text:p>
          </table:table-cell>
          <table:table-cell office:value-type="float" office:value="3" calcext:value-type="float">
            <text:p>3</text:p>
          </table:table-cell>
          <table:table-cell office:value-type="percentage" office:value="0.142" calcext:value-type="percentage">
            <text:p>14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4" calcext:value-type="float">
            <text:p>78644</text:p>
          </table:table-cell>
          <table:table-cell office:value-type="float" office:value="18824" calcext:value-type="float">
            <text:p>18824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280" calcext:value-type="float">
            <text:p>1280</text:p>
          </table:table-cell>
          <table:table-cell office:value-type="currency" office:currency="USD" office:value="55282" calcext:value-type="currency">
            <text:p>$55,282.00</text:p>
          </table:table-cell>
          <table:table-cell office:value-type="currency" office:currency="USD" office:value="139071" calcext:value-type="currency">
            <text:p>$139,071.00</text:p>
          </table:table-cell>
          <table:table-cell office:value-type="float" office:value="101" calcext:value-type="float">
            <text:p>101</text:p>
          </table:table-cell>
          <table:table-cell office:value-type="float" office:value="186.6" calcext:value-type="float">
            <text:p>186.6</text:p>
          </table:table-cell>
          <table:table-cell office:value-type="float" office:value="36.6" calcext:value-type="float">
            <text:p>36.6</text:p>
          </table:table-cell>
          <table:table-cell table:formula="of:=[.S62]/[.D62]" office:value-type="percentage" office:value="6.27015574610635" calcext:value-type="percentage">
            <text:p>627.02%</text:p>
          </table:table-cell>
          <table:table-cell table:formula="of:=[.M62]/[.D62]" office:value-type="percentage" office:value="12.1332904177396" calcext:value-type="percentage">
            <text:p>1213.33%</text:p>
          </table:table-cell>
          <table:table-cell table:formula="of:=[.O62]+[.S62]" office:value-type="percentage" office:value="0.82506374840629" calcext:value-type="percentage">
            <text:p>82.51%</text:p>
          </table:table-cell>
          <table:table-cell office:value-type="float" office:value="7505" calcext:value-type="float">
            <text:p>7505</text:p>
          </table:table-cell>
          <table:table-cell table:formula="of:=[.N62]/[.C62]" office:value-type="percentage" office:value="0.398693157671058" calcext:value-type="percentage">
            <text:p>39.87%</text:p>
          </table:table-cell>
          <table:table-cell office:value-type="float" office:value="1250" calcext:value-type="float">
            <text:p>1250</text:p>
          </table:table-cell>
          <table:table-cell table:formula="of:=[.P62]/[.C62]" office:value-type="percentage" office:value="0.0664045898852529" calcext:value-type="percentage">
            <text:p>6.64%</text:p>
          </table:table-cell>
          <table:table-cell office:value-type="float" office:value="8026" calcext:value-type="float">
            <text:p>8026</text:p>
          </table:table-cell>
          <table:table-cell table:formula="of:=[.R62]/[.C62]" office:value-type="percentage" office:value="0.426370590735232" calcext:value-type="percentage">
            <text:p>42.64%</text:p>
          </table:table-cell>
          <table:table-cell office:value-type="float" office:value="71" calcext:value-type="float">
            <text:p>71</text:p>
          </table:table-cell>
          <table:table-cell table:formula="of:=[.T62]/[.C62]" office:value-type="percentage" office:value="0.00377178070548236" calcext:value-type="percentage">
            <text:p>0.38%</text:p>
          </table:table-cell>
          <table:table-cell office:value-type="float" office:value="43" calcext:value-type="float">
            <text:p>43</text:p>
          </table:table-cell>
          <table:table-cell table:formula="of:=[.V62]/[.C62]" office:value-type="percentage" office:value="0.0022843178920527" calcext:value-type="percentage">
            <text:p>0.23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1.4" calcext:value-type="float">
            <text:p>91.4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149" calcext:value-type="percentage">
            <text:p>14.9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03" calcext:value-type="percentage">
            <text:p>80.30%</text:p>
          </table:table-cell>
          <table:table-cell office:value-type="float" office:value="31.3" calcext:value-type="float">
            <text:p>31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2" calcext:value-type="percentage">
            <text:p>1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6" calcext:value-type="float">
            <text:p>78616</text:p>
          </table:table-cell>
          <table:table-cell office:value-type="float" office:value="6714" calcext:value-type="float">
            <text:p>6714</text:p>
          </table:table-cell>
          <table:table-cell office:value-type="percentage" office:value="0.151" calcext:value-type="percentage">
            <text:p>15.10%</text:p>
          </table:table-cell>
          <table:table-cell office:value-type="float" office:value="1013" calcext:value-type="float">
            <text:p>1013</text:p>
          </table:table-cell>
          <table:table-cell office:value-type="currency" office:currency="USD" office:value="54085" calcext:value-type="currency">
            <text:p>$54,085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61" calcext:value-type="float">
            <text:p>61</text:p>
          </table:table-cell>
          <table:table-cell office:value-type="float" office:value="109.9" calcext:value-type="float">
            <text:p>109.9</text:p>
          </table:table-cell>
          <table:table-cell office:value-type="float" office:value="36" calcext:value-type="float">
            <text:p>36</text:p>
          </table:table-cell>
          <table:table-cell table:formula="of:=[.S63]/[.D63]" office:value-type="percentage" office:value="3.42765043686515" calcext:value-type="percentage">
            <text:p>342.77%</text:p>
          </table:table-cell>
          <table:table-cell table:formula="of:=[.M63]/[.D63]" office:value-type="percentage" office:value="6.50020615221333" calcext:value-type="percentage">
            <text:p>650.02%</text:p>
          </table:table-cell>
          <table:table-cell table:formula="of:=[.O63]+[.S63]" office:value-type="percentage" office:value="0.981531128984212" calcext:value-type="percentage">
            <text:p>98.15%</text:p>
          </table:table-cell>
          <table:table-cell office:value-type="float" office:value="3115" calcext:value-type="float">
            <text:p>3115</text:p>
          </table:table-cell>
          <table:table-cell table:formula="of:=[.N63]/[.C63]" office:value-type="percentage" office:value="0.463955913017575" calcext:value-type="percentage">
            <text:p>46.40%</text:p>
          </table:table-cell>
          <table:table-cell office:value-type="float" office:value="399" calcext:value-type="float">
            <text:p>399</text:p>
          </table:table-cell>
          <table:table-cell table:formula="of:=[.P63]/[.C63]" office:value-type="percentage" office:value="0.0594280607685433" calcext:value-type="percentage">
            <text:p>5.94%</text:p>
          </table:table-cell>
          <table:table-cell office:value-type="float" office:value="3475" calcext:value-type="float">
            <text:p>3475</text:p>
          </table:table-cell>
          <table:table-cell table:formula="of:=[.R63]/[.C63]" office:value-type="percentage" office:value="0.517575215966637" calcext:value-type="percentage">
            <text:p>51.76%</text:p>
          </table:table-cell>
          <table:table-cell office:value-type="float" office:value="14" calcext:value-type="float">
            <text:p>14</text:p>
          </table:table-cell>
          <table:table-cell table:formula="of:=[.T63]/[.C63]" office:value-type="percentage" office:value="0.00208519511468573" calcext:value-type="percentage">
            <text:p>0.21%</text:p>
          </table:table-cell>
          <table:table-cell office:value-type="float" office:value="26" calcext:value-type="float">
            <text:p>26</text:p>
          </table:table-cell>
          <table:table-cell table:formula="of:=[.V63]/[.C63]" office:value-type="percentage" office:value="0.00387250521298779" calcext:value-type="percentage">
            <text:p>0.39%</text:p>
          </table:table-cell>
          <table:table-cell table:number-columns-repeated="2" office:value-type="percentage" office:value="0.5" calcext:value-type="percentage">
            <text:p>50.00%</text:p>
          </table:table-cell>
          <table:table-cell office:value-type="float" office:value="79.8" calcext:value-type="float">
            <text:p>79.8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31" calcext:value-type="percentage">
            <text:p>73.10%</text:p>
          </table:table-cell>
          <table:table-cell office:value-type="float" office:value="38" calcext:value-type="float">
            <text:p>38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6" calcext:value-type="percentage">
            <text:p>16.0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1" calcext:value-type="float">
            <text:p>78751</text:p>
          </table:table-cell>
          <table:table-cell office:value-type="float" office:value="14858" calcext:value-type="float">
            <text:p>14858</text:p>
          </table:table-cell>
          <table:table-cell office:value-type="percentage" office:value="0.096" calcext:value-type="percentage">
            <text:p>9.60%</text:p>
          </table:table-cell>
          <table:table-cell office:value-type="float" office:value="1428" calcext:value-type="float">
            <text:p>1428</text:p>
          </table:table-cell>
          <table:table-cell office:value-type="currency" office:currency="USD" office:value="53706" calcext:value-type="currency">
            <text:p>$53,706.00</text:p>
          </table:table-cell>
          <table:table-cell office:value-type="currency" office:currency="USD" office:value="406337" calcext:value-type="currency">
            <text:p>$406,337.00</text:p>
          </table:table-cell>
          <table:table-cell office:value-type="float" office:value="6199" calcext:value-type="float">
            <text:p>6199</text:p>
          </table:table-cell>
          <table:table-cell office:value-type="float" office:value="2.4" calcext:value-type="float">
            <text:p>2.4</text:p>
          </table:table-cell>
          <table:table-cell office:value-type="float" office:value="29.6" calcext:value-type="float">
            <text:p>29.6</text:p>
          </table:table-cell>
          <table:table-cell office:value-type="percentage" office:value="1.8542" calcext:value-type="percentage">
            <text:p>185.42%</text:p>
          </table:table-cell>
          <table:table-cell office:value-type="percentage" office:value="8.902" calcext:value-type="percentage">
            <text:p>890.20%</text:p>
          </table:table-cell>
          <table:table-cell office:value-type="percentage" office:value="0.8546" calcext:value-type="percentage">
            <text:p>85.46%</text:p>
          </table:table-cell>
          <table:table-cell office:value-type="float" office:value="10052" calcext:value-type="float">
            <text:p>10052</text:p>
          </table:table-cell>
          <table:table-cell office:value-type="percentage" office:value="0.6765" calcext:value-type="percentage">
            <text:p>67.65%</text:p>
          </table:table-cell>
          <table:table-cell office:value-type="float" office:value="406" calcext:value-type="float">
            <text:p>406</text:p>
          </table:table-cell>
          <table:table-cell office:value-type="percentage" office:value="0.0273" calcext:value-type="percentage">
            <text:p>2.73%</text:p>
          </table:table-cell>
          <table:table-cell office:value-type="float" office:value="2645" calcext:value-type="float">
            <text:p>264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878" calcext:value-type="float">
            <text:p>878</text:p>
          </table:table-cell>
          <table:table-cell office:value-type="percentage" office:value="0.0591" calcext:value-type="percentage">
            <text:p>5.91%</text:p>
          </table:table-cell>
          <table:table-cell office:value-type="float" office:value="52" calcext:value-type="float">
            <text:p>52</text:p>
          </table:table-cell>
          <table:table-cell office:value-type="percentage" office:value="0.0035" calcext:value-type="percentage">
            <text:p>0.35%</text:p>
          </table:table-cell>
          <table:table-cell office:value-type="percentage" office:value="0.514" calcext:value-type="percentage">
            <text:p>51.40%</text:p>
          </table:table-cell>
          <table:table-cell office:value-type="percentage" office:value="0.486" calcext:value-type="percentage">
            <text:p>48.60%</text:p>
          </table:table-cell>
          <table:table-cell office:value-type="float" office:value="98.5" calcext:value-type="float">
            <text:p>98.5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734" calcext:value-type="percentage">
            <text:p>73.40%</text:p>
          </table:table-cell>
          <table:table-cell office:value-type="percentage" office:value="0.298" calcext:value-type="percentage">
            <text:p>29.80%</text:p>
          </table:table-cell>
          <table:table-cell office:value-type="percentage" office:value="0.989" calcext:value-type="percentage">
            <text:p>98.90%</text:p>
          </table:table-cell>
          <table:table-cell office:value-type="float" office:value="19.7" calcext:value-type="float">
            <text:p>19.7</text:p>
          </table:table-cell>
          <table:table-cell office:value-type="float" office:value="2" calcext:value-type="float">
            <text:p>2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599" calcext:value-type="percentage">
            <text:p>59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27" calcext:value-type="float">
            <text:p>76527</text:p>
          </table:table-cell>
          <table:table-cell office:value-type="float" office:value="3805" calcext:value-type="float">
            <text:p>3805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468" calcext:value-type="float">
            <text:p>468</text:p>
          </table:table-cell>
          <table:table-cell office:value-type="currency" office:currency="USD" office:value="53493" calcext:value-type="currency">
            <text:p>$53,493.00</text:p>
          </table:table-cell>
          <table:table-cell office:value-type="currency" office:currency="USD" office:value="150393" calcext:value-type="currency">
            <text:p>$150,393.00</text:p>
          </table:table-cell>
          <table:table-cell office:value-type="float" office:value="30" calcext:value-type="float">
            <text:p>30</text:p>
          </table:table-cell>
          <table:table-cell office:value-type="float" office:value="128.4" calcext:value-type="float">
            <text:p>128.4</text:p>
          </table:table-cell>
          <table:table-cell office:value-type="float" office:value="40.4" calcext:value-type="float">
            <text:p>40.4</text:p>
          </table:table-cell>
          <table:table-cell office:value-type="percentage" office:value="2.0959" calcext:value-type="percentage">
            <text:p>209.59%</text:p>
          </table:table-cell>
          <table:table-cell office:value-type="percentage" office:value="8.4504" calcext:value-type="percentage">
            <text:p>845.04%</text:p>
          </table:table-cell>
          <table:table-cell office:value-type="percentage" office:value="1.0394" calcext:value-type="percentage">
            <text:p>103.94%</text:p>
          </table:table-cell>
          <table:table-cell office:value-type="float" office:value="2974" calcext:value-type="float">
            <text:p>2974</text:p>
          </table:table-cell>
          <table:table-cell office:value-type="percentage" office:value="0.7816" calcext:value-type="percentage">
            <text:p>78.16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76" calcext:value-type="percentage">
            <text:p>0.76%</text:p>
          </table:table-cell>
          <table:table-cell office:value-type="float" office:value="981" calcext:value-type="float">
            <text:p>981</text:p>
          </table:table-cell>
          <table:table-cell office:value-type="percentage" office:value="0.2578" calcext:value-type="percentage">
            <text:p>25.78%</text:p>
          </table:table-cell>
          <table:table-cell office:value-type="float" office:value="9" calcext:value-type="float">
            <text:p>9</text:p>
          </table:table-cell>
          <table:table-cell office:value-type="percentage" office:value="0.0024" calcext:value-type="percentage">
            <text:p>0.24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22" calcext:value-type="percentage">
            <text:p>52.20%</text:p>
          </table:table-cell>
          <table:table-cell office:value-type="percentage" office:value="0.478" calcext:value-type="percentage">
            <text:p>47.80%</text:p>
          </table:table-cell>
          <table:table-cell office:value-type="float" office:value="80.4" calcext:value-type="float">
            <text:p>80.4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161" calcext:value-type="percentage">
            <text:p>16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5" calcext:value-type="percentage">
            <text:p>81.50%</text:p>
          </table:table-cell>
          <table:table-cell office:value-type="float" office:value="31.1" calcext:value-type="float">
            <text:p>31.1</text:p>
          </table:table-cell>
          <table:table-cell office:value-type="float" office:value="3" calcext:value-type="float">
            <text:p>3</text:p>
          </table:table-cell>
          <table:table-cell office:value-type="percentage" office:value="0.143" calcext:value-type="percentage">
            <text:p>14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66" calcext:value-type="percentage">
            <text:p>76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2" calcext:value-type="float">
            <text:p>78622</text:p>
          </table:table-cell>
          <table:table-cell office:value-type="float" office:value="268" calcext:value-type="float">
            <text:p>268</text:p>
          </table:table-cell>
          <table:table-cell office:value-type="percentage" office:value="0.117" calcext:value-type="percentage">
            <text:p>11.70%</text:p>
          </table:table-cell>
          <table:table-cell office:value-type="float" office:value="31" calcext:value-type="float">
            <text:p>31</text:p>
          </table:table-cell>
          <table:table-cell office:value-type="currency" office:currency="USD" office:value="52400" calcext:value-type="currency">
            <text:p>$52,400.00</text:p>
          </table:table-cell>
          <table:table-cell table:style-name="Default"/>
          <table:table-cell office:value-type="float" office:value="324" calcext:value-type="float">
            <text:p>324</text:p>
          </table:table-cell>
          <table:table-cell office:value-type="float" office:value="0.8" calcext:value-type="float">
            <text:p>0.8</text:p>
          </table:table-cell>
          <table:table-cell office:value-type="float" office:value="49.5" calcext:value-type="float">
            <text:p>49.5</text:p>
          </table:table-cell>
          <table:table-cell table:formula="of:=[.S66]/[.D66]" office:value-type="percentage" office:value="3.95458604413828" calcext:value-type="percentage">
            <text:p>395.46%</text:p>
          </table:table-cell>
          <table:table-cell table:formula="of:=[.M66]/[.D66]" office:value-type="percentage" office:value="8.96160224518433" calcext:value-type="percentage">
            <text:p>896.16%</text:p>
          </table:table-cell>
          <table:table-cell table:formula="of:=[.O66]+[.S66]" office:value-type="percentage" office:value="1.04850746268657" calcext:value-type="percentage">
            <text:p>104.85%</text:p>
          </table:table-cell>
          <table:table-cell office:value-type="float" office:value="157" calcext:value-type="float">
            <text:p>157</text:p>
          </table:table-cell>
          <table:table-cell table:formula="of:=[.N66]/[.C66]" office:value-type="percentage" office:value="0.585820895522388" calcext:value-type="percentage">
            <text:p>58.58%</text:p>
          </table:table-cell>
          <table:table-cell office:value-type="float" office:value="7" calcext:value-type="float">
            <text:p>7</text:p>
          </table:table-cell>
          <table:table-cell table:formula="of:=[.P66]/[.C66]" office:value-type="percentage" office:value="0.0261194029850746" calcext:value-type="percentage">
            <text:p>2.61%</text:p>
          </table:table-cell>
          <table:table-cell office:value-type="float" office:value="124" calcext:value-type="float">
            <text:p>124</text:p>
          </table:table-cell>
          <table:table-cell table:formula="of:=[.R66]/[.C66]" office:value-type="percentage" office:value="0.462686567164179" calcext:value-type="percentage">
            <text:p>46.27%</text:p>
          </table:table-cell>
          <table:table-cell office:value-type="float" office:value="0" calcext:value-type="float">
            <text:p>0</text:p>
          </table:table-cell>
          <table:table-cell table:formula="of:=[.T66]/[.C66]" office:value-type="percentage" office:value="0" calcext:value-type="percentage">
            <text:p>0.00%</text:p>
          </table:table-cell>
          <table:table-cell office:value-type="float" office:value="1" calcext:value-type="float">
            <text:p>1</text:p>
          </table:table-cell>
          <table:table-cell table:formula="of:=[.V66]/[.C66]" office:value-type="percentage" office:value="0.00373134328358209" calcext:value-type="percentage">
            <text:p>0.37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4" calcext:value-type="percentage">
            <text:p>40.00%</text:p>
          </table:table-cell>
          <table:table-cell office:value-type="float" office:value="81.4" calcext:value-type="float">
            <text:p>81.4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652" calcext:value-type="percentage">
            <text:p>65.20%</text:p>
          </table:table-cell>
          <table:table-cell office:value-type="float" office:value="33.3" calcext:value-type="float">
            <text:p>33.3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05" calcext:value-type="percentage">
            <text:p>0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38" calcext:value-type="percentage">
            <text:p>9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2" calcext:value-type="float">
            <text:p>78702</text:p>
          </table:table-cell>
          <table:table-cell office:value-type="float" office:value="22941" calcext:value-type="float">
            <text:p>22941</text:p>
          </table:table-cell>
          <table:table-cell office:value-type="percentage" office:value="0.155" calcext:value-type="percentage">
            <text:p>15.50%</text:p>
          </table:table-cell>
          <table:table-cell office:value-type="float" office:value="3560" calcext:value-type="float">
            <text:p>3560</text:p>
          </table:table-cell>
          <table:table-cell office:value-type="currency" office:currency="USD" office:value="50172" calcext:value-type="currency">
            <text:p>$50,172.00</text:p>
          </table:table-cell>
          <table:table-cell office:value-type="currency" office:currency="USD" office:value="278587" calcext:value-type="currency">
            <text:p>$278,587.00</text:p>
          </table:table-cell>
          <table:table-cell office:value-type="float" office:value="4590" calcext:value-type="float">
            <text:p>4590</text:p>
          </table:table-cell>
          <table:table-cell office:value-type="float" office:value="5" calcext:value-type="float">
            <text:p>5</text:p>
          </table:table-cell>
          <table:table-cell office:value-type="float" office:value="33.7" calcext:value-type="float">
            <text:p>33.7</text:p>
          </table:table-cell>
          <table:table-cell office:value-type="percentage" office:value="3.3484" calcext:value-type="percentage">
            <text:p>334.84%</text:p>
          </table:table-cell>
          <table:table-cell office:value-type="percentage" office:value="4.842" calcext:value-type="percentage">
            <text:p>484.20%</text:p>
          </table:table-cell>
          <table:table-cell office:value-type="percentage" office:value="0.7505" calcext:value-type="percentage">
            <text:p>75.05%</text:p>
          </table:table-cell>
          <table:table-cell office:value-type="float" office:value="5310" calcext:value-type="float">
            <text:p>5310</text:p>
          </table:table-cell>
          <table:table-cell office:value-type="percentage" office:value="0.2315" calcext:value-type="percentage">
            <text:p>23.15%</text:p>
          </table:table-cell>
          <table:table-cell office:value-type="float" office:value="3544" calcext:value-type="float">
            <text:p>3544</text:p>
          </table:table-cell>
          <table:table-cell office:value-type="percentage" office:value="0.1545" calcext:value-type="percentage">
            <text:p>15.45%</text:p>
          </table:table-cell>
          <table:table-cell office:value-type="float" office:value="11907" calcext:value-type="float">
            <text:p>11907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211" calcext:value-type="float">
            <text:p>211</text:p>
          </table:table-cell>
          <table:table-cell office:value-type="percentage" office:value="0.0092" calcext:value-type="percentage">
            <text:p>0.92%</text:p>
          </table:table-cell>
          <table:table-cell office:value-type="float" office:value="60" calcext:value-type="float">
            <text:p>6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06" calcext:value-type="percentage">
            <text:p>50.60%</text:p>
          </table:table-cell>
          <table:table-cell office:value-type="percentage" office:value="0.494" calcext:value-type="percentage">
            <text:p>49.40%</text:p>
          </table:table-cell>
          <table:table-cell office:value-type="float" office:value="95.6" calcext:value-type="float">
            <text:p>95.6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788" calcext:value-type="percentage">
            <text:p>78.80%</text:p>
          </table:table-cell>
          <table:table-cell office:value-type="float" office:value="20.4" calcext:value-type="float">
            <text:p>20.4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653" calcext:value-type="percentage">
            <text:p>65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7" calcext:value-type="float">
            <text:p>78617</text:p>
          </table:table-cell>
          <table:table-cell office:value-type="float" office:value="26500" calcext:value-type="float">
            <text:p>26500</text:p>
          </table:table-cell>
          <table:table-cell office:value-type="percentage" office:value="0.219" calcext:value-type="percentage">
            <text:p>21.90%</text:p>
          </table:table-cell>
          <table:table-cell office:value-type="float" office:value="5798" calcext:value-type="float">
            <text:p>5798</text:p>
          </table:table-cell>
          <table:table-cell office:value-type="currency" office:currency="USD" office:value="49524" calcext:value-type="currency">
            <text:p>$49,524.00</text:p>
          </table:table-cell>
          <table:table-cell office:value-type="currency" office:currency="USD" office:value="128305" calcext:value-type="currency">
            <text:p>$128,305.00</text:p>
          </table:table-cell>
          <table:table-cell office:value-type="float" office:value="382" calcext:value-type="float">
            <text:p>382</text:p>
          </table:table-cell>
          <table:table-cell office:value-type="float" office:value="69.4" calcext:value-type="float">
            <text:p>69.4</text:p>
          </table:table-cell>
          <table:table-cell office:value-type="float" office:value="30.2" calcext:value-type="float">
            <text:p>30.2</text:p>
          </table:table-cell>
          <table:table-cell office:value-type="percentage" office:value="2.5772" calcext:value-type="percentage">
            <text:p>257.72%</text:p>
          </table:table-cell>
          <table:table-cell office:value-type="percentage" office:value="3.352" calcext:value-type="percentage">
            <text:p>335.20%</text:p>
          </table:table-cell>
          <table:table-cell office:value-type="percentage" office:value="0.7341" calcext:value-type="percentage">
            <text:p>73.41%</text:p>
          </table:table-cell>
          <table:table-cell office:value-type="float" office:value="4497" calcext:value-type="float">
            <text:p>4497</text:p>
          </table:table-cell>
          <table:table-cell office:value-type="percentage" office:value="0.1697" calcext:value-type="percentage">
            <text:p>16.97%</text:p>
          </table:table-cell>
          <table:table-cell office:value-type="float" office:value="2132" calcext:value-type="float">
            <text:p>2132</text:p>
          </table:table-cell>
          <table:table-cell office:value-type="percentage" office:value="0.0805" calcext:value-type="percentage">
            <text:p>8.05%</text:p>
          </table:table-cell>
          <table:table-cell office:value-type="float" office:value="14956" calcext:value-type="float">
            <text:p>14956</text:p>
          </table:table-cell>
          <table:table-cell office:value-type="percentage" office:value="0.5644" calcext:value-type="percentage">
            <text:p>56.44%</text:p>
          </table:table-cell>
          <table:table-cell office:value-type="float" office:value="282" calcext:value-type="float">
            <text:p>282</text:p>
          </table:table-cell>
          <table:table-cell office:value-type="percentage" office:value="0.0106" calcext:value-type="percentage">
            <text:p>1.06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66" calcext:value-type="percentage">
            <text:p>66.00%</text:p>
          </table:table-cell>
          <table:table-cell office:value-type="float" office:value="30.3" calcext:value-type="float">
            <text:p>30.3</text:p>
          </table:table-cell>
          <table:table-cell office:value-type="float" office:value="3.8" calcext:value-type="float">
            <text:p>3.8</text:p>
          </table:table-cell>
          <table:table-cell office:value-type="percentage" office:value="0.143" calcext:value-type="percentage">
            <text:p>14.3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8" calcext:value-type="float">
            <text:p>78758</text:p>
          </table:table-cell>
          <table:table-cell office:value-type="float" office:value="47173" calcext:value-type="float">
            <text:p>47173</text:p>
          </table:table-cell>
          <table:table-cell office:value-type="percentage" office:value="0.267" calcext:value-type="percentage">
            <text:p>26.70%</text:p>
          </table:table-cell>
          <table:table-cell office:value-type="float" office:value="12599" calcext:value-type="float">
            <text:p>12599</text:p>
          </table:table-cell>
          <table:table-cell office:value-type="currency" office:currency="USD" office:value="49204" calcext:value-type="currency">
            <text:p>$49,204.00</text:p>
          </table:table-cell>
          <table:table-cell office:value-type="currency" office:currency="USD" office:value="177141" calcext:value-type="currency">
            <text:p>$177,141.00</text:p>
          </table:table-cell>
          <table:table-cell office:value-type="float" office:value="5081" calcext:value-type="float">
            <text:p>5081</text:p>
          </table:table-cell>
          <table:table-cell office:value-type="float" office:value="9.3" calcext:value-type="float">
            <text:p>9.3</text:p>
          </table:table-cell>
          <table:table-cell office:value-type="float" office:value="31.4" calcext:value-type="float">
            <text:p>31.4</text:p>
          </table:table-cell>
          <table:table-cell office:value-type="percentage" office:value="1.7075" calcext:value-type="percentage">
            <text:p>170.75%</text:p>
          </table:table-cell>
          <table:table-cell office:value-type="percentage" office:value="2.84" calcext:value-type="percentage">
            <text:p>284.00%</text:p>
          </table:table-cell>
          <table:table-cell office:value-type="percentage" office:value="0.7583" calcext:value-type="percentage">
            <text:p>75.83%</text:p>
          </table:table-cell>
          <table:table-cell office:value-type="float" office:value="14264" calcext:value-type="float">
            <text:p>14264</text:p>
          </table:table-cell>
          <table:table-cell office:value-type="percentage" office:value="0.3024" calcext:value-type="percentage">
            <text:p>30.24%</text:p>
          </table:table-cell>
          <table:table-cell office:value-type="float" office:value="4501" calcext:value-type="float">
            <text:p>4501</text:p>
          </table:table-cell>
          <table:table-cell office:value-type="percentage" office:value="0.0954" calcext:value-type="percentage">
            <text:p>9.54%</text:p>
          </table:table-cell>
          <table:table-cell office:value-type="float" office:value="21508" calcext:value-type="float">
            <text:p>21508</text:p>
          </table:table-cell>
          <table:table-cell office:value-type="percentage" office:value="0.4559" calcext:value-type="percentage">
            <text:p>45.59%</text:p>
          </table:table-cell>
          <table:table-cell office:value-type="float" office:value="2872" calcext:value-type="float">
            <text:p>2872</text:p>
          </table:table-cell>
          <table:table-cell office:value-type="percentage" office:value="0.0609" calcext:value-type="percentage">
            <text:p>6.09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6" calcext:value-type="percentage">
            <text:p>46.0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11" calcext:value-type="percentage">
            <text:p>21.10%</text:p>
          </table:table-cell>
          <table:table-cell office:value-type="percentage" office:value="0.335" calcext:value-type="percentage">
            <text:p>33.50%</text:p>
          </table:table-cell>
          <table:table-cell office:value-type="percentage" office:value="0.098" calcext:value-type="percentage">
            <text:p>9.80%</text:p>
          </table:table-cell>
          <table:table-cell office:value-type="percentage" office:value="0.823" calcext:value-type="percentage">
            <text:p>82.30%</text:p>
          </table:table-cell>
          <table:table-cell office:value-type="float" office:value="22.2" calcext:value-type="float">
            <text:p>22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25" calcext:value-type="percentage">
            <text:p>2.50%</text:p>
          </table:table-cell>
          <table:table-cell office:value-type="percentage" office:value="0.743" calcext:value-type="percentage">
            <text:p>7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1" calcext:value-type="float">
            <text:p>78661</text:p>
          </table:table-cell>
          <table:table-cell office:value-type="float" office:value="537" calcext:value-type="float">
            <text:p>537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48901" calcext:value-type="currency">
            <text:p>$48,901.00</text:p>
          </table:table-cell>
          <table:table-cell office:value-type="currency" office:currency="USD" office:value="64708" calcext:value-type="currency">
            <text:p>$64,708.00</text:p>
          </table:table-cell>
          <table:table-cell office:value-type="float" office:value="211" calcext:value-type="float">
            <text:p>211</text:p>
          </table:table-cell>
          <table:table-cell office:value-type="float" office:value="2.5" calcext:value-type="float">
            <text:p>2.5</text:p>
          </table:table-cell>
          <table:table-cell office:value-type="float" office:value="42.5" calcext:value-type="float">
            <text:p>42.5</text:p>
          </table:table-cell>
          <table:table-cell table:formula="of:=[.S70]/[.D70]" office:value-type="string" office:string-value="" calcext:value-type="error">
            <text:p>#DIV/0!</text:p>
          </table:table-cell>
          <table:table-cell table:formula="of:=[.M70]/[.D70]" office:value-type="string" office:string-value="" calcext:value-type="error">
            <text:p>#DIV/0!</text:p>
          </table:table-cell>
          <table:table-cell table:formula="of:=[.O70]+[.S70]" office:value-type="percentage" office:value="0.579143389199255" calcext:value-type="percentage">
            <text:p>57.91%</text:p>
          </table:table-cell>
          <table:table-cell office:value-type="float" office:value="164" calcext:value-type="float">
            <text:p>164</text:p>
          </table:table-cell>
          <table:table-cell table:formula="of:=[.N70]/[.C70]" office:value-type="percentage" office:value="0.305400372439479" calcext:value-type="percentage">
            <text:p>30.54%</text:p>
          </table:table-cell>
          <table:table-cell office:value-type="float" office:value="17" calcext:value-type="float">
            <text:p>17</text:p>
          </table:table-cell>
          <table:table-cell table:formula="of:=[.P70]/[.C70]" office:value-type="percentage" office:value="0.031657355679702" calcext:value-type="percentage">
            <text:p>3.17%</text:p>
          </table:table-cell>
          <table:table-cell office:value-type="float" office:value="147" calcext:value-type="float">
            <text:p>147</text:p>
          </table:table-cell>
          <table:table-cell table:formula="of:=[.R70]/[.C70]" office:value-type="percentage" office:value="0.273743016759777" calcext:value-type="percentage">
            <text:p>27.37%</text:p>
          </table:table-cell>
          <table:table-cell office:value-type="float" office:value="1" calcext:value-type="float">
            <text:p>1</text:p>
          </table:table-cell>
          <table:table-cell table:formula="of:=[.T70]/[.C70]" office:value-type="percentage" office:value="0.00186219739292365" calcext:value-type="percentage">
            <text:p>0.19%</text:p>
          </table:table-cell>
          <table:table-cell office:value-type="float" office:value="2" calcext:value-type="float">
            <text:p>2</text:p>
          </table:table-cell>
          <table:table-cell table:formula="of:=[.V70]/[.C70]" office:value-type="percentage" office:value="0.0037243947858473" calcext:value-type="percentage">
            <text:p>0.37%</text:p>
          </table:table-cell>
          <table:table-cell office:value-type="percentage" office:value="0.581" calcext:value-type="percentage">
            <text:p>58.10%</text:p>
          </table:table-cell>
          <table:table-cell office:value-type="percentage" office:value="0.419" calcext:value-type="percentage">
            <text:p>41.90%</text:p>
          </table:table-cell>
          <table:table-cell office:value-type="float" office:value="78.4" calcext:value-type="float">
            <text:p>78.4</text:p>
          </table:table-cell>
          <table:table-cell office:value-type="percentage" office:value="0.065" calcext:value-type="percentage">
            <text:p>6.50%</text:p>
          </table:table-cell>
          <table:table-cell office:value-type="percentage" office:value="0.048" calcext:value-type="percentage">
            <text:p>4.8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86" calcext:value-type="percentage">
            <text:p>78.60%</text:p>
          </table:table-cell>
          <table:table-cell office:value-type="float" office:value="28.9" calcext:value-type="float">
            <text:p>28.9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23" calcext:value-type="percentage">
            <text:p>12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43" calcext:value-type="percentage">
            <text:p>8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4" calcext:value-type="float">
            <text:p>76574</text:p>
          </table:table-cell>
          <table:table-cell office:value-type="float" office:value="18767" calcext:value-type="float">
            <text:p>18767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1947" calcext:value-type="float">
            <text:p>1947</text:p>
          </table:table-cell>
          <table:table-cell office:value-type="currency" office:currency="USD" office:value="48038" calcext:value-type="currency">
            <text:p>$48,038.00</text:p>
          </table:table-cell>
          <table:table-cell office:value-type="currency" office:currency="USD" office:value="136075" calcext:value-type="currency">
            <text:p>$136,075.00</text:p>
          </table:table-cell>
          <table:table-cell office:value-type="float" office:value="132" calcext:value-type="float">
            <text:p>132</text:p>
          </table:table-cell>
          <table:table-cell office:value-type="float" office:value="142.4" calcext:value-type="float">
            <text:p>142.4</text:p>
          </table:table-cell>
          <table:table-cell office:value-type="float" office:value="39.6" calcext:value-type="float">
            <text:p>39.6</text:p>
          </table:table-cell>
          <table:table-cell office:value-type="percentage" office:value="3.5144" calcext:value-type="percentage">
            <text:p>351.44%</text:p>
          </table:table-cell>
          <table:table-cell office:value-type="percentage" office:value="8.0933" calcext:value-type="percentage">
            <text:p>809.33%</text:p>
          </table:table-cell>
          <table:table-cell office:value-type="percentage" office:value="0.8417" calcext:value-type="percentage">
            <text:p>84.17%</text:p>
          </table:table-cell>
          <table:table-cell office:value-type="float" office:value="8937" calcext:value-type="float">
            <text:p>8937</text:p>
          </table:table-cell>
          <table:table-cell office:value-type="percentage" office:value="0.4762" calcext:value-type="percentage">
            <text:p>47.62%</text:p>
          </table:table-cell>
          <table:table-cell office:value-type="float" office:value="1472" calcext:value-type="float">
            <text:p>1472</text:p>
          </table:table-cell>
          <table:table-cell office:value-type="percentage" office:value="0.0784" calcext:value-type="percentage">
            <text:p>7.84%</text:p>
          </table:table-cell>
          <table:table-cell office:value-type="float" office:value="6860" calcext:value-type="float">
            <text:p>6860</text:p>
          </table:table-cell>
          <table:table-cell office:value-type="percentage" office:value="0.3655" calcext:value-type="percentage">
            <text:p>36.55%</text:p>
          </table:table-cell>
          <table:table-cell office:value-type="float" office:value="101" calcext:value-type="float">
            <text:p>101</text:p>
          </table:table-cell>
          <table:table-cell office:value-type="percentage" office:value="0.0054" calcext:value-type="percentage">
            <text:p>0.54%</text:p>
          </table:table-cell>
          <table:table-cell office:value-type="float" office:value="64" calcext:value-type="float">
            <text:p>6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138" calcext:value-type="percentage">
            <text:p>13.8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7" calcext:value-type="percentage">
            <text:p>81.70%</text:p>
          </table:table-cell>
          <table:table-cell office:value-type="float" office:value="28.4" calcext:value-type="float">
            <text:p>28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957" calcext:value-type="float">
            <text:p>78957</text:p>
          </table:table-cell>
          <table:table-cell office:value-type="float" office:value="9277" calcext:value-type="float">
            <text:p>9277</text:p>
          </table:table-cell>
          <table:table-cell office:value-type="percentage" office:value="0.022" calcext:value-type="percentage">
            <text:p>2.20%</text:p>
          </table:table-cell>
          <table:table-cell office:value-type="float" office:value="203" calcext:value-type="float">
            <text:p>203</text:p>
          </table:table-cell>
          <table:table-cell office:value-type="currency" office:currency="USD" office:value="47274" calcext:value-type="currency">
            <text:p>$47,274.00</text:p>
          </table:table-cell>
          <table:table-cell office:value-type="currency" office:currency="USD" office:value="155831" calcext:value-type="currency">
            <text:p>$155,831.00</text:p>
          </table:table-cell>
          <table:table-cell office:value-type="float" office:value="50" calcext:value-type="float">
            <text:p>50</text:p>
          </table:table-cell>
          <table:table-cell office:value-type="float" office:value="187.2" calcext:value-type="float">
            <text:p>187.2</text:p>
          </table:table-cell>
          <table:table-cell office:value-type="float" office:value="42.9" calcext:value-type="float">
            <text:p>42.9</text:p>
          </table:table-cell>
          <table:table-cell table:formula="of:=[.S72]/[.D72]" office:value-type="percentage" office:value="6.92328044920478" calcext:value-type="percentage">
            <text:p>692.33%</text:p>
          </table:table-cell>
          <table:table-cell table:formula="of:=[.M72]/[.D72]" office:value-type="percentage" office:value="40.0599723656746" calcext:value-type="percentage">
            <text:p>4006.00%</text:p>
          </table:table-cell>
          <table:table-cell table:formula="of:=[.O72]+[.S72]" office:value-type="percentage" office:value="0.881319392044842" calcext:value-type="percentage">
            <text:p>88.13%</text:p>
          </table:table-cell>
          <table:table-cell office:value-type="float" office:value="6763" calcext:value-type="float">
            <text:p>6763</text:p>
          </table:table-cell>
          <table:table-cell table:formula="of:=[.N72]/[.C72]" office:value-type="percentage" office:value="0.729007222162337" calcext:value-type="percentage">
            <text:p>72.90%</text:p>
          </table:table-cell>
          <table:table-cell office:value-type="float" office:value="644" calcext:value-type="float">
            <text:p>644</text:p>
          </table:table-cell>
          <table:table-cell table:formula="of:=[.P72]/[.C72]" office:value-type="percentage" office:value="0.0694189932090115" calcext:value-type="percentage">
            <text:p>6.94%</text:p>
          </table:table-cell>
          <table:table-cell office:value-type="float" office:value="1413" calcext:value-type="float">
            <text:p>1413</text:p>
          </table:table-cell>
          <table:table-cell table:formula="of:=[.R72]/[.C72]" office:value-type="percentage" office:value="0.152312169882505" calcext:value-type="percentage">
            <text:p>15.23%</text:p>
          </table:table-cell>
          <table:table-cell office:value-type="float" office:value="56" calcext:value-type="float">
            <text:p>56</text:p>
          </table:table-cell>
          <table:table-cell table:formula="of:=[.T72]/[.C72]" office:value-type="percentage" office:value="0.00603643419208796" calcext:value-type="percentage">
            <text:p>0.60%</text:p>
          </table:table-cell>
          <table:table-cell office:value-type="float" office:value="52" calcext:value-type="float">
            <text:p>52</text:p>
          </table:table-cell>
          <table:table-cell table:formula="of:=[.V72]/[.C72]" office:value-type="percentage" office:value="0.00560526032122453" calcext:value-type="percentage">
            <text:p>0.56%</text:p>
          </table:table-cell>
          <table:table-cell office:value-type="percentage" office:value="0.461" calcext:value-type="percentage">
            <text:p>46.10%</text:p>
          </table:table-cell>
          <table:table-cell office:value-type="percentage" office:value="0.539" calcext:value-type="percentage">
            <text:p>53.90%</text:p>
          </table:table-cell>
          <table:table-cell office:value-type="float" office:value="81.6" calcext:value-type="float">
            <text:p>81.6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201" calcext:value-type="percentage">
            <text:p>20.1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49" calcext:value-type="percentage">
            <text:p>84.90%</text:p>
          </table:table-cell>
          <table:table-cell office:value-type="float" office:value="35.4" calcext:value-type="float">
            <text:p>3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67" calcext:value-type="percentage">
            <text:p>7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9" calcext:value-type="float">
            <text:p>78719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350" calcext:value-type="float">
            <text:p>350</text:p>
          </table:table-cell>
          <table:table-cell office:value-type="currency" office:currency="USD" office:value="47127" calcext:value-type="currency">
            <text:p>$47,127.00</text:p>
          </table:table-cell>
          <table:table-cell office:value-type="currency" office:currency="USD" office:value="134521" calcext:value-type="currency">
            <text:p>$134,521.00</text:p>
          </table:table-cell>
          <table:table-cell office:value-type="float" office:value="96" calcext:value-type="float">
            <text:p>96</text:p>
          </table:table-cell>
          <table:table-cell office:value-type="float" office:value="18.7" calcext:value-type="float">
            <text:p>18.7</text:p>
          </table:table-cell>
          <table:table-cell office:value-type="float" office:value="43.8" calcext:value-type="float">
            <text:p>43.8</text:p>
          </table:table-cell>
          <table:table-cell office:value-type="percentage" office:value="3.7944" calcext:value-type="percentage">
            <text:p>379.44%</text:p>
          </table:table-cell>
          <table:table-cell office:value-type="percentage" office:value="4.834" calcext:value-type="percentage">
            <text:p>483.40%</text:p>
          </table:table-cell>
          <table:table-cell office:value-type="percentage" office:value="0.9474" calcext:value-type="percentage">
            <text:p>94.74%</text:p>
          </table:table-cell>
          <table:table-cell office:value-type="float" office:value="364" calcext:value-type="float">
            <text:p>364</text:p>
          </table:table-cell>
          <table:table-cell office:value-type="percentage" office:value="0.2037" calcext:value-type="percentage">
            <text:p>20.3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302" calcext:value-type="percentage">
            <text:p>3.02%</text:p>
          </table:table-cell>
          <table:table-cell office:value-type="float" office:value="1329" calcext:value-type="float">
            <text:p>1329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6" calcext:value-type="float">
            <text:p>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" calcext:value-type="float">
            <text:p>1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63" calcext:value-type="percentage">
            <text:p>16.30%</text:p>
          </table:table-cell>
          <table:table-cell office:value-type="percentage" office:value="0.088" calcext:value-type="percentage">
            <text:p>8.8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26.7" calcext:value-type="float">
            <text:p>26.7</text:p>
          </table:table-cell>
          <table:table-cell office:value-type="float" office:value="4" calcext:value-type="float">
            <text:p>4</text:p>
          </table:table-cell>
          <table:table-cell office:value-type="percentage" office:value="0.229" calcext:value-type="percentage">
            <text:p>22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7" calcext:value-type="percentage">
            <text:p>71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5" calcext:value-type="float">
            <text:p>78615</text:p>
          </table:table-cell>
          <table:table-cell office:value-type="float" office:value="1054" calcext:value-type="float">
            <text:p>1054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97" calcext:value-type="float">
            <text:p>97</text:p>
          </table:table-cell>
          <table:table-cell office:value-type="currency" office:currency="USD" office:value="46637" calcext:value-type="currency">
            <text:p>$46,637.00</text:p>
          </table:table-cell>
          <table:table-cell office:value-type="currency" office:currency="USD" office:value="168262" calcext:value-type="currency">
            <text:p>$168,262.00</text:p>
          </table:table-cell>
          <table:table-cell office:value-type="float" office:value="20" calcext:value-type="float">
            <text:p>20</text:p>
          </table:table-cell>
          <table:table-cell office:value-type="float" office:value="52.5" calcext:value-type="float">
            <text:p>52.5</text:p>
          </table:table-cell>
          <table:table-cell office:value-type="float" office:value="44.8" calcext:value-type="float">
            <text:p>44.8</text:p>
          </table:table-cell>
          <table:table-cell office:value-type="percentage" office:value="3.0301" calcext:value-type="percentage">
            <text:p>303.01%</text:p>
          </table:table-cell>
          <table:table-cell office:value-type="percentage" office:value="12.5581" calcext:value-type="percentage">
            <text:p>1255.81%</text:p>
          </table:table-cell>
          <table:table-cell office:value-type="percentage" office:value="1.1679" calcext:value-type="percentage">
            <text:p>116.79%</text:p>
          </table:table-cell>
          <table:table-cell office:value-type="float" office:value="934" calcext:value-type="float">
            <text:p>934</text:p>
          </table:table-cell>
          <table:table-cell office:value-type="percentage" office:value="0.8861" calcext:value-type="percentage">
            <text:p>88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199" calcext:value-type="percentage">
            <text:p>1.99%</text:p>
          </table:table-cell>
          <table:table-cell office:value-type="float" office:value="297" calcext:value-type="float">
            <text:p>297</text:p>
          </table:table-cell>
          <table:table-cell office:value-type="percentage" office:value="0.2818" calcext:value-type="percentage">
            <text:p>28.18%</text:p>
          </table:table-cell>
          <table:table-cell office:value-type="float" office:value="18" calcext:value-type="float">
            <text:p>18</text:p>
          </table:table-cell>
          <table:table-cell office:value-type="percentage" office:value="0.0171" calcext:value-type="percentage">
            <text:p>1.71%</text:p>
          </table:table-cell>
          <table:table-cell office:value-type="float" office:value="3" calcext:value-type="float">
            <text:p>3</text:p>
          </table:table-cell>
          <table:table-cell office:value-type="percentage" office:value="0.0028" calcext:value-type="percentage">
            <text:p>0.28%</text:p>
          </table:table-cell>
          <table:table-cell office:value-type="percentage" office:value="0.536" calcext:value-type="percentage">
            <text:p>53.60%</text:p>
          </table:table-cell>
          <table:table-cell office:value-type="percentage" office:value="0.464" calcext:value-type="percentage">
            <text:p>46.40%</text:p>
          </table:table-cell>
          <table:table-cell office:value-type="float" office:value="82.2" calcext:value-type="float">
            <text:p>82.2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865" calcext:value-type="percentage">
            <text:p>86.50%</text:p>
          </table:table-cell>
          <table:table-cell office:value-type="float" office:value="37.1" calcext:value-type="float">
            <text:p>37.1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48" calcext:value-type="percentage">
            <text:p>4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57" calcext:value-type="percentage">
            <text:p>85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0" calcext:value-type="float">
            <text:p>76530</text:p>
          </table:table-cell>
          <table:table-cell office:value-type="float" office:value="2190" calcext:value-type="float">
            <text:p>2190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48" calcext:value-type="float">
            <text:p>148</text:p>
          </table:table-cell>
          <table:table-cell office:value-type="currency" office:currency="USD" office:value="46151" calcext:value-type="currency">
            <text:p>$46,151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23" calcext:value-type="float">
            <text:p>23</text:p>
          </table:table-cell>
          <table:table-cell office:value-type="float" office:value="93.4" calcext:value-type="float">
            <text:p>93.4</text:p>
          </table:table-cell>
          <table:table-cell office:value-type="float" office:value="44.8" calcext:value-type="float">
            <text:p>44.8</text:p>
          </table:table-cell>
          <table:table-cell office:value-type="percentage" office:value="4.0632" calcext:value-type="percentage">
            <text:p>406.32%</text:p>
          </table:table-cell>
          <table:table-cell office:value-type="percentage" office:value="16.0632" calcext:value-type="percentage">
            <text:p>1606.32%</text:p>
          </table:table-cell>
          <table:table-cell office:value-type="percentage" office:value="1.0923" calcext:value-type="percentage">
            <text:p>109.23%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816" calcext:value-type="percentage">
            <text:p>81.60%</text:p>
          </table:table-cell>
          <table:table-cell office:value-type="float" office:value="110" calcext:value-type="float">
            <text:p>110</text:p>
          </table:table-cell>
          <table:table-cell office:value-type="percentage" office:value="0.0502" calcext:value-type="percentage">
            <text:p>5.02%</text:p>
          </table:table-cell>
          <table:table-cell office:value-type="float" office:value="605" calcext:value-type="float">
            <text:p>605</text:p>
          </table:table-cell>
          <table:table-cell office:value-type="percentage" office:value="0.2763" calcext:value-type="percentage">
            <text:p>27.63%</text:p>
          </table:table-cell>
          <table:table-cell office:value-type="float" office:value="7" calcext:value-type="float">
            <text:p>7</text:p>
          </table:table-cell>
          <table:table-cell office:value-type="percentage" office:value="0.0032" calcext:value-type="percentage">
            <text:p>0.32%</text:p>
          </table:table-cell>
          <table:table-cell office:value-type="float" office:value="8" calcext:value-type="float">
            <text:p>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8" calcext:value-type="percentage">
            <text:p>48.00%</text:p>
          </table:table-cell>
          <table:table-cell office:value-type="float" office:value="80" calcext:value-type="float">
            <text:p>80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29" calcext:value-type="percentage">
            <text:p>82.90%</text:p>
          </table:table-cell>
          <table:table-cell office:value-type="float" office:value="31.3" calcext:value-type="float">
            <text:p>31.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57" calcext:value-type="percentage">
            <text:p>5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8" calcext:value-type="float">
            <text:p>78648</text:p>
          </table:table-cell>
          <table:table-cell office:value-type="float" office:value="7857" calcext:value-type="float">
            <text:p>7857</text:p>
          </table:table-cell>
          <table:table-cell office:value-type="percentage" office:value="0.083" calcext:value-type="percentage">
            <text:p>8.30%</text:p>
          </table:table-cell>
          <table:table-cell office:value-type="float" office:value="654" calcext:value-type="float">
            <text:p>654</text:p>
          </table:table-cell>
          <table:table-cell office:value-type="currency" office:currency="USD" office:value="45823" calcext:value-type="currency">
            <text:p>$45,823.00</text:p>
          </table:table-cell>
          <table:table-cell office:value-type="currency" office:currency="USD" office:value="119315" calcext:value-type="currency">
            <text:p>$119,315.00</text:p>
          </table:table-cell>
          <table:table-cell office:value-type="float" office:value="54" calcext:value-type="float">
            <text:p>54</text:p>
          </table:table-cell>
          <table:table-cell office:value-type="float" office:value="145.5" calcext:value-type="float">
            <text:p>145.5</text:p>
          </table:table-cell>
          <table:table-cell office:value-type="float" office:value="40" calcext:value-type="float">
            <text:p>40</text:p>
          </table:table-cell>
          <table:table-cell table:formula="of:=[.S76]/[.D76]" office:value-type="percentage" office:value="5.27654719680555" calcext:value-type="percentage">
            <text:p>527.65%</text:p>
          </table:table-cell>
          <table:table-cell table:formula="of:=[.M76]/[.D76]" office:value-type="percentage" office:value="10.79844387094" calcext:value-type="percentage">
            <text:p>1079.84%</text:p>
          </table:table-cell>
          <table:table-cell table:formula="of:=[.O76]+[.S76]" office:value-type="percentage" office:value="0.896270841288023" calcext:value-type="percentage">
            <text:p>89.63%</text:p>
          </table:table-cell>
          <table:table-cell office:value-type="float" office:value="3601" calcext:value-type="float">
            <text:p>3601</text:p>
          </table:table-cell>
          <table:table-cell table:formula="of:=[.N76]/[.C76]" office:value-type="percentage" office:value="0.458317423953163" calcext:value-type="percentage">
            <text:p>45.83%</text:p>
          </table:table-cell>
          <table:table-cell office:value-type="float" office:value="522" calcext:value-type="float">
            <text:p>522</text:p>
          </table:table-cell>
          <table:table-cell table:formula="of:=[.P76]/[.C76]" office:value-type="percentage" office:value="0.0664375715922108" calcext:value-type="percentage">
            <text:p>6.64%</text:p>
          </table:table-cell>
          <table:table-cell office:value-type="float" office:value="3441" calcext:value-type="float">
            <text:p>3441</text:p>
          </table:table-cell>
          <table:table-cell table:formula="of:=[.R76]/[.C76]" office:value-type="percentage" office:value="0.437953417334861" calcext:value-type="percentage">
            <text:p>43.80%</text:p>
          </table:table-cell>
          <table:table-cell office:value-type="float" office:value="36" calcext:value-type="float">
            <text:p>36</text:p>
          </table:table-cell>
          <table:table-cell table:formula="of:=[.T76]/[.C76]" office:value-type="percentage" office:value="0.00458190148911798" calcext:value-type="percentage">
            <text:p>0.46%</text:p>
          </table:table-cell>
          <table:table-cell office:value-type="float" office:value="14" calcext:value-type="float">
            <text:p>14</text:p>
          </table:table-cell>
          <table:table-cell table:formula="of:=[.V76]/[.C76]" office:value-type="percentage" office:value="0.00178185057910144" calcext:value-type="percentage">
            <text:p>0.18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0.6" calcext:value-type="float">
            <text:p>90.6</text:p>
          </table:table-cell>
          <table:table-cell office:value-type="percentage" office:value="0.195" calcext:value-type="percentage">
            <text:p>19.50%</text:p>
          </table:table-cell>
          <table:table-cell office:value-type="percentage" office:value="0.191" calcext:value-type="percentage">
            <text:p>19.10%</text:p>
          </table:table-cell>
          <table:table-cell office:value-type="percentage" office:value="0.034" calcext:value-type="percentage">
            <text:p>3.40%</text:p>
          </table:table-cell>
          <table:table-cell office:value-type="percentage" office:value="0.767" calcext:value-type="percentage">
            <text:p>76.70%</text:p>
          </table:table-cell>
          <table:table-cell office:value-type="float" office:value="26.3" calcext:value-type="float">
            <text:p>26.3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2" calcext:value-type="percentage">
            <text:p>12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77" calcext:value-type="percentage">
            <text:p>7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4" calcext:value-type="float">
            <text:p>78744</text:p>
          </table:table-cell>
          <table:table-cell office:value-type="float" office:value="47888" calcext:value-type="float">
            <text:p>47888</text:p>
          </table:table-cell>
          <table:table-cell office:value-type="percentage" office:value="0.276" calcext:value-type="percentage">
            <text:p>27.60%</text:p>
          </table:table-cell>
          <table:table-cell office:value-type="float" office:value="13195" calcext:value-type="float">
            <text:p>13195</text:p>
          </table:table-cell>
          <table:table-cell office:value-type="currency" office:currency="USD" office:value="45691" calcext:value-type="currency">
            <text:p>$45,691.00</text:p>
          </table:table-cell>
          <table:table-cell office:value-type="currency" office:currency="USD" office:value="123644" calcext:value-type="currency">
            <text:p>$123,644.00</text:p>
          </table:table-cell>
          <table:table-cell office:value-type="float" office:value="2237" calcext:value-type="float">
            <text:p>2237</text:p>
          </table:table-cell>
          <table:table-cell office:value-type="float" office:value="21.4" calcext:value-type="float">
            <text:p>21.4</text:p>
          </table:table-cell>
          <table:table-cell office:value-type="float" office:value="29" calcext:value-type="float">
            <text:p>29</text:p>
          </table:table-cell>
          <table:table-cell office:value-type="percentage" office:value="2.4388" calcext:value-type="percentage">
            <text:p>243.88%</text:p>
          </table:table-cell>
          <table:table-cell office:value-type="percentage" office:value="2.918" calcext:value-type="percentage">
            <text:p>291.80%</text:p>
          </table:table-cell>
          <table:table-cell office:value-type="percentage" office:value="0.8054" calcext:value-type="percentage">
            <text:p>80.54%</text:p>
          </table:table-cell>
          <table:table-cell office:value-type="float" office:value="6337" calcext:value-type="float">
            <text:p>6337</text:p>
          </table:table-cell>
          <table:table-cell office:value-type="percentage" office:value="0.1323" calcext:value-type="percentage">
            <text:p>13.23%</text:p>
          </table:table-cell>
          <table:table-cell office:value-type="float" office:value="3266" calcext:value-type="float">
            <text:p>3266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32233" calcext:value-type="float">
            <text:p>32233</text:p>
          </table:table-cell>
          <table:table-cell office:value-type="percentage" office:value="0.6731" calcext:value-type="percentage">
            <text:p>67.31%</text:p>
          </table:table-cell>
          <table:table-cell office:value-type="float" office:value="359" calcext:value-type="float">
            <text:p>359</text:p>
          </table:table-cell>
          <table:table-cell office:value-type="percentage" office:value="0.0075" calcext:value-type="percentage">
            <text:p>0.75%</text:p>
          </table:table-cell>
          <table:table-cell office:value-type="float" office:value="98" calcext:value-type="float">
            <text:p>98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7" calcext:value-type="percentage">
            <text:p>51.70%</text:p>
          </table:table-cell>
          <table:table-cell office:value-type="percentage" office:value="0.483" calcext:value-type="percentage">
            <text:p>48.30%</text:p>
          </table:table-cell>
          <table:table-cell office:value-type="float" office:value="92.6" calcext:value-type="float">
            <text:p>92.6</text:p>
          </table:table-cell>
          <table:table-cell office:value-type="percentage" office:value="0.245" calcext:value-type="percentage">
            <text:p>24.5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672" calcext:value-type="percentage">
            <text:p>67.20%</text:p>
          </table:table-cell>
          <table:table-cell office:value-type="float" office:value="28.1" calcext:value-type="float">
            <text:p>28.1</text:p>
          </table:table-cell>
          <table:table-cell office:value-type="float" office:value="3.5" calcext:value-type="float">
            <text:p>3.5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749" calcext:value-type="percentage">
            <text:p>74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3" calcext:value-type="float">
            <text:p>78723</text:p>
          </table:table-cell>
          <table:table-cell office:value-type="float" office:value="32962" calcext:value-type="float">
            <text:p>32962</text:p>
          </table:table-cell>
          <table:table-cell office:value-type="percentage" office:value="0.205" calcext:value-type="percentage">
            <text:p>20.50%</text:p>
          </table:table-cell>
          <table:table-cell office:value-type="float" office:value="6760" calcext:value-type="float">
            <text:p>6760</text:p>
          </table:table-cell>
          <table:table-cell office:value-type="currency" office:currency="USD" office:value="44224" calcext:value-type="currency">
            <text:p>$44,224.00</text:p>
          </table:table-cell>
          <table:table-cell office:value-type="currency" office:currency="USD" office:value="256722" calcext:value-type="currency">
            <text:p>$256,722.00</text:p>
          </table:table-cell>
          <table:table-cell office:value-type="float" office:value="4748" calcext:value-type="float">
            <text:p>4748</text:p>
          </table:table-cell>
          <table:table-cell office:value-type="float" office:value="6.9" calcext:value-type="float">
            <text:p>6.9</text:p>
          </table:table-cell>
          <table:table-cell office:value-type="float" office:value="32.9" calcext:value-type="float">
            <text:p>32.9</text:p>
          </table:table-cell>
          <table:table-cell office:value-type="percentage" office:value="1.8005" calcext:value-type="percentage">
            <text:p>180.05%</text:p>
          </table:table-cell>
          <table:table-cell office:value-type="percentage" office:value="3.031" calcext:value-type="percentage">
            <text:p>303.10%</text:p>
          </table:table-cell>
          <table:table-cell office:value-type="percentage" office:value="0.6213" calcext:value-type="percentage">
            <text:p>62.13%</text:p>
          </table:table-cell>
          <table:table-cell office:value-type="float" office:value="8314" calcext:value-type="float">
            <text:p>8314</text:p>
          </table:table-cell>
          <table:table-cell office:value-type="percentage" office:value="0.2522" calcext:value-type="percentage">
            <text:p>25.22%</text:p>
          </table:table-cell>
          <table:table-cell office:value-type="float" office:value="6764" calcext:value-type="float">
            <text:p>6764</text:p>
          </table:table-cell>
          <table:table-cell office:value-type="percentage" office:value="0.2052" calcext:value-type="percentage">
            <text:p>20.52%</text:p>
          </table:table-cell>
          <table:table-cell office:value-type="float" office:value="12165" calcext:value-type="float">
            <text:p>12165</text:p>
          </table:table-cell>
          <table:table-cell office:value-type="percentage" office:value="0.3691" calcext:value-type="percentage">
            <text:p>36.91%</text:p>
          </table:table-cell>
          <table:table-cell office:value-type="float" office:value="516" calcext:value-type="float">
            <text:p>516</text:p>
          </table:table-cell>
          <table:table-cell office:value-type="percentage" office:value="0.0157" calcext:value-type="percentage">
            <text:p>1.57%</text:p>
          </table:table-cell>
          <table:table-cell office:value-type="float" office:value="42" calcext:value-type="float">
            <text:p>42</text:p>
          </table:table-cell>
          <table:table-cell office:value-type="percentage" office:value="0.0013" calcext:value-type="percentage">
            <text:p>0.13%</text:p>
          </table:table-cell>
          <table:table-cell office:value-type="percentage" office:value="0.494" calcext:value-type="percentage">
            <text:p>49.40%</text:p>
          </table:table-cell>
          <table:table-cell office:value-type="percentage" office:value="0.506" calcext:value-type="percentage">
            <text:p>50.60%</text:p>
          </table:table-cell>
          <table:table-cell office:value-type="float" office:value="95.5" calcext:value-type="float">
            <text:p>95.5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381" calcext:value-type="percentage">
            <text:p>38.10%</text:p>
          </table:table-cell>
          <table:table-cell office:value-type="percentage" office:value="0.132" calcext:value-type="percentage">
            <text:p>13.2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24.6" calcext:value-type="float">
            <text:p>24.6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713" calcext:value-type="percentage">
            <text:p>71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6" calcext:value-type="float">
            <text:p>78656</text:p>
          </table:table-cell>
          <table:table-cell office:value-type="float" office:value="2490" calcext:value-type="float">
            <text:p>2490</text:p>
          </table:table-cell>
          <table:table-cell office:value-type="percentage" office:value="0.107" calcext:value-type="percentage">
            <text:p>10.70%</text:p>
          </table:table-cell>
          <table:table-cell office:value-type="float" office:value="265" calcext:value-type="float">
            <text:p>265</text:p>
          </table:table-cell>
          <table:table-cell office:value-type="currency" office:currency="USD" office:value="43421" calcext:value-type="currency">
            <text:p>$43,421.00</text:p>
          </table:table-cell>
          <table:table-cell office:value-type="currency" office:currency="USD" office:value="131191" calcext:value-type="currency">
            <text:p>$131,191.00</text:p>
          </table:table-cell>
          <table:table-cell office:value-type="float" office:value="116" calcext:value-type="float">
            <text:p>116</text:p>
          </table:table-cell>
          <table:table-cell office:value-type="float" office:value="21.5" calcext:value-type="float">
            <text:p>21.5</text:p>
          </table:table-cell>
          <table:table-cell office:value-type="float" office:value="29.3" calcext:value-type="float">
            <text:p>29.3</text:p>
          </table:table-cell>
          <table:table-cell table:formula="of:=[.S79]/[.D79]" office:value-type="percentage" office:value="5.6600232706527" calcext:value-type="percentage">
            <text:p>566.00%</text:p>
          </table:table-cell>
          <table:table-cell table:formula="of:=[.M79]/[.D79]" office:value-type="percentage" office:value="8.2348083924483" calcext:value-type="percentage">
            <text:p>823.48%</text:p>
          </table:table-cell>
          <table:table-cell table:formula="of:=[.O79]+[.S79]" office:value-type="percentage" office:value="0.881124497991968" calcext:value-type="percentage">
            <text:p>88.11%</text:p>
          </table:table-cell>
          <table:table-cell office:value-type="float" office:value="686" calcext:value-type="float">
            <text:p>686</text:p>
          </table:table-cell>
          <table:table-cell table:formula="of:=[.N79]/[.C79]" office:value-type="percentage" office:value="0.275502008032128" calcext:value-type="percentage">
            <text:p>27.55%</text:p>
          </table:table-cell>
          <table:table-cell office:value-type="float" office:value="39" calcext:value-type="float">
            <text:p>39</text:p>
          </table:table-cell>
          <table:table-cell table:formula="of:=[.P79]/[.C79]" office:value-type="percentage" office:value="0.0156626506024096" calcext:value-type="percentage">
            <text:p>1.57%</text:p>
          </table:table-cell>
          <table:table-cell office:value-type="float" office:value="1508" calcext:value-type="float">
            <text:p>1508</text:p>
          </table:table-cell>
          <table:table-cell table:formula="of:=[.R79]/[.C79]" office:value-type="percentage" office:value="0.605622489959839" calcext:value-type="percentage">
            <text:p>60.56%</text:p>
          </table:table-cell>
          <table:table-cell office:value-type="float" office:value="2" calcext:value-type="float">
            <text:p>2</text:p>
          </table:table-cell>
          <table:table-cell table:formula="of:=[.T79]/[.C79]" office:value-type="percentage" office:value="0.000803212851405623" calcext:value-type="percentage">
            <text:p>0.08%</text:p>
          </table:table-cell>
          <table:table-cell office:value-type="float" office:value="3" calcext:value-type="float">
            <text:p>3</text:p>
          </table:table-cell>
          <table:table-cell table:formula="of:=[.V79]/[.C79]" office:value-type="percentage" office:value="0.00120481927710843" calcext:value-type="percentage">
            <text:p>0.12%</text:p>
          </table:table-cell>
          <table:table-cell office:value-type="percentage" office:value="0.532" calcext:value-type="percentage">
            <text:p>53.20%</text:p>
          </table:table-cell>
          <table:table-cell office:value-type="percentage" office:value="0.468" calcext:value-type="percentage">
            <text:p>46.8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214" calcext:value-type="percentage">
            <text:p>21.4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59" calcext:value-type="percentage">
            <text:p>85.90%</text:p>
          </table:table-cell>
          <table:table-cell office:value-type="float" office:value="30.9" calcext:value-type="float">
            <text:p>30.9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78" calcext:value-type="percentage">
            <text:p>17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38" calcext:value-type="percentage">
            <text:p>7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3" calcext:value-type="float">
            <text:p>78753</text:p>
          </table:table-cell>
          <table:table-cell office:value-type="float" office:value="56936" calcext:value-type="float">
            <text:p>56936</text:p>
          </table:table-cell>
          <table:table-cell office:value-type="percentage" office:value="0.364" calcext:value-type="percentage">
            <text:p>36.40%</text:p>
          </table:table-cell>
          <table:table-cell office:value-type="float" office:value="20723" calcext:value-type="float">
            <text:p>20723</text:p>
          </table:table-cell>
          <table:table-cell office:value-type="currency" office:currency="USD" office:value="43210" calcext:value-type="currency">
            <text:p>$43,210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5190" calcext:value-type="float">
            <text:p>5190</text:p>
          </table:table-cell>
          <table:table-cell office:value-type="float" office:value="11" calcext:value-type="float">
            <text:p>11</text:p>
          </table:table-cell>
          <table:table-cell office:value-type="float" office:value="30.8" calcext:value-type="float">
            <text:p>30.8</text:p>
          </table:table-cell>
          <table:table-cell office:value-type="percentage" office:value="1.3755" calcext:value-type="percentage">
            <text:p>137.55%</text:p>
          </table:table-cell>
          <table:table-cell office:value-type="percentage" office:value="1.894" calcext:value-type="percentage">
            <text:p>189.40%</text:p>
          </table:table-cell>
          <table:table-cell office:value-type="percentage" office:value="0.6894" calcext:value-type="percentage">
            <text:p>68.94%</text:p>
          </table:table-cell>
          <table:table-cell office:value-type="float" office:value="10745" calcext:value-type="float">
            <text:p>10745</text:p>
          </table:table-cell>
          <table:table-cell office:value-type="percentage" office:value="0.1887" calcext:value-type="percentage">
            <text:p>18.87%</text:p>
          </table:table-cell>
          <table:table-cell office:value-type="float" office:value="5755" calcext:value-type="float">
            <text:p>5755</text:p>
          </table:table-cell>
          <table:table-cell office:value-type="percentage" office:value="0.1011" calcext:value-type="percentage">
            <text:p>10.11%</text:p>
          </table:table-cell>
          <table:table-cell office:value-type="float" office:value="28506" calcext:value-type="float">
            <text:p>28506</text:p>
          </table:table-cell>
          <table:table-cell office:value-type="percentage" office:value="0.5007" calcext:value-type="percentage">
            <text:p>50.07%</text:p>
          </table:table-cell>
          <table:table-cell office:value-type="float" office:value="3345" calcext:value-type="float">
            <text:p>3345</text:p>
          </table:table-cell>
          <table:table-cell office:value-type="percentage" office:value="0.0588" calcext:value-type="percentage">
            <text:p>5.88%</text:p>
          </table:table-cell>
          <table:table-cell office:value-type="float" office:value="103" calcext:value-type="float">
            <text:p>103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33" calcext:value-type="percentage">
            <text:p>53.30%</text:p>
          </table:table-cell>
          <table:table-cell office:value-type="percentage" office:value="0.467" calcext:value-type="percentage">
            <text:p>46.7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192" calcext:value-type="percentage">
            <text:p>19.2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26" calcext:value-type="percentage">
            <text:p>72.60%</text:p>
          </table:table-cell>
          <table:table-cell office:value-type="float" office:value="26.3" calcext:value-type="float">
            <text:p>26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207" calcext:value-type="percentage">
            <text:p>20.7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674" calcext:value-type="percentage">
            <text:p>67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4" calcext:value-type="float">
            <text:p>78724</text:p>
          </table:table-cell>
          <table:table-cell office:value-type="float" office:value="24910" calcext:value-type="float">
            <text:p>24910</text:p>
          </table:table-cell>
          <table:table-cell office:value-type="percentage" office:value="0.272" calcext:value-type="percentage">
            <text:p>27.20%</text:p>
          </table:table-cell>
          <table:table-cell office:value-type="float" office:value="6785" calcext:value-type="float">
            <text:p>6785</text:p>
          </table:table-cell>
          <table:table-cell office:value-type="currency" office:currency="USD" office:value="43022" calcext:value-type="currency">
            <text:p>$43,022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1008" calcext:value-type="float">
            <text:p>1008</text:p>
          </table:table-cell>
          <table:table-cell office:value-type="float" office:value="24.7" calcext:value-type="float">
            <text:p>24.7</text:p>
          </table:table-cell>
          <table:table-cell office:value-type="float" office:value="27" calcext:value-type="float">
            <text:p>27</text:p>
          </table:table-cell>
          <table:table-cell office:value-type="percentage" office:value="1.979" calcext:value-type="percentage">
            <text:p>197.90%</text:p>
          </table:table-cell>
          <table:table-cell office:value-type="percentage" office:value="2.27" calcext:value-type="percentage">
            <text:p>227.00%</text:p>
          </table:table-cell>
          <table:table-cell office:value-type="percentage" office:value="0.6174" calcext:value-type="percentage">
            <text:p>61.74%</text:p>
          </table:table-cell>
          <table:table-cell office:value-type="float" office:value="1970" calcext:value-type="float">
            <text:p>1970</text:p>
          </table:table-cell>
          <table:table-cell office:value-type="percentage" office:value="0.0791" calcext:value-type="percentage">
            <text:p>7.91%</text:p>
          </table:table-cell>
          <table:table-cell office:value-type="float" office:value="5979" calcext:value-type="float">
            <text:p>5979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3409" calcext:value-type="float">
            <text:p>13409</text:p>
          </table:table-cell>
          <table:table-cell office:value-type="percentage" office:value="0.5383" calcext:value-type="percentage">
            <text:p>53.8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35" calcext:value-type="percentage">
            <text:p>0.35%</text:p>
          </table:table-cell>
          <table:table-cell office:value-type="float" office:value="30" calcext:value-type="float">
            <text:p>30</text:p>
          </table:table-cell>
          <table:table-cell office:value-type="percentage" office:value="0.0012" calcext:value-type="percentage">
            <text:p>0.12%</text:p>
          </table:table-cell>
          <table:table-cell office:value-type="percentage" office:value="0.518" calcext:value-type="percentage">
            <text:p>51.80%</text:p>
          </table:table-cell>
          <table:table-cell office:value-type="percentage" office:value="0.482" calcext:value-type="percentage">
            <text:p>48.2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35" calcext:value-type="percentage">
            <text:p>3.50%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28.8" calcext:value-type="float">
            <text:p>28.8</text:p>
          </table:table-cell>
          <table:table-cell office:value-type="float" office:value="3.9" calcext:value-type="float">
            <text:p>3.9</text:p>
          </table:table-cell>
          <table:table-cell office:value-type="percentage" office:value="0.148" calcext:value-type="percentage">
            <text:p>14.80%</text:p>
          </table:table-cell>
          <table:table-cell office:value-type="percentage" office:value="0.027" calcext:value-type="percentage">
            <text:p>2.70%</text:p>
          </table:table-cell>
          <table:table-cell office:value-type="percentage" office:value="0.78" calcext:value-type="percentage">
            <text:p>78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2" calcext:value-type="float">
            <text:p>78752</text:p>
          </table:table-cell>
          <table:table-cell office:value-type="float" office:value="20187" calcext:value-type="float">
            <text:p>20187</text:p>
          </table:table-cell>
          <table:table-cell office:value-type="percentage" office:value="0.338" calcext:value-type="percentage">
            <text:p>33.80%</text:p>
          </table:table-cell>
          <table:table-cell office:value-type="float" office:value="6813" calcext:value-type="float">
            <text:p>6813</text:p>
          </table:table-cell>
          <table:table-cell office:value-type="currency" office:currency="USD" office:value="39954" calcext:value-type="currency">
            <text:p>$39,954.00</text:p>
          </table:table-cell>
          <table:table-cell office:value-type="currency" office:currency="USD" office:value="225089" calcext:value-type="currency">
            <text:p>$225,089.00</text:p>
          </table:table-cell>
          <table:table-cell office:value-type="float" office:value="6040" calcext:value-type="float">
            <text:p>6040</text:p>
          </table:table-cell>
          <table:table-cell office:value-type="float" office:value="3.3" calcext:value-type="float">
            <text:p>3.3</text:p>
          </table:table-cell>
          <table:table-cell office:value-type="float" office:value="30.9" calcext:value-type="float">
            <text:p>30.9</text:p>
          </table:table-cell>
          <table:table-cell office:value-type="percentage" office:value="1.6423" calcext:value-type="percentage">
            <text:p>164.23%</text:p>
          </table:table-cell>
          <table:table-cell office:value-type="percentage" office:value="2.272" calcext:value-type="percentage">
            <text:p>227.20%</text:p>
          </table:table-cell>
          <table:table-cell office:value-type="percentage" office:value="0.768" calcext:value-type="percentage">
            <text:p>76.80%</text:p>
          </table:table-cell>
          <table:table-cell office:value-type="float" office:value="4297" calcext:value-type="float">
            <text:p>4297</text:p>
          </table:table-cell>
          <table:table-cell office:value-type="percentage" office:value="0.2129" calcext:value-type="percentage">
            <text:p>21.29%</text:p>
          </table:table-cell>
          <table:table-cell office:value-type="float" office:value="1987" calcext:value-type="float">
            <text:p>1987</text:p>
          </table:table-cell>
          <table:table-cell office:value-type="percentage" office:value="0.0984" calcext:value-type="percentage">
            <text:p>9.84%</text:p>
          </table:table-cell>
          <table:table-cell office:value-type="float" office:value="11206" calcext:value-type="float">
            <text:p>11206</text:p>
          </table:table-cell>
          <table:table-cell office:value-type="percentage" office:value="0.5551" calcext:value-type="percentage">
            <text:p>55.51%</text:p>
          </table:table-cell>
          <table:table-cell office:value-type="float" office:value="308" calcext:value-type="float">
            <text:p>308</text:p>
          </table:table-cell>
          <table:table-cell office:value-type="percentage" office:value="0.0153" calcext:value-type="percentage">
            <text:p>1.53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59" calcext:value-type="percentage">
            <text:p>55.90%</text:p>
          </table:table-cell>
          <table:table-cell office:value-type="percentage" office:value="0.441" calcext:value-type="percentage">
            <text:p>44.10%</text:p>
          </table:table-cell>
          <table:table-cell office:value-type="float" office:value="95.3" calcext:value-type="float">
            <text:p>95.3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736" calcext:value-type="percentage">
            <text:p>73.60%</text:p>
          </table:table-cell>
          <table:table-cell office:value-type="float" office:value="25.4" calcext:value-type="float">
            <text:p>25.4</text:p>
          </table:table-cell>
          <table:table-cell office:value-type="float" office:value="2.6" calcext:value-type="float">
            <text:p>2.6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625" calcext:value-type="percentage">
            <text:p>62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1" calcext:value-type="float">
            <text:p>78721</text:p>
          </table:table-cell>
          <table:table-cell office:value-type="float" office:value="12327" calcext:value-type="float">
            <text:p>12327</text:p>
          </table:table-cell>
          <table:table-cell office:value-type="percentage" office:value="0.157" calcext:value-type="percentage">
            <text:p>15.70%</text:p>
          </table:table-cell>
          <table:table-cell office:value-type="float" office:value="1937" calcext:value-type="float">
            <text:p>1937</text:p>
          </table:table-cell>
          <table:table-cell office:value-type="currency" office:currency="USD" office:value="39890" calcext:value-type="currency">
            <text:p>$39,890.00</text:p>
          </table:table-cell>
          <table:table-cell office:value-type="currency" office:currency="USD" office:value="197675" calcext:value-type="currency">
            <text:p>$197,675.00</text:p>
          </table:table-cell>
          <table:table-cell office:value-type="float" office:value="3329" calcext:value-type="float">
            <text:p>3329</text:p>
          </table:table-cell>
          <table:table-cell office:value-type="float" office:value="3.7" calcext:value-type="float">
            <text:p>3.7</text:p>
          </table:table-cell>
          <table:table-cell office:value-type="float" office:value="33.6" calcext:value-type="float">
            <text:p>33.6</text:p>
          </table:table-cell>
          <table:table-cell office:value-type="percentage" office:value="3.1268" calcext:value-type="percentage">
            <text:p>312.68%</text:p>
          </table:table-cell>
          <table:table-cell office:value-type="percentage" office:value="3.792" calcext:value-type="percentage">
            <text:p>379.20%</text:p>
          </table:table-cell>
          <table:table-cell office:value-type="percentage" office:value="0.5954" calcext:value-type="percentage">
            <text:p>59.54%</text:p>
          </table:table-cell>
          <table:table-cell office:value-type="float" office:value="1289" calcext:value-type="float">
            <text:p>1289</text:p>
          </table:table-cell>
          <table:table-cell office:value-type="percentage" office:value="0.1046" calcext:value-type="percentage">
            <text:p>10.46%</text:p>
          </table:table-cell>
          <table:table-cell office:value-type="float" office:value="3841" calcext:value-type="float">
            <text:p>3841</text:p>
          </table:table-cell>
          <table:table-cell office:value-type="percentage" office:value="0.3116" calcext:value-type="percentage">
            <text:p>31.16%</text:p>
          </table:table-cell>
          <table:table-cell office:value-type="float" office:value="6051" calcext:value-type="float">
            <text:p>6051</text:p>
          </table:table-cell>
          <table:table-cell office:value-type="percentage" office:value="0.4909" calcext:value-type="percentage">
            <text:p>49.09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61" calcext:value-type="percentage">
            <text:p>0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51" calcext:value-type="percentage">
            <text:p>45.10%</text:p>
          </table:table-cell>
          <table:table-cell office:value-type="percentage" office:value="0.549" calcext:value-type="percentage">
            <text:p>54.90%</text:p>
          </table:table-cell>
          <table:table-cell office:value-type="float" office:value="94.8" calcext:value-type="float">
            <text:p>94.8</text:p>
          </table:table-cell>
          <table:table-cell office:value-type="percentage" office:value="0.272" calcext:value-type="percentage">
            <text:p>27.20%</text:p>
          </table:table-cell>
          <table:table-cell office:value-type="percentage" office:value="0.216" calcext:value-type="percentage">
            <text:p>21.60%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704" calcext:value-type="percentage">
            <text:p>70.40%</text:p>
          </table:table-cell>
          <table:table-cell office:value-type="float" office:value="23.5" calcext:value-type="float">
            <text:p>23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39" calcext:value-type="percentage">
            <text:p>3.90%</text:p>
          </table:table-cell>
          <table:table-cell office:value-type="percentage" office:value="0.759" calcext:value-type="percentage">
            <text:p>75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2" calcext:value-type="float">
            <text:p>78742</text:p>
          </table:table-cell>
          <table:table-cell office:value-type="float" office:value="724" calcext:value-type="float">
            <text:p>724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73" calcext:value-type="float">
            <text:p>173</text:p>
          </table:table-cell>
          <table:table-cell office:value-type="currency" office:currency="USD" office:value="37754" calcext:value-type="currency">
            <text:p>$37,754.00</text:p>
          </table:table-cell>
          <table:table-cell office:value-type="currency" office:currency="USD" office:value="89459" calcext:value-type="currency">
            <text:p>$89,459.00</text:p>
          </table:table-cell>
          <table:table-cell office:value-type="float" office:value="126" calcext:value-type="float">
            <text:p>126</text:p>
          </table:table-cell>
          <table:table-cell office:value-type="float" office:value="5.7" calcext:value-type="float">
            <text:p>5.7</text:p>
          </table:table-cell>
          <table:table-cell office:value-type="float" office:value="44.6" calcext:value-type="float">
            <text:p>44.6</text:p>
          </table:table-cell>
          <table:table-cell office:value-type="percentage" office:value="3.3208" calcext:value-type="percentage">
            <text:p>332.08%</text:p>
          </table:table-cell>
          <table:table-cell office:value-type="percentage" office:value="4.489" calcext:value-type="percentage">
            <text:p>448.90%</text:p>
          </table:table-cell>
          <table:table-cell office:value-type="percentage" office:value="1.0773" calcext:value-type="percentage">
            <text:p>107.73%</text:p>
          </table:table-cell>
          <table:table-cell office:value-type="float" office:value="203" calcext:value-type="float">
            <text:p>203</text:p>
          </table:table-cell>
          <table:table-cell office:value-type="percentage" office:value="0.2804" calcext:value-type="percentage">
            <text:p>28.04%</text:p>
          </table:table-cell>
          <table:table-cell office:value-type="float" office:value="30" calcext:value-type="float">
            <text:p>30</text:p>
          </table:table-cell>
          <table:table-cell office:value-type="percentage" office:value="0.0414" calcext:value-type="percentage">
            <text:p>4.14%</text:p>
          </table:table-cell>
          <table:table-cell office:value-type="float" office:value="577" calcext:value-type="float">
            <text:p>577</text:p>
          </table:table-cell>
          <table:table-cell office:value-type="percentage" office:value="0.797" calcext:value-type="percentage">
            <text:p>79.70%</text:p>
          </table:table-cell>
          <table:table-cell office:value-type="float" office:value="2" calcext:value-type="float">
            <text:p>2</text:p>
          </table:table-cell>
          <table:table-cell office:value-type="percentage" office:value="0.0028" calcext:value-type="percentage">
            <text:p>0.28%</text:p>
          </table:table-cell>
          <table:table-cell office:value-type="float" office:value="3" calcext:value-type="float">
            <text:p>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52" calcext:value-type="percentage">
            <text:p>55.20%</text:p>
          </table:table-cell>
          <table:table-cell office:value-type="percentage" office:value="0.448" calcext:value-type="percentage">
            <text:p>44.8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247" calcext:value-type="percentage">
            <text:p>24.7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23.9" calcext:value-type="float">
            <text:p>23.9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5" calcext:value-type="percentage">
            <text:p>75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6" calcext:value-type="float">
            <text:p>78666</text:p>
          </table:table-cell>
          <table:table-cell office:value-type="float" office:value="77057" calcext:value-type="float">
            <text:p>77057</text:p>
          </table:table-cell>
          <table:table-cell office:value-type="percentage" office:value="0.074" calcext:value-type="percentage">
            <text:p>7.40%</text:p>
          </table:table-cell>
          <table:table-cell office:value-type="float" office:value="5667" calcext:value-type="float">
            <text:p>5667</text:p>
          </table:table-cell>
          <table:table-cell office:value-type="currency" office:currency="USD" office:value="37519" calcext:value-type="currency">
            <text:p>$37,519.00</text:p>
          </table:table-cell>
          <table:table-cell office:value-type="currency" office:currency="USD" office:value="164377" calcext:value-type="currency">
            <text:p>$164,377.00</text:p>
          </table:table-cell>
          <table:table-cell office:value-type="float" office:value="436" calcext:value-type="float">
            <text:p>436</text:p>
          </table:table-cell>
          <table:table-cell office:value-type="float" office:value="176.6" calcext:value-type="float">
            <text:p>176.6</text:p>
          </table:table-cell>
          <table:table-cell office:value-type="float" office:value="24.8" calcext:value-type="float">
            <text:p>24.8</text:p>
          </table:table-cell>
          <table:table-cell office:value-type="percentage" office:value="4.5527" calcext:value-type="percentage">
            <text:p>455.27%</text:p>
          </table:table-cell>
          <table:table-cell office:value-type="percentage" office:value="10.3203" calcext:value-type="percentage">
            <text:p>1032.03%</text:p>
          </table:table-cell>
          <table:table-cell office:value-type="percentage" office:value="0.7637" calcext:value-type="percentage">
            <text:p>76.37%</text:p>
          </table:table-cell>
          <table:table-cell office:value-type="float" office:value="32890" calcext:value-type="float">
            <text:p>32890</text:p>
          </table:table-cell>
          <table:table-cell office:value-type="percentage" office:value="0.4268" calcext:value-type="percentage">
            <text:p>42.68%</text:p>
          </table:table-cell>
          <table:table-cell office:value-type="float" office:value="2783" calcext:value-type="float">
            <text:p>2783</text:p>
          </table:table-cell>
          <table:table-cell office:value-type="percentage" office:value="0.0361" calcext:value-type="percentage">
            <text:p>3.61%</text:p>
          </table:table-cell>
          <table:table-cell office:value-type="float" office:value="25958" calcext:value-type="float">
            <text:p>25958</text:p>
          </table:table-cell>
          <table:table-cell office:value-type="percentage" office:value="0.3369" calcext:value-type="percentage">
            <text:p>33.69%</text:p>
          </table:table-cell>
          <table:table-cell office:value-type="float" office:value="1006" calcext:value-type="float">
            <text:p>1006</text:p>
          </table:table-cell>
          <table:table-cell office:value-type="percentage" office:value="0.0131" calcext:value-type="percentage">
            <text:p>1.31%</text:p>
          </table:table-cell>
          <table:table-cell office:value-type="float" office:value="183" calcext:value-type="float">
            <text:p>183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" calcext:value-type="float">
            <text:p>94</text:p>
          </table:table-cell>
          <table:table-cell office:value-type="percentage" office:value="0.295" calcext:value-type="percentage">
            <text:p>29.50%</text:p>
          </table:table-cell>
          <table:table-cell office:value-type="percentage" office:value="0.299" calcext:value-type="percentage">
            <text:p>29.9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86" calcext:value-type="percentage">
            <text:p>86.00%</text:p>
          </table:table-cell>
          <table:table-cell office:value-type="float" office:value="23" calcext:value-type="float">
            <text:p>2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72" calcext:value-type="percentage">
            <text:p>77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1" calcext:value-type="float">
            <text:p>78741</text:p>
          </table:table-cell>
          <table:table-cell office:value-type="float" office:value="52726" calcext:value-type="float">
            <text:p>52726</text:p>
          </table:table-cell>
          <table:table-cell office:value-type="percentage" office:value="0.249" calcext:value-type="percentage">
            <text:p>24.90%</text:p>
          </table:table-cell>
          <table:table-cell office:value-type="float" office:value="13139" calcext:value-type="float">
            <text:p>13139</text:p>
          </table:table-cell>
          <table:table-cell office:value-type="currency" office:currency="USD" office:value="36400" calcext:value-type="currency">
            <text:p>$36,400.00</text:p>
          </table:table-cell>
          <table:table-cell office:value-type="currency" office:currency="USD" office:value="156830" calcext:value-type="currency">
            <text:p>$156,830.00</text:p>
          </table:table-cell>
          <table:table-cell office:value-type="float" office:value="6946" calcext:value-type="float">
            <text:p>6946</text:p>
          </table:table-cell>
          <table:table-cell office:value-type="float" office:value="7.6" calcext:value-type="float">
            <text:p>7.6</text:p>
          </table:table-cell>
          <table:table-cell office:value-type="float" office:value="27.2" calcext:value-type="float">
            <text:p>27.2</text:p>
          </table:table-cell>
          <table:table-cell office:value-type="percentage" office:value="2.1269" calcext:value-type="percentage">
            <text:p>212.69%</text:p>
          </table:table-cell>
          <table:table-cell office:value-type="percentage" office:value="2.89" calcext:value-type="percentage">
            <text:p>289.00%</text:p>
          </table:table-cell>
          <table:table-cell office:value-type="percentage" office:value="0.7197" calcext:value-type="percentage">
            <text:p>71.97%</text:p>
          </table:table-cell>
          <table:table-cell office:value-type="float" office:value="10024" calcext:value-type="float">
            <text:p>10024</text:p>
          </table:table-cell>
          <table:table-cell office:value-type="percentage" office:value="0.1901" calcext:value-type="percentage">
            <text:p>19.01%</text:p>
          </table:table-cell>
          <table:table-cell office:value-type="float" office:value="4410" calcext:value-type="float">
            <text:p>4410</text:p>
          </table:table-cell>
          <table:table-cell office:value-type="percentage" office:value="0.0836" calcext:value-type="percentage">
            <text:p>8.36%</text:p>
          </table:table-cell>
          <table:table-cell office:value-type="float" office:value="27925" calcext:value-type="float">
            <text:p>27925</text:p>
          </table:table-cell>
          <table:table-cell office:value-type="percentage" office:value="0.5296" calcext:value-type="percentage">
            <text:p>52.96%</text:p>
          </table:table-cell>
          <table:table-cell office:value-type="float" office:value="1774" calcext:value-type="float">
            <text:p>1774</text:p>
          </table:table-cell>
          <table:table-cell office:value-type="percentage" office:value="0.0336" calcext:value-type="percentage">
            <text:p>3.36%</text:p>
          </table:table-cell>
          <table:table-cell office:value-type="float" office:value="114" calcext:value-type="float">
            <text:p>114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2" calcext:value-type="percentage">
            <text:p>54.20%</text:p>
          </table:table-cell>
          <table:table-cell office:value-type="percentage" office:value="0.458" calcext:value-type="percentage">
            <text:p>45.80%</text:p>
          </table:table-cell>
          <table:table-cell office:value-type="float" office:value="94" calcext:value-type="float">
            <text:p>94</text:p>
          </table:table-cell>
          <table:table-cell office:value-type="percentage" office:value="0.324" calcext:value-type="percentage">
            <text:p>32.40%</text:p>
          </table:table-cell>
          <table:table-cell office:value-type="percentage" office:value="0.306" calcext:value-type="percentage">
            <text:p>30.60%</text:p>
          </table:table-cell>
          <table:table-cell office:value-type="percentage" office:value="0.093" calcext:value-type="percentage">
            <text:p>9.30%</text:p>
          </table:table-cell>
          <table:table-cell office:value-type="percentage" office:value="0.756" calcext:value-type="percentage">
            <text:p>75.60%</text:p>
          </table:table-cell>
          <table:table-cell office:value-type="float" office:value="23.6" calcext:value-type="float">
            <text:p>23.6</text:p>
          </table:table-cell>
          <table:table-cell office:value-type="float" office:value="2.5" calcext:value-type="float">
            <text:p>2.5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667" calcext:value-type="percentage">
            <text:p>6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3" calcext:value-type="float">
            <text:p>76573</text:p>
          </table:table-cell>
          <table:table-cell office:value-type="float" office:value="23" calcext:value-type="float">
            <text:p>23</text:p>
          </table:table-cell>
          <table:table-cell office:value-type="percentage" office:value="0.434" calcext:value-type="percentage">
            <text:p>43.40%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33290" calcext:value-type="currency">
            <text:p>$33,290.00</text:p>
          </table:table-cell>
          <table:table-cell table:style-name="Default"/>
          <table:table-cell office:value-type="float" office:value="26" calcext:value-type="float">
            <text:p>26</text:p>
          </table:table-cell>
          <table:table-cell office:value-type="float" office:value="0.9" calcext:value-type="float">
            <text:p>0.9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35" calcext:value-type="percentage">
            <text:p>43.50%</text:p>
          </table:table-cell>
          <table:table-cell office:value-type="percentage" office:value="0.565" calcext:value-type="percentage">
            <text:p>56.5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331" calcext:value-type="percentage">
            <text:p>33.10%</text:p>
          </table:table-cell>
          <table:table-cell/>
          <table:table-cell office:value-type="float" office:value="2.3" calcext:value-type="float">
            <text:p>2.3</text:p>
          </table:table-cell>
          <table:table-cell table:style-name="Default" office:value-type="string" calcext:value-type="string">
            <text:p>Means of transportation to work - Carpooled (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7" calcext:value-type="percentage">
            <text:p>9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5" calcext:value-type="float">
            <text:p>78705</text:p>
          </table:table-cell>
          <table:table-cell office:value-type="float" office:value="32878" calcext:value-type="float">
            <text:p>32878</text:p>
          </table:table-cell>
          <table:table-cell office:value-type="percentage" office:value="0.136" calcext:value-type="percentage">
            <text:p>13.60%</text:p>
          </table:table-cell>
          <table:table-cell office:value-type="float" office:value="4483" calcext:value-type="float">
            <text:p>4483</text:p>
          </table:table-cell>
          <table:table-cell office:value-type="currency" office:currency="USD" office:value="13903" calcext:value-type="currency">
            <text:p>$13,903.00</text:p>
          </table:table-cell>
          <table:table-cell office:value-type="currency" office:currency="USD" office:value="480368" calcext:value-type="currency">
            <text:p>$480,368.00</text:p>
          </table:table-cell>
          <table:table-cell office:value-type="float" office:value="14972" calcext:value-type="float">
            <text:p>14972</text:p>
          </table:table-cell>
          <table:table-cell office:value-type="float" office:value="2.2" calcext:value-type="float">
            <text:p>2.2</text:p>
          </table:table-cell>
          <table:table-cell office:value-type="float" office:value="21" calcext:value-type="float">
            <text:p>21</text:p>
          </table:table-cell>
          <table:table-cell office:value-type="percentage" office:value="1.0647" calcext:value-type="percentage">
            <text:p>106.47%</text:p>
          </table:table-cell>
          <table:table-cell office:value-type="percentage" office:value="5.32" calcext:value-type="percentage">
            <text:p>532.00%</text:p>
          </table:table-cell>
          <table:table-cell office:value-type="percentage" office:value="0.7235" calcext:value-type="percentage">
            <text:p>72.35%</text:p>
          </table:table-cell>
          <table:table-cell office:value-type="float" office:value="19025" calcext:value-type="float">
            <text:p>19025</text:p>
          </table:table-cell>
          <table:table-cell office:value-type="percentage" office:value="0.5787" calcext:value-type="percentage">
            <text:p>57.87%</text:p>
          </table:table-cell>
          <table:table-cell office:value-type="float" office:value="929" calcext:value-type="float">
            <text:p>929</text:p>
          </table:table-cell>
          <table:table-cell office:value-type="percentage" office:value="0.0283" calcext:value-type="percentage">
            <text:p>2.83%</text:p>
          </table:table-cell>
          <table:table-cell office:value-type="float" office:value="4762" calcext:value-type="float">
            <text:p>4762</text:p>
          </table:table-cell>
          <table:table-cell office:value-type="percentage" office:value="0.1448" calcext:value-type="percentage">
            <text:p>14.48%</text:p>
          </table:table-cell>
          <table:table-cell office:value-type="float" office:value="5660" calcext:value-type="float">
            <text:p>5660</text:p>
          </table:table-cell>
          <table:table-cell office:value-type="percentage" office:value="0.1722" calcext:value-type="percentage">
            <text:p>17.22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76" calcext:value-type="percentage">
            <text:p>47.60%</text:p>
          </table:table-cell>
          <table:table-cell office:value-type="percentage" office:value="0.524" calcext:value-type="percentage">
            <text:p>52.40%</text:p>
          </table:table-cell>
          <table:table-cell office:value-type="float" office:value="130.5" calcext:value-type="float">
            <text:p>130.5</text:p>
          </table:table-cell>
          <table:table-cell office:value-type="percentage" office:value="0.603" calcext:value-type="percentage">
            <text:p>60.30%</text:p>
          </table:table-cell>
          <table:table-cell office:value-type="percentage" office:value="0.688" calcext:value-type="percentage">
            <text:p>68.80%</text:p>
          </table:table-cell>
          <table:table-cell office:value-type="percentage" office:value="0.279" calcext:value-type="percentage">
            <text:p>27.9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16.8" calcext:value-type="float">
            <text:p>16.8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478" calcext:value-type="percentage">
            <text:p>4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2" calcext:value-type="float">
            <text:p>78712</text:p>
          </table:table-cell>
          <table:table-cell office:value-type="float" office:value="860" calcext:value-type="float">
            <text:p>860</text:p>
          </table:table-cell>
          <table:table-cell office:value-type="percentage" office:value="0.071" calcext:value-type="percentage">
            <text:p>7.10%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2"/>
          <table:table-cell office:value-type="float" office:value="2701" calcext:value-type="float">
            <text:p>2701</text:p>
          </table:table-cell>
          <table:table-cell office:value-type="float" office:value="0.3" calcext:value-type="float">
            <text:p>0.3</text:p>
          </table:table-cell>
          <table:table-cell office:value-type="float" office:value="19.9" calcext:value-type="float">
            <text:p>19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501" calcext:value-type="percentage">
            <text:p>50.10%</text:p>
          </table:table-cell>
          <table:table-cell office:value-type="percentage" office:value="0.499" calcext:value-type="percentage">
            <text:p>49.9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office:value-type="percentage" office:value="1.022" calcext:value-type="percentage">
            <text:p>102.2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1.022" calcext:value-type="percentage">
            <text:p>102.20%</text:p>
          </table:table-cell>
          <table:table-cell office:value-type="float" office:value="14.4" calcext:value-type="float">
            <text:p>14.4</text:p>
          </table:table-cell>
          <table:table-cell/>
          <table:table-cell office:value-type="percentage" office:value="0.035" calcext:value-type="percentage">
            <text:p>3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56" calcext:value-type="percentage">
            <text:p>56.00%</text:p>
          </table:table-cell>
          <table:table-cell table:number-columns-repeated="989"/>
        </table:table-row>
      </table:table>
      <table:table table:name="Sheet2" table:style-name="ta1"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0" table:default-cell-style-name="ce18"/>
        <table:table-column table:style-name="co34" table:default-cell-style-name="ce21"/>
        <table:table-column table:style-name="co30" table:default-cell-style-name="Default"/>
        <table:table-column table:style-name="co35" table:default-cell-style-name="Default"/>
        <table:table-row table:style-name="ro1">
          <table:table-cell table:style-name="ce6" office:value-type="string" calcext:value-type="string">
            <text:p>Zip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Rent 2 x 2</text:p>
          </table:table-cell>
          <table:table-cell table:style-name="ce6" office:value-type="string" calcext:value-type="string">
            <text:p>Square Footage</text:p>
          </table:table-cell>
          <table:table-cell table:style-name="ce6" office:value-type="string" calcext:value-type="string">
            <text:p>Deposit</text:p>
          </table:table-cell>
          <table:table-cell table:style-name="ce6" office:value-type="string" calcext:value-type="string">
            <text:p>Number of Units Available</text:p>
          </table:table-cell>
        </table:table-row>
        <table:table-row table:style-name="ro1">
          <table:table-cell table:style-name="ce7" office:value-type="string" calcext:value-type="string" table:number-columns-spanned="2" table:number-rows-spanned="1">
            <text:p>Belterra, Cedar Valley West, Bear Creek</text:p>
          </table:table-cell>
          <table:covered-table-cell table:style-name="ce6"/>
          <table:table-cell table:style-name="ce6" table:number-columns-repeated="5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Belterra Springs</text:p>
          </table:table-cell>
          <table:table-cell office:value-type="string" calcext:value-type="string">
            <text:p>761 Trinity Hills Drive, Austin, TX 78737</text:p>
          </table:table-cell>
          <table:table-cell office:value-type="currency" office:currency="USD" office:value="1501" calcext:value-type="currency">
            <text:p>$1,501</text:p>
          </table:table-cell>
          <table:table-cell office:value-type="float" office:value="1120" calcext:value-type="float">
            <text:p>1,120</text:p>
          </table:table-cell>
          <table:table-cell table:style-name="ce18" office:value-type="currency" office:currency="USD" office:value="350" calcext:value-type="currency">
            <text:p>$35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74 Limestone Trail</text:p>
          </table:table-cell>
          <table:table-cell office:value-type="string" calcext:value-type="string">
            <text:p>274 Limestone Trail, Austin, TX 78737</text:p>
          </table:table-cell>
          <table:table-cell office:value-type="currency" office:currency="USD" office:value="2100" calcext:value-type="currency">
            <text:p>$2,100</text:p>
          </table:table-cell>
          <table:table-cell office:value-type="float" office:value="2299" calcext:value-type="float">
            <text:p>2,299</text:p>
          </table:table-cell>
          <table:table-cell table:style-name="ce18"/>
          <table:table-cell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60 Kensington Lane</text:p>
          </table:table-cell>
          <table:table-cell office:value-type="string" calcext:value-type="string">
            <text:p>260 Kensington Ln, Austin, TX 78737</text:p>
          </table:table-cell>
          <table:table-cell office:value-type="currency" office:currency="USD" office:value="2150" calcext:value-type="currency">
            <text:p>$2,150</text:p>
          </table:table-cell>
          <table:table-cell office:value-type="float" office:value="1915" calcext:value-type="float">
            <text:p>1,915</text:p>
          </table:table-cell>
          <table:table-cell table:style-name="ce18"/>
          <table:table-cell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301 Dorset Lane</text:p>
          </table:table-cell>
          <table:table-cell office:value-type="string" calcext:value-type="string">
            <text:p>301 Dorset Ln, Austin, TX 78737</text:p>
          </table:table-cell>
          <table:table-cell office:value-type="currency" office:currency="USD" office:value="2450" calcext:value-type="currency">
            <text:p>$2,450</text:p>
          </table:table-cell>
          <table:table-cell office:value-type="float" office:value="2280" calcext:value-type="float">
            <text:p>2,280</text:p>
          </table:table-cell>
          <table:table-cell table:style-name="ce18"/>
          <table:table-cell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7" office:value-type="string" calcext:value-type="string" table:number-columns-spanned="2" table:number-rows-spanned="1">
            <text:p>Riverplace, Westminster Glen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Ravina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160" calcext:value-type="currency">
            <text:p>$1,160</text:p>
          </table:table-cell>
          <table:table-cell office:value-type="float" office:value="1075" calcext:value-type="float">
            <text:p>1,075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ell Four Points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190" calcext:value-type="currency">
            <text:p>$1,190</text:p>
          </table:table-cell>
          <table:table-cell office:value-type="float" office:value="896" calcext:value-type="float">
            <text:p>896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ridgehead</text:p>
          </table:table-cell>
          <table:table-cell office:value-type="string" calcext:value-type="string">
            <text:p>6001 Shepherd Mountain Cove,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office:value-type="float" office:value="983" calcext:value-type="float">
            <text:p>983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Monte Vista Condos</text:p>
          </table:table-cell>
          <table:table-cell table:style-name="ce17" office:value-type="string" calcext:value-type="string">
            <text:p>6000 Shepherd Mountain Cove, Austin, TX 78730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814" calcext:value-type="float">
            <text:p>814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West Lake Vistas</text:p>
          </table:table-cell>
          <table:table-cell office:value-type="string" calcext:value-type="string">
            <text:p>7201 Ranch Rd 2222, Austin, TX 78730</text:p>
          </table:table-cell>
          <table:table-cell office:value-type="currency" office:currency="USD" office:value="1399" calcext:value-type="currency">
            <text:p>$1,399</text:p>
          </table:table-cell>
          <table:table-cell office:value-type="float" office:value="1050" calcext:value-type="float">
            <text:p>1,050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Alicante Townhomes</text:p>
          </table:table-cell>
          <table:table-cell office:value-type="string" calcext:value-type="string">
            <text:p>11203 FM <text:s/>2222, Austin, TX 78730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251" calcext:value-type="float">
            <text:p>1,251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The Hillside Condos</text:p>
          </table:table-cell>
          <table:table-cell office:value-type="string" calcext:value-type="string">
            <text:p>8110 FM 222, Austin, TX 78730</text:p>
          </table:table-cell>
          <table:table-cell office:value-type="currency" office:currency="USD" office:value="2195" calcext:value-type="currency">
            <text:p>$2,195</text:p>
          </table:table-cell>
          <table:table-cell office:value-type="float" office:value="1313" calcext:value-type="float">
            <text:p>1,313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ce7" office:value-type="string" calcext:value-type="string" table:number-columns-spanned="2" table:number-rows-spanned="1">
            <text:p>Oak Hill, Cedar Valley East</text:p>
          </table:table-cell>
          <table:covered-table-cell/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alley View</text:p>
          </table:table-cell>
          <table:table-cell office:value-type="string" calcext:value-type="string">
            <text:p>6701 Silvermine Drive, Austin,TX 78736</text:p>
          </table:table-cell>
          <table:table-cell office:value-type="currency" office:currency="USD" office:value="1099" calcext:value-type="currency">
            <text:p>$1,099</text:p>
          </table:table-cell>
          <table:table-cell office:value-type="float" office:value="780" calcext:value-type="float">
            <text:p>78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8200 Mescalero Dr</text:p>
          </table:table-cell>
          <table:table-cell office:value-type="string" calcext:value-type="string">
            <text:p>8200 Mescalero Dr #B, Austin, TX 78736</text:p>
          </table:table-cell>
          <table:table-cell office:value-type="currency" office:currency="USD" office:value="1175" calcext:value-type="currency">
            <text:p>$1,175</text:p>
          </table:table-cell>
          <table:table-cell office:value-type="float" office:value="1984" calcext:value-type="float">
            <text:p>1,984</text:p>
          </table:table-cell>
          <table:table-cell table:number-columns-repeated="2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7305 Oak Meadow Drive</text:p>
          </table:table-cell>
          <table:table-cell office:value-type="string" calcext:value-type="string">
            <text:p>7305 Oak Meadow Drive, Austin, TX 78736</text:p>
          </table:table-cell>
          <table:table-cell office:value-type="currency" office:currency="USD" office:value="1225" calcext:value-type="currency">
            <text:p>$1,225</text:p>
          </table:table-cell>
          <table:table-cell office:value-type="float" office:value="1080" calcext:value-type="float">
            <text:p>1,08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749" calcext:value-type="float">
            <text:p>78749</text:p>
          </table:table-cell>
          <table:table-cell office:value-type="string" calcext:value-type="string">
            <text:p>Bell Quarry Hill</text:p>
          </table:table-cell>
          <table:table-cell office:value-type="string" calcext:value-type="string">
            <text:p>7000 Convict Hill Rd, Austin, TX 78749</text:p>
          </table:table-cell>
          <table:table-cell office:value-type="currency" office:currency="USD" office:value="1280" calcext:value-type="currency">
            <text:p>$1,280</text:p>
          </table:table-cell>
          <table:table-cell office:value-type="float" office:value="977" calcext:value-type="float">
            <text:p>977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ineyard Hills</text:p>
          </table:table-cell>
          <table:table-cell office:value-type="string" calcext:value-type="string">
            <text:p>7631 US 290 West, Austin, TX 78736</text:p>
          </table:table-cell>
          <table:table-cell office:value-type="currency" office:currency="USD" office:value="1309" calcext:value-type="currency">
            <text:p>$1,309</text:p>
          </table:table-cell>
          <table:table-cell office:value-type="float" office:value="1038" calcext:value-type="float">
            <text:p>1,038</text:p>
          </table:table-cell>
          <table:table-cell table:style-name="ce18" office:value-type="currency" office:currency="USD" office:value="200" calcext:value-type="currency">
            <text:p>$20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Fox Hill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300" calcext:value-type="currency">
            <text:p>$1,300</text:p>
          </table:table-cell>
          <table:table-cell office:value-type="float" office:value="1149" calcext:value-type="float">
            <text:p>1,149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Palo Verde</text:p>
          </table:table-cell>
          <table:table-cell office:value-type="string" calcext:value-type="string">
            <text:p>7880 US 290 West, Austin, TX 78736</text:p>
          </table:table-cell>
          <table:table-cell office:value-type="currency" office:currency="USD" office:value="1520" calcext:value-type="currency">
            <text:p>$1,520</text:p>
          </table:table-cell>
          <table:table-cell office:value-type="float" office:value="1118" calcext:value-type="float">
            <text:p>1,118</text:p>
          </table:table-cell>
          <table:table-cell/>
          <table:table-cell office:value-type="string" calcext:value-type="string">
            <text:p>Over 50 after opening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Ocotillo</text:p>
          </table:table-cell>
          <table:table-cell office:value-type="string" calcext:value-type="string">
            <text:p>8000 US 290 West, Austin, TX 78736</text:p>
          </table:table-cell>
          <table:table-cell office:value-type="currency" office:currency="USD" office:value="1549" calcext:value-type="currency">
            <text:p>$1,549</text:p>
          </table:table-cell>
          <table:table-cell office:value-type="float" office:value="1050" calcext:value-type="float">
            <text:p>1,05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7" office:value-type="string" calcext:value-type="string" table:number-columns-spanned="2" table:number-rows-spanned="1">
            <text:p>Barton Creek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Settler’s Creek</text:p>
          </table:table-cell>
          <table:table-cell table:style-name="ce8" office:value-type="string" calcext:value-type="string">
            <text:p>8001 TX-71, Austin, TX 78735</text:p>
          </table:table-cell>
          <table:table-cell table:style-name="ce19" office:value-type="currency" office:currency="USD" office:value="1070" calcext:value-type="currency">
            <text:p>$1,070</text:p>
          </table:table-cell>
          <table:table-cell table:style-name="ce22" office:value-type="float" office:value="1180" calcext:value-type="float">
            <text:p>1,180</text:p>
          </table:table-cell>
          <table:table-cell table:style-name="ce19" office:value-type="currency" office:currency="USD" office:value="250" calcext:value-type="currency">
            <text:p>$250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Bell Hill Country</text:p>
          </table:table-cell>
          <table:table-cell table:style-name="ce8" office:value-type="string" calcext:value-type="string">
            <text:p>8600 TX-71, Austin, TX 78735</text:p>
          </table:table-cell>
          <table:table-cell table:style-name="ce19" office:value-type="currency" office:currency="USD" office:value="1260" calcext:value-type="currency">
            <text:p>$1,260</text:p>
          </table:table-cell>
          <table:table-cell table:style-name="ce22" office:value-type="float" office:value="983" calcext:value-type="float">
            <text:p>983</text:p>
          </table:table-cell>
          <table:table-cell table:style-name="ce19"/>
          <table:table-cell table:style-name="ce8" office:value-type="float" office:value="9" calcext:value-type="float">
            <text:p>9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Lantana Ridge</text:p>
          </table:table-cell>
          <table:table-cell table:style-name="ce8" office:value-type="string" calcext:value-type="string">
            <text:p>6636 W William Cannon Dr, Austin, TX 78735</text:p>
          </table:table-cell>
          <table:table-cell table:style-name="ce19" office:value-type="currency" office:currency="USD" office:value="1345" calcext:value-type="currency">
            <text:p>$1,345</text:p>
          </table:table-cell>
          <table:table-cell table:style-name="ce22" office:value-type="float" office:value="853" calcext:value-type="float">
            <text:p>853</text:p>
          </table:table-cell>
          <table:table-cell table:style-name="ce19"/>
          <table:table-cell table:style-name="ce8" office:value-type="float" office:value="7" calcext:value-type="float">
            <text:p>7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Hudson Miramont</text:p>
          </table:table-cell>
          <table:table-cell table:style-name="ce8" office:value-type="string" calcext:value-type="string">
            <text:p>8818 Travis Hills Drive, Austin, TX 78735</text:p>
          </table:table-cell>
          <table:table-cell table:style-name="ce19" office:value-type="currency" office:currency="USD" office:value="1379" calcext:value-type="currency">
            <text:p>$1,379</text:p>
          </table:table-cell>
          <table:table-cell table:style-name="ce22" office:value-type="float" office:value="995" calcext:value-type="float">
            <text:p>995</text:p>
          </table:table-cell>
          <table:table-cell table:style-name="ce19" office:value-type="currency" office:currency="USD" office:value="250" calcext:value-type="currency">
            <text:p>$250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Lantana Hills</text:p>
          </table:table-cell>
          <table:table-cell table:style-name="ce8" office:value-type="string" calcext:value-type="string">
            <text:p>7601 Rialto Blvd., Austin, TX 78735</text:p>
          </table:table-cell>
          <table:table-cell table:style-name="ce19" office:value-type="currency" office:currency="USD" office:value="1384" calcext:value-type="currency">
            <text:p>$1,384</text:p>
          </table:table-cell>
          <table:table-cell table:style-name="ce22" office:value-type="float" office:value="1144" calcext:value-type="float">
            <text:p>1,144</text:p>
          </table:table-cell>
          <table:table-cell table:style-name="ce19"/>
          <table:table-cell table:style-name="ce8"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The Preserve at Travis Creek</text:p>
          </table:table-cell>
          <table:table-cell table:style-name="ce8" office:value-type="string" calcext:value-type="string">
            <text:p>5604 Southwest Parkway, Austin, TX 78735</text:p>
          </table:table-cell>
          <table:table-cell table:style-name="ce19" office:value-type="currency" office:currency="USD" office:value="1408" calcext:value-type="currency">
            <text:p>$1,408</text:p>
          </table:table-cell>
          <table:table-cell table:style-name="ce22" office:value-type="float" office:value="912" calcext:value-type="float">
            <text:p>912</text:p>
          </table:table-cell>
          <table:table-cell table:style-name="ce19" office:value-type="currency" office:currency="USD" office:value="0" calcext:value-type="currency">
            <text:p>$0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Barton Creek Villas</text:p>
          </table:table-cell>
          <table:table-cell table:style-name="ce8" office:value-type="string" calcext:value-type="string">
            <text:p>2716 Barton Creek Blvd, Austin, TX 78735</text:p>
          </table:table-cell>
          <table:table-cell table:style-name="ce19" office:value-type="currency" office:currency="USD" office:value="1499" calcext:value-type="currency">
            <text:p>$1,499</text:p>
          </table:table-cell>
          <table:table-cell table:style-name="ce22" office:value-type="float" office:value="1050" calcext:value-type="float">
            <text:p>1,050</text:p>
          </table:table-cell>
          <table:table-cell table:style-name="ce19"/>
          <table:table-cell table:style-name="ce8" office:value-type="string" calcext:value-type="string">
            <text:p>Call for Availability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Camden Gaines Ranch</text:p>
          </table:table-cell>
          <table:table-cell table:style-name="ce8" office:value-type="string" calcext:value-type="string">
            <text:p>4424 Gaines Ranch Loop, Austin, TX 78735</text:p>
          </table:table-cell>
          <table:table-cell table:style-name="ce19" office:value-type="currency" office:currency="USD" office:value="1499" calcext:value-type="currency">
            <text:p>$1,499</text:p>
          </table:table-cell>
          <table:table-cell table:style-name="ce22" office:value-type="float" office:value="902" calcext:value-type="float">
            <text:p>902</text:p>
          </table:table-cell>
          <table:table-cell table:style-name="ce19"/>
          <table:table-cell table:style-name="ce8" office:value-type="float" office:value="8" calcext:value-type="float">
            <text:p>8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AMLI Covered Bridge</text:p>
          </table:table-cell>
          <table:table-cell table:style-name="ce8" office:value-type="string" calcext:value-type="string">
            <text:p>8715 TX-71, Austin, TX 78735</text:p>
          </table:table-cell>
          <table:table-cell table:style-name="ce19" office:value-type="currency" office:currency="USD" office:value="1505" calcext:value-type="currency">
            <text:p>$1,505</text:p>
          </table:table-cell>
          <table:table-cell table:style-name="ce22" office:value-type="float" office:value="1083" calcext:value-type="float">
            <text:p>1,083</text:p>
          </table:table-cell>
          <table:table-cell table:style-name="ce19"/>
          <table:table-cell table:style-name="ce8" office:value-type="float" office:value="9" calcext:value-type="float">
            <text:p>9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Vista Hills Condos</text:p>
          </table:table-cell>
          <table:table-cell table:style-name="ce8" office:value-type="string" calcext:value-type="string">
            <text:p>7701 Rialto Blvd., Austin, TX 78735</text:p>
          </table:table-cell>
          <table:table-cell table:style-name="ce19" office:value-type="currency" office:currency="USD" office:value="1575" calcext:value-type="currency">
            <text:p>$1,575</text:p>
          </table:table-cell>
          <table:table-cell table:style-name="ce22" office:value-type="float" office:value="1359" calcext:value-type="float">
            <text:p>1,359</text:p>
          </table:table-cell>
          <table:table-cell table:style-name="ce19"/>
          <table:table-cell table:style-name="ce8" office:value-type="string" calcext:value-type="string">
            <text:p>Call for Availability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Landmark Conservancy</text:p>
          </table:table-cell>
          <table:table-cell table:style-name="ce8" office:value-type="string" calcext:value-type="string">
            <text:p>9301 Old Bee Cave Road, Austin, TX 78735</text:p>
          </table:table-cell>
          <table:table-cell table:style-name="ce19" office:value-type="currency" office:currency="USD" office:value="1639" calcext:value-type="currency">
            <text:p>$1,639</text:p>
          </table:table-cell>
          <table:table-cell table:style-name="ce22" office:value-type="float" office:value="1100" calcext:value-type="float">
            <text:p>1,100</text:p>
          </table:table-cell>
          <table:table-cell table:style-name="ce19" office:value-type="currency" office:currency="USD" office:value="500" calcext:value-type="currency">
            <text:p>$500</text:p>
          </table:table-cell>
          <table:table-cell table:style-name="ce8" office:value-type="float" office:value="6" calcext:value-type="float">
            <text:p>6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Pearl Lantana</text:p>
          </table:table-cell>
          <table:table-cell table:style-name="ce8" office:value-type="string" calcext:value-type="string">
            <text:p>6401 Rialto Blvd, Austin, TX 78735</text:p>
          </table:table-cell>
          <table:table-cell table:style-name="ce19" office:value-type="currency" office:currency="USD" office:value="1708" calcext:value-type="currency">
            <text:p>$1,708</text:p>
          </table:table-cell>
          <table:table-cell table:style-name="ce22" office:value-type="float" office:value="1180" calcext:value-type="float">
            <text:p>1,180</text:p>
          </table:table-cell>
          <table:table-cell table:style-name="ce19" office:value-type="currency" office:currency="USD" office:value="750" calcext:value-type="currency">
            <text:p>$750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Windsor Lantana Hills</text:p>
          </table:table-cell>
          <table:table-cell table:style-name="ce8" office:value-type="string" calcext:value-type="string">
            <text:p>6601 Rialto Blvd, Austin, TX 78735</text:p>
          </table:table-cell>
          <table:table-cell table:style-name="ce19" office:value-type="currency" office:currency="USD" office:value="1848" calcext:value-type="currency">
            <text:p>$1,848</text:p>
          </table:table-cell>
          <table:table-cell table:style-name="ce22" office:value-type="float" office:value="1120" calcext:value-type="float">
            <text:p>1,120</text:p>
          </table:table-cell>
          <table:table-cell table:style-name="ce19"/>
          <table:table-cell table:style-name="ce8" office:value-type="float" office:value="8" calcext:value-type="float">
            <text:p>8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The Santal</text:p>
          </table:table-cell>
          <table:table-cell table:style-name="ce8" office:value-type="string" calcext:value-type="string">
            <text:p>7624 Tecoma Circle, Austin, TX 78735</text:p>
          </table:table-cell>
          <table:table-cell table:style-name="ce19" office:value-type="currency" office:currency="USD" office:value="1950" calcext:value-type="currency">
            <text:p>$1,950</text:p>
          </table:table-cell>
          <table:table-cell table:style-name="ce22" office:value-type="float" office:value="1181" calcext:value-type="float">
            <text:p>1,181</text:p>
          </table:table-cell>
          <table:table-cell table:style-name="ce19" office:value-type="currency" office:currency="USD" office:value="250" calcext:value-type="currency">
            <text:p>$250</text:p>
          </table:table-cell>
          <table:table-cell table:style-name="ce8" office:value-type="float" office:value="10" calcext:value-type="float">
            <text:p>10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Hanover Oak Hill</text:p>
          </table:table-cell>
          <table:table-cell table:style-name="ce8" office:value-type="string" calcext:value-type="string">
            <text:p>6701 Rialto Blvd, Austin, TX 78735</text:p>
          </table:table-cell>
          <table:table-cell table:style-name="ce19" office:value-type="currency" office:currency="USD" office:value="1980" calcext:value-type="currency">
            <text:p>$1,980</text:p>
          </table:table-cell>
          <table:table-cell table:style-name="ce22" office:value-type="float" office:value="1165" calcext:value-type="float">
            <text:p>1,165</text:p>
          </table:table-cell>
          <table:table-cell/>
          <table:table-cell table:style-name="ce8" office:value-type="string" calcext:value-type="string">
            <text:p>12 after opening summer 2018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Bee Cave Vistas Townhomes</text:p>
          </table:table-cell>
          <table:table-cell table:style-name="ce8" office:value-type="string" calcext:value-type="string">
            <text:p>6100 Steep Cactus Trail, Austin, TX 78735</text:p>
          </table:table-cell>
          <table:table-cell table:style-name="ce19" office:value-type="currency" office:currency="USD" office:value="2155" calcext:value-type="currency">
            <text:p>$2,155</text:p>
          </table:table-cell>
          <table:table-cell table:style-name="ce22" office:value-type="float" office:value="1396" calcext:value-type="float">
            <text:p>1,396</text:p>
          </table:table-cell>
          <table:table-cell table:style-name="ce19" office:value-type="currency" office:currency="USD" office:value="1000" calcext:value-type="currency">
            <text:p>$1,000</text:p>
          </table:table-cell>
          <table:table-cell table:style-name="ce8" office:value-type="float" office:value="8" calcext:value-type="float">
            <text:p>8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9" office:value-type="string" calcext:value-type="string" table:number-columns-spanned="2" table:number-rows-spanned="1">
            <text:p>Brushy Creek, Round Rock West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Brushy Creek Village</text:p>
          </table:table-cell>
          <table:table-cell office:value-type="string" calcext:value-type="string">
            <text:p>1101 Sam Bass Circle, Round Rock, TX 78681</text:p>
          </table:table-cell>
          <table:table-cell office:value-type="currency" office:currency="USD" office:value="1099" calcext:value-type="currency">
            <text:p>$1,099</text:p>
          </table:table-cell>
          <table:table-cell table:style-name="Default" office:value-type="float" office:value="780" calcext:value-type="float">
            <text:p>780</text:p>
          </table:table-cell>
          <table:table-cell table:style-name="ce18" office:value-type="currency" office:currency="USD" office:value="400" calcext:value-type="currency">
            <text:p>$4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Enclave at La Frontera</text:p>
          </table:table-cell>
          <table:table-cell office:value-type="string" calcext:value-type="string">
            <text:p>2800 La Frontera Blvd., Round Rock, TX 78681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163" calcext:value-type="float">
            <text:p>1,163</text:p>
          </table:table-cell>
          <table:table-cell table:style-name="ce18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keside at La Frontera</text:p>
          </table:table-cell>
          <table:table-cell office:value-type="string" calcext:value-type="string">
            <text:p>941 Hesters Crossing, Round Rock, TX 78681</text:p>
          </table:table-cell>
          <table:table-cell office:value-type="currency" office:currency="USD" office:value="1200" calcext:value-type="currency">
            <text:p>$1,200</text:p>
          </table:table-cell>
          <table:table-cell office:value-type="float" office:value="1163" calcext:value-type="float">
            <text:p>1,163</text:p>
          </table:table-cell>
          <table:table-cell table:style-name="ce18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Westwind</text:p>
          </table:table-cell>
          <table:table-cell office:value-type="string" calcext:value-type="string">
            <text:p>1221 Chisholm Valley Drive, Round Rock, TX 7868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89" calcext:value-type="float">
            <text:p>1,089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Camden La Frontera</text:p>
          </table:table-cell>
          <table:table-cell office:value-type="string" calcext:value-type="string">
            <text:p>1401 Hesters Crossing, Round Rock, TX 78681</text:p>
          </table:table-cell>
          <table:table-cell office:value-type="currency" office:currency="USD" office:value="1329" calcext:value-type="currency">
            <text:p>$1,329</text:p>
          </table:table-cell>
          <table:table-cell office:value-type="float" office:value="1144" calcext:value-type="float">
            <text:p>1,144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Springs Duplexes</text:p>
          </table:table-cell>
          <table:table-cell office:value-type="string" calcext:value-type="string">
            <text:p>1338 Christopher Ave, Round Rock, TX 78681</text:p>
          </table:table-cell>
          <table:table-cell office:value-type="currency" office:currency="USD" office:value="1351" calcext:value-type="currency">
            <text:p>$1,351</text:p>
          </table:table-cell>
          <table:table-cell office:value-type="float" office:value="1063" calcext:value-type="float">
            <text:p>1,063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35</text:p>
          </table:table-cell>
          <table:table-cell office:value-type="string" calcext:value-type="string">
            <text:p>1500 Interstate 35 Frontage Rd., Round Rock, TX 78681</text:p>
          </table:table-cell>
          <table:table-cell office:value-type="currency" office:currency="USD" office:value="1365" calcext:value-type="currency">
            <text:p>$1,365</text:p>
          </table:table-cell>
          <table:table-cell table:style-name="Default" office:value-type="float" office:value="991" calcext:value-type="float">
            <text:p>991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2215 Dry Creek Dr Condos</text:p>
          </table:table-cell>
          <table:table-cell office:value-type="string" calcext:value-type="string">
            <text:p>2215 Dry Creek Dr, Round Rock 78681</text:p>
          </table:table-cell>
          <table:table-cell office:value-type="currency" office:currency="USD" office:value="1395" calcext:value-type="currency">
            <text:p>$1,395</text:p>
          </table:table-cell>
          <table:table-cell office:value-type="float" office:value="1586" calcext:value-type="float">
            <text:p>1,586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 Frontera Square</text:p>
          </table:table-cell>
          <table:table-cell office:value-type="string" calcext:value-type="string">
            <text:p>2601 La Frontera Blvd., Round Rock, TX 78681</text:p>
          </table:table-cell>
          <table:table-cell office:value-type="currency" office:currency="USD" office:value="1454" calcext:value-type="currency">
            <text:p>$1,454</text:p>
          </table:table-cell>
          <table:table-cell office:value-type="float" office:value="1087" calcext:value-type="float">
            <text:p>1,087</text:p>
          </table:table-cell>
          <table:table-cell table:style-name="ce18" office:value-type="currency" office:currency="USD" office:value="250" calcext:value-type="currency">
            <text:p>$25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The Landing at Round Rock</text:p>
          </table:table-cell>
          <table:table-cell office:value-type="string" calcext:value-type="string">
            <text:p>7711 O’Connor Road, Round Rock, TX 78681</text:p>
          </table:table-cell>
          <table:table-cell office:value-type="currency" office:currency="USD" office:value="1556" calcext:value-type="currency">
            <text:p>$1,556</text:p>
          </table:table-cell>
          <table:table-cell office:value-type="float" office:value="1450" calcext:value-type="float">
            <text:p>1,450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9" office:value-type="string" calcext:value-type="string" table:number-columns-spanned="2" table:number-rows-spanned="1">
            <text:p>Dripping Springs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Chestnut Ridge Townhomes</text:p>
          </table:table-cell>
          <table:table-cell office:value-type="string" calcext:value-type="string">
            <text:p>130 Chestnut Ridge, Dripping Springs, TX 78620</text:p>
          </table:table-cell>
          <table:table-cell office:value-type="currency" office:currency="USD" office:value="1625" calcext:value-type="currency">
            <text:p>$1,625</text:p>
          </table:table-cell>
          <table:table-cell office:value-type="float" office:value="2304" calcext:value-type="float">
            <text:p>2,304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273 Spanish Star Trail</text:p>
          </table:table-cell>
          <table:table-cell office:value-type="string" calcext:value-type="string">
            <text:p>273 Spanish Star Trail, Dripping Springs, TX 78620</text:p>
          </table:table-cell>
          <table:table-cell office:value-type="currency" office:currency="USD" office:value="1900" calcext:value-type="currency">
            <text:p>$1,900</text:p>
          </table:table-cell>
          <table:table-cell office:value-type="float" office:value="1638" calcext:value-type="float">
            <text:p>1,638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5215 Bell Springs Road</text:p>
          </table:table-cell>
          <table:table-cell office:value-type="string" calcext:value-type="string">
            <text:p>5215 Bell Springs Rd, Dripping Springs, TX 78620</text:p>
          </table:table-cell>
          <table:table-cell office:value-type="currency" office:currency="USD" office:value="1995" calcext:value-type="currency">
            <text:p>$1,995</text:p>
          </table:table-cell>
          <table:table-cell office:value-type="float" office:value="1550" calcext:value-type="float">
            <text:p>1,550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2" table:number-rows-spanned="1">
            <text:p>Driftwood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19" calcext:value-type="float">
            <text:p>78619</text:p>
          </table:table-cell>
          <table:table-cell office:value-type="string" calcext:value-type="string">
            <text:p>1165 Trebled Waters Trail</text:p>
          </table:table-cell>
          <table:table-cell office:value-type="string" calcext:value-type="string">
            <text:p>1165 Trebled Waters Trail, Driftwood, TX 78619</text:p>
          </table:table-cell>
          <table:table-cell office:value-type="currency" office:currency="USD" office:value="3200" calcext:value-type="currency">
            <text:p>$3,200</text:p>
          </table:table-cell>
          <table:table-cell office:value-type="float" office:value="2829" calcext:value-type="float">
            <text:p>2,829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9" office:value-type="string" calcext:value-type="string" table:number-columns-spanned="2" table:number-rows-spanned="1">
            <text:p>Spicewood, Briarcliff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114 Topspin Drive</text:p>
          </table:table-cell>
          <table:table-cell office:value-type="string" calcext:value-type="string">
            <text:p>114 Topspin Drive, Spicewood, TX 78669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62" calcext:value-type="float">
            <text:p>1,062</text:p>
          </table:table-cell>
          <table:table-cell table:number-columns-repeated="2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220 Topspin Dr</text:p>
          </table:table-cell>
          <table:table-cell office:value-type="string" calcext:value-type="string">
            <text:p>220 Topspin Dr # 3, Spicewood, TX 78669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1247" calcext:value-type="float">
            <text:p>1,247</text:p>
          </table:table-cell>
          <table:table-cell table:number-columns-repeated="2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601 Littlewin</text:p>
          </table:table-cell>
          <table:table-cell office:value-type="string" calcext:value-type="string">
            <text:p>601 Littlewin, Spicewood, TX 78669</text:p>
          </table:table-cell>
          <table:table-cell office:value-type="currency" office:currency="USD" office:value="1300" calcext:value-type="currency">
            <text:p>$1,300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1" office:value-type="string" calcext:value-type="string" table:number-columns-spanned="2" table:number-rows-spanned="1">
            <text:p>Leander, Nameless, Volente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Lakeline Apartments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1055" calcext:value-type="currency">
            <text:p>$1,055</text:p>
          </table:table-cell>
          <table:table-cell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2" office:value-type="float" office:value="78641" calcext:value-type="float">
            <text:p>78641</text:p>
          </table:table-cell>
          <table:table-cell table:style-name="ce15" office:value-type="string" calcext:value-type="string">
            <text:p>Nameless Hollow Duplexes</text:p>
          </table:table-cell>
          <table:table-cell table:style-name="ce8" office:value-type="string" calcext:value-type="string">
            <text:p>23393 Nameless Rd, Leander, TX 78641</text:p>
          </table:table-cell>
          <table:table-cell table:style-name="ce19" office:value-type="currency" office:currency="USD" office:value="1095" calcext:value-type="currency">
            <text:p>$1,095</text:p>
          </table:table-cell>
          <table:table-cell table:style-name="ce8" office:value-type="float" office:value="900" calcext:value-type="float">
            <text:p>900</text:p>
          </table:table-cell>
          <table:table-cell/>
          <table:table-cell table:style-name="ce8"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tandard at Leander Station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130" calcext:value-type="currency">
            <text:p>$1,130</text:p>
          </table:table-cell>
          <table:table-cell office:value-type="float" office:value="969" calcext:value-type="float">
            <text:p>96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27 Mica Lane</text:p>
          </table:table-cell>
          <table:table-cell office:value-type="string" calcext:value-type="string">
            <text:p>827 Mica Lane, Leander, TX 78641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822" calcext:value-type="float">
            <text:p>82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Merritt Legacy</text:p>
          </table:table-cell>
          <table:table-cell office:value-type="string" calcext:value-type="string">
            <text:p>1350 Sonny Dr., Leander, TX 7864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993" calcext:value-type="float">
            <text:p>993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22 North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office:value-type="float" office:value="1035" calcext:value-type="float">
            <text:p>1,035</text:p>
          </table:table-cell>
          <table:table-cell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arah</text:p>
          </table:table-cell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office:value-type="float" office:value="1068" calcext:value-type="float">
            <text:p>1,068</text:p>
          </table:table-cell>
          <table:table-cell/>
          <table:table-cell office:value-type="string" calcext:value-type="string">
            <text:p>Opens 3<text:span text:style-name="T1">rd</text:span> or 4<text:span text:style-name="T1">th</text:span> Quarter 2018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718 Meadow View Drive</text:p>
          </table:table-cell>
          <table:table-cell office:value-type="string" calcext:value-type="string">
            <text:p>718 Meadow View Drive, Leander, TX 78641</text:p>
          </table:table-cell>
          <table:table-cell office:value-type="currency" office:currency="USD" office:value="1360" calcext:value-type="currency">
            <text:p>$1,360</text:p>
          </table:table-cell>
          <table:table-cell office:value-type="float" office:value="1301" calcext:value-type="float">
            <text:p>1,30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Park at Crystal Falls</text:p>
          </table:table-cell>
          <table:table-cell office:value-type="string" calcext:value-type="string">
            <text:p>7740 183A, Leander, TX 7864</text:p>
          </table:table-cell>
          <table:table-cell office:value-type="currency" office:currency="USD" office:value="1374" calcext:value-type="currency">
            <text:p>$1,374</text:p>
          </table:table-cell>
          <table:table-cell office:value-type="float" office:value="1046" calcext:value-type="float">
            <text:p>1,046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504 Lafayette Square Drive</text:p>
          </table:table-cell>
          <table:table-cell office:value-type="string" calcext:value-type="string">
            <text:p>504 Lafayette Square Drive, Leander, TX 78641</text:p>
          </table:table-cell>
          <table:table-cell office:value-type="currency" office:currency="USD" office:value="1385" calcext:value-type="currency">
            <text:p>$1,385</text:p>
          </table:table-cell>
          <table:table-cell office:value-type="float" office:value="1570" calcext:value-type="float">
            <text:p>1,57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5 Verde Ranch Loop</text:p>
          </table:table-cell>
          <table:table-cell office:value-type="string" calcext:value-type="string">
            <text:p>85 Verde Ranch Loop, Leander TX 78641</text:p>
          </table:table-cell>
          <table:table-cell office:value-type="currency" office:currency="USD" office:value="1400" calcext:value-type="currency">
            <text:p>$1,400</text:p>
          </table:table-cell>
          <table:table-cell office:value-type="float" office:value="1652" calcext:value-type="float">
            <text:p>1,652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7" office:value-type="string" calcext:value-type="string" table:number-columns-spanned="2" table:number-rows-spanned="1">
            <text:p>Georgetown West, Cimarron Hills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Georgetown Park</text:p>
          </table:table-cell>
          <table:table-cell office:value-type="string" calcext:value-type="string">
            <text:p>209 Luther Dr, Georgetown, TX 78628</text:p>
          </table:table-cell>
          <table:table-cell office:value-type="currency" office:currency="USD" office:value="949" calcext:value-type="currency">
            <text:p>$949</text:p>
          </table:table-cell>
          <table:table-cell office:value-type="float" office:value="850" calcext:value-type="float">
            <text:p>850</text:p>
          </table:table-cell>
          <table:table-cell table:style-name="ce18"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Buffalo Springs Condos</text:p>
          </table:table-cell>
          <table:table-cell office:value-type="string" calcext:value-type="string">
            <text:p>3707 Buffalo Springs Trail, Georgetown, TX 78628 </text:p>
          </table:table-cell>
          <table:table-cell office:value-type="currency" office:currency="USD" office:value="950" calcext:value-type="currency">
            <text:p>$950</text:p>
          </table:table-cell>
          <table:table-cell office:value-type="float" office:value="972" calcext:value-type="float">
            <text:p>972</text:p>
          </table:table-cell>
          <table:table-cell table:style-name="ce18"/>
          <table:table-cell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Indian Creek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95" calcext:value-type="currency">
            <text:p>$995</text:p>
          </table:table-cell>
          <table:table-cell table:style-name="Default" office:value-type="float" office:value="944" calcext:value-type="float">
            <text:p>944</text:p>
          </table:table-cell>
          <table:table-cell table:style-name="ce18" office:value-type="currency" office:currency="USD" office:value="250" calcext:value-type="currency">
            <text:p>$25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Westwood Townhomes</text:p>
          </table:table-cell>
          <table:table-cell office:value-type="string" calcext:value-type="string">
            <text:p>200 River Bend Dr, Georgetown, TX 78628</text:p>
          </table:table-cell>
          <table:table-cell office:value-type="currency" office:currency="USD" office:value="1045" calcext:value-type="currency">
            <text:p>$1,045</text:p>
          </table:table-cell>
          <table:table-cell office:value-type="float" office:value="1035" calcext:value-type="float">
            <text:p>1,035</text:p>
          </table:table-cell>
          <table:table-cell table:style-name="ce18"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1208 Leander Rd</text:p>
          </table:table-cell>
          <table:table-cell office:value-type="string" calcext:value-type="string">
            <text:p>1208 Leander Rd, Georgetown, TX 78628</text:p>
          </table:table-cell>
          <table:table-cell office:value-type="currency" office:currency="USD" office:value="1150" calcext:value-type="currency">
            <text:p>$1,150</text:p>
          </table:table-cell>
          <table:table-cell office:value-type="float" office:value="1030" calcext:value-type="float">
            <text:p>1,030</text:p>
          </table:table-cell>
          <table:table-cell table:style-name="ce18"/>
          <table:table-cell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etreat at Wolf Ranch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185" calcext:value-type="currency">
            <text:p>$1,185</text:p>
          </table:table-cell>
          <table:table-cell office:value-type="float" office:value="1016" calcext:value-type="float">
            <text:p>1,016</text:p>
          </table:table-cell>
          <table:table-cell table:style-name="ce18" office:value-type="currency" office:currency="USD" office:value="400" calcext:value-type="currency">
            <text:p>$40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607 – 609 Luther Dr Duplexes</text:p>
          </table:table-cell>
          <table:table-cell office:value-type="string" calcext:value-type="string">
            <text:p>607 Luther Dr, Georgetown, TX 78628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008" calcext:value-type="float">
            <text:p>1,008</text:p>
          </table:table-cell>
          <table:table-cell table:style-name="ce18"/>
          <table:table-cell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ivery Park</text:p>
          </table:table-cell>
          <table:table-cell office:value-type="string" calcext:value-type="string">
            <text:p>1400 Rivery Blvd, Georgetown, TX 78628</text:p>
          </table:table-cell>
          <table:table-cell office:value-type="currency" office:currency="USD" office:value="1365" calcext:value-type="currency">
            <text:p>$1,365</text:p>
          </table:table-cell>
          <table:table-cell office:value-type="float" office:value="1013" calcext:value-type="float">
            <text:p>1,013</text:p>
          </table:table-cell>
          <table:table-cell table:style-name="ce18"/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Hillstone at Wolf Ranch</text:p>
          </table:table-cell>
          <table:table-cell office:value-type="string" calcext:value-type="string">
            <text:p>2300 Wolf Ranch Parkway, Georgetown, TX 78628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098" calcext:value-type="float">
            <text:p>1,098</text:p>
          </table:table-cell>
          <table:table-cell table:style-name="ce18" office:value-type="currency" office:currency="USD" office:value="250" calcext:value-type="currency">
            <text:p>$25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3" office:value-type="string" calcext:value-type="string" table:number-columns-spanned="2" table:number-rows-spanned="1">
            <text:p>Buda, Hays</text:p>
          </table:table-cell>
          <table:covered-table-cell table:style-name="ce16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Carrington Oaks</text:p>
          </table:table-cell>
          <table:table-cell office:value-type="string" calcext:value-type="string">
            <text:p>1278 Cabelas Dr, Buda, TX 78610</text:p>
          </table:table-cell>
          <table:table-cell office:value-type="currency" office:currency="USD" office:value="1130" calcext:value-type="currency">
            <text:p>$1,130</text:p>
          </table:table-cell>
          <table:table-cell table:style-name="Default" office:value-type="float" office:value="975" calcext:value-type="float">
            <text:p>975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ilverado Crossing</text:p>
          </table:table-cell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Trails at Buda Ranch</text:p>
          </table:table-cell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230" calcext:value-type="currency">
            <text:p>$1,230</text:p>
          </table:table-cell>
          <table:table-cell table:style-name="Default" office:value-type="float" office:value="960" calcext:value-type="float">
            <text:p>960</text:p>
          </table:table-cell>
          <table:table-cell table:style-name="ce18"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prings at Sunfield</text:p>
          </table:table-cell>
          <table:table-cell office:value-type="string" calcext:value-type="string">
            <text:p>1165 Fire Cracker Dr, Buda, TX 78610</text:p>
          </table:table-cell>
          <table:table-cell office:value-type="currency" office:currency="USD" office:value="1369" calcext:value-type="currency">
            <text:p>$1,369</text:p>
          </table:table-cell>
          <table:table-cell office:value-type="float" office:value="1062" calcext:value-type="float">
            <text:p>1,062</text:p>
          </table:table-cell>
          <table:table-cell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Jack Rabbit Lane Duplexes</text:p>
          </table:table-cell>
          <table:table-cell office:value-type="string" calcext:value-type="string">
            <text:p>479 Jack Rabbit Ln, Buda, TX 78610</text:p>
          </table:table-cell>
          <table:table-cell office:value-type="currency" office:currency="USD" office:value="1450" calcext:value-type="currency">
            <text:p>$1,450</text:p>
          </table:table-cell>
          <table:table-cell table:style-name="Default"/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2" table:number-rows-spanned="1">
            <text:p>Manchaca South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52" calcext:value-type="float">
            <text:p>78652</text:p>
          </table:table-cell>
          <table:table-cell office:value-type="string" calcext:value-type="string">
            <text:p>11904 Old San Antonio Road</text:p>
          </table:table-cell>
          <table:table-cell office:value-type="string" calcext:value-type="string">
            <text:p>11904 Old San Antonio Rd, Manchaca, TX 78652</text:p>
          </table:table-cell>
          <table:table-cell office:value-type="currency" office:currency="USD" office:value="1434" calcext:value-type="currency">
            <text:p>$1,434</text:p>
          </table:table-cell>
          <table:table-cell table:style-name="Default" office:value-type="float" office:value="964" calcext:value-type="float">
            <text:p>964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9" office:value-type="string" calcext:value-type="string" table:number-columns-spanned="2" table:number-rows-spanned="1">
            <text:p>Westlake Hills, Rollingwood, Lost Creek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Landmark at Barton Creek</text:p>
          </table:table-cell>
          <table:table-cell office:value-type="string" calcext:value-type="string">
            <text:p>1781 Spyglass Dr, Austin, TX 78746</text:p>
          </table:table-cell>
          <table:table-cell office:value-type="currency" office:currency="USD" office:value="1304" calcext:value-type="currency">
            <text:p>$1,304</text:p>
          </table:table-cell>
          <table:table-cell table:style-name="Default" office:value-type="float" office:value="850" calcext:value-type="float">
            <text:p>850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Skyline at Barton Creek</text:p>
          </table:table-cell>
          <table:table-cell office:value-type="string" calcext:value-type="string">
            <text:p>1300 Spyglass Dr, Austin, TX 78746</text:p>
          </table:table-cell>
          <table:table-cell office:value-type="currency" office:currency="USD" office:value="1399" calcext:value-type="currency">
            <text:p>$1,399</text:p>
          </table:table-cell>
          <table:table-cell table:style-name="Default" office:value-type="float" office:value="790" calcext:value-type="float">
            <text:p>79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The Woods at Barton Skyway</text:p>
          </table:table-cell>
          <table:table-cell office:value-type="string" calcext:value-type="string">
            <text:p>2901 Barton Skyway, Austin, TX 78746</text:p>
          </table:table-cell>
          <table:table-cell office:value-type="currency" office:currency="USD" office:value="1433" calcext:value-type="currency">
            <text:p>$1,433</text:p>
          </table:table-cell>
          <table:table-cell table:style-name="Default" office:value-type="float" office:value="905" calcext:value-type="float">
            <text:p>905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6102 Forest Hills Dr</text:p>
          </table:table-cell>
          <table:table-cell office:value-type="string" calcext:value-type="string">
            <text:p>6102 Forest Hills Drive, Austin, TX 78746</text:p>
          </table:table-cell>
          <table:table-cell office:value-type="currency" office:currency="USD" office:value="1500" calcext:value-type="currency">
            <text:p>$1,500</text:p>
          </table:table-cell>
          <table:table-cell office:value-type="float" office:value="1500" calcext:value-type="float">
            <text:p>1,500</text:p>
          </table:table-cell>
          <table:table-cell table:style-name="ce1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Gables at the Terrace</text:p>
          </table:table-cell>
          <table:table-cell office:value-type="string" calcext:value-type="string">
            <text:p>2301 S MoPac Expy, Austin, TX 78746</text:p>
          </table:table-cell>
          <table:table-cell office:value-type="currency" office:currency="USD" office:value="1545" calcext:value-type="currency">
            <text:p>$1,545</text:p>
          </table:table-cell>
          <table:table-cell office:value-type="float" office:value="1012" calcext:value-type="float">
            <text:p>1,012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aters at Barton Creek</text:p>
          </table:table-cell>
          <table:table-cell office:value-type="string" calcext:value-type="string">
            <text:p>2611 Bee Caves Rd, Austin, TX 78746</text:p>
          </table:table-cell>
          <table:table-cell office:value-type="currency" office:currency="USD" office:value="1569" calcext:value-type="currency">
            <text:p>$1,569</text:p>
          </table:table-cell>
          <table:table-cell office:value-type="float" office:value="1034" calcext:value-type="float">
            <text:p>1,034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Cliffs at Barton Creek</text:p>
          </table:table-cell>
          <table:table-cell office:value-type="string" calcext:value-type="string">
            <text:p>3050 Tamarron Blvd, Austin, TX 78746</text:p>
          </table:table-cell>
          <table:table-cell office:value-type="currency" office:currency="USD" office:value="1599" calcext:value-type="currency">
            <text:p>$1,599</text:p>
          </table:table-cell>
          <table:table-cell office:value-type="float" office:value="1108" calcext:value-type="float">
            <text:p>1,108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3500 Westlake</text:p>
          </table:table-cell>
          <table:table-cell office:value-type="string" calcext:value-type="string">
            <text:p>3500 N Capital of Texas Hwy, Austin, TX 78746</text:p>
          </table:table-cell>
          <table:table-cell office:value-type="currency" office:currency="USD" office:value="1661" calcext:value-type="currency">
            <text:p>$1,661</text:p>
          </table:table-cell>
          <table:table-cell office:value-type="float" office:value="1086" calcext:value-type="float">
            <text:p>1,086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Nalle Woods</text:p>
          </table:table-cell>
          <table:table-cell office:value-type="string" calcext:value-type="string">
            <text:p>4700 N Capital of Texas Hwy, Austin, TX 78746</text:p>
          </table:table-cell>
          <table:table-cell office:value-type="currency" office:currency="USD" office:value="1708" calcext:value-type="currency">
            <text:p>$1,708</text:p>
          </table:table-cell>
          <table:table-cell office:value-type="float" office:value="1189" calcext:value-type="float">
            <text:p>1,189</text:p>
          </table:table-cell>
          <table:table-cell table:style-name="ce18" office:value-type="currency" office:currency="USD" office:value="400" calcext:value-type="currency">
            <text:p>$4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Post Barton Creek</text:p>
          </table:table-cell>
          <table:table-cell office:value-type="string" calcext:value-type="string">
            <text:p>2001 S MoPac Expy, Austin, TX 78746</text:p>
          </table:table-cell>
          <table:table-cell office:value-type="currency" office:currency="USD" office:value="1745" calcext:value-type="currency">
            <text:p>$1,745</text:p>
          </table:table-cell>
          <table:table-cell office:value-type="float" office:value="1230" calcext:value-type="float">
            <text:p>1,230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Barton Creek Landing</text:p>
          </table:table-cell>
          <table:table-cell office:value-type="string" calcext:value-type="string">
            <text:p>2800 Bartons Bluff Ln, Austin, TX 78746</text:p>
          </table:table-cell>
          <table:table-cell office:value-type="currency" office:currency="USD" office:value="1783" calcext:value-type="currency">
            <text:p>$1,783</text:p>
          </table:table-cell>
          <table:table-cell office:value-type="float" office:value="1048" calcext:value-type="float">
            <text:p>1,048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esterly 360</text:p>
          </table:table-cell>
          <table:table-cell office:value-type="string" calcext:value-type="string">
            <text:p>2500 Walsh Tarlton Ln, Austin, TX 78746</text:p>
          </table:table-cell>
          <table:table-cell office:value-type="currency" office:currency="USD" office:value="2275" calcext:value-type="currency">
            <text:p>$2,275</text:p>
          </table:table-cell>
          <table:table-cell office:value-type="float" office:value="1047" calcext:value-type="float">
            <text:p>1,047</text:p>
          </table:table-cell>
          <table:table-cell table:style-name="ce18" office:value-type="currency" office:currency="USD" office:value="600" calcext:value-type="currency">
            <text:p>$60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3" office:value-type="string" calcext:value-type="string" table:number-columns-spanned="2" table:number-rows-spanned="1">
            <text:p>Georgetown East, Weir, Jonah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kview Place</text:p>
          </table:table-cell>
          <table:table-cell office:value-type="string" calcext:value-type="string">
            <text:p>2111 N Austin Ave, Georgetown, TX 78626</text:p>
          </table:table-cell>
          <table:table-cell office:value-type="currency" office:currency="USD" office:value="1134" calcext:value-type="currency">
            <text:p>$1,134</text:p>
          </table:table-cell>
          <table:table-cell office:value-type="float" office:value="1027" calcext:value-type="float">
            <text:p>1,027</text:p>
          </table:table-cell>
          <table:table-cell table:style-name="ce18"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allax at Georgetown</text:p>
          </table:table-cell>
          <table:table-cell office:value-type="string" calcext:value-type="string">
            <text:p>2000 FM1460, Georgetown, TX 78626</text:p>
          </table:table-cell>
          <table:table-cell office:value-type="currency" office:currency="USD" office:value="1033" calcext:value-type="currency">
            <text:p>$1,033</text:p>
          </table:table-cell>
          <table:table-cell table:style-name="Default" office:value-type="float" office:value="960" calcext:value-type="float">
            <text:p>960</text:p>
          </table:table-cell>
          <table:table-cell table:style-name="ce18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Rail at 15<text:span text:style-name="T1">th</text:span> Georgetown</text:p>
          </table:table-cell>
          <table:table-cell office:value-type="string" calcext:value-type="string">
            <text:p>708 W 15th St, Georgetown, TX 78626</text:p>
          </table:table-cell>
          <table:table-cell office:value-type="currency" office:currency="USD" office:value="1140" calcext:value-type="currency">
            <text:p>$1,140</text:p>
          </table:table-cell>
          <table:table-cell table:style-name="Default" office:value-type="float" office:value="600" calcext:value-type="float">
            <text:p>600</text:p>
          </table:table-cell>
          <table:table-cell table:style-name="ce18"/>
          <table:table-cell office:value-type="string" calcext:value-type="string">
            <text:p>Call for Availability</text:p>
          </table:table-cell>
        </table:table-row>
        <table:table-row table:style-name="ro1">
          <table:table-cell table:style-name="ce14" office:value-type="float" office:value="78626" calcext:value-type="float">
            <text:p>78626</text:p>
          </table:table-cell>
          <table:table-cell table:style-name="ce14" office:value-type="string" calcext:value-type="string">
            <text:p>302 North</text:p>
          </table:table-cell>
          <table:table-cell table:style-name="ce14" office:value-type="string" calcext:value-type="string">
            <text:p>302 Apple Creek Drive, Georgetown, TX 78626 </text:p>
          </table:table-cell>
          <table:table-cell table:style-name="ce20" office:value-type="currency" office:currency="USD" office:value="1050" calcext:value-type="currency">
            <text:p>$1,050</text:p>
          </table:table-cell>
          <table:table-cell table:style-name="ce14" office:value-type="float" office:value="902" calcext:value-type="float">
            <text:p>902</text:p>
          </table:table-cell>
          <table:table-cell table:style-name="ce23" office:value-type="currency" office:currency="USD" office:value="500" calcext:value-type="currency">
            <text:p>$500</text:p>
          </table:table-cell>
          <table:table-cell table:style-name="ce14" office:value-type="float" office:value="3" calcext:value-type="float">
            <text:p>3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Waters Edge</text:p>
          </table:table-cell>
          <table:table-cell office:value-type="string" calcext:value-type="string">
            <text:p>25 Waters Edge Cir, Georgetown, TX 78626</text:p>
          </table:table-cell>
          <table:table-cell office:value-type="currency" office:currency="USD" office:value="1279" calcext:value-type="currency">
            <text:p>$1,279</text:p>
          </table:table-cell>
          <table:table-cell table:style-name="Default" office:value-type="float" office:value="916" calcext:value-type="float">
            <text:p>916</text:p>
          </table:table-cell>
          <table:table-cell table:style-name="ce18" office:value-type="currency" office:currency="USD" office:value="150" calcext:value-type="currency">
            <text:p>$15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202 S College St Townhomes</text:p>
          </table:table-cell>
          <table:table-cell office:value-type="string" calcext:value-type="string">
            <text:p>202 South College Street, Georgetown, TX 78626</text:p>
          </table:table-cell>
          <table:table-cell office:value-type="currency" office:currency="USD" office:value="1300" calcext:value-type="currency">
            <text:p>$1,300</text:p>
          </table:table-cell>
          <table:table-cell table:style-name="Default" office:value-type="float" office:value="900" calcext:value-type="float">
            <text:p>900</text:p>
          </table:table-cell>
          <table:table-cell table:style-name="ce18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Anatole at Westinghouse</text:p>
          </table:table-cell>
          <table:table-cell office:value-type="string" calcext:value-type="string">
            <text:p>600 Westinghouse Rd, Georgetown, TX 78626</text:p>
          </table:table-cell>
          <table:table-cell office:value-type="currency" office:currency="USD" office:value="1405" calcext:value-type="currency">
            <text:p>$1,405</text:p>
          </table:table-cell>
          <table:table-cell office:value-type="float" office:value="1055" calcext:value-type="float">
            <text:p>1,055</text:p>
          </table:table-cell>
          <table:table-cell table:style-name="ce18"/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wo Rivers</text:p>
          </table:table-cell>
          <table:table-cell office:value-type="string" calcext:value-type="string">
            <text:p>105 N Austin Ave, Georgetown, TX 78626</text:p>
          </table:table-cell>
          <table:table-cell office:value-type="currency" office:currency="USD" office:value="1565" calcext:value-type="currency">
            <text:p>$1,565</text:p>
          </table:table-cell>
          <table:table-cell table:style-name="Default" office:value-type="float" office:value="975" calcext:value-type="float">
            <text:p>975</text:p>
          </table:table-cell>
          <table:table-cell table:style-name="ce18"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Mansions of Georgetown</text:p>
          </table:table-cell>
          <table:table-cell office:value-type="string" calcext:value-type="string">
            <text:p>1400 Westinghouse Rd, Georgetown, TX 78626</text:p>
          </table:table-cell>
          <table:table-cell office:value-type="currency" office:currency="USD" office:value="1589" calcext:value-type="currency">
            <text:p>$1,589</text:p>
          </table:table-cell>
          <table:table-cell office:value-type="float" office:value="1077" calcext:value-type="float">
            <text:p>1,077</text:p>
          </table:table-cell>
          <table:table-cell table:style-name="ce18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Rivers Edge</text:p>
          </table:table-cell>
          <table:table-cell office:value-type="string" calcext:value-type="string">
            <text:p>115 Stone Mountain Road, Georgetown, TX 78626</text:p>
          </table:table-cell>
          <table:table-cell office:value-type="currency" office:currency="USD" office:value="1775" calcext:value-type="currency">
            <text:p>$1,775</text:p>
          </table:table-cell>
          <table:table-cell office:value-type="float" office:value="1440" calcext:value-type="float">
            <text:p>1,440</text:p>
          </table:table-cell>
          <table:table-cell table:style-name="ce18"/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7" office:value-type="string" calcext:value-type="string" table:number-columns-spanned="2" table:number-rows-spanned="1">
            <text:p>Steiner Ranch, Comanche Village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Meritage at Steiner Ranch</text:p>
          </table:table-cell>
          <table:table-cell office:value-type="string" calcext:value-type="string">
            <text:p>4500 Steiner Ranch Blvd, Austin, TX 78732</text:p>
          </table:table-cell>
          <table:table-cell office:value-type="currency" office:currency="USD" office:value="1098" calcext:value-type="currency">
            <text:p>$1,098</text:p>
          </table:table-cell>
          <table:table-cell office:value-type="float" office:value="1202" calcext:value-type="float">
            <text:p>1,202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10801 Rush Rd</text:p>
          </table:table-cell>
          <table:table-cell office:value-type="string" calcext:value-type="string">
            <text:p>10801 Rush Rd, Austin, TX 78732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774" calcext:value-type="float">
            <text:p>774</text:p>
          </table:table-cell>
          <table:table-cell table:number-columns-repeated="2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Bell Steiner Ranch</text:p>
          </table:table-cell>
          <table:table-cell office:value-type="string" calcext:value-type="string">
            <text:p>4800 Steiner Ranch Blvd, Austin, TX 78732</text:p>
          </table:table-cell>
          <table:table-cell office:value-type="currency" office:currency="USD" office:value="1590" calcext:value-type="currency">
            <text:p>$1,590</text:p>
          </table:table-cell>
          <table:table-cell office:value-type="float" office:value="1084" calcext:value-type="float">
            <text:p>1,084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Tacara Steiner Ranch</text:p>
          </table:table-cell>
          <table:table-cell office:value-type="string" calcext:value-type="string">
            <text:p>4306 N Quinlan Park Rd, Austin, TX 78732</text:p>
          </table:table-cell>
          <table:table-cell office:value-type="currency" office:currency="USD" office:value="1310" calcext:value-type="currency">
            <text:p>$1,310</text:p>
          </table:table-cell>
          <table:table-cell office:value-type="float" office:value="833" calcext:value-type="float">
            <text:p>833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7080 Comanche Trail</text:p>
          </table:table-cell>
          <table:table-cell office:value-type="string" calcext:value-type="string">
            <text:p>7080 Comanche Trail, Austin, TX 78732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892" calcext:value-type="float">
            <text:p>89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Hotels List" table:style-name="ta1">
        <table:table-column table:style-name="co36" table:default-cell-style-name="Default"/>
        <table:table-column table:style-name="co37" table:default-cell-style-name="ce18"/>
        <table:table-column table:style-name="co38" table:default-cell-style-name="ce26"/>
        <table:table-column table:style-name="co39" table:default-cell-style-name="ce29"/>
        <table:table-column table:style-name="co40" table:default-cell-style-name="ce18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30" table:number-columns-repeated="1014" table:default-cell-style-name="Default"/>
        <table:table-row table:style-name="ro1"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2-Week Nightly Quote</text:p>
          </table:table-cell>
          <table:table-cell table:style-name="ce6" office:value-type="string" calcext:value-type="string">
            <text:p>Poor/Terrible Ratings</text:p>
          </table:table-cell>
          <table:table-cell table:style-name="ce6" office:value-type="string" calcext:value-type="string">
            <text:p>TripAdvisor Rating</text:p>
          </table:table-cell>
          <table:table-cell table:style-name="ce6" office:value-type="string" calcext:value-type="string">
            <text:p>Median Income Zip Code</text:p>
          </table:table-cell>
          <table:table-cell table:style-name="ce6" office:value-type="string" calcext:value-type="string">
            <text:p>Neighborhood</text:p>
          </table:table-cell>
          <table:table-cell table:style-name="ce6" office:value-type="string" calcext:value-type="string">
            <text:p>Zip Code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TripAdvisor Lin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irfield Inn &amp; Suites Austin North/Parmer Lane</text:p>
          </table:table-cell>
          <table:table-cell office:value-type="currency" office:currency="USD" office:value="87" calcext:value-type="currency">
            <text:p>$87</text:p>
          </table:table-cell>
          <table:table-cell office:value-type="percentage" office:value="0.05" calcext:value-type="percentage">
            <text:p>5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2536 N Interstate 35, Austin, TX 78753</text:p>
          </table:table-cell>
          <table:table-cell office:value-type="string" calcext:value-type="string">
            <text:p><text:a xlink:href="https://www.tripadvisor.com/Hotel_Review-g30196-d1573301-Reviews-Fairfield_Inn_Suites_Austin_North_Parmer_Lane-Austin_Texas.html" xlink:type="simple">https://www.tripadvisor.com/Hotel_Review-g30196-d1573301-Reviews-Fairfield_Inn_Suites_Austin_North_Parmer_Lane-Austin_Texas.html</text:a></text:p>
          </table:table-cell>
          <table:table-cell table:number-columns-repeated="1015"/>
        </table:table-row>
        <table:table-row table:style-name="ro1">
          <table:table-cell table:style-name="ce14" office:value-type="string" calcext:value-type="string">
            <text:p>Studio 6 Buda</text:p>
          </table:table-cell>
          <table:table-cell table:style-name="ce23" office:value-type="currency" office:currency="USD" office:value="76" calcext:value-type="currency">
            <text:p>$76</text:p>
          </table:table-cell>
          <table:table-cell table:style-name="ce27" office:value-type="percentage" office:value="0.06" calcext:value-type="percentage">
            <text:p>6%</text:p>
          </table:table-cell>
          <table:table-cell table:style-name="ce30" office:value-type="float" office:value="4.5" calcext:value-type="float">
            <text:p>4.5</text:p>
          </table:table-cell>
          <table:table-cell table:style-name="ce23" office:value-type="currency" office:currency="USD" office:value="78583" calcext:value-type="currency">
            <text:p>$78,583</text:p>
          </table:table-cell>
          <table:table-cell table:style-name="ce14" office:value-type="string" calcext:value-type="string">
            <text:p>Buda</text:p>
          </table:table-cell>
          <table:table-cell table:style-name="ce14" office:value-type="float" office:value="78610" calcext:value-type="float">
            <text:p>78610</text:p>
          </table:table-cell>
          <table:table-cell table:style-name="ce14" office:value-type="string" calcext:value-type="string">
            <text:p>5163 Overpass Rd, I-35 &amp; Niederwald, Buda, TX 78610</text:p>
          </table:table-cell>
          <table:table-cell table:style-name="ce14" office:value-type="string" calcext:value-type="string">
            <text:p><text:a xlink:href="https://www.tripadvisor.com/Hotel_Review-g55547-d13631049-Reviews-Studio_6_Buda_TX-Buda_Texas.html" xlink:type="simple">https://www.tripadvisor.com/Hotel_Review-g55547-d13631049-Reviews-Studio_6_Buda_TX-Buda_Texas.html</text:a></text:p>
          </table:table-cell>
          <table:table-cell table:style-name="ce14" table:number-columns-repeated="1014"/>
          <table:table-cell/>
        </table:table-row>
        <table:table-row table:style-name="ro1">
          <table:table-cell table:style-name="ce14" office:value-type="string" calcext:value-type="string">
            <text:p>Sleep Inn &amp; Suites Killeen</text:p>
          </table:table-cell>
          <table:table-cell table:style-name="ce23" office:value-type="currency" office:currency="USD" office:value="58" calcext:value-type="currency">
            <text:p>$58</text:p>
          </table:table-cell>
          <table:table-cell table:style-name="ce27" office:value-type="percentage" office:value="0.07" calcext:value-type="percentage">
            <text:p>7%</text:p>
          </table:table-cell>
          <table:table-cell table:style-name="ce30" office:value-type="float" office:value="4" calcext:value-type="float">
            <text:p>4.0</text:p>
          </table:table-cell>
          <table:table-cell table:style-name="ce23" office:value-type="currency" office:currency="USD" office:value="31161" calcext:value-type="currency">
            <text:p>$31,161</text:p>
          </table:table-cell>
          <table:table-cell table:style-name="ce14" office:value-type="string" calcext:value-type="string">
            <text:p>Killeen</text:p>
          </table:table-cell>
          <table:table-cell table:style-name="ce14" office:value-type="float" office:value="76541" calcext:value-type="float">
            <text:p>76541</text:p>
          </table:table-cell>
          <table:table-cell table:style-name="ce14" office:value-type="string" calcext:value-type="string">
            <text:p>700 E Central Texas Expy, Hwy 190 &amp; Gateway Blvd, Killeen, TX 76541</text:p>
          </table:table-cell>
          <table:table-cell table:style-name="ce14" office:value-type="string" calcext:value-type="string">
            <text:p><text:a xlink:href="https://www.tripadvisor.com/Hotel_Review-g56082-d614246-Reviews-Sleep_Inn_Suites-Killeen_Texas.html" xlink:type="simple">https://www.tripadvisor.com/Hotel_Review-g56082-d614246-Reviews-Sleep_Inn_Suites-Killeen_Texas.html</text:a></text:p>
          </table:table-cell>
          <table:table-cell table:style-name="ce14" table:number-columns-repeated="1014"/>
          <table:table-cell/>
        </table:table-row>
        <table:table-row table:style-name="ro1">
          <table:table-cell table:style-name="ce24" office:value-type="string" calcext:value-type="string">
            <text:p>Candlewood Suites Austin N-Cedar Park</text:p>
          </table:table-cell>
          <table:table-cell table:style-name="ce25" office:value-type="currency" office:currency="USD" office:value="70" calcext:value-type="currency">
            <text:p>$70</text:p>
          </table:table-cell>
          <table:table-cell table:style-name="ce28" office:value-type="percentage" office:value="0.07" calcext:value-type="percentage">
            <text:p>7%</text:p>
          </table:table-cell>
          <table:table-cell table:style-name="ce31" office:value-type="float" office:value="4.5" calcext:value-type="float">
            <text:p>4.5</text:p>
          </table:table-cell>
          <table:table-cell table:style-name="ce25" office:value-type="currency" office:currency="USD" office:value="94809" calcext:value-type="currency">
            <text:p>$94,809</text:p>
          </table:table-cell>
          <table:table-cell table:style-name="ce24" office:value-type="string" calcext:value-type="string">
            <text:p>Cedar Park</text:p>
          </table:table-cell>
          <table:table-cell table:style-name="ce24" office:value-type="float" office:value="78613" calcext:value-type="float">
            <text:p>78613</text:p>
          </table:table-cell>
          <table:table-cell table:style-name="ce24" office:value-type="string" calcext:value-type="string">
            <text:p>1100 Cottonwood Creek Trl, Cedar Park, TX 78613</text:p>
          </table:table-cell>
          <table:table-cell table:style-name="ce24" office:value-type="string" calcext:value-type="string">
            <text:p><text:a xlink:href="https://www.tripadvisor.com/Hotel_Review-g55599-d1657595-Reviews-Candlewood_Suites_Austin_N_Cedar_Park-Cedar_Park_Texas.htm" xlink:type="simple">https://www.tripadvisor.com/Hotel_Review-g55599-d1657595-Reviews-Candlewood_Suites_Austin_N_Cedar_Park-Cedar_Park_Texas.htm</text:a></text:p>
          </table:table-cell>
          <table:table-cell table:style-name="ce24" table:number-columns-repeated="1015"/>
        </table:table-row>
        <table:table-row table:style-name="ro1">
          <table:table-cell office:value-type="string" calcext:value-type="string">
            <text:p>Comfort Suites Bastrop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57598" calcext:value-type="currency">
            <text:p>$57,598</text:p>
          </table:table-cell>
          <table:table-cell office:value-type="string" calcext:value-type="string">
            <text:p>Bastrop</text:p>
          </table:table-cell>
          <table:table-cell office:value-type="float" office:value="78602" calcext:value-type="float">
            <text:p>78602</text:p>
          </table:table-cell>
          <table:table-cell office:value-type="string" calcext:value-type="string">
            <text:p>505 Agnes St, Bastrop, TX 78602</text:p>
          </table:table-cell>
          <table:table-cell office:value-type="string" calcext:value-type="string">
            <text:p><text:a xlink:href="https://www.tripadvisor.com/Hotel_Review-g55451-d1699460-Reviews-Comfort_Suites_Bastrop-Bastrop_Texas.html" xlink:type="simple">https://www.tripadvisor.com/Hotel_Review-g55451-d1699460-Reviews-Comfort_Suites_Bastrop-Bastrop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per 8 Austin/Airport North</text:p>
          </table:table-cell>
          <table:table-cell office:value-type="currency" office:currency="USD" office:value="80" calcext:value-type="currency">
            <text:p>$80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4224" calcext:value-type="currency">
            <text:p>$44,224</text:p>
          </table:table-cell>
          <table:table-cell office:value-type="string" calcext:value-type="string">
            <text:p>Austin East</text:p>
          </table:table-cell>
          <table:table-cell office:value-type="float" office:value="78723" calcext:value-type="float">
            <text:p>78723</text:p>
          </table:table-cell>
          <table:table-cell office:value-type="string" calcext:value-type="string">
            <text:p>5606 E 51st St, East 51 Street &amp; Highway 183, Austin, TX 78723</text:p>
          </table:table-cell>
          <table:table-cell office:value-type="string" calcext:value-type="string">
            <text:p><text:a xlink:href="https://www.tripadvisor.com/Hotel_Review-g30196-d1023853-Reviews-Super_8_Austin_Airport_North-Austin_Texas.html" xlink:type="simple">https://www.tripadvisor.com/Hotel_Review-g30196-d1023853-Reviews-Super_8_Austin_Airport_Nor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Inn Cedar Park</text:p>
          </table:table-cell>
          <table:table-cell office:value-type="currency" office:currency="USD" office:value="85" calcext:value-type="currency">
            <text:p>$85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300 E Whitestone Blvd, Cedar Park, TX 78613</text:p>
          </table:table-cell>
          <table:table-cell office:value-type="string" calcext:value-type="string">
            <text:p><text:a xlink:href="https://www.tripadvisor.com/Hotel_Review-g55599-d107292-Reviews-Comfort_Inn_Cedar_Park-Cedar_Park_Texas.html" xlink:type="simple">https://www.tripadvisor.com/Hotel_Review-g55599-d107292-Reviews-Comfort_Inn_Cedar_Park-Cedar_Par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NW Lakeline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1 N Highway 183, Austin, TX 78750</text:p>
          </table:table-cell>
          <table:table-cell office:value-type="string" calcext:value-type="string">
            <text:p><text:a xlink:href="https://www.tripadvisor.com/Hotel_Review-g30196-d109006-Reviews-Comfort_Suites_NW_Lakeline-Austin_Texas.html" xlink:type="simple">https://www.tripadvisor.com/Hotel_Review-g30196-d109006-Reviews-Comfort_Suites_NW_Lakeline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San Angelo</text:p>
          </table:table-cell>
          <table:table-cell office:value-type="currency" office:currency="USD" office:value="47" calcext:value-type="currency">
            <text:p>$47</text:p>
          </table:table-cell>
          <table:table-cell office:value-type="percentage" office:value="0.08" calcext:value-type="percentage">
            <text:p>8%</text:p>
          </table:table-cell>
          <table:table-cell table:style-name="Default" office:value-type="float" office:value="4.5" calcext:value-type="float">
            <text:p>4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6901" calcext:value-type="float">
            <text:p>76901</text:p>
          </table:table-cell>
          <table:table-cell office:value-type="string" calcext:value-type="string">
            <text:p>4013 W Houston Harte Expy, San Angelo, TX 76901</text:p>
          </table:table-cell>
          <table:table-cell office:value-type="string" calcext:value-type="string">
            <text:p><text:a xlink:href="https://www.tripadvisor.com/Hotel_Review-g56609-d8474758-Reviews-WoodSpring_Suites_San_Angelo-San_Angelo_Texas.html" xlink:type="simple">https://www.tripadvisor.com/Hotel_Review-g56609-d8474758-Reviews-WoodSpring_Suites_San_Angelo-San_Angelo_Texas.html</text:a></text:p>
          </table:table-cell>
          <table:table-cell table:style-name="ce24" table:number-columns-repeated="1015"/>
        </table:table-row>
        <table:table-row table:style-name="ro1">
          <table:table-cell table:style-name="ce24" office:value-type="string" calcext:value-type="string">
            <text:p>Candlewood Suites Georgetown</text:p>
          </table:table-cell>
          <table:table-cell table:style-name="ce25" office:value-type="currency" office:currency="USD" office:value="74" calcext:value-type="currency">
            <text:p>$74</text:p>
          </table:table-cell>
          <table:table-cell table:style-name="ce28" office:value-type="percentage" office:value="0.1" calcext:value-type="percentage">
            <text:p>10%</text:p>
          </table:table-cell>
          <table:table-cell table:style-name="ce31" office:value-type="float" office:value="4" calcext:value-type="float">
            <text:p>4.0</text:p>
          </table:table-cell>
          <table:table-cell table:style-name="ce25" office:value-type="currency" office:currency="USD" office:value="85219" calcext:value-type="currency">
            <text:p>$85,219</text:p>
          </table:table-cell>
          <table:table-cell table:style-name="ce24" office:value-type="string" calcext:value-type="string">
            <text:p>Georgetown</text:p>
          </table:table-cell>
          <table:table-cell table:style-name="ce24" office:value-type="float" office:value="78628" calcext:value-type="float">
            <text:p>78628</text:p>
          </table:table-cell>
          <table:table-cell table:style-name="ce24" office:value-type="string" calcext:value-type="string">
            <text:p>451 N Interstate 35, Georgetown, TX 78628</text:p>
          </table:table-cell>
          <table:table-cell table:style-name="ce24" office:value-type="string" calcext:value-type="string">
            <text:p><text:a xlink:href="https://www.tripadvisor.com/Hotel_Review-g55892-d1673539-Reviews-Candlewood_Suites_Georgetown-Georgetown_Texas.htm" xlink:type="simple">https://www.tripadvisor.com/Hotel_Review-g55892-d1673539-Reviews-Candlewood_Suites_Georgetown-Georgetown_Texas.htm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San Angelo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1" calcext:value-type="percentage">
            <text:p>10%</text:p>
          </table:table-cell>
          <table:table-cell table:style-name="Default" office:value-type="float" office:value="3.5" calcext:value-type="float">
            <text:p>3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3" calcext:value-type="float">
            <text:p>79603</text:p>
          </table:table-cell>
          <table:table-cell office:value-type="string" calcext:value-type="string">
            <text:p>4613 S Jackson St, San Angelo, TX 76903</text:p>
          </table:table-cell>
          <table:table-cell office:value-type="string" calcext:value-type="string">
            <text:p><text:a xlink:href="https://www.tripadvisor.com/Hotel_Review-g56609-d105853-Reviews-Quality_Inn_San_Angelo-San_Angelo_Texas.html" xlink:type="simple">https://www.tripadvisor.com/Hotel_Review-g56609-d105853-Reviews-Quality_Inn_San_Angelo-San_Angelo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ratford House Inn &amp; Suite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14" calcext:value-type="percentage">
            <text:p>14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12 S 31st St, Temple, TX 76504</text:p>
          </table:table-cell>
          <table:table-cell office:value-type="string" calcext:value-type="string">
            <text:p><text:a xlink:href="https://www.tripadvisor.com/Hotel_Review-g56754-d3666681-Reviews-Stratford_House_Inn_Suites-Temple_Texas.html" xlink:type="simple">https://www.tripadvisor.com/Hotel_Review-g56754-d3666681-Reviews-Stratford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rotel Inn &amp; Suites by Wyndham San Angelo</text:p>
          </table:table-cell>
          <table:table-cell office:value-type="currency" office:currency="USD" office:value="54" calcext:value-type="currency">
            <text:p>$54</text:p>
          </table:table-cell>
          <table:table-cell office:value-type="percentage" office:value="0.16" calcext:value-type="percentage">
            <text:p>16%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1" calcext:value-type="float">
            <text:p>79601</text:p>
          </table:table-cell>
          <table:table-cell office:value-type="string" calcext:value-type="string">
            <text:p>4649 W Houston Harte Expy, San Angelo, TX 76901</text:p>
          </table:table-cell>
          <table:table-cell office:value-type="string" calcext:value-type="string">
            <text:p><text:a xlink:href="https://www.tripadvisor.com/Hotel_Review-g56609-d1856895-Reviews-Microtel_Inn_Suites_by_Wyndham_San_Angelo-San_Angelo_Texas.html" xlink:type="simple">https://www.tripadvisor.com/Hotel_Review-g56609-d1856895-Reviews-Microtel_Inn_Suites_by_Wyndham_San_Angelo-San_Angelo_Texas.html</text:a></text:p>
          </table:table-cell>
          <table:table-cell table:style-name="ce24" table:number-columns-repeated="1015"/>
        </table:table-row>
        <table:table-row table:style-name="ro1">
          <table:table-cell office:value-type="string" calcext:value-type="string">
            <text:p>Comfort Suites Austin Airport</text:p>
          </table:table-cell>
          <table:table-cell office:value-type="currency" office:currency="USD" office:value="77" calcext:value-type="currency">
            <text:p>$77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6400" calcext:value-type="currency">
            <text:p>$36,400</text:p>
          </table:table-cell>
          <table:table-cell office:value-type="string" calcext:value-type="string">
            <text:p>Austin Airport Area</text:p>
          </table:table-cell>
          <table:table-cell office:value-type="float" office:value="78741" calcext:value-type="float">
            <text:p>78741</text:p>
          </table:table-cell>
          <table:table-cell office:value-type="string" calcext:value-type="string">
            <text:p>7501 E Ben White Blvd, Austin, TX 78741</text:p>
          </table:table-cell>
          <table:table-cell office:value-type="string" calcext:value-type="string">
            <text:p><text:a xlink:href="https://www.tripadvisor.com/Hotel_Review-g30196-d223678-Reviews-Comfort_Suites_Austin_Airport-Austin_Texas.html" xlink:type="simple">https://www.tripadvisor.com/Hotel_Review-g30196-d223678-Reviews-Comfort_Suites_Austin_Airport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ver Valley Motor Inn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477" calcext:value-type="currency">
            <text:p>$59,477</text:p>
          </table:table-cell>
          <table:table-cell office:value-type="string" calcext:value-type="string">
            <text:p>La Grange</text:p>
          </table:table-cell>
          <table:table-cell office:value-type="float" office:value="78945" calcext:value-type="float">
            <text:p>78945</text:p>
          </table:table-cell>
          <table:table-cell office:value-type="string" calcext:value-type="string">
            <text:p>1575 West Travis Street, Business Hwy. 71 West, La Grange, TX 78945</text:p>
          </table:table-cell>
          <table:table-cell office:value-type="string" calcext:value-type="string">
            <text:p><text:a xlink:href="https://www.tripadvisor.com/Hotel_Review-g56107-d273419-Reviews-River_Valley_Motor_Inn-La_Grange_Texas.html" xlink:type="simple">https://www.tripadvisor.com/Hotel_Review-g56107-d273419-Reviews-River_Valley_Motor_Inn-La_Grange_Texas.html</text:a>’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Temple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850 Scott Blvd, Temple, TX 76504</text:p>
          </table:table-cell>
          <table:table-cell office:value-type="string" calcext:value-type="string">
            <text:p><text:a xlink:href="https://www.tripadvisor.com/Hotel_Review-g56754-d1554250-Reviews-Candlewood_Suites_Temple-Temple_Texas.html" xlink:type="simple">https://www.tripadvisor.com/Hotel_Review-g56754-d1554250-Reviews-Candlewood_Suites_Temple-Temple_Texas.html</text:a></text:p>
          </table:table-cell>
          <table:table-cell table:number-columns-repeated="1015"/>
        </table:table-row>
        <table:table-row table:style-name="ro1">
          <table:table-cell table:style-name="ce24" office:value-type="string" calcext:value-type="string">
            <text:p>WoodSpring Suites Signature Austin South Central</text:p>
          </table:table-cell>
          <table:table-cell table:style-name="ce25" office:value-type="currency" office:currency="USD" office:value="63" calcext:value-type="currency">
            <text:p>$63</text:p>
          </table:table-cell>
          <table:table-cell table:style-name="ce28" office:value-type="percentage" office:value="0.18" calcext:value-type="percentage">
            <text:p>18%</text:p>
          </table:table-cell>
          <table:table-cell table:style-name="ce31" office:value-type="float" office:value="4" calcext:value-type="float">
            <text:p>4.0</text:p>
          </table:table-cell>
          <table:table-cell table:style-name="ce25" office:value-type="currency" office:currency="USD" office:value="45691" calcext:value-type="currency">
            <text:p>$45,691</text:p>
          </table:table-cell>
          <table:table-cell table:style-name="ce24" office:value-type="string" calcext:value-type="string">
            <text:p>Austin South</text:p>
          </table:table-cell>
          <table:table-cell table:style-name="ce24" office:value-type="float" office:value="78744" calcext:value-type="float">
            <text:p>78744</text:p>
          </table:table-cell>
          <table:table-cell table:style-name="ce24" office:value-type="string" calcext:value-type="string">
            <text:p>4911 N Interstate 35 Frontage Rd, Intersection: Teri Road from I-35, Austin, TX 78744</text:p>
          </table:table-cell>
          <table:table-cell table:style-name="ce24" office:value-type="string" calcext:value-type="string">
            <text:p><text:a xlink:href="https://www.tripadvisor.com/Hotel_Review-g30196-d11677556-Reviews-WoodSpring_Suites_Signature_Austin_South_Central-Austin_Texas.html" xlink:type="simple">https://www.tripadvisor.com/Hotel_Review-g30196-d11677556-Reviews-WoodSpring_Suites_Signature_Austin_South_Central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 South</text:p>
          </table:table-cell>
          <table:table-cell office:value-type="currency" office:currency="USD" office:value="75" calcext:value-type="currency">
            <text:p>$75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133" calcext:value-type="currency">
            <text:p>$59,133</text:p>
          </table:table-cell>
          <table:table-cell office:value-type="string" calcext:value-type="string">
            <text:p>Austin South</text:p>
          </table:table-cell>
          <table:table-cell office:value-type="float" office:value="78745" calcext:value-type="float">
            <text:p>78745</text:p>
          </table:table-cell>
          <table:table-cell office:value-type="string" calcext:value-type="string">
            <text:p>4320 S Interstate 35, Austin, TX 78745</text:p>
          </table:table-cell>
          <table:table-cell office:value-type="string" calcext:value-type="string">
            <text:p><text:a xlink:href="https://www.tripadvisor.com/Hotel_Review-g30196-d109009-Reviews-Candlewood_Suites_Austin_South-Austin_Texas.html" xlink:type="simple">https://www.tripadvisor.com/Hotel_Review-g30196-d109009-Reviews-Candlewood_Suites_Austin_Sou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-Round Rock</text:p>
          </table:table-cell>
          <table:table-cell office:value-type="currency" office:currency="USD" office:value="83" calcext:value-type="currency">
            <text:p>$83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66575" calcext:value-type="currency">
            <text:p>$66,575</text:p>
          </table:table-cell>
          <table:table-cell office:value-type="string" calcext:value-type="string">
            <text:p>Round Rock</text:p>
          </table:table-cell>
          <table:table-cell office:value-type="float" office:value="78664" calcext:value-type="float">
            <text:p>78664</text:p>
          </table:table-cell>
          <table:table-cell office:value-type="string" calcext:value-type="string">
            <text:p>521 S Interstate 35, Round Rock, TX 78664</text:p>
          </table:table-cell>
          <table:table-cell office:value-type="string" calcext:value-type="string">
            <text:p><text:a xlink:href="https://www.tripadvisor.com/Hotel_Review-g56584-d239652-Reviews-Candlewood_Suites_Austin_Round_Rock-Round_Rock_Texas.html" xlink:type="simple">https://www.tripadvisor.com/Hotel_Review-g56584-d239652-Reviews-Candlewood_Suites_Austin_Round_Rock-Round_Rock_Texas.html</text:a></text:p>
          </table:table-cell>
          <table:table-cell table:style-name="ce24" table:number-columns-repeated="1015"/>
        </table:table-row>
        <table:table-row table:style-name="ro1">
          <table:table-cell office:value-type="string" calcext:value-type="string">
            <text:p>WoodSpring Suites Austin North I-35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19" calcext:value-type="percentage">
            <text:p>19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1105 N Interstate 35, Austin, TX 78753</text:p>
          </table:table-cell>
          <table:table-cell office:value-type="string" calcext:value-type="string">
            <text:p><text:a xlink:href="https://www.tripadvisor.com/Hotel_Review-g30196-d1486025-Reviews-WoodSpring_Suites_Austin_North_I_35-Austin_Texas.html" xlink:type="simple">https://www.tripadvisor.com/Hotel_Review-g30196-d1486025-Reviews-WoodSpring_Suites_Austin_North_I_35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Killeen - Fort Hood Area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19" calcext:value-type="percentage">
            <text:p>19%</text:p>
          </table:table-cell>
          <table:table-cell table:style-name="ce32" office:value-type="float" office:value="4" calcext:value-type="float">
            <text:p>4.0</text:p>
          </table:table-cell>
          <table:table-cell office:value-type="currency" office:currency="USD" office:value="62117" calcext:value-type="currency">
            <text:p>$62,117</text:p>
          </table:table-cell>
          <table:table-cell office:value-type="string" calcext:value-type="string">
            <text:p>Killeen</text:p>
          </table:table-cell>
          <table:table-cell office:value-type="float" office:value="76542" calcext:value-type="float">
            <text:p>76542</text:p>
          </table:table-cell>
          <table:table-cell office:value-type="string" calcext:value-type="string">
            <text:p>2300 Florence Rd, Killeen, TX 7654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anch House Inn &amp; Suites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02 S 1st St, Temple, TX 76504</text:p>
          </table:table-cell>
          <table:table-cell office:value-type="string" calcext:value-type="string">
            <text:p><text:a xlink:href="https://www.tripadvisor.com/Hotel_Review-g56754-d3590303-Reviews-Ranch_House_Inn_Suites-Temple_Texas.html" xlink:type="simple">https://www.tripadvisor.com/Hotel_Review-g56754-d3590303-Reviews-Ranch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untry Inn &amp; Suites by Radisson, San Marco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7519" calcext:value-type="currency">
            <text:p>$37,519</text:p>
          </table:table-cell>
          <table:table-cell office:value-type="string" calcext:value-type="string">
            <text:p>San Marcos</text:p>
          </table:table-cell>
          <table:table-cell office:value-type="float" office:value="78666" calcext:value-type="float">
            <text:p>78666</text:p>
          </table:table-cell>
          <table:table-cell office:value-type="string" calcext:value-type="string">
            <text:p>1560 S Interstate 35, San Marcos, TX 78666</text:p>
          </table:table-cell>
          <table:table-cell office:value-type="string" calcext:value-type="string">
            <text:p><text:a xlink:href="https://www.tripadvisor.com/Hotel_Review-g56618-d1307618-Reviews-Country_Inn_Suites_by_Radisson_San_Marcos_TX-San_Marcos_Texas.html" xlink:type="simple">https://www.tripadvisor.com/Hotel_Review-g56618-d1307618-Reviews-Country_Inn_Suites_by_Radisson_San_Marcos_TX-San_Marcos_Texas.html</text:a></text:p>
          </table:table-cell>
          <table:table-cell table:number-columns-repeated="1015"/>
        </table:table-row>
        <table:table-row table:style-name="ro1">
          <table:table-cell table:style-name="ce24" office:value-type="string" calcext:value-type="string">
            <text:p>WoodSpring Suites Austin Round Rock</text:p>
          </table:table-cell>
          <table:table-cell table:style-name="ce25" office:value-type="currency" office:currency="USD" office:value="50" calcext:value-type="currency">
            <text:p>$50</text:p>
          </table:table-cell>
          <table:table-cell table:style-name="ce28" office:value-type="percentage" office:value="0.23" calcext:value-type="percentage">
            <text:p>23%</text:p>
          </table:table-cell>
          <table:table-cell table:style-name="ce31" office:value-type="float" office:value="4" calcext:value-type="float">
            <text:p>4.0</text:p>
          </table:table-cell>
          <table:table-cell table:style-name="ce25" office:value-type="currency" office:currency="USD" office:value="102528" calcext:value-type="currency">
            <text:p>$102,528</text:p>
          </table:table-cell>
          <table:table-cell table:style-name="ce24" office:value-type="string" calcext:value-type="string">
            <text:p>Round Rock</text:p>
          </table:table-cell>
          <table:table-cell table:style-name="ce24" office:value-type="float" office:value="78681" calcext:value-type="float">
            <text:p>78681</text:p>
          </table:table-cell>
          <table:table-cell table:style-name="ce24" office:value-type="string" calcext:value-type="string">
            <text:p>1950 N Interstate 35, I-35 &amp; Old Settlers Blvd, Round Rock, TX 78681</text:p>
          </table:table-cell>
          <table:table-cell table:style-name="ce24" office:value-type="string" calcext:value-type="string">
            <text:p><text:a xlink:href="https://www.tripadvisor.com/Hotel_Review-g56584-d676865-Reviews-WoodSpring_Suites_Austin_Round_Rock-Round_Rock_Texas.html" xlink:type="simple">https://www.tripadvisor.com/Hotel_Review-g56584-d676865-Reviews-WoodSpring_Suites_Austin_Round_Rock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wthorn Suites by Wyndham Killeen/Ft. Hood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24" calcext:value-type="percentage">
            <text:p>24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1502 E Central Texas Expy, Killeen, TX 76541</text:p>
          </table:table-cell>
          <table:table-cell office:value-type="string" calcext:value-type="string">
            <text:p><text:a xlink:href="https://www.tripadvisor.com/Hotel_Review-g56082-d106772-Reviews-Hawthorn_Suites_by_Wyndham_Killeen_Ft_Hood-Killeen_Texas.html" xlink:type="simple">https://www.tripadvisor.com/Hotel_Review-g56082-d106772-Reviews-Hawthorn_Suites_by_Wyndham_Killeen_Ft_Hood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I-35 North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27" calcext:value-type="percentage">
            <text:p>2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102528" calcext:value-type="currency">
            <text:p>$102,528</text:p>
          </table:table-cell>
          <table:table-cell office:value-type="string" calcext:value-type="string">
            <text:p>Round Rock</text:p>
          </table:table-cell>
          <table:table-cell office:value-type="float" office:value="78681" calcext:value-type="float">
            <text:p>78681</text:p>
          </table:table-cell>
          <table:table-cell office:value-type="string" calcext:value-type="string">
            <text:p>609 Chisholm Trl, Round Rock, TX 78681</text:p>
          </table:table-cell>
          <table:table-cell office:value-type="string" calcext:value-type="string">
            <text:p><text:a xlink:href="https://www.tripadvisor.com/Hotel_Review-g56584-d124449-Reviews-Comfort_Suites_I_35_North-Round_Rock_Texas.html" xlink:type="simple">https://www.tripadvisor.com/Hotel_Review-g56584-d124449-Reviews-Comfort_Suites_I_35_North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&amp; Suites Buda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9" calcext:value-type="percentage">
            <text:p>29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78583" calcext:value-type="currency">
            <text:p>$78,583</text:p>
          </table:table-cell>
          <table:table-cell office:value-type="string" calcext:value-type="string">
            <text:p>Buda</text:p>
          </table:table-cell>
          <table:table-cell office:value-type="float" office:value="78610" calcext:value-type="float">
            <text:p>78610</text:p>
          </table:table-cell>
          <table:table-cell office:value-type="string" calcext:value-type="string">
            <text:p>18658 S Interstate 35, Buda, TX 78610</text:p>
          </table:table-cell>
          <table:table-cell office:value-type="string" calcext:value-type="string">
            <text:p><text:a xlink:href="https://www.tripadvisor.com/Hotel_Review-g55547-d250345-Reviews-Quality_Inn_and_Suites-Buda_Texas.html" xlink:type="simple">https://www.tripadvisor.com/Hotel_Review-g55547-d250345-Reviews-Quality_Inn_and_Suites-Buda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Austin Aquarium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31" calcext:value-type="percentage">
            <text:p>31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9 N Highway 183, Highway 183 &amp; Hymeadow, Austin, TX 78750</text:p>
          </table:table-cell>
          <table:table-cell office:value-type="string" calcext:value-type="string">
            <text:p><text:a xlink:href="https://www.tripadvisor.com/Hotel_Review-g30196-d1758481-Reviews-WoodSpring_Suites_Austin_Aquarium-Austin_Texas.html" xlink:type="simple">https://www.tripadvisor.com/Hotel_Review-g30196-d1758481-Reviews-WoodSpring_Suites_Austin_Aquarium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Killeen</text:p>
          </table:table-cell>
          <table:table-cell office:value-type="currency" office:currency="USD" office:value="43" calcext:value-type="currency">
            <text:p>$43</text:p>
          </table:table-cell>
          <table:table-cell office:value-type="percentage" office:value="0.38" calcext:value-type="percentage">
            <text:p>3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501 E Central Texas Expy, Killeen, TX 76541</text:p>
          </table:table-cell>
          <table:table-cell office:value-type="string" calcext:value-type="string">
            <text:p><text:a xlink:href="https://www.tripadvisor.com/Hotel_Review-g56082-d614486-Reviews-WoodSpring_Suites_Killeen-Killeen_Texas.html" xlink:type="simple">https://www.tripadvisor.com/Hotel_Review-g56082-d614486-Reviews-WoodSpring_Suites_Killeen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tel 6 Cedar Park</text:p>
          </table:table-cell>
          <table:table-cell office:value-type="currency" office:currency="USD" office:value="59" calcext:value-type="currency">
            <text:p>$59</text:p>
          </table:table-cell>
          <table:table-cell office:value-type="percentage" office:value="0.26" calcext:value-type="percentage">
            <text:p>26%</text:p>
          </table:table-cell>
          <table:table-cell table:style-name="Default" office:value-type="float" office:value="3.5" calcext:value-type="float">
            <text:p>3.5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800 Arrow Point Dr, Cedar Park, TX 78613</text:p>
          </table:table-cell>
          <table:table-cell office:value-type="string" calcext:value-type="string">
            <text:p><text:a xlink:href="https://www.tripadvisor.com/Hotel_Review-g55599-d1930546-Reviews-Motel_6_Cedar_Park-Cedar_Park_Texas.html" xlink:type="simple">https://www.tripadvisor.com/Hotel_Review-g55599-d1930546-Reviews-Motel_6_Cedar_Park-Cedar_Park_Texas.html</text:a></text:p>
          </table:table-cell>
          <table:table-cell table:number-columns-repeated="1015"/>
        </table:table-row>
      </table:table>
      <table:table table:name="Short List" table:style-name="ta1">
        <table:table-column table:style-name="co46" table:default-cell-style-name="Default"/>
        <table:table-column table:style-name="co47" table:default-cell-style-name="Default"/>
        <table:table-column table:style-name="co48" table:number-columns-repeated="2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0" table:default-cell-style-name="ce26"/>
        <table:table-column table:style-name="co51" table:default-cell-style-name="ce29"/>
        <table:table-column table:style-name="co51" table:default-cell-style-name="ce21"/>
        <table:table-column table:style-name="co52" table:default-cell-style-name="ce29"/>
        <table:table-column table:style-name="co53" table:default-cell-style-name="ce21"/>
        <table:table-column table:style-name="co54" table:default-cell-style-name="ce43"/>
        <table:table-column table:style-name="co55" table:default-cell-style-name="ce50"/>
        <table:table-column table:style-name="co56" table:default-cell-style-name="ce50"/>
        <table:table-column table:style-name="co57" table:default-cell-style-name="Default"/>
        <table:table-column table:style-name="co58" table:default-cell-style-name="ce18"/>
        <table:table-column table:style-name="co59" table:default-cell-style-name="Default"/>
        <table:table-column table:style-name="co60" table:default-cell-style-name="ce18"/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row table:style-name="ro2">
          <table:table-cell table:style-name="ce6" office:value-type="string" calcext:value-type="string">
            <text:p>Zip Code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Avg.</text:p>
            <text:p>Rating</text:p>
          </table:table-cell>
          <table:table-cell table:style-name="ce6" office:value-type="string" calcext:value-type="string">
            <text:p>Yelp</text:p>
            <text:p>Rating</text:p>
          </table:table-cell>
          <table:table-cell table:style-name="ce6" office:value-type="string" calcext:value-type="string">
            <text:p># of Yelp</text:p>
            <text:p>Reviews</text:p>
          </table:table-cell>
          <table:table-cell table:style-name="ce6" office:value-type="string" calcext:value-type="string">
            <text:p>ApartmentRatings</text:p>
            <text:p>Score</text:p>
          </table:table-cell>
          <table:table-cell table:style-name="ce6" office:value-type="string" calcext:value-type="string">
            <text:p>ApartmentRatings</text:p>
            <text:p>Recommendation</text:p>
            <text:p>Score</text:p>
          </table:table-cell>
          <table:table-cell table:style-name="ce6" office:value-type="string" calcext:value-type="string">
            <text:p>Google</text:p>
            <text:p>Reviews</text:p>
            <text:p>Score</text:p>
          </table:table-cell>
          <table:table-cell table:style-name="ce6" office:value-type="string" calcext:value-type="string">
            <text:p># of</text:p>
            <text:p>Google</text:p>
            <text:p>Reviews</text:p>
          </table:table-cell>
          <table:table-cell table:style-name="ce6" office:value-type="string" calcext:value-type="string">
            <text:p>Entry/Exit</text:p>
            <text:p>Score</text:p>
          </table:table-cell>
          <table:table-cell table:style-name="ce6" office:value-type="string" calcext:value-type="string">
            <text:p>Entry/Exit</text:p>
            <text:p>Comments</text:p>
          </table:table-cell>
          <table:table-cell table:style-name="ce6" office:value-type="string" calcext:value-type="string">
            <text:p>Year</text:p>
            <text:p>Built</text:p>
          </table:table-cell>
          <table:table-cell table:style-name="ce6" office:value-type="string" calcext:value-type="string">
            <text:p># of</text:p>
            <text:p>Floors</text:p>
          </table:table-cell>
          <table:table-cell table:style-name="ce6" office:value-type="string" calcext:value-type="string">
            <text:p>Unit</text:p>
            <text:p>Count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Rent 2 x 2</text:p>
          </table:table-cell>
          <table:table-cell table:style-name="ce6" office:value-type="string" calcext:value-type="string">
            <text:p>Square Footage</text:p>
          </table:table-cell>
          <table:table-cell table:style-name="ce6" office:value-type="string" calcext:value-type="string">
            <text:p>Deposit</text:p>
          </table:table-cell>
          <table:table-cell table:style-name="ce6" office:value-type="string" calcext:value-type="string">
            <text:p># of Available Units</text:p>
          </table:table-cell>
          <table:table-cell table:style-name="ce6" office:value-type="string" calcext:value-type="string">
            <text:p>Average Commute time</text:p>
            <text:p>(No Traffic)</text:p>
          </table:table-cell>
          <table:table-cell table:style-name="ce6" office:value-type="string" calcext:value-type="string">
            <text:p>Time to Apple (minutes)</text:p>
            <text:p>Lonestar Campus</text:p>
            <text:p>(No Traffic)</text:p>
          </table:table-cell>
          <table:table-cell table:style-name="ce6" office:value-type="string" calcext:value-type="string">
            <text:p>Time to Google</text:p>
            <text:p>Downtown Austin (No traffic)</text:p>
          </table:table-cell>
        </table:table-row>
        <table:table-row table:style-name="ro1">
          <table:table-cell table:style-name="ce33" office:value-type="string" calcext:value-type="string" table:number-columns-spanned="2" table:number-rows-spanned="1">
            <text:p>Steiner Ranch, Comanche Village, Riverplace, Westminster</text:p>
          </table:table-cell>
          <table:covered-table-cell table:style-name="ce36"/>
          <table:table-cell table:style-name="ce36"/>
          <table:table-cell table:number-columns-repeated="3"/>
          <table:table-cell table:style-name="Default" table:number-columns-repeated="8"/>
          <table:table-cell/>
          <table:table-cell table:style-name="Default"/>
          <table:table-cell table:number-columns-repeated="6"/>
        </table:table-row>
        <table:table-row table:style-name="ro3">
          <table:table-cell office:value-type="float" office:value="78732" calcext:value-type="float">
            <text:p>78732</text:p>
          </table:table-cell>
          <table:table-cell office:value-type="string" calcext:value-type="string">
            <text:p>Meritage at Steiner Ranch</text:p>
          </table:table-cell>
          <table:table-cell table:style-name="ce37" table:formula="of:=AVERAGE([.D3];[.F3];[.H3])" office:value-type="float" office:value="2.06666666666667" calcext:value-type="float">
            <text:p>2.07</text:p>
          </table:table-cell>
          <table:table-cell office:value-type="float" office:value="1.5" calcext:value-type="float">
            <text:p>1.5</text:p>
          </table:table-cell>
          <table:table-cell office:value-type="float" office:value="44" calcext:value-type="float">
            <text:p>44</text:p>
          </table:table-cell>
          <table:table-cell office:value-type="float" office:value="2.6" calcext:value-type="float">
            <text:p>2.6</text:p>
          </table:table-cell>
          <table:table-cell office:value-type="percentage" office:value="0.25" calcext:value-type="percentage">
            <text:p>25%</text:p>
          </table:table-cell>
          <table:table-cell office:value-type="float" office:value="2.1" calcext:value-type="float">
            <text:p>2.1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.0</text:p>
          </table:table-cell>
          <table:table-cell office:value-type="string" calcext:value-type="string">
            <text:p>2 exits onto two different streets; no divider.</text:p>
            <text:p>2-lane and 4-lane exit streets.</text:p>
          </table:table-cell>
          <table:table-cell table:style-name="ce54" office:value-type="float" office:value="2001" calcext:value-type="float">
            <text:p>2001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502" calcext:value-type="float">
            <text:p>502</text:p>
          </table:table-cell>
          <table:table-cell office:value-type="string" calcext:value-type="string">
            <text:p>4500 Steiner Ranch Blvd, Austin, TX 78732</text:p>
          </table:table-cell>
          <table:table-cell office:value-type="currency" office:currency="USD" office:value="1098" calcext:value-type="currency">
            <text:p>$1,098</text:p>
          </table:table-cell>
          <table:table-cell table:style-name="ce21" office:value-type="float" office:value="1202" calcext:value-type="float">
            <text:p>1,202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formula="of:=AVERAGE([.U3:.V3])"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</table:table-row>
        <table:table-row table:style-name="ro4">
          <table:table-cell office:value-type="float" office:value="78730" calcext:value-type="float">
            <text:p>78730</text:p>
          </table:table-cell>
          <table:table-cell office:value-type="string" calcext:value-type="string">
            <text:p>Ravina</text:p>
          </table:table-cell>
          <table:table-cell table:style-name="ce37" table:formula="of:=AVERAGE([.D4];[.F4];[.H4])" office:value-type="float" office:value="3.13333333333333" calcext:value-type="float">
            <text:p>3.13</text:p>
          </table:table-cell>
          <table:table-cell office:value-type="float" office:value="2.5" calcext:value-type="float">
            <text:p>2.5</text:p>
          </table:table-cell>
          <table:table-cell office:value-type="float" office:value="39" calcext:value-type="float">
            <text:p>39</text:p>
          </table:table-cell>
          <table:table-cell table:style-name="ce29" office:value-type="float" office:value="3.7" calcext:value-type="float">
            <text:p>3.7</text:p>
          </table:table-cell>
          <table:table-cell office:value-type="percentage" office:value="0.58" calcext:value-type="percentage">
            <text:p>58%</text:p>
          </table:table-cell>
          <table:table-cell office:value-type="float" office:value="3.2" calcext:value-type="float">
            <text:p>3.2</text:p>
          </table:table-cell>
          <table:table-cell office:value-type="float" office:value="55" calcext:value-type="float">
            <text:p>5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2 exits onto 2 different streets.</text:p>
            <text:p>One exits onto county highway,</text:p>
            <text:p>While other exits onto cul-de-sac</text:p>
            <text:p>Of side street. No divider at highway</text:p>
            <text:p>Entry, but divider is at complex gate.</text:p>
          </table:table-cell>
          <table:table-cell table:style-name="ce54" office:value-type="float" office:value="2000" calcext:value-type="float">
            <text:p>2000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499" calcext:value-type="float">
            <text:p>499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160" calcext:value-type="currency">
            <text:p>$1,160</text:p>
          </table:table-cell>
          <table:table-cell table:style-name="ce21" office:value-type="float" office:value="1075" calcext:value-type="float">
            <text:p>1,075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formula="of:=AVERAGE([.U4:.V4])" office:value-type="float" office:value="20" calcext:value-type="float">
            <text:p>20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4">
          <table:table-cell office:value-type="float" office:value="78730" calcext:value-type="float">
            <text:p>78730</text:p>
          </table:table-cell>
          <table:table-cell office:value-type="string" calcext:value-type="string">
            <text:p>Bell Four Points</text:p>
          </table:table-cell>
          <table:table-cell table:style-name="ce37" table:formula="of:=AVERAGE([.D5];[.F5];[.H5])" office:value-type="float" office:value="3.33333333333333" calcext:value-type="float">
            <text:p>3.33</text:p>
          </table:table-cell>
          <table:table-cell office:value-type="float" office:value="2.5" calcext:value-type="float">
            <text:p>2.5</text:p>
          </table:table-cell>
          <table:table-cell office:value-type="float" office:value="11" calcext:value-type="float">
            <text:p>11</text:p>
          </table:table-cell>
          <table:table-cell table:style-name="ce29" office:value-type="float" office:value="4.1" calcext:value-type="float">
            <text:p>4.1</text:p>
          </table:table-cell>
          <table:table-cell office:value-type="percentage" office:value="0.79" calcext:value-type="percentage">
            <text:p>79%</text:p>
          </table:table-cell>
          <table:table-cell office:value-type="float" office:value="3.4" calcext:value-type="float">
            <text:p>3.4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.0</text:p>
          </table:table-cell>
          <table:table-cell office:value-type="string" calcext:value-type="string">
            <text:p>3 exits. Large divided exit shared with</text:p>
            <text:p>Target onto county hwy. Another</text:p>
            <text:p>Large undivided exit onto county</text:p>
            <text:p>Highway. Undivided exit onto 4-lane</text:p>
            <text:p>Street.</text:p>
          </table:table-cell>
          <table:table-cell table:style-name="ce54" office:value-type="float" office:value="2014" calcext:value-type="float">
            <text:p>2014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347" calcext:value-type="float">
            <text:p>347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190" calcext:value-type="currency">
            <text:p>$1,190</text:p>
          </table:table-cell>
          <table:table-cell table:style-name="ce21" office:value-type="float" office:value="896" calcext:value-type="float">
            <text:p>896</text:p>
          </table:table-cell>
          <table:table-cell table:style-name="Default"/>
          <table:table-cell office:value-type="float" office:value="7" calcext:value-type="float">
            <text:p>7</text:p>
          </table:table-cell>
          <table:table-cell table:formula="of:=AVERAGE([.U5:.V5])"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</table:table-row>
        <table:table-row table:style-name="ro5">
          <table:table-cell office:value-type="float" office:value="78730" calcext:value-type="float">
            <text:p>78730</text:p>
          </table:table-cell>
          <table:table-cell office:value-type="string" calcext:value-type="string">
            <text:p>Bridgehead</text:p>
          </table:table-cell>
          <table:table-cell table:style-name="ce37" table:formula="of:=AVERAGE([.D6];[.F6];[.H6])" office:value-type="float" office:value="3.7" calcext:value-type="float">
            <text:p>3.70</text:p>
          </table:table-cell>
          <table:table-cell office:value-type="float" office:value="3.5" calcext:value-type="float">
            <text:p>3.5</text:p>
          </table:table-cell>
          <table:table-cell office:value-type="float" office:value="7" calcext:value-type="float">
            <text:p>7</text:p>
          </table:table-cell>
          <table:table-cell table:style-name="ce29" office:value-type="float" office:value="4" calcext:value-type="float">
            <text:p>4.0</text:p>
          </table:table-cell>
          <table:table-cell office:value-type="percentage" office:value="0.5" calcext:value-type="percentage">
            <text:p>50%</text:p>
          </table:table-cell>
          <table:table-cell office:value-type="float" office:value="3.6" calcext:value-type="float">
            <text:p>3.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.0</text:p>
          </table:table-cell>
          <table:table-cell office:value-type="string" calcext:value-type="string">
            <text:p>2 undivided exits onto 2-lane</text:p>
            <text:p>Side street with cul-de-sac terminus.</text:p>
          </table:table-cell>
          <table:table-cell table:style-name="ce54" office:value-type="float" office:value="1985" calcext:value-type="float">
            <text:p>1985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33" calcext:value-type="float">
            <text:p>133</text:p>
          </table:table-cell>
          <table:table-cell office:value-type="string" calcext:value-type="string">
            <text:p>6001 Shepherd Mountain Cove,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table:style-name="ce21" office:value-type="float" office:value="983" calcext:value-type="float">
            <text:p>983</text:p>
          </table:table-cell>
          <table:table-cell table:style-name="Default"/>
          <table:table-cell office:value-type="string" calcext:value-type="string">
            <text:p>Call for Availability</text:p>
          </table:table-cell>
          <table:table-cell table:formula="of:=AVERAGE([.U6:.V6])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</table:table-row>
        <table:table-row table:style-name="ro6">
          <table:table-cell office:value-type="float" office:value="78730" calcext:value-type="float">
            <text:p>78730</text:p>
          </table:table-cell>
          <table:table-cell office:value-type="string" calcext:value-type="string">
            <text:p>Monte Vista Condos</text:p>
          </table:table-cell>
          <table:table-cell table:style-name="ce37" table:formula="of:=AVERAGE([.D7];[.F7];[.H7])" office:value-type="float" office:value="2.7" calcext:value-type="float">
            <text:p>2.70</text:p>
          </table:table-cell>
          <table:table-cell office:value-type="float" office:value="2.5" calcext:value-type="float">
            <text:p>2.5</text:p>
          </table:table-cell>
          <table:table-cell office:value-type="float" office:value="12" calcext:value-type="float">
            <text:p>12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1" calcext:value-type="percentage">
            <text:p>1%</text:p>
          </table:table-cell>
          <table:table-cell table:number-columns-repeated="2"/>
          <table:table-cell office:value-type="float" office:value="4.5" calcext:value-type="float">
            <text:p>4.5</text:p>
          </table:table-cell>
          <table:table-cell office:value-type="string" calcext:value-type="string">
            <text:p>2 exits both with dividers both</text:p>
            <text:p>Onto 2-lane streets. One exits near</text:p>
            <text:p>Cul-de-sac of side street.</text:p>
          </table:table-cell>
          <table:table-cell table:style-name="ce54" office:value-type="float" office:value="1992" calcext:value-type="float">
            <text:p>1992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348" calcext:value-type="float">
            <text:p>348</text:p>
          </table:table-cell>
          <table:table-cell table:style-name="ce17" office:value-type="string" calcext:value-type="string">
            <text:p>6000 Shepherd Mountain Cove, Austin, TX 78730</text:p>
          </table:table-cell>
          <table:table-cell office:value-type="currency" office:currency="USD" office:value="1350" calcext:value-type="currency">
            <text:p>$1,350</text:p>
          </table:table-cell>
          <table:table-cell table:style-name="ce21" office:value-type="float" office:value="814" calcext:value-type="float">
            <text:p>814</text:p>
          </table:table-cell>
          <table:table-cell table:style-name="Default"/>
          <table:table-cell office:value-type="string" calcext:value-type="string">
            <text:p>Call for Availability</text:p>
          </table:table-cell>
          <table:table-cell table:formula="of:=AVERAGE([.U7:.V7])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</table:table-row>
        <table:table-row table:style-name="ro7">
          <table:table-cell office:value-type="float" office:value="78732" calcext:value-type="float">
            <text:p>78732</text:p>
          </table:table-cell>
          <table:table-cell office:value-type="string" calcext:value-type="string">
            <text:p>Bell Steiner Ranch</text:p>
          </table:table-cell>
          <table:table-cell table:style-name="ce37" table:formula="of:=AVERAGE([.D8];[.F8];[.H8])" office:value-type="float" office:value="3.26666666666667" calcext:value-type="float">
            <text:p>3.27</text:p>
          </table:table-cell>
          <table:table-cell table:style-name="ce29" office:value-type="float" office:value="2" calcext:value-type="float">
            <text:p>2.0</text:p>
          </table:table-cell>
          <table:table-cell office:value-type="float" office:value="27" calcext:value-type="float">
            <text:p>27</text:p>
          </table:table-cell>
          <table:table-cell office:value-type="float" office:value="3.8" calcext:value-type="float">
            <text:p>3.8</text:p>
          </table:table-cell>
          <table:table-cell office:value-type="percentage" office:value="0.6" calcext:value-type="percentage">
            <text:p>60%</text:p>
          </table:table-cell>
          <table:table-cell office:value-type="float" office:value="4" calcext:value-type="float">
            <text:p>4.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.0</text:p>
          </table:table-cell>
          <table:table-cell office:value-type="string" calcext:value-type="string">
            <text:p>2 exits onto the same 2-lane Street. One</text:p>
            <text:p>exit has divider. Exit w/o divider has</text:p>
            <text:p>Superior visibility.</text:p>
          </table:table-cell>
          <table:table-cell table:style-name="ce54" office:value-type="float" office:value="2014" calcext:value-type="float">
            <text:p>2014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319" calcext:value-type="float">
            <text:p>319</text:p>
          </table:table-cell>
          <table:table-cell office:value-type="string" calcext:value-type="string">
            <text:p>4800 Steiner Ranch Blvd, Austin, TX 78732</text:p>
          </table:table-cell>
          <table:table-cell office:value-type="currency" office:currency="USD" office:value="1590" calcext:value-type="currency">
            <text:p>$1,590</text:p>
          </table:table-cell>
          <table:table-cell table:style-name="ce21" office:value-type="float" office:value="1084" calcext:value-type="float">
            <text:p>1,084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formula="of:=AVERAGE([.U8:.V8])"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2"/>
          <table:table-cell table:style-name="ce37"/>
          <table:table-cell table:style-name="ce29"/>
          <table:table-cell table:number-columns-repeated="7"/>
          <table:table-cell table:style-name="ce21" table:number-columns-repeated="3"/>
          <table:table-cell table:number-columns-repeated="2"/>
          <table:table-cell table:style-name="ce21"/>
          <table:table-cell table:style-name="Default"/>
          <table:table-cell table:number-columns-repeated="4"/>
        </table:table-row>
        <table:table-row table:style-name="ro1">
          <table:table-cell table:style-name="ce34" office:value-type="string" calcext:value-type="string" table:number-columns-spanned="2" table:number-rows-spanned="1">
            <text:p>Oak Hill, Cedar Valley, Barton Creek</text:p>
          </table:table-cell>
          <table:covered-table-cell/>
          <table:table-cell table:number-columns-repeated="4"/>
          <table:table-cell table:style-name="Default" table:number-columns-repeated="8"/>
          <table:table-cell/>
          <table:table-cell table:style-name="Default"/>
          <table:table-cell table:number-columns-repeated="6"/>
        </table:table-row>
        <table:table-row table:style-name="ro8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Bell Hill Country</text:p>
          </table:table-cell>
          <table:table-cell table:style-name="ce38" table:formula="of:=AVERAGE([.D11];[.F11];[.H11])" office:value-type="float" office:value="2.93333333333333" calcext:value-type="float">
            <text:p>2.93</text:p>
          </table:table-cell>
          <table:table-cell table:style-name="ce39" office:value-type="float" office:value="3" calcext:value-type="float">
            <text:p>3.0</text:p>
          </table:table-cell>
          <table:table-cell table:style-name="ce8" office:value-type="float" office:value="8" calcext:value-type="float">
            <text:p>8</text:p>
          </table:table-cell>
          <table:table-cell table:style-name="ce39" office:value-type="float" office:value="3.3" calcext:value-type="float">
            <text:p>3.3</text:p>
          </table:table-cell>
          <table:table-cell table:style-name="ce44" office:value-type="percentage" office:value="0.62" calcext:value-type="percentage">
            <text:p>62%</text:p>
          </table:table-cell>
          <table:table-cell table:style-name="ce48" office:value-type="float" office:value="2.5" calcext:value-type="float">
            <text:p>2.5</text:p>
          </table:table-cell>
          <table:table-cell table:style-name="ce22" office:value-type="float" office:value="15" calcext:value-type="float">
            <text:p>15</text:p>
          </table:table-cell>
          <table:table-cell table:style-name="ce48" office:value-type="float" office:value="3" calcext:value-type="float">
            <text:p>3.0</text:p>
          </table:table-cell>
          <table:table-cell table:style-name="ce22" office:value-type="string" calcext:value-type="string">
            <text:p>2 exits. No dividers. One exit onto</text:p>
            <text:p>State highway. Other exit onto 2-lane</text:p>
            <text:p>County road with poor visibility for</text:p>
            <text:p>Left turns when leaving complex, but</text:p>
            <text:p>Good visibility for right turns.</text:p>
          </table:table-cell>
          <table:table-cell table:style-name="ce55" office:value-type="float" office:value="2009" calcext:value-type="float">
            <text:p>2009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85" calcext:value-type="float">
            <text:p>285</text:p>
          </table:table-cell>
          <table:table-cell table:style-name="ce8" office:value-type="string" calcext:value-type="string">
            <text:p>8600 TX-71, Austin, TX 78735</text:p>
          </table:table-cell>
          <table:table-cell table:style-name="ce19" office:value-type="currency" office:currency="USD" office:value="1260" calcext:value-type="currency">
            <text:p>$1,260</text:p>
          </table:table-cell>
          <table:table-cell table:style-name="ce22" office:value-type="float" office:value="983" calcext:value-type="float">
            <text:p>983</text:p>
          </table:table-cell>
          <table:table-cell table:style-name="ce19"/>
          <table:table-cell table:style-name="ce8" office:value-type="float" office:value="9" calcext:value-type="float">
            <text:p>9</text:p>
          </table:table-cell>
          <table:table-cell table:style-name="ce8" table:formula="of:=AVERAGE([.U11:.V11])"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</table:table-row>
        <table:table-row table:style-name="ro5">
          <table:table-cell office:value-type="float" office:value="78749" calcext:value-type="float">
            <text:p>78749</text:p>
          </table:table-cell>
          <table:table-cell office:value-type="string" calcext:value-type="string">
            <text:p>Bell Quarry Hill</text:p>
          </table:table-cell>
          <table:table-cell table:style-name="ce38" table:formula="of:=AVERAGE([.D12];[.F12];[.H12])" office:value-type="float" office:value="2.53333333333333" calcext:value-type="float">
            <text:p>2.53</text:p>
          </table:table-cell>
          <table:table-cell table:style-name="ce32" office:value-type="float" office:value="4" calcext:value-type="float">
            <text:p>4.0</text:p>
          </table:table-cell>
          <table:table-cell office:value-type="float" office:value="10" calcext:value-type="float">
            <text:p>10</text:p>
          </table:table-cell>
          <table:table-cell table:style-name="ce32" office:value-type="float" office:value="1" calcext:value-type="float">
            <text:p>1.0</text:p>
          </table:table-cell>
          <table:table-cell office:value-type="percentage" office:value="0" calcext:value-type="percentage">
            <text:p>0%</text:p>
          </table:table-cell>
          <table:table-cell office:value-type="float" office:value="2.6" calcext:value-type="float">
            <text:p>2.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1 exit only with divider onto county</text:p>
            <text:p>Street.</text:p>
          </table:table-cell>
          <table:table-cell table:style-name="ce54" office:value-type="float" office:value="2010" calcext:value-type="float">
            <text:p>2010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151" calcext:value-type="float">
            <text:p>151</text:p>
          </table:table-cell>
          <table:table-cell office:value-type="string" calcext:value-type="string">
            <text:p>7000 Convict Hill Rd, Austin, TX 78749</text:p>
          </table:table-cell>
          <table:table-cell office:value-type="currency" office:currency="USD" office:value="1280" calcext:value-type="currency">
            <text:p>$1,280</text:p>
          </table:table-cell>
          <table:table-cell table:style-name="ce21" office:value-type="float" office:value="977" calcext:value-type="float">
            <text:p>977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style-name="ce8" table:formula="of:=AVERAGE([.U12:.V12])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</table:table-row>
        <table:table-row table:style-name="ro4">
          <table:table-cell office:value-type="float" office:value="78736" calcext:value-type="float">
            <text:p>78736</text:p>
          </table:table-cell>
          <table:table-cell office:value-type="string" calcext:value-type="string">
            <text:p>Fox Hill</text:p>
          </table:table-cell>
          <table:table-cell table:style-name="ce38" table:formula="of:=AVERAGE([.D13];[.F13];[.H13])" office:value-type="float" office:value="3.16666666666667" calcext:value-type="float">
            <text:p>3.17</text:p>
          </table:table-cell>
          <table:table-cell table:style-name="ce32" office:value-type="float" office:value="2" calcext:value-type="float">
            <text:p>2.0</text:p>
          </table:table-cell>
          <table:table-cell office:value-type="float" office:value="24" calcext:value-type="float">
            <text:p>24</text:p>
          </table:table-cell>
          <table:table-cell table:style-name="ce32" office:value-type="float" office:value="3.9" calcext:value-type="float">
            <text:p>3.9</text:p>
          </table:table-cell>
          <table:table-cell office:value-type="percentage" office:value="0.85" calcext:value-type="percentage">
            <text:p>85%</text:p>
          </table:table-cell>
          <table:table-cell office:value-type="float" office:value="3.6" calcext:value-type="float">
            <text:p>3.6</text:p>
          </table:table-cell>
          <table:table-cell office:value-type="float" office:value="42" calcext:value-type="float">
            <text:p>42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2 exits. One exit onto 4-lane </text:p>
            <text:p>Highway With 50-60 mph traffic &amp;</text:p>
            <text:p>right turns Only for entry/exit</text:p>
            <text:p>Roundabout near complex entry uphill.</text:p>
            <text:p>Other exits to 2-lane country rd. No dividers.</text:p>
          </table:table-cell>
          <table:table-cell table:style-name="ce54" office:value-type="float" office:value="2010" calcext:value-type="float">
            <text:p>2010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292" calcext:value-type="float">
            <text:p>292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300" calcext:value-type="currency">
            <text:p>$1,300</text:p>
          </table:table-cell>
          <table:table-cell table:style-name="ce21" office:value-type="float" office:value="1149" calcext:value-type="float">
            <text:p>1,149</text:p>
          </table:table-cell>
          <table:table-cell table:style-name="Default"/>
          <table:table-cell office:value-type="float" office:value="15" calcext:value-type="float">
            <text:p>15</text:p>
          </table:table-cell>
          <table:table-cell table:style-name="ce8" table:formula="of:=AVERAGE([.U13:.V13])"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</table:table-row>
        <table:table-row table:style-name="ro9">
          <table:table-cell office:value-type="float" office:value="78736" calcext:value-type="float">
            <text:p>78736</text:p>
          </table:table-cell>
          <table:table-cell office:value-type="string" calcext:value-type="string">
            <text:p>Vineyard Hills</text:p>
          </table:table-cell>
          <table:table-cell table:style-name="ce38" table:formula="of:=AVERAGE([.D14];[.F14];[.H14])" office:value-type="float" office:value="3.6" calcext:value-type="float">
            <text:p>3.60</text:p>
          </table:table-cell>
          <table:table-cell table:style-name="ce32" office:value-type="float" office:value="4" calcext:value-type="float">
            <text:p>4.0</text:p>
          </table:table-cell>
          <table:table-cell office:value-type="float" office:value="6" calcext:value-type="float">
            <text:p>6</text:p>
          </table:table-cell>
          <table:table-cell table:style-name="ce32" office:value-type="float" office:value="3.2" calcext:value-type="float">
            <text:p>3.2</text:p>
          </table:table-cell>
          <table:table-cell office:value-type="percentage" office:value="0" calcext:value-type="percentage">
            <text:p>0%</text:p>
          </table:table-cell>
          <table:table-cell office:value-type="float" office:value="3.6" calcext:value-type="float">
            <text:p>3.6</text:p>
          </table:table-cell>
          <table:table-cell office:value-type="float" office:value="31" calcext:value-type="float">
            <text:p>3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1 exit only with divider onto 4-lane US</text:p>
            <text:p>Highway with 50-60 mph traffic.</text:p>
            <text:p>Good visibility both ways, but tough</text:p>
            <text:p>Due to merge with high speed traffic.</text:p>
          </table:table-cell>
          <table:table-cell table:style-name="ce54" office:value-type="float" office:value="2000" calcext:value-type="float">
            <text:p>2000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201" calcext:value-type="float">
            <text:p>201</text:p>
          </table:table-cell>
          <table:table-cell office:value-type="string" calcext:value-type="string">
            <text:p>7631 US 290 West, Austin, TX 78736</text:p>
          </table:table-cell>
          <table:table-cell office:value-type="currency" office:currency="USD" office:value="1309" calcext:value-type="currency">
            <text:p>$1,309</text:p>
          </table:table-cell>
          <table:table-cell table:style-name="ce21" office:value-type="float" office:value="1038" calcext:value-type="float">
            <text:p>1,038</text:p>
          </table:table-cell>
          <table:table-cell office:value-type="currency" office:currency="USD" office:value="200" calcext:value-type="currency">
            <text:p>$200</text:p>
          </table:table-cell>
          <table:table-cell office:value-type="string" calcext:value-type="string">
            <text:p>Call for Availability</text:p>
          </table:table-cell>
          <table:table-cell table:style-name="ce8" table:formula="of:=AVERAGE([.U14:.V14])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Lantana Ridge</text:p>
          </table:table-cell>
          <table:table-cell table:style-name="ce38" table:formula="of:=AVERAGE([.D15];[.F15];[.H15])" office:value-type="float" office:value="3.73333333333333" calcext:value-type="float">
            <text:p>3.73</text:p>
          </table:table-cell>
          <table:table-cell table:style-name="ce39" office:value-type="float" office:value="3.5" calcext:value-type="float">
            <text:p>3.5</text:p>
          </table:table-cell>
          <table:table-cell table:style-name="ce8" office:value-type="float" office:value="19" calcext:value-type="float">
            <text:p>19</text:p>
          </table:table-cell>
          <table:table-cell table:style-name="ce39" office:value-type="float" office:value="3.7" calcext:value-type="float">
            <text:p>3.7</text:p>
          </table:table-cell>
          <table:table-cell table:style-name="ce44" office:value-type="percentage" office:value="0.9" calcext:value-type="percentage">
            <text:p>90%</text:p>
          </table:table-cell>
          <table:table-cell table:style-name="ce48" office:value-type="float" office:value="4" calcext:value-type="float">
            <text:p>4.0</text:p>
          </table:table-cell>
          <table:table-cell table:style-name="ce22" office:value-type="float" office:value="27" calcext:value-type="float">
            <text:p>27</text:p>
          </table:table-cell>
          <table:table-cell table:style-name="ce48" office:value-type="float" office:value="3" calcext:value-type="float">
            <text:p>3.0</text:p>
          </table:table-cell>
          <table:table-cell table:style-name="ce22" office:value-type="string" calcext:value-type="string">
            <text:p>1 large exit with divider onto 6-lane</text:p>
            <text:p>County rd. Visibility should be good</text:p>
            <text:p>Both ways when leaving due to elevation.</text:p>
          </table:table-cell>
          <table:table-cell table:style-name="ce55" office:value-type="float" office:value="1997" calcext:value-type="float">
            <text:p>1997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361" calcext:value-type="float">
            <text:p>361</text:p>
          </table:table-cell>
          <table:table-cell table:style-name="ce8" office:value-type="string" calcext:value-type="string">
            <text:p>6636 W William Cannon Dr, Austin, TX 78735</text:p>
          </table:table-cell>
          <table:table-cell table:style-name="ce19" office:value-type="currency" office:currency="USD" office:value="1345" calcext:value-type="currency">
            <text:p>$1,345</text:p>
          </table:table-cell>
          <table:table-cell table:style-name="ce22" office:value-type="float" office:value="853" calcext:value-type="float">
            <text:p>853</text:p>
          </table:table-cell>
          <table:table-cell table:style-name="ce19"/>
          <table:table-cell table:style-name="ce8" office:value-type="float" office:value="7" calcext:value-type="float">
            <text:p>7</text:p>
          </table:table-cell>
          <table:table-cell table:style-name="ce8" table:formula="of:=AVERAGE([.U15:.V15])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</table:table-row>
        <table:table-row table:style-name="ro9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Hudson Miramont</text:p>
          </table:table-cell>
          <table:table-cell table:style-name="ce38" table:formula="of:=AVERAGE([.D16];[.F16];[.H16])" office:value-type="float" office:value="3.6" calcext:value-type="float">
            <text:p>3.60</text:p>
          </table:table-cell>
          <table:table-cell table:style-name="ce39" office:value-type="float" office:value="3.5" calcext:value-type="float">
            <text:p>3.5</text:p>
          </table:table-cell>
          <table:table-cell table:style-name="ce8" office:value-type="float" office:value="13" calcext:value-type="float">
            <text:p>13</text:p>
          </table:table-cell>
          <table:table-cell table:style-name="ce39" office:value-type="float" office:value="4" calcext:value-type="float">
            <text:p>4.0</text:p>
          </table:table-cell>
          <table:table-cell table:style-name="ce44" office:value-type="percentage" office:value="0.78" calcext:value-type="percentage">
            <text:p>78%</text:p>
          </table:table-cell>
          <table:table-cell table:style-name="ce48" office:value-type="float" office:value="3.3" calcext:value-type="float">
            <text:p>3.3</text:p>
          </table:table-cell>
          <table:table-cell table:style-name="ce22" office:value-type="float" office:value="29" calcext:value-type="float">
            <text:p>29</text:p>
          </table:table-cell>
          <table:table-cell table:style-name="ce48" office:value-type="float" office:value="4" calcext:value-type="float">
            <text:p>4.0</text:p>
          </table:table-cell>
          <table:table-cell table:style-name="ce22" office:value-type="string" calcext:value-type="string">
            <text:p>2-large exits both with dividers. One</text:p>
            <text:p>Exit onto county road with sufficient</text:p>
            <text:p>Visibility both ways. Main exit is at</text:p>
            <text:p>End of cul-de-sac of short street.</text:p>
          </table:table-cell>
          <table:table-cell table:style-name="ce55" office:value-type="float" office:value="2005" calcext:value-type="float">
            <text:p>2005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76" calcext:value-type="float">
            <text:p>276</text:p>
          </table:table-cell>
          <table:table-cell table:style-name="ce8" office:value-type="string" calcext:value-type="string">
            <text:p>8818 Travis Hills Drive, Austin, TX 78735</text:p>
          </table:table-cell>
          <table:table-cell table:style-name="ce19" office:value-type="currency" office:currency="USD" office:value="1379" calcext:value-type="currency">
            <text:p>$1,379</text:p>
          </table:table-cell>
          <table:table-cell table:style-name="ce22" office:value-type="float" office:value="995" calcext:value-type="float">
            <text:p>995</text:p>
          </table:table-cell>
          <table:table-cell table:style-name="ce19" office:value-type="currency" office:currency="USD" office:value="250" calcext:value-type="currency">
            <text:p>$250</text:p>
          </table:table-cell>
          <table:table-cell table:style-name="ce8" office:value-type="float" office:value="3" calcext:value-type="float">
            <text:p>3</text:p>
          </table:table-cell>
          <table:table-cell table:style-name="ce8" table:formula="of:=AVERAGE([.U16:.V16])"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</table:table-row>
        <table:table-row table:style-name="ro8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Lantana Hills</text:p>
          </table:table-cell>
          <table:table-cell table:style-name="ce38" table:formula="of:=AVERAGE([.D17];[.F17];[.H17])" office:value-type="float" office:value="4.13333333333333" calcext:value-type="float">
            <text:p>4.13</text:p>
          </table:table-cell>
          <table:table-cell table:style-name="ce39" office:value-type="float" office:value="4.5" calcext:value-type="float">
            <text:p>4.5</text:p>
          </table:table-cell>
          <table:table-cell table:style-name="ce8" office:value-type="float" office:value="8" calcext:value-type="float">
            <text:p>8</text:p>
          </table:table-cell>
          <table:table-cell table:style-name="ce39" office:value-type="float" office:value="3.5" calcext:value-type="float">
            <text:p>3.5</text:p>
          </table:table-cell>
          <table:table-cell table:style-name="ce44" office:value-type="percentage" office:value="0.82" calcext:value-type="percentage">
            <text:p>82%</text:p>
          </table:table-cell>
          <table:table-cell table:style-name="ce48" office:value-type="float" office:value="4.4" calcext:value-type="float">
            <text:p>4.4</text:p>
          </table:table-cell>
          <table:table-cell table:style-name="ce22" office:value-type="float" office:value="14" calcext:value-type="float">
            <text:p>14</text:p>
          </table:table-cell>
          <table:table-cell table:style-name="ce48" office:value-type="float" office:value="3.5" calcext:value-type="float">
            <text:p>3.5</text:p>
          </table:table-cell>
          <table:table-cell table:style-name="ce22" office:value-type="string" calcext:value-type="string">
            <text:p>3 undivided entry exit points all on the</text:p>
            <text:p>Same quiet county street, but only 1</text:p>
            <text:p>May be open for entry. Visibility</text:p>
            <text:p>should be Sufficient, but could be a</text:p>
            <text:p>little better for leaving.</text:p>
          </table:table-cell>
          <table:table-cell table:style-name="ce55" office:value-type="float" office:value="2002" calcext:value-type="float">
            <text:p>200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64" calcext:value-type="float">
            <text:p>264</text:p>
          </table:table-cell>
          <table:table-cell table:style-name="ce8" office:value-type="string" calcext:value-type="string">
            <text:p>7601 Rialto Blvd., Austin, TX 78735</text:p>
          </table:table-cell>
          <table:table-cell table:style-name="ce19" office:value-type="currency" office:currency="USD" office:value="1384" calcext:value-type="currency">
            <text:p>$1,384</text:p>
          </table:table-cell>
          <table:table-cell table:style-name="ce22" office:value-type="float" office:value="1144" calcext:value-type="float">
            <text:p>1,144</text:p>
          </table:table-cell>
          <table:table-cell table:style-name="ce19"/>
          <table:table-cell table:style-name="ce8" office:value-type="float" office:value="5" calcext:value-type="float">
            <text:p>5</text:p>
          </table:table-cell>
          <table:table-cell table:style-name="ce8" table:formula="of:=AVERAGE([.U17:.V17])"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6"/>
          <table:table-cell table:style-name="Default" table:number-columns-repeated="8"/>
          <table:table-cell/>
          <table:table-cell table:style-name="Default"/>
          <table:table-cell table:number-columns-repeated="6"/>
        </table:table-row>
        <table:table-row table:style-name="ro1">
          <table:table-cell table:style-name="ce35" office:value-type="string" calcext:value-type="string" table:number-columns-spanned="2" table:number-rows-spanned="1">
            <text:p>Leander, Nameless, Volente</text:p>
          </table:table-cell>
          <table:covered-table-cell/>
          <table:table-cell table:number-columns-repeated="4"/>
          <table:table-cell table:style-name="Default" table:number-columns-repeated="8"/>
          <table:table-cell/>
          <table:table-cell table:style-name="Default"/>
          <table:table-cell table:number-columns-repeated="6"/>
        </table:table-row>
        <table:table-row table:style-name="ro3">
          <table:table-cell office:value-type="float" office:value="78641" calcext:value-type="float">
            <text:p>78641</text:p>
          </table:table-cell>
          <table:table-cell office:value-type="string" calcext:value-type="string">
            <text:p>Lakeline Apartments</text:p>
          </table:table-cell>
          <table:table-cell/>
          <table:table-cell table:style-name="ce40" office:value-type="float" office:value="1" calcext:value-type="float">
            <text:p>1.0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2.9" calcext:value-type="float">
            <text:p>2.9</text:p>
          </table:table-cell>
          <table:table-cell table:style-name="ce45" office:value-type="percentage" office:value="0.33" calcext:value-type="percentage">
            <text:p>33%</text:p>
          </table:table-cell>
          <table:table-cell table:style-name="ce49" office:value-type="float" office:value="1.9" calcext:value-type="float">
            <text:p>1.9</text:p>
          </table:table-cell>
          <table:table-cell table:style-name="ce50" office:value-type="float" office:value="38" calcext:value-type="float">
            <text:p>38</text:p>
          </table:table-cell>
          <table:table-cell table:style-name="ce49" office:value-type="float" office:value="3" calcext:value-type="float">
            <text:p>3.0</text:p>
          </table:table-cell>
          <table:table-cell table:style-name="ce53" office:value-type="string" calcext:value-type="string">
            <text:p>1 large exit with divider onto major 4-lane</text:p>
            <text:p>city street. Good visibility both ways.</text:p>
          </table:table-cell>
          <table:table-cell office:value-type="float" office:value="2002" calcext:value-type="float">
            <text:p>2002</text:p>
          </table:table-cell>
          <table:table-cell office:value-type="float" office:value="3" calcext:value-type="float">
            <text:p>3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1055" calcext:value-type="currency">
            <text:p>$1,055</text:p>
          </table:table-cell>
          <table:table-cell table:style-name="ce21"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  <table:table-cell table:formula="of:=AVERAGE([.U20:.V20])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</table:table-row>
        <table:table-row table:style-name="ro10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tandard at Leander Station</text:p>
          </table:table-cell>
          <table:table-cell/>
          <table:table-cell table:style-name="ce40" office:value-type="float" office:value="4" calcext:value-type="float">
            <text:p>4.0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4.3" calcext:value-type="float">
            <text:p>4.3</text:p>
          </table:table-cell>
          <table:table-cell table:style-name="ce45" office:value-type="percentage" office:value="0.81" calcext:value-type="percentage">
            <text:p>81%</text:p>
          </table:table-cell>
          <table:table-cell table:style-name="ce49" office:value-type="float" office:value="4.1" calcext:value-type="float">
            <text:p>4.1</text:p>
          </table:table-cell>
          <table:table-cell table:style-name="ce50" office:value-type="float" office:value="29" calcext:value-type="float">
            <text:p>29</text:p>
          </table:table-cell>
          <table:table-cell table:style-name="ce49" office:value-type="float" office:value="3.5" calcext:value-type="float">
            <text:p>3.5</text:p>
          </table:table-cell>
          <table:table-cell table:style-name="ce53" office:value-type="string" calcext:value-type="string">
            <text:p>2-exits onto 4-lane county roads with</text:p>
            <text:p>Up to 50 mph traffic on one. One large</text:p>
            <text:p>Exit with painted divider. Other exit is</text:p>
            <text:p>Small but on county road with less traffic.</text:p>
          </table:table-cell>
          <table:table-cell office:value-type="float" office:value="2016" calcext:value-type="float">
            <text:p>2016</text:p>
          </table:table-cell>
          <table:table-cell office:value-type="float" office:value="3" calcext:value-type="float">
            <text:p>3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130" calcext:value-type="currency">
            <text:p>$1,130</text:p>
          </table:table-cell>
          <table:table-cell table:style-name="ce21" office:value-type="float" office:value="969" calcext:value-type="float">
            <text:p>969</text:p>
          </table:table-cell>
          <table:table-cell/>
          <table:table-cell office:value-type="float" office:value="10" calcext:value-type="float">
            <text:p>10</text:p>
          </table:table-cell>
          <table:table-cell table:formula="of:=AVERAGE([.U21:.V21])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</table:table-row>
        <table:table-row table:style-name="ro4">
          <table:table-cell office:value-type="float" office:value="78641" calcext:value-type="float">
            <text:p>78641</text:p>
          </table:table-cell>
          <table:table-cell office:value-type="string" calcext:value-type="string">
            <text:p>Merritt Legacy</text:p>
          </table:table-cell>
          <table:table-cell/>
          <table:table-cell table:style-name="ce40" office:value-type="float" office:value="2" calcext:value-type="float">
            <text:p>2.0</text:p>
          </table:table-cell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6"/>
          <table:table-cell table:style-name="ce49" office:value-type="float" office:value="3.9" calcext:value-type="float">
            <text:p>3.9</text:p>
          </table:table-cell>
          <table:table-cell table:style-name="ce50" office:value-type="float" office:value="29" calcext:value-type="float">
            <text:p>29</text:p>
          </table:table-cell>
          <table:table-cell table:style-name="ce49" office:value-type="float" office:value="3.5" calcext:value-type="float">
            <text:p>3.5</text:p>
          </table:table-cell>
          <table:table-cell table:style-name="ce53" office:value-type="string" calcext:value-type="string">
            <text:p>2-exits no dividers onto small city</text:p>
            <text:p>Streets. Hard to judge visibility, but</text:p>
            <text:p>Should be good since trees should be</text:p>
            <text:p>Young. Traffic speed should be low</text:p>
            <text:p>Due to proximity to roundabout.</text:p>
          </table:table-cell>
          <table:table-cell office:value-type="float" office:value="2014" calcext:value-type="float">
            <text:p>2014</text:p>
          </table:table-cell>
          <table:table-cell office:value-type="float" office:value="4" calcext:value-type="float">
            <text:p>4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1350 Sonny Dr., Leander, TX 78641</text:p>
          </table:table-cell>
          <table:table-cell office:value-type="currency" office:currency="USD" office:value="1250" calcext:value-type="currency">
            <text:p>$1,250</text:p>
          </table:table-cell>
          <table:table-cell table:style-name="ce21" office:value-type="float" office:value="993" calcext:value-type="float">
            <text:p>993</text:p>
          </table:table-cell>
          <table:table-cell/>
          <table:table-cell office:value-type="string" calcext:value-type="string">
            <text:p>Call for Availability</text:p>
          </table:table-cell>
          <table:table-cell table:formula="of:=AVERAGE([.U22:.V22])"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</table:table-row>
        <table:table-row table:style-name="ro10">
          <table:table-cell office:value-type="float" office:value="78641" calcext:value-type="float">
            <text:p>78641</text:p>
          </table:table-cell>
          <table:table-cell office:value-type="string" calcext:value-type="string">
            <text:p>22 North</text:p>
          </table:table-cell>
          <table:table-cell/>
          <table:table-cell table:style-name="ce32"/>
          <table:table-cell office:value-type="float" office:value="0" calcext:value-type="float">
            <text:p>0</text:p>
          </table:table-cell>
          <table:table-cell/>
          <table:table-cell table:style-name="ce47"/>
          <table:table-cell office:value-type="float" office:value="5" calcext:value-type="float">
            <text:p>5.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.0</text:p>
          </table:table-cell>
          <table:table-cell table:style-name="ce53" office:value-type="string" calcext:value-type="string">
            <text:p>3 exits probably. Two exits onto major </text:p>
            <text:p>4-lane city street. Another back exit </text:p>
            <text:p>On a small side sac of low-speed</text:p>
            <text:p>City street. Dividers unknown.</text:p>
          </table:table-cell>
          <table:table-cell office:value-type="float" office:value="2017" calcext:value-type="float">
            <text:p>2017</text:p>
          </table:table-cell>
          <table:table-cell office:value-type="float" office:value="3" calcext:value-type="float">
            <text:p>3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table:style-name="ce21" office:value-type="float" office:value="1035" calcext:value-type="float">
            <text:p>1,035</text:p>
          </table:table-cell>
          <table:table-cell/>
          <table:table-cell office:value-type="float" office:value="38" calcext:value-type="float">
            <text:p>38</text:p>
          </table:table-cell>
          <table:table-cell table:formula="of:=AVERAGE([.U23:.V23])"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</table:table-row>
        <table:table-row table:style-name="ro4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arah</text:p>
          </table:table-cell>
          <table:table-cell/>
          <table:table-cell table:style-name="ce32"/>
          <table:table-cell office:value-type="float" office:value="0" calcext:value-type="float">
            <text:p>0</text:p>
          </table:table-cell>
          <table:table-cell/>
          <table:table-cell table:style-name="ce47"/>
          <table:table-cell table:number-columns-repeated="2"/>
          <table:table-cell office:value-type="float" office:value="2.5" calcext:value-type="float">
            <text:p>2.5</text:p>
          </table:table-cell>
          <table:table-cell table:style-name="ce53" office:value-type="string" calcext:value-type="string">
            <text:p>Probably will be 2 exits both onto major </text:p>
            <text:p>County road with up to 55 mph traffic.</text:p>
            <text:p>Looks like may have divider on at least 1</text:p>
            <text:p>exit, with interior roundabout but Not sure.</text:p>
            <text:p>Visibility should be good both ways.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table:style-name="ce21" office:value-type="float" office:value="1068" calcext:value-type="float">
            <text:p>1,068</text:p>
          </table:table-cell>
          <table:table-cell office:value-type="currency" office:currency="USD" office:value="500" calcext:value-type="currency">
            <text:p>$500</text:p>
          </table:table-cell>
          <table:table-cell office:value-type="float" office:value="40" calcext:value-type="float">
            <text:p>40</text:p>
          </table:table-cell>
          <table:table-cell table:formula="of:=AVERAGE([.U24:.V24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6"/>
          <table:table-cell table:style-name="Default" table:number-columns-repeated="8"/>
          <table:table-cell/>
          <table:table-cell table:style-name="Default"/>
          <table:table-cell table:number-columns-repeated="6"/>
        </table:table-row>
        <table:table-row table:style-name="ro1">
          <table:table-cell table:style-name="ce33" office:value-type="string" calcext:value-type="string" table:number-columns-spanned="2" table:number-rows-spanned="1">
            <text:p>Georgetown, Cimarron Hills</text:p>
          </table:table-cell>
          <table:covered-table-cell/>
          <table:table-cell table:number-columns-repeated="4"/>
          <table:table-cell table:style-name="Default" table:number-columns-repeated="8"/>
          <table:table-cell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0">
          <table:table-cell office:value-type="float" office:value="78628" calcext:value-type="float">
            <text:p>78628</text:p>
          </table:table-cell>
          <table:table-cell office:value-type="string" calcext:value-type="string">
            <text:p>Indian Creek</text:p>
          </table:table-cell>
          <table:table-cell table:style-name="ce37" table:formula="of:=AVERAGE([.D27];[.F27];[.H27])" office:value-type="float" office:value="2.93333333333333" calcext:value-type="float">
            <text:p>2.93</text:p>
          </table:table-cell>
          <table:table-cell table:style-name="ce32"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table:style-name="ce32" office:value-type="float" office:value="1.9" calcext:value-type="float">
            <text:p>1.9</text:p>
          </table:table-cell>
          <table:table-cell office:value-type="percentage" office:value="0.37" calcext:value-type="percentage">
            <text:p>37%</text:p>
          </table:table-cell>
          <table:table-cell office:value-type="float" office:value="3.4" calcext:value-type="float">
            <text:p>3.4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.0</text:p>
          </table:table-cell>
          <table:table-cell office:value-type="string" calcext:value-type="string">
            <text:p>2 exits no dividers onto 2 different 2-lane</text:p>
            <text:p>City streets. Visibility should be good on</text:p>
            <text:p>Both but one probably has superior</text:p>
            <text:p>Visibility.</text:p>
          </table:table-cell>
          <table:table-cell office:value-type="float" office:value="1994" calcext:value-type="float">
            <text:p>1994</text:p>
          </table:table-cell>
          <table:table-cell office:value-type="float" office:value="2" calcext:value-type="float">
            <text:p>2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95" calcext:value-type="currency">
            <text:p>$995</text:p>
          </table:table-cell>
          <table:table-cell office:value-type="float" office:value="944" calcext:value-type="float">
            <text:p>944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11" calcext:value-type="float">
            <text:p>11</text:p>
          </table:table-cell>
          <table:table-cell table:formula="of:=AVERAGE([.U27:.V27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</table:table-row>
        <table:table-row table:style-name="ro4">
          <table:table-cell office:value-type="float" office:value="78626" calcext:value-type="float">
            <text:p>78626</text:p>
          </table:table-cell>
          <table:table-cell office:value-type="string" calcext:value-type="string">
            <text:p>Parallax at Georgetown</text:p>
          </table:table-cell>
          <table:table-cell table:style-name="ce37" table:formula="of:=AVERAGE([.D28];[.F28];[.H28])" office:value-type="float" office:value="2.63333333333333" calcext:value-type="float">
            <text:p>2.63</text:p>
          </table:table-cell>
          <table:table-cell table:style-name="ce32" office:value-type="float" office:value="1.5" calcext:value-type="float">
            <text:p>1.5</text:p>
          </table:table-cell>
          <table:table-cell office:value-type="float" office:value="9" calcext:value-type="float">
            <text:p>9</text:p>
          </table:table-cell>
          <table:table-cell table:style-name="ce32" office:value-type="float" office:value="3.5" calcext:value-type="float">
            <text:p>3.5</text:p>
          </table:table-cell>
          <table:table-cell office:value-type="percentage" office:value="0.68" calcext:value-type="percentage">
            <text:p>68%</text:p>
          </table:table-cell>
          <table:table-cell office:value-type="float" office:value="2.9" calcext:value-type="float">
            <text:p>2.9</text:p>
          </table:table-cell>
          <table:table-cell office:value-type="float" office:value="55" calcext:value-type="float">
            <text:p>5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2-exits no dividers onto 4-lane county rd.</text:p>
            <text:p>Visibility should be sufficient both ways.</text:p>
            <text:p>Complex is set back at least 200 ft from</text:p>
            <text:p>Road to accommodate future</text:p>
            <text:p>Development.</text:p>
          </table:table-cell>
          <table:table-cell office:value-type="float" office:value="2015" calcext:value-type="float">
            <text:p>2015</text:p>
          </table:table-cell>
          <table:table-cell office:value-type="float" office:value="3" calcext:value-type="float">
            <text:p>3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2000 FM1460, Georgetown, TX 78626</text:p>
          </table:table-cell>
          <table:table-cell office:value-type="currency" office:currency="USD" office:value="1033" calcext:value-type="currency">
            <text:p>$1,033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3" calcext:value-type="float">
            <text:p>3</text:p>
          </table:table-cell>
          <table:table-cell table:formula="of:=AVERAGE([.U28:.V28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</table:table-row>
        <table:table-row table:style-name="ro3">
          <table:table-cell table:style-name="ce14" office:value-type="float" office:value="78626" calcext:value-type="float">
            <text:p>78626</text:p>
          </table:table-cell>
          <table:table-cell table:style-name="ce14" office:value-type="string" calcext:value-type="string">
            <text:p>302 North</text:p>
          </table:table-cell>
          <table:table-cell table:style-name="ce37" table:formula="of:=AVERAGE([.D29];[.F29];[.H29])" office:value-type="float" office:value="2.7" calcext:value-type="float">
            <text:p>2.70</text:p>
          </table:table-cell>
          <table:table-cell table:style-name="ce41" office:value-type="float" office:value="2.5" calcext:value-type="float">
            <text:p>2.5</text:p>
          </table:table-cell>
          <table:table-cell table:style-name="ce14" office:value-type="float" office:value="7" calcext:value-type="float">
            <text:p>7</text:p>
          </table:table-cell>
          <table:table-cell table:style-name="ce41" office:value-type="float" office:value="2.7" calcext:value-type="float">
            <text:p>2.7</text:p>
          </table:table-cell>
          <table:table-cell table:style-name="ce27" office:value-type="percentage" office:value="0.5" calcext:value-type="percentage">
            <text:p>50%</text:p>
          </table:table-cell>
          <table:table-cell table:style-name="ce30" office:value-type="float" office:value="2.9" calcext:value-type="float">
            <text:p>2.9</text:p>
          </table:table-cell>
          <table:table-cell table:style-name="ce51" office:value-type="float" office:value="14" calcext:value-type="float">
            <text:p>14</text:p>
          </table:table-cell>
          <table:table-cell table:style-name="ce30" office:value-type="float" office:value="3" calcext:value-type="float">
            <text:p>3.0</text:p>
          </table:table-cell>
          <table:table-cell table:style-name="ce51" office:value-type="string" calcext:value-type="string">
            <text:p>1 exit only with divider onto 4-lane county</text:p>
            <text:p>rd. Visibility should be good both ways.</text:p>
          </table:table-cell>
          <table:table-cell table:style-name="ce56" office:value-type="float" office:value="1985" calcext:value-type="float">
            <text:p>1985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176" calcext:value-type="float">
            <text:p>176</text:p>
          </table:table-cell>
          <table:table-cell table:style-name="ce14" office:value-type="string" calcext:value-type="string">
            <text:p>302 Apple Creek Drive, Georgetown, TX 78626 </text:p>
          </table:table-cell>
          <table:table-cell table:style-name="ce20" office:value-type="currency" office:currency="USD" office:value="1050" calcext:value-type="currency">
            <text:p>$1,050</text:p>
          </table:table-cell>
          <table:table-cell table:style-name="ce14" office:value-type="float" office:value="902" calcext:value-type="float">
            <text:p>902</text:p>
          </table:table-cell>
          <table:table-cell table:style-name="ce23" office:value-type="currency" office:currency="USD" office:value="500" calcext:value-type="currency">
            <text:p>$500</text:p>
          </table:table-cell>
          <table:table-cell table:style-name="ce14" office:value-type="float" office:value="3" calcext:value-type="float">
            <text:p>3</text:p>
          </table:table-cell>
          <table:table-cell table:formula="of:=AVERAGE([.U29:.V29])" office:value-type="float" office:value="31.5" calcext:value-type="float">
            <text:p>31.5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</table:table-row>
        <table:table-row table:style-name="ro7">
          <table:table-cell office:value-type="float" office:value="78628" calcext:value-type="float">
            <text:p>78628</text:p>
          </table:table-cell>
          <table:table-cell office:value-type="string" calcext:value-type="string">
            <text:p>Retreat at Wolf Ranch</text:p>
          </table:table-cell>
          <table:table-cell table:style-name="ce37" table:formula="of:=AVERAGE([.D30];[.F30];[.H30])" office:value-type="float" office:value="4.26666666666667" calcext:value-type="float">
            <text:p>4.27</text:p>
          </table:table-cell>
          <table:table-cell table:style-name="ce32" office:value-type="float" office:value="5" calcext:value-type="float">
            <text:p>5.0</text:p>
          </table:table-cell>
          <table:table-cell office:value-type="float" office:value="2" calcext:value-type="float">
            <text:p>2</text:p>
          </table:table-cell>
          <table:table-cell table:style-name="ce32" office:value-type="float" office:value="4.8" calcext:value-type="float">
            <text:p>4.8</text:p>
          </table:table-cell>
          <table:table-cell office:value-type="percentage" office:value="1" calcext:value-type="percentage">
            <text:p>100%</text:p>
          </table:table-cell>
          <table:table-cell office:value-type="float" office:value="3" calcext:value-type="float">
            <text:p>3.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.0</text:p>
          </table:table-cell>
          <table:table-cell office:value-type="string" calcext:value-type="string">
            <text:p>1 exit only with divider onto 2-lane county</text:p>
            <text:p>Road. Hard to judge visibility as there is a</text:p>
            <text:p>Curve near exit in 1 direction.</text:p>
          </table:table-cell>
          <table:table-cell office:value-type="float" office:value="2017" calcext:value-type="float">
            <text:p>2017</text:p>
          </table:table-cell>
          <table:table-cell office:value-type="float" office:value="3" calcext:value-type="float">
            <text:p>3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185" calcext:value-type="currency">
            <text:p>$1,185</text:p>
          </table:table-cell>
          <table:table-cell table:style-name="ce21" office:value-type="float" office:value="1016" calcext:value-type="float">
            <text:p>1,016</text:p>
          </table:table-cell>
          <table:table-cell office:value-type="currency" office:currency="USD" office:value="400" calcext:value-type="currency">
            <text:p>$400</text:p>
          </table:table-cell>
          <table:table-cell office:value-type="float" office:value="40" calcext:value-type="float">
            <text:p>40</text:p>
          </table:table-cell>
          <table:table-cell table:formula="of:=AVERAGE([.U30:.V30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</table:table-row>
        <table:table-row table:style-name="ro10">
          <table:table-cell office:value-type="float" office:value="78626" calcext:value-type="float">
            <text:p>78626</text:p>
          </table:table-cell>
          <table:table-cell office:value-type="string" calcext:value-type="string">
            <text:p>Waters Edge</text:p>
          </table:table-cell>
          <table:table-cell table:style-name="ce37" table:formula="of:=AVERAGE([.D31];[.F31];[.H31])" office:value-type="float" office:value="3.3" calcext:value-type="float">
            <text:p>3.30</text:p>
          </table:table-cell>
          <table:table-cell table:style-name="ce32" office:value-type="float" office:value="3.5" calcext:value-type="float">
            <text:p>3.5</text:p>
          </table:table-cell>
          <table:table-cell office:value-type="float" office:value="11" calcext:value-type="float">
            <text:p>11</text:p>
          </table:table-cell>
          <table:table-cell table:style-name="ce32" office:value-type="float" office:value="3" calcext:value-type="float">
            <text:p>3.0</text:p>
          </table:table-cell>
          <table:table-cell office:value-type="percentage" office:value="0.8" calcext:value-type="percentage">
            <text:p>80%</text:p>
          </table:table-cell>
          <table:table-cell office:value-type="float" office:value="3.4" calcext:value-type="float">
            <text:p>3.4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.0</text:p>
          </table:table-cell>
          <table:table-cell office:value-type="string" calcext:value-type="string">
            <text:p>2 exits. One exit with large divider at end of</text:p>
            <text:p>Side street off I-35 frontage road shared</text:p>
            <text:p>With hotel and bank. Other exit has no</text:p>
            <text:p>Divider, but is at end of cul-de-sac.</text:p>
          </table:table-cell>
          <table:table-cell office:value-type="float" office:value="1999" calcext:value-type="float">
            <text:p>1999</text:p>
          </table:table-cell>
          <table:table-cell office:value-type="float" office:value="3" calcext:value-type="float">
            <text:p>3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25 Waters Edge Cir, Georgetown, TX 78626</text:p>
          </table:table-cell>
          <table:table-cell office:value-type="currency" office:currency="USD" office:value="1279" calcext:value-type="currency">
            <text:p>$1,279</text:p>
          </table:table-cell>
          <table:table-cell office:value-type="float" office:value="916" calcext:value-type="float">
            <text:p>916</text:p>
          </table:table-cell>
          <table:table-cell office:value-type="currency" office:currency="USD" office:value="150" calcext:value-type="currency">
            <text:p>$150</text:p>
          </table:table-cell>
          <table:table-cell office:value-type="float" office:value="13" calcext:value-type="float">
            <text:p>13</text:p>
          </table:table-cell>
          <table:table-cell table:formula="of:=AVERAGE([.U31:.V31])" office:value-type="float" office:value="31.5" calcext:value-type="float">
            <text:p>31.5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7"/>
          <table:table-cell table:style-name="ce26" table:number-columns-repeated="2"/>
          <table:table-cell/>
          <table:table-cell table:style-name="ce26" table:number-columns-repeated="4"/>
          <table:table-cell/>
          <table:table-cell table:style-name="Default"/>
          <table:table-cell table:number-columns-repeated="6"/>
        </table:table-row>
        <table:table-row table:style-name="ro1">
          <table:table-cell table:style-name="ce34" office:value-type="string" calcext:value-type="string" table:number-columns-spanned="2" table:number-rows-spanned="1">
            <text:p>Buda, Hays</text:p>
          </table:table-cell>
          <table:covered-table-cell table:style-name="ce16"/>
          <table:table-cell table:style-name="ce16" table:number-columns-repeated="7"/>
          <table:table-cell table:style-name="ce52"/>
          <table:table-cell table:style-name="ce16" table:number-columns-repeated="4"/>
          <table:table-cell/>
          <table:table-cell table:style-name="Default"/>
          <table:table-cell table:number-columns-repeated="6"/>
        </table:table-row>
        <table:table-row table:style-name="ro11">
          <table:table-cell office:value-type="float" office:value="78610" calcext:value-type="float">
            <text:p>78610</text:p>
          </table:table-cell>
          <table:table-cell office:value-type="string" calcext:value-type="string">
            <text:p>Carrington Oaks</text:p>
          </table:table-cell>
          <table:table-cell/>
          <table:table-cell table:style-name="ce40" office:value-type="float" office:value="4" calcext:value-type="float">
            <text:p>4.0</text:p>
          </table:table-cell>
          <table:table-cell table:style-name="ce43" office:value-type="float" office:value="15" calcext:value-type="float">
            <text:p>15</text:p>
          </table:table-cell>
          <table:table-cell table:style-name="ce40" office:value-type="float" office:value="4.1" calcext:value-type="float">
            <text:p>4.1</text:p>
          </table:table-cell>
          <table:table-cell table:style-name="ce45" office:value-type="percentage" office:value="0.84" calcext:value-type="percentage">
            <text:p>84%</text:p>
          </table:table-cell>
          <table:table-cell table:style-name="ce49" office:value-type="float" office:value="3.9" calcext:value-type="float">
            <text:p>3.9</text:p>
          </table:table-cell>
          <table:table-cell table:style-name="ce50" office:value-type="float" office:value="65" calcext:value-type="float">
            <text:p>65</text:p>
          </table:table-cell>
          <table:table-cell table:style-name="ce49" office:value-type="float" office:value="3.5" calcext:value-type="float">
            <text:p>3.5</text:p>
          </table:table-cell>
          <table:table-cell table:style-name="ce53" office:value-type="string" calcext:value-type="string">
            <text:p>2 large exits no dividers both shared with</text:p>
            <text:p>Other Commercial properties. 1 large exit </text:p>
            <text:p>Shared with a hotel, and other shared with</text:p>
            <text:p>Auto parts/other commercial. Good</text:p>
            <text:p>Visibility due to very young trees. Both exits</text:p>
            <text:p>Are on 4-lane county roads.</text:p>
          </table:table-cell>
          <table:table-cell office:value-type="float" office:value="2015" calcext:value-type="float">
            <text:p>2015</text:p>
          </table:table-cell>
          <table:table-cell office:value-type="float" office:value="3" calcext:value-type="float">
            <text:p>3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278 Cabelas Dr, Buda, TX 78610</text:p>
          </table:table-cell>
          <table:table-cell office:value-type="currency" office:currency="USD" office:value="1130" calcext:value-type="currency">
            <text:p>$1,130</text:p>
          </table:table-cell>
          <table:table-cell office:value-type="float" office:value="975" calcext:value-type="float">
            <text:p>975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formula="of:=AVERAGE([.U34:.V34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</table:table-row>
        <table:table-row table:style-name="ro7">
          <table:table-cell office:value-type="float" office:value="78610" calcext:value-type="float">
            <text:p>78610</text:p>
          </table:table-cell>
          <table:table-cell office:value-type="string" calcext:value-type="string">
            <text:p>Silverado Crossing</text:p>
          </table:table-cell>
          <table:table-cell/>
          <table:table-cell table:style-name="ce40" office:value-type="float" office:value="3" calcext:value-type="float">
            <text:p>3.0</text:p>
          </table:table-cell>
          <table:table-cell table:style-name="ce43" office:value-type="float" office:value="20" calcext:value-type="float">
            <text:p>20</text:p>
          </table:table-cell>
          <table:table-cell table:style-name="ce40" office:value-type="float" office:value="4.8" calcext:value-type="float">
            <text:p>4.8</text:p>
          </table:table-cell>
          <table:table-cell table:style-name="ce45" office:value-type="percentage" office:value="1" calcext:value-type="percentage">
            <text:p>100%</text:p>
          </table:table-cell>
          <table:table-cell table:style-name="ce49" office:value-type="float" office:value="4.3" calcext:value-type="float">
            <text:p>4.3</text:p>
          </table:table-cell>
          <table:table-cell table:style-name="ce50" office:value-type="float" office:value="97" calcext:value-type="float">
            <text:p>97</text:p>
          </table:table-cell>
          <table:table-cell table:style-name="ce49" office:value-type="float" office:value="3" calcext:value-type="float">
            <text:p>3.0</text:p>
          </table:table-cell>
          <table:table-cell table:style-name="ce53" office:value-type="string" calcext:value-type="string">
            <text:p>2 exits onto the same 3-lane street. 1 exit</text:p>
            <text:p>Has dividers. Both exits should have good</text:p>
            <text:p>Visibility due to lack of trees.</text:p>
          </table:table-cell>
          <table:table-cell office:value-type="float" office:value="2013" calcext:value-type="float">
            <text:p>2013</text:p>
          </table:table-cell>
          <table:table-cell office:value-type="float" office:value="3" calcext:value-type="float">
            <text:p>3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  <table:table-cell table:formula="of:=AVERAGE([.U35:.V35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</table:table-row>
        <table:table-row table:style-name="ro10">
          <table:table-cell office:value-type="float" office:value="78610" calcext:value-type="float">
            <text:p>78610</text:p>
          </table:table-cell>
          <table:table-cell office:value-type="string" calcext:value-type="string">
            <text:p>Trails at Buda Ranch</text:p>
          </table:table-cell>
          <table:table-cell/>
          <table:table-cell table:style-name="ce42" office:value-type="float" office:value="1.5" calcext:value-type="float">
            <text:p>1.5</text:p>
          </table:table-cell>
          <table:table-cell table:style-name="ce42" office:value-type="float" office:value="4" calcext:value-type="float">
            <text:p>4</text:p>
          </table:table-cell>
          <table:table-cell table:style-name="ce40" office:value-type="float" office:value="4" calcext:value-type="float">
            <text:p>4.0</text:p>
          </table:table-cell>
          <table:table-cell table:style-name="ce45" office:value-type="percentage" office:value="1" calcext:value-type="percentage">
            <text:p>100%</text:p>
          </table:table-cell>
          <table:table-cell table:style-name="ce49" office:value-type="float" office:value="3.4" calcext:value-type="float">
            <text:p>3.4</text:p>
          </table:table-cell>
          <table:table-cell table:style-name="ce50" office:value-type="float" office:value="22" calcext:value-type="float">
            <text:p>22</text:p>
          </table:table-cell>
          <table:table-cell table:style-name="ce49" office:value-type="float" office:value="3" calcext:value-type="float">
            <text:p>3.0</text:p>
          </table:table-cell>
          <table:table-cell table:style-name="ce53" office:value-type="string" calcext:value-type="string">
            <text:p>2 exits onto the same 4-lane county rd. 1</text:p>
            <text:p>Exit has divider before interior roundabout.</text:p>
            <text:p>Good Visibility due to lack of trees and</text:p>
            <text:p>Elevation.</text:p>
          </table:table-cell>
          <table:table-cell office:value-type="float" office:value="2008" calcext:value-type="float">
            <text:p>2008</text:p>
          </table:table-cell>
          <table:table-cell office:value-type="float" office:value="3" calcext:value-type="float">
            <text:p>3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230" calcext:value-type="currency">
            <text:p>$1,230</text:p>
          </table:table-cell>
          <table:table-cell office:value-type="float" office:value="960" calcext:value-type="float">
            <text:p>960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  <table:table-cell table:formula="of:=AVERAGE([.U36:.V36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</table:table-row>
        <table:table-row table:style-name="ro1" table:number-rows-repeated="4">
          <table:table-cell table:number-columns-repeated="6"/>
          <table:table-cell table:style-name="Default" table:number-columns-repeated="8"/>
          <table:table-cell/>
          <table:table-cell table:style-name="Default"/>
          <table:table-cell table:number-columns-repeated="6"/>
        </table:table-row>
        <table:table-row table:style-name="ro1">
          <table:table-cell table:number-columns-repeated="6"/>
          <table:table-cell table:style-name="Default" table:number-columns-repeated="8"/>
          <table:table-cell/>
          <table:table-cell table:style-name="Default"/>
          <table:table-cell table:number-columns-repeated="6"/>
        </table:table-row>
      </table:table>
      <table:table table:name="Sheet5" table:style-name="ta1">
        <table:table-column table:style-name="co65" table:default-cell-style-name="Default"/>
        <table:table-column table:style-name="co66" table:default-cell-style-name="Default"/>
        <table:table-row table:style-name="ro1">
          <table:table-cell office:value-type="string" calcext:value-type="string">
            <text:p>Entry Exit</text:p>
          </table:table-cell>
          <table:table-cell/>
        </table:table-row>
        <table:table-row table:style-name="ro1">
          <table:table-cell office:value-type="string" calcext:value-type="string">
            <text:p>Commute Time Rush Hours</text:p>
          </table:table-cell>
          <table:table-cell/>
        </table:table-row>
        <table:table-row table:style-name="ro1">
          <table:table-cell office:value-type="string" calcext:value-type="string">
            <text:p>Year Built</text:p>
          </table:table-cell>
          <table:table-cell/>
        </table:table-row>
      </table:table>
      <table:named-expressions/>
      <table:database-ranges>
        <table:database-range table:name="__Anonymous_Sheet_DB__0" table:target-range-address="zip_code_data_tx_travis_williamson_hays_combined.A1:zip_code_data_tx_travis_williamson_hays_combined.AI89">
          <table:sort>
            <table:sort-by table:field-number="5" table:order="descending" table:data-type="automatic"/>
          </table:sort>
        </table:database-range>
        <table:database-range table:name="__Anonymous_Sheet_DB__2" table:target-range-address="'Hotels List'.A1:'Hotels List'.I30">
          <table:sort>
            <table:sort-by table:field-number="2" table:data-type="automatic"/>
          </table:sort>
        </table:database-range>
        <table:database-range table:name="__Anonymous_Sheet_DB__4" table:target-range-address="Sheet5.A1:Sheet5.G1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 number:language="en" number:country="US">$</number:currency-symbol>
      <number:number number:decimal-places="1" loext:min-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1" loext:min-decimal-places="1" number:min-integer-digits="1" number:grouping="true"/>
      <style:map style:condition="value()&gt;=0" style:apply-style-name="N123P0"/>
    </number:currency-style>
    <number:number-style style:name="N124">
      <number:number number:decimal-places="1" loext:min-decimal-places="1" number:min-integer-digits="1" number:grouping="true"/>
    </number:number-style>
    <number:currency-style style:name="N126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8P0"/>
    </number:currency-style>
    <number:percentage-style style:name="N129">
      <number:number number:decimal-places="1" loext:min-decimal-places="1" number:min-integer-digits="1"/>
      <number:text>%</number:text>
    </number:percentage-style>
    <number:number-style style:name="N130">
      <number:number number:decimal-places="1" loext:min-decimal-places="1" number:min-integer-digits="1"/>
    </number:number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5">00/00/0000</text:date>, <text:time style:data-style-name="N2" text:time-value="15:42:29.8809138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15T19:12:26.290415942</dc:date>
    <meta:editing-duration>P15DT8H6M14S</meta:editing-duration>
    <meta:editing-cycles>241</meta:editing-cycles>
    <meta:generator>LibreOffice/5.1.6.2$Linux_X86_64 LibreOffice_project/10m0$Build-2</meta:generator>
    <meta:document-statistic meta:table-count="5" meta:cell-count="4511" meta:object-count="0"/>
  </office:meta>
</office:document-meta>
</file>